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538.84pt" svg:height="303.08pt" svg:x="389.17pt" svg:y="4815.86pt">
            <draw:object draw:notify-on-update-of-ranges="Sheet1.C3:Sheet1.C3 Sheet1.C4:Sheet1.C388 Sheet1.B3:Sheet1.B3 Sheet1.B4:Sheet1.B38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590.29pt" svg:height="332.02pt" svg:x="113.95pt" svg:y="59.53pt">
            <draw:object draw:notify-on-update-of-ranges="Sheet1.B2:Sheet1.B2 Sheet1.B3:Sheet1.B602 Sheet1.C2:Sheet1.C2 Sheet1.C3:Sheet1.C60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18" table:default-cell-style-name="Default"/>
        <table:table-row table:style-name="ro1">
          <table:table-cell table:number-columns-repeated="18"/>
        </table:table-row>
        <table:table-row table:style-name="ro1">
          <table:table-cell/>
          <table:table-cell table:style-name="ce1" office:value-type="string" calcext:value-type="string">
            <text:p>Epoch</text:p>
          </table:table-cell>
          <table:table-cell table:style-name="ce1" office:value-type="string" calcext:value-type="string">
            <text:p>ELBO</text:p>
          </table:table-cell>
          <table:table-cell table:style-name="ce1" office:value-type="string" calcext:value-type="string">
            <text:p>Time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17825.54" calcext:value-type="float">
            <text:p>17825.54</text:p>
          </table:table-cell>
          <table:table-cell table:style-name="ce1" office:value-type="float" office:value="25.55" calcext:value-type="float">
            <text:p>25.55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17279.45" calcext:value-type="float">
            <text:p>17279.45</text:p>
          </table:table-cell>
          <table:table-cell table:style-name="ce1" office:value-type="float" office:value="17.29" calcext:value-type="float">
            <text:p>17.29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3" calcext:value-type="float">
            <text:p>3</text:p>
          </table:table-cell>
          <table:table-cell table:style-name="ce1" office:value-type="float" office:value="16520.02" calcext:value-type="float">
            <text:p>16520.02</text:p>
          </table:table-cell>
          <table:table-cell table:style-name="ce1" office:value-type="float" office:value="17.34" calcext:value-type="float">
            <text:p>17.34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4" calcext:value-type="float">
            <text:p>4</text:p>
          </table:table-cell>
          <table:table-cell table:style-name="ce1" office:value-type="float" office:value="15450.1" calcext:value-type="float">
            <text:p>15450.1</text:p>
          </table:table-cell>
          <table:table-cell table:style-name="ce1" office:value-type="float" office:value="17.37" calcext:value-type="float">
            <text:p>17.37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5" calcext:value-type="float">
            <text:p>5</text:p>
          </table:table-cell>
          <table:table-cell table:style-name="ce1" office:value-type="float" office:value="14431.04" calcext:value-type="float">
            <text:p>14431.04</text:p>
          </table:table-cell>
          <table:table-cell table:style-name="ce1" office:value-type="float" office:value="17.41" calcext:value-type="float">
            <text:p>17.41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6" calcext:value-type="float">
            <text:p>6</text:p>
          </table:table-cell>
          <table:table-cell table:style-name="ce1" office:value-type="float" office:value="13603.43" calcext:value-type="float">
            <text:p>13603.43</text:p>
          </table:table-cell>
          <table:table-cell table:style-name="ce1" office:value-type="float" office:value="17.41" calcext:value-type="float">
            <text:p>17.41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7" calcext:value-type="float">
            <text:p>7</text:p>
          </table:table-cell>
          <table:table-cell table:style-name="ce1" office:value-type="float" office:value="12938.29" calcext:value-type="float">
            <text:p>12938.29</text:p>
          </table:table-cell>
          <table:table-cell table:style-name="ce1" office:value-type="float" office:value="17.41" calcext:value-type="float">
            <text:p>17.41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8" calcext:value-type="float">
            <text:p>8</text:p>
          </table:table-cell>
          <table:table-cell table:style-name="ce1" office:value-type="float" office:value="12384.17" calcext:value-type="float">
            <text:p>12384.17</text:p>
          </table:table-cell>
          <table:table-cell table:style-name="ce1" office:value-type="float" office:value="17.49" calcext:value-type="float">
            <text:p>17.49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9" calcext:value-type="float">
            <text:p>9</text:p>
          </table:table-cell>
          <table:table-cell table:style-name="ce1" office:value-type="float" office:value="11917.7" calcext:value-type="float">
            <text:p>11917.7</text:p>
          </table:table-cell>
          <table:table-cell table:style-name="ce1" office:value-type="float" office:value="17.53" calcext:value-type="float">
            <text:p>17.53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555.74" calcext:value-type="float">
            <text:p>11555.74</text:p>
          </table:table-cell>
          <table:table-cell table:style-name="ce1" office:value-type="float" office:value="17.5" calcext:value-type="float">
            <text:p>17.5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11" calcext:value-type="float">
            <text:p>11</text:p>
          </table:table-cell>
          <table:table-cell table:style-name="ce1" office:value-type="float" office:value="11219.72" calcext:value-type="float">
            <text:p>11219.72</text:p>
          </table:table-cell>
          <table:table-cell table:style-name="ce1" office:value-type="float" office:value="17.49" calcext:value-type="float">
            <text:p>17.49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12" calcext:value-type="float">
            <text:p>12</text:p>
          </table:table-cell>
          <table:table-cell table:style-name="ce1" office:value-type="float" office:value="10914.78" calcext:value-type="float">
            <text:p>10914.78</text:p>
          </table:table-cell>
          <table:table-cell table:style-name="ce1" office:value-type="float" office:value="17.51" calcext:value-type="float">
            <text:p>17.51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13" calcext:value-type="float">
            <text:p>13</text:p>
          </table:table-cell>
          <table:table-cell table:style-name="ce1" office:value-type="float" office:value="10642.89" calcext:value-type="float">
            <text:p>10642.89</text:p>
          </table:table-cell>
          <table:table-cell table:style-name="ce1" office:value-type="float" office:value="17.52" calcext:value-type="float">
            <text:p>17.52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14" calcext:value-type="float">
            <text:p>14</text:p>
          </table:table-cell>
          <table:table-cell table:style-name="ce1" office:value-type="float" office:value="10396.82" calcext:value-type="float">
            <text:p>10396.82</text:p>
          </table:table-cell>
          <table:table-cell table:style-name="ce1" office:value-type="float" office:value="17.5" calcext:value-type="float">
            <text:p>17.5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15" calcext:value-type="float">
            <text:p>15</text:p>
          </table:table-cell>
          <table:table-cell table:style-name="ce1" office:value-type="float" office:value="10175" calcext:value-type="float">
            <text:p>10175</text:p>
          </table:table-cell>
          <table:table-cell table:style-name="ce1" office:value-type="float" office:value="17.54" calcext:value-type="float">
            <text:p>17.54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16" calcext:value-type="float">
            <text:p>16</text:p>
          </table:table-cell>
          <table:table-cell table:style-name="ce1" office:value-type="float" office:value="9977.74" calcext:value-type="float">
            <text:p>9977.74</text:p>
          </table:table-cell>
          <table:table-cell table:style-name="ce1" office:value-type="float" office:value="17.5" calcext:value-type="float">
            <text:p>17.5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17" calcext:value-type="float">
            <text:p>17</text:p>
          </table:table-cell>
          <table:table-cell table:style-name="ce1" office:value-type="float" office:value="9794.67" calcext:value-type="float">
            <text:p>9794.67</text:p>
          </table:table-cell>
          <table:table-cell table:style-name="ce1" office:value-type="float" office:value="17.51" calcext:value-type="float">
            <text:p>17.51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18" calcext:value-type="float">
            <text:p>18</text:p>
          </table:table-cell>
          <table:table-cell table:style-name="ce1" office:value-type="float" office:value="9632.14" calcext:value-type="float">
            <text:p>9632.14</text:p>
          </table:table-cell>
          <table:table-cell table:style-name="ce1" office:value-type="float" office:value="17.52" calcext:value-type="float">
            <text:p>17.52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19" calcext:value-type="float">
            <text:p>19</text:p>
          </table:table-cell>
          <table:table-cell table:style-name="ce1" office:value-type="float" office:value="9481.59" calcext:value-type="float">
            <text:p>9481.59</text:p>
          </table:table-cell>
          <table:table-cell table:style-name="ce1" office:value-type="float" office:value="17.56" calcext:value-type="float">
            <text:p>17.56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20" calcext:value-type="float">
            <text:p>20</text:p>
          </table:table-cell>
          <table:table-cell table:style-name="ce1" office:value-type="float" office:value="9446.75" calcext:value-type="float">
            <text:p>9446.75</text:p>
          </table:table-cell>
          <table:table-cell table:style-name="ce1" office:value-type="float" office:value="17.59" calcext:value-type="float">
            <text:p>17.59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21" calcext:value-type="float">
            <text:p>21</text:p>
          </table:table-cell>
          <table:table-cell table:style-name="ce1" office:value-type="float" office:value="9348.54" calcext:value-type="float">
            <text:p>9348.54</text:p>
          </table:table-cell>
          <table:table-cell table:style-name="ce1" office:value-type="float" office:value="17.57" calcext:value-type="float">
            <text:p>17.57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22" calcext:value-type="float">
            <text:p>22</text:p>
          </table:table-cell>
          <table:table-cell table:style-name="ce1" office:value-type="float" office:value="9240.55" calcext:value-type="float">
            <text:p>9240.55</text:p>
          </table:table-cell>
          <table:table-cell table:style-name="ce1" office:value-type="float" office:value="17.56" calcext:value-type="float">
            <text:p>17.56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23" calcext:value-type="float">
            <text:p>23</text:p>
          </table:table-cell>
          <table:table-cell table:style-name="ce1" office:value-type="float" office:value="9135.81" calcext:value-type="float">
            <text:p>9135.81</text:p>
          </table:table-cell>
          <table:table-cell table:style-name="ce1" office:value-type="float" office:value="17.49" calcext:value-type="float">
            <text:p>17.49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24" calcext:value-type="float">
            <text:p>24</text:p>
          </table:table-cell>
          <table:table-cell table:style-name="ce1" office:value-type="float" office:value="9035.25" calcext:value-type="float">
            <text:p>9035.25</text:p>
          </table:table-cell>
          <table:table-cell table:style-name="ce1" office:value-type="float" office:value="17.52" calcext:value-type="float">
            <text:p>17.52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25" calcext:value-type="float">
            <text:p>25</text:p>
          </table:table-cell>
          <table:table-cell table:style-name="ce1" office:value-type="float" office:value="8939.17" calcext:value-type="float">
            <text:p>8939.17</text:p>
          </table:table-cell>
          <table:table-cell table:style-name="ce1" office:value-type="float" office:value="17.54" calcext:value-type="float">
            <text:p>17.54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26" calcext:value-type="float">
            <text:p>26</text:p>
          </table:table-cell>
          <table:table-cell table:style-name="ce1" office:value-type="float" office:value="8848.51" calcext:value-type="float">
            <text:p>8848.51</text:p>
          </table:table-cell>
          <table:table-cell table:style-name="ce1" office:value-type="float" office:value="17.59" calcext:value-type="float">
            <text:p>17.59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27" calcext:value-type="float">
            <text:p>27</text:p>
          </table:table-cell>
          <table:table-cell table:style-name="ce1" office:value-type="float" office:value="8762.5" calcext:value-type="float">
            <text:p>8762.5</text:p>
          </table:table-cell>
          <table:table-cell table:style-name="ce1" office:value-type="float" office:value="17.57" calcext:value-type="float">
            <text:p>17.57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28" calcext:value-type="float">
            <text:p>28</text:p>
          </table:table-cell>
          <table:table-cell table:style-name="ce1" office:value-type="float" office:value="8680.71" calcext:value-type="float">
            <text:p>8680.71</text:p>
          </table:table-cell>
          <table:table-cell table:style-name="ce1" office:value-type="float" office:value="17.53" calcext:value-type="float">
            <text:p>17.53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29" calcext:value-type="float">
            <text:p>29</text:p>
          </table:table-cell>
          <table:table-cell table:style-name="ce1" office:value-type="float" office:value="8603.32" calcext:value-type="float">
            <text:p>8603.32</text:p>
          </table:table-cell>
          <table:table-cell table:style-name="ce1" office:value-type="float" office:value="17.54" calcext:value-type="float">
            <text:p>17.54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30" calcext:value-type="float">
            <text:p>30</text:p>
          </table:table-cell>
          <table:table-cell table:style-name="ce1" office:value-type="float" office:value="8529.81" calcext:value-type="float">
            <text:p>8529.81</text:p>
          </table:table-cell>
          <table:table-cell table:style-name="ce1" office:value-type="float" office:value="17.43" calcext:value-type="float">
            <text:p>17.43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31" calcext:value-type="float">
            <text:p>31</text:p>
          </table:table-cell>
          <table:table-cell table:style-name="ce1" office:value-type="float" office:value="8459.48" calcext:value-type="float">
            <text:p>8459.48</text:p>
          </table:table-cell>
          <table:table-cell table:style-name="ce1" office:value-type="float" office:value="17.39" calcext:value-type="float">
            <text:p>17.39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32" calcext:value-type="float">
            <text:p>32</text:p>
          </table:table-cell>
          <table:table-cell table:style-name="ce1" office:value-type="float" office:value="8393.09" calcext:value-type="float">
            <text:p>8393.09</text:p>
          </table:table-cell>
          <table:table-cell table:style-name="ce1" office:value-type="float" office:value="17.37" calcext:value-type="float">
            <text:p>17.37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33" calcext:value-type="float">
            <text:p>33</text:p>
          </table:table-cell>
          <table:table-cell table:style-name="ce1" office:value-type="float" office:value="8329.86" calcext:value-type="float">
            <text:p>8329.86</text:p>
          </table:table-cell>
          <table:table-cell table:style-name="ce1" office:value-type="float" office:value="17.37" calcext:value-type="float">
            <text:p>17.37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34" calcext:value-type="float">
            <text:p>34</text:p>
          </table:table-cell>
          <table:table-cell table:style-name="ce1" office:value-type="float" office:value="8269" calcext:value-type="float">
            <text:p>8269</text:p>
          </table:table-cell>
          <table:table-cell table:style-name="ce1" office:value-type="float" office:value="17.37" calcext:value-type="float">
            <text:p>17.37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35" calcext:value-type="float">
            <text:p>35</text:p>
          </table:table-cell>
          <table:table-cell table:style-name="ce1" office:value-type="float" office:value="8210.33" calcext:value-type="float">
            <text:p>8210.33</text:p>
          </table:table-cell>
          <table:table-cell table:style-name="ce1" office:value-type="float" office:value="17.41" calcext:value-type="float">
            <text:p>17.41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36" calcext:value-type="float">
            <text:p>36</text:p>
          </table:table-cell>
          <table:table-cell table:style-name="ce1" office:value-type="float" office:value="8155.13" calcext:value-type="float">
            <text:p>8155.13</text:p>
          </table:table-cell>
          <table:table-cell table:style-name="ce1" office:value-type="float" office:value="17.41" calcext:value-type="float">
            <text:p>17.41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37" calcext:value-type="float">
            <text:p>37</text:p>
          </table:table-cell>
          <table:table-cell table:style-name="ce1" office:value-type="float" office:value="8101.54" calcext:value-type="float">
            <text:p>8101.54</text:p>
          </table:table-cell>
          <table:table-cell table:style-name="ce1" office:value-type="float" office:value="17.41" calcext:value-type="float">
            <text:p>17.41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38" calcext:value-type="float">
            <text:p>38</text:p>
          </table:table-cell>
          <table:table-cell table:style-name="ce1" office:value-type="float" office:value="8051.49" calcext:value-type="float">
            <text:p>8051.49</text:p>
          </table:table-cell>
          <table:table-cell table:style-name="ce1" office:value-type="float" office:value="17.42" calcext:value-type="float">
            <text:p>17.42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39" calcext:value-type="float">
            <text:p>39</text:p>
          </table:table-cell>
          <table:table-cell table:style-name="ce1" office:value-type="float" office:value="8004.24" calcext:value-type="float">
            <text:p>8004.24</text:p>
          </table:table-cell>
          <table:table-cell table:style-name="ce1" office:value-type="float" office:value="17.44" calcext:value-type="float">
            <text:p>17.44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40" calcext:value-type="float">
            <text:p>40</text:p>
          </table:table-cell>
          <table:table-cell table:style-name="ce1" office:value-type="float" office:value="7960.05" calcext:value-type="float">
            <text:p>7960.05</text:p>
          </table:table-cell>
          <table:table-cell table:style-name="ce1" office:value-type="float" office:value="17.49" calcext:value-type="float">
            <text:p>17.49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41" calcext:value-type="float">
            <text:p>41</text:p>
          </table:table-cell>
          <table:table-cell table:style-name="ce1" office:value-type="float" office:value="7918.06" calcext:value-type="float">
            <text:p>7918.06</text:p>
          </table:table-cell>
          <table:table-cell table:style-name="ce1" office:value-type="float" office:value="17.53" calcext:value-type="float">
            <text:p>17.53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42" calcext:value-type="float">
            <text:p>42</text:p>
          </table:table-cell>
          <table:table-cell table:style-name="ce1" office:value-type="float" office:value="7875.51" calcext:value-type="float">
            <text:p>7875.51</text:p>
          </table:table-cell>
          <table:table-cell table:style-name="ce1" office:value-type="float" office:value="17.56" calcext:value-type="float">
            <text:p>17.56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43" calcext:value-type="float">
            <text:p>43</text:p>
          </table:table-cell>
          <table:table-cell table:style-name="ce1" office:value-type="float" office:value="7833.05" calcext:value-type="float">
            <text:p>7833.05</text:p>
          </table:table-cell>
          <table:table-cell table:style-name="ce1" office:value-type="float" office:value="17.57" calcext:value-type="float">
            <text:p>17.57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44" calcext:value-type="float">
            <text:p>44</text:p>
          </table:table-cell>
          <table:table-cell table:style-name="ce1" office:value-type="float" office:value="7791.85" calcext:value-type="float">
            <text:p>7791.85</text:p>
          </table:table-cell>
          <table:table-cell table:style-name="ce1" office:value-type="float" office:value="17.52" calcext:value-type="float">
            <text:p>17.52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45" calcext:value-type="float">
            <text:p>45</text:p>
          </table:table-cell>
          <table:table-cell table:style-name="ce1" office:value-type="float" office:value="7751.55" calcext:value-type="float">
            <text:p>7751.55</text:p>
          </table:table-cell>
          <table:table-cell table:style-name="ce1" office:value-type="float" office:value="17.53" calcext:value-type="float">
            <text:p>17.53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46" calcext:value-type="float">
            <text:p>46</text:p>
          </table:table-cell>
          <table:table-cell table:style-name="ce1" office:value-type="float" office:value="7712.51" calcext:value-type="float">
            <text:p>7712.51</text:p>
          </table:table-cell>
          <table:table-cell table:style-name="ce1" office:value-type="float" office:value="17.51" calcext:value-type="float">
            <text:p>17.51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47" calcext:value-type="float">
            <text:p>47</text:p>
          </table:table-cell>
          <table:table-cell table:style-name="ce1" office:value-type="float" office:value="7674.35" calcext:value-type="float">
            <text:p>7674.35</text:p>
          </table:table-cell>
          <table:table-cell table:style-name="ce1" office:value-type="float" office:value="17.56" calcext:value-type="float">
            <text:p>17.56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48" calcext:value-type="float">
            <text:p>48</text:p>
          </table:table-cell>
          <table:table-cell table:style-name="ce1" office:value-type="float" office:value="7638.13" calcext:value-type="float">
            <text:p>7638.13</text:p>
          </table:table-cell>
          <table:table-cell table:style-name="ce1" office:value-type="float" office:value="17.54" calcext:value-type="float">
            <text:p>17.54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49" calcext:value-type="float">
            <text:p>49</text:p>
          </table:table-cell>
          <table:table-cell table:style-name="ce1" office:value-type="float" office:value="7602.63" calcext:value-type="float">
            <text:p>7602.63</text:p>
          </table:table-cell>
          <table:table-cell table:style-name="ce1" office:value-type="float" office:value="17.55" calcext:value-type="float">
            <text:p>17.55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50" calcext:value-type="float">
            <text:p>50</text:p>
          </table:table-cell>
          <table:table-cell table:style-name="ce1" office:value-type="float" office:value="7568.53" calcext:value-type="float">
            <text:p>7568.53</text:p>
          </table:table-cell>
          <table:table-cell table:style-name="ce1" office:value-type="float" office:value="17.51" calcext:value-type="float">
            <text:p>17.51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51" calcext:value-type="float">
            <text:p>51</text:p>
          </table:table-cell>
          <table:table-cell table:style-name="ce1" office:value-type="float" office:value="7535.81" calcext:value-type="float">
            <text:p>7535.81</text:p>
          </table:table-cell>
          <table:table-cell table:style-name="ce1" office:value-type="float" office:value="17.45" calcext:value-type="float">
            <text:p>17.45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52" calcext:value-type="float">
            <text:p>52</text:p>
          </table:table-cell>
          <table:table-cell table:style-name="ce1" office:value-type="float" office:value="7503.78" calcext:value-type="float">
            <text:p>7503.78</text:p>
          </table:table-cell>
          <table:table-cell table:style-name="ce1" office:value-type="float" office:value="17.38" calcext:value-type="float">
            <text:p>17.38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53" calcext:value-type="float">
            <text:p>53</text:p>
          </table:table-cell>
          <table:table-cell table:style-name="ce1" office:value-type="float" office:value="7472.97" calcext:value-type="float">
            <text:p>7472.97</text:p>
          </table:table-cell>
          <table:table-cell table:style-name="ce1" office:value-type="float" office:value="17.36" calcext:value-type="float">
            <text:p>17.36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54" calcext:value-type="float">
            <text:p>54</text:p>
          </table:table-cell>
          <table:table-cell table:style-name="ce1" office:value-type="float" office:value="7443.07" calcext:value-type="float">
            <text:p>7443.07</text:p>
          </table:table-cell>
          <table:table-cell table:style-name="ce1" office:value-type="float" office:value="17.37" calcext:value-type="float">
            <text:p>17.37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55" calcext:value-type="float">
            <text:p>55</text:p>
          </table:table-cell>
          <table:table-cell table:style-name="ce1" office:value-type="float" office:value="7415.36" calcext:value-type="float">
            <text:p>7415.36</text:p>
          </table:table-cell>
          <table:table-cell table:style-name="ce1" office:value-type="float" office:value="17.38" calcext:value-type="float">
            <text:p>17.38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56" calcext:value-type="float">
            <text:p>56</text:p>
          </table:table-cell>
          <table:table-cell table:style-name="ce1" office:value-type="float" office:value="7387.34" calcext:value-type="float">
            <text:p>7387.34</text:p>
          </table:table-cell>
          <table:table-cell table:style-name="ce1" office:value-type="float" office:value="17.4" calcext:value-type="float">
            <text:p>17.4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57" calcext:value-type="float">
            <text:p>57</text:p>
          </table:table-cell>
          <table:table-cell table:style-name="ce1" office:value-type="float" office:value="7359.59" calcext:value-type="float">
            <text:p>7359.59</text:p>
          </table:table-cell>
          <table:table-cell table:style-name="ce1" office:value-type="float" office:value="17.42" calcext:value-type="float">
            <text:p>17.42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58" calcext:value-type="float">
            <text:p>58</text:p>
          </table:table-cell>
          <table:table-cell table:style-name="ce1" office:value-type="float" office:value="7333.03" calcext:value-type="float">
            <text:p>7333.03</text:p>
          </table:table-cell>
          <table:table-cell table:style-name="ce1" office:value-type="float" office:value="17.42" calcext:value-type="float">
            <text:p>17.42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59" calcext:value-type="float">
            <text:p>59</text:p>
          </table:table-cell>
          <table:table-cell table:style-name="ce1" office:value-type="float" office:value="7306.6" calcext:value-type="float">
            <text:p>7306.6</text:p>
          </table:table-cell>
          <table:table-cell table:style-name="ce1" office:value-type="float" office:value="17.43" calcext:value-type="float">
            <text:p>17.43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60" calcext:value-type="float">
            <text:p>60</text:p>
          </table:table-cell>
          <table:table-cell table:style-name="ce1" office:value-type="float" office:value="7282.04" calcext:value-type="float">
            <text:p>7282.04</text:p>
          </table:table-cell>
          <table:table-cell table:style-name="ce1" office:value-type="float" office:value="17.42" calcext:value-type="float">
            <text:p>17.42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61" calcext:value-type="float">
            <text:p>61</text:p>
          </table:table-cell>
          <table:table-cell table:style-name="ce1" office:value-type="float" office:value="7257.5" calcext:value-type="float">
            <text:p>7257.5</text:p>
          </table:table-cell>
          <table:table-cell table:style-name="ce1" office:value-type="float" office:value="17.42" calcext:value-type="float">
            <text:p>17.42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62" calcext:value-type="float">
            <text:p>62</text:p>
          </table:table-cell>
          <table:table-cell table:style-name="ce1" office:value-type="float" office:value="7234.2" calcext:value-type="float">
            <text:p>7234.2</text:p>
          </table:table-cell>
          <table:table-cell table:style-name="ce1" office:value-type="float" office:value="17.42" calcext:value-type="float">
            <text:p>17.42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63" calcext:value-type="float">
            <text:p>63</text:p>
          </table:table-cell>
          <table:table-cell table:style-name="ce1" office:value-type="float" office:value="7210.84" calcext:value-type="float">
            <text:p>7210.84</text:p>
          </table:table-cell>
          <table:table-cell table:style-name="ce1" office:value-type="float" office:value="17.51" calcext:value-type="float">
            <text:p>17.51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64" calcext:value-type="float">
            <text:p>64</text:p>
          </table:table-cell>
          <table:table-cell table:style-name="ce1" office:value-type="float" office:value="7189.71" calcext:value-type="float">
            <text:p>7189.71</text:p>
          </table:table-cell>
          <table:table-cell table:style-name="ce1" office:value-type="float" office:value="17.52" calcext:value-type="float">
            <text:p>17.52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65" calcext:value-type="float">
            <text:p>65</text:p>
          </table:table-cell>
          <table:table-cell table:style-name="ce1" office:value-type="float" office:value="7167.16" calcext:value-type="float">
            <text:p>7167.16</text:p>
          </table:table-cell>
          <table:table-cell table:style-name="ce1" office:value-type="float" office:value="17.57" calcext:value-type="float">
            <text:p>17.57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66" calcext:value-type="float">
            <text:p>66</text:p>
          </table:table-cell>
          <table:table-cell table:style-name="ce1" office:value-type="float" office:value="7144.99" calcext:value-type="float">
            <text:p>7144.99</text:p>
          </table:table-cell>
          <table:table-cell table:style-name="ce1" office:value-type="float" office:value="17.51" calcext:value-type="float">
            <text:p>17.51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67" calcext:value-type="float">
            <text:p>67</text:p>
          </table:table-cell>
          <table:table-cell table:style-name="ce1" office:value-type="float" office:value="7123.12" calcext:value-type="float">
            <text:p>7123.12</text:p>
          </table:table-cell>
          <table:table-cell table:style-name="ce1" office:value-type="float" office:value="17.53" calcext:value-type="float">
            <text:p>17.53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68" calcext:value-type="float">
            <text:p>68</text:p>
          </table:table-cell>
          <table:table-cell table:style-name="ce1" office:value-type="float" office:value="7101.74" calcext:value-type="float">
            <text:p>7101.74</text:p>
          </table:table-cell>
          <table:table-cell table:style-name="ce1" office:value-type="float" office:value="17.54" calcext:value-type="float">
            <text:p>17.54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69" calcext:value-type="float">
            <text:p>69</text:p>
          </table:table-cell>
          <table:table-cell table:style-name="ce1" office:value-type="float" office:value="7081.1" calcext:value-type="float">
            <text:p>7081.1</text:p>
          </table:table-cell>
          <table:table-cell table:style-name="ce1" office:value-type="float" office:value="17.48" calcext:value-type="float">
            <text:p>17.48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70" calcext:value-type="float">
            <text:p>70</text:p>
          </table:table-cell>
          <table:table-cell table:style-name="ce1" office:value-type="float" office:value="7060.85" calcext:value-type="float">
            <text:p>7060.85</text:p>
          </table:table-cell>
          <table:table-cell table:style-name="ce1" office:value-type="float" office:value="17.41" calcext:value-type="float">
            <text:p>17.41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71" calcext:value-type="float">
            <text:p>71</text:p>
          </table:table-cell>
          <table:table-cell table:style-name="ce1" office:value-type="float" office:value="7040.76" calcext:value-type="float">
            <text:p>7040.76</text:p>
          </table:table-cell>
          <table:table-cell table:style-name="ce1" office:value-type="float" office:value="17.39" calcext:value-type="float">
            <text:p>17.39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72" calcext:value-type="float">
            <text:p>72</text:p>
          </table:table-cell>
          <table:table-cell table:style-name="ce1" office:value-type="float" office:value="7021.35" calcext:value-type="float">
            <text:p>7021.35</text:p>
          </table:table-cell>
          <table:table-cell table:style-name="ce1" office:value-type="float" office:value="17.39" calcext:value-type="float">
            <text:p>17.39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73" calcext:value-type="float">
            <text:p>73</text:p>
          </table:table-cell>
          <table:table-cell table:style-name="ce1" office:value-type="float" office:value="7002.23" calcext:value-type="float">
            <text:p>7002.23</text:p>
          </table:table-cell>
          <table:table-cell table:style-name="ce1" office:value-type="float" office:value="17.39" calcext:value-type="float">
            <text:p>17.39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74" calcext:value-type="float">
            <text:p>74</text:p>
          </table:table-cell>
          <table:table-cell table:style-name="ce1" office:value-type="float" office:value="6985.27" calcext:value-type="float">
            <text:p>6985.27</text:p>
          </table:table-cell>
          <table:table-cell table:style-name="ce1" office:value-type="float" office:value="17.44" calcext:value-type="float">
            <text:p>17.44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75" calcext:value-type="float">
            <text:p>75</text:p>
          </table:table-cell>
          <table:table-cell table:style-name="ce1" office:value-type="float" office:value="6967.64" calcext:value-type="float">
            <text:p>6967.64</text:p>
          </table:table-cell>
          <table:table-cell table:style-name="ce1" office:value-type="float" office:value="17.52" calcext:value-type="float">
            <text:p>17.52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76" calcext:value-type="float">
            <text:p>76</text:p>
          </table:table-cell>
          <table:table-cell table:style-name="ce1" office:value-type="float" office:value="6950.03" calcext:value-type="float">
            <text:p>6950.03</text:p>
          </table:table-cell>
          <table:table-cell table:style-name="ce1" office:value-type="float" office:value="17.66" calcext:value-type="float">
            <text:p>17.66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77" calcext:value-type="float">
            <text:p>77</text:p>
          </table:table-cell>
          <table:table-cell table:style-name="ce1" office:value-type="float" office:value="6933.11" calcext:value-type="float">
            <text:p>6933.11</text:p>
          </table:table-cell>
          <table:table-cell table:style-name="ce1" office:value-type="float" office:value="17.55" calcext:value-type="float">
            <text:p>17.55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78" calcext:value-type="float">
            <text:p>78</text:p>
          </table:table-cell>
          <table:table-cell table:style-name="ce1" office:value-type="float" office:value="6915.79" calcext:value-type="float">
            <text:p>6915.79</text:p>
          </table:table-cell>
          <table:table-cell table:style-name="ce1" office:value-type="float" office:value="17.47" calcext:value-type="float">
            <text:p>17.47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79" calcext:value-type="float">
            <text:p>79</text:p>
          </table:table-cell>
          <table:table-cell table:style-name="ce1" office:value-type="float" office:value="6899.01" calcext:value-type="float">
            <text:p>6899.01</text:p>
          </table:table-cell>
          <table:table-cell table:style-name="ce1" office:value-type="float" office:value="17.43" calcext:value-type="float">
            <text:p>17.43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80" calcext:value-type="float">
            <text:p>80</text:p>
          </table:table-cell>
          <table:table-cell table:style-name="ce1" office:value-type="float" office:value="6882.67" calcext:value-type="float">
            <text:p>6882.67</text:p>
          </table:table-cell>
          <table:table-cell table:style-name="ce1" office:value-type="float" office:value="17.46" calcext:value-type="float">
            <text:p>17.46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81" calcext:value-type="float">
            <text:p>81</text:p>
          </table:table-cell>
          <table:table-cell table:style-name="ce1" office:value-type="float" office:value="6866.29" calcext:value-type="float">
            <text:p>6866.29</text:p>
          </table:table-cell>
          <table:table-cell table:style-name="ce1" office:value-type="float" office:value="17.47" calcext:value-type="float">
            <text:p>17.47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82" calcext:value-type="float">
            <text:p>82</text:p>
          </table:table-cell>
          <table:table-cell table:style-name="ce1" office:value-type="float" office:value="6850.5" calcext:value-type="float">
            <text:p>6850.5</text:p>
          </table:table-cell>
          <table:table-cell table:style-name="ce1" office:value-type="float" office:value="17.5" calcext:value-type="float">
            <text:p>17.5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83" calcext:value-type="float">
            <text:p>83</text:p>
          </table:table-cell>
          <table:table-cell table:style-name="ce1" office:value-type="float" office:value="6835.57" calcext:value-type="float">
            <text:p>6835.57</text:p>
          </table:table-cell>
          <table:table-cell table:style-name="ce1" office:value-type="float" office:value="17.53" calcext:value-type="float">
            <text:p>17.53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84" calcext:value-type="float">
            <text:p>84</text:p>
          </table:table-cell>
          <table:table-cell table:style-name="ce1" office:value-type="float" office:value="6820.4" calcext:value-type="float">
            <text:p>6820.4</text:p>
          </table:table-cell>
          <table:table-cell table:style-name="ce1" office:value-type="float" office:value="17.55" calcext:value-type="float">
            <text:p>17.55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85" calcext:value-type="float">
            <text:p>85</text:p>
          </table:table-cell>
          <table:table-cell table:style-name="ce1" office:value-type="float" office:value="6805.76" calcext:value-type="float">
            <text:p>6805.76</text:p>
          </table:table-cell>
          <table:table-cell table:style-name="ce1" office:value-type="float" office:value="17.54" calcext:value-type="float">
            <text:p>17.54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86" calcext:value-type="float">
            <text:p>86</text:p>
          </table:table-cell>
          <table:table-cell table:style-name="ce1" office:value-type="float" office:value="6791.03" calcext:value-type="float">
            <text:p>6791.03</text:p>
          </table:table-cell>
          <table:table-cell table:style-name="ce1" office:value-type="float" office:value="17.53" calcext:value-type="float">
            <text:p>17.53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87" calcext:value-type="float">
            <text:p>87</text:p>
          </table:table-cell>
          <table:table-cell table:style-name="ce1" office:value-type="float" office:value="6777.1" calcext:value-type="float">
            <text:p>6777.1</text:p>
          </table:table-cell>
          <table:table-cell table:style-name="ce1" office:value-type="float" office:value="17.56" calcext:value-type="float">
            <text:p>17.56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88" calcext:value-type="float">
            <text:p>88</text:p>
          </table:table-cell>
          <table:table-cell table:style-name="ce1" office:value-type="float" office:value="6763.61" calcext:value-type="float">
            <text:p>6763.61</text:p>
          </table:table-cell>
          <table:table-cell table:style-name="ce1" office:value-type="float" office:value="17.54" calcext:value-type="float">
            <text:p>17.54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89" calcext:value-type="float">
            <text:p>89</text:p>
          </table:table-cell>
          <table:table-cell table:style-name="ce1" office:value-type="float" office:value="6750.11" calcext:value-type="float">
            <text:p>6750.11</text:p>
          </table:table-cell>
          <table:table-cell table:style-name="ce1" office:value-type="float" office:value="17.45" calcext:value-type="float">
            <text:p>17.45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90" calcext:value-type="float">
            <text:p>90</text:p>
          </table:table-cell>
          <table:table-cell table:style-name="ce1" office:value-type="float" office:value="6737.12" calcext:value-type="float">
            <text:p>6737.12</text:p>
          </table:table-cell>
          <table:table-cell table:style-name="ce1" office:value-type="float" office:value="17.45" calcext:value-type="float">
            <text:p>17.45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91" calcext:value-type="float">
            <text:p>91</text:p>
          </table:table-cell>
          <table:table-cell table:style-name="ce1" office:value-type="float" office:value="6723.4" calcext:value-type="float">
            <text:p>6723.4</text:p>
          </table:table-cell>
          <table:table-cell table:style-name="ce1" office:value-type="float" office:value="17.44" calcext:value-type="float">
            <text:p>17.44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92" calcext:value-type="float">
            <text:p>92</text:p>
          </table:table-cell>
          <table:table-cell table:style-name="ce1" office:value-type="float" office:value="6709.85" calcext:value-type="float">
            <text:p>6709.85</text:p>
          </table:table-cell>
          <table:table-cell table:style-name="ce1" office:value-type="float" office:value="17.48" calcext:value-type="float">
            <text:p>17.48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93" calcext:value-type="float">
            <text:p>93</text:p>
          </table:table-cell>
          <table:table-cell table:style-name="ce1" office:value-type="float" office:value="6696.54" calcext:value-type="float">
            <text:p>6696.54</text:p>
          </table:table-cell>
          <table:table-cell table:style-name="ce1" office:value-type="float" office:value="17.52" calcext:value-type="float">
            <text:p>17.52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94" calcext:value-type="float">
            <text:p>94</text:p>
          </table:table-cell>
          <table:table-cell table:style-name="ce1" office:value-type="float" office:value="6683.42" calcext:value-type="float">
            <text:p>6683.42</text:p>
          </table:table-cell>
          <table:table-cell table:style-name="ce1" office:value-type="float" office:value="17.6" calcext:value-type="float">
            <text:p>17.6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95" calcext:value-type="float">
            <text:p>95</text:p>
          </table:table-cell>
          <table:table-cell table:style-name="ce1" office:value-type="float" office:value="6670.45" calcext:value-type="float">
            <text:p>6670.45</text:p>
          </table:table-cell>
          <table:table-cell table:style-name="ce1" office:value-type="float" office:value="17.55" calcext:value-type="float">
            <text:p>17.55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96" calcext:value-type="float">
            <text:p>96</text:p>
          </table:table-cell>
          <table:table-cell table:style-name="ce1" office:value-type="float" office:value="6657.83" calcext:value-type="float">
            <text:p>6657.83</text:p>
          </table:table-cell>
          <table:table-cell table:style-name="ce1" office:value-type="float" office:value="17.49" calcext:value-type="float">
            <text:p>17.49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97" calcext:value-type="float">
            <text:p>97</text:p>
          </table:table-cell>
          <table:table-cell table:style-name="ce1" office:value-type="float" office:value="6645.34" calcext:value-type="float">
            <text:p>6645.34</text:p>
          </table:table-cell>
          <table:table-cell table:style-name="ce1" office:value-type="float" office:value="17.51" calcext:value-type="float">
            <text:p>17.51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98" calcext:value-type="float">
            <text:p>98</text:p>
          </table:table-cell>
          <table:table-cell table:style-name="ce1" office:value-type="float" office:value="6633.78" calcext:value-type="float">
            <text:p>6633.78</text:p>
          </table:table-cell>
          <table:table-cell table:style-name="ce1" office:value-type="float" office:value="17.52" calcext:value-type="float">
            <text:p>17.52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99" calcext:value-type="float">
            <text:p>99</text:p>
          </table:table-cell>
          <table:table-cell table:style-name="ce1" office:value-type="float" office:value="6622.19" calcext:value-type="float">
            <text:p>6622.19</text:p>
          </table:table-cell>
          <table:table-cell table:style-name="ce1" office:value-type="float" office:value="17.5" calcext:value-type="float">
            <text:p>17.5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6611.01" calcext:value-type="float">
            <text:p>6611.01</text:p>
          </table:table-cell>
          <table:table-cell table:style-name="ce1" office:value-type="float" office:value="17.51" calcext:value-type="float">
            <text:p>17.51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101" calcext:value-type="float">
            <text:p>101</text:p>
          </table:table-cell>
          <table:table-cell table:style-name="ce1" office:value-type="float" office:value="6600.7" calcext:value-type="float">
            <text:p>6600.7</text:p>
          </table:table-cell>
          <table:table-cell table:style-name="ce1" office:value-type="float" office:value="17.51" calcext:value-type="float">
            <text:p>17.51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102" calcext:value-type="float">
            <text:p>102</text:p>
          </table:table-cell>
          <table:table-cell table:style-name="ce1" office:value-type="float" office:value="6590.31" calcext:value-type="float">
            <text:p>6590.31</text:p>
          </table:table-cell>
          <table:table-cell table:style-name="ce1" office:value-type="float" office:value="17.52" calcext:value-type="float">
            <text:p>17.52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103" calcext:value-type="float">
            <text:p>103</text:p>
          </table:table-cell>
          <table:table-cell table:style-name="ce1" office:value-type="float" office:value="6581.78" calcext:value-type="float">
            <text:p>6581.78</text:p>
          </table:table-cell>
          <table:table-cell table:style-name="ce1" office:value-type="float" office:value="17.49" calcext:value-type="float">
            <text:p>17.49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104" calcext:value-type="float">
            <text:p>104</text:p>
          </table:table-cell>
          <table:table-cell table:style-name="ce1" office:value-type="float" office:value="6574.03" calcext:value-type="float">
            <text:p>6574.03</text:p>
          </table:table-cell>
          <table:table-cell table:style-name="ce1" office:value-type="float" office:value="17.45" calcext:value-type="float">
            <text:p>17.45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105" calcext:value-type="float">
            <text:p>105</text:p>
          </table:table-cell>
          <table:table-cell table:style-name="ce1" office:value-type="float" office:value="6564.89" calcext:value-type="float">
            <text:p>6564.89</text:p>
          </table:table-cell>
          <table:table-cell table:style-name="ce1" office:value-type="float" office:value="17.46" calcext:value-type="float">
            <text:p>17.46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106" calcext:value-type="float">
            <text:p>106</text:p>
          </table:table-cell>
          <table:table-cell table:style-name="ce1" office:value-type="float" office:value="6790.98" calcext:value-type="float">
            <text:p>6790.98</text:p>
          </table:table-cell>
          <table:table-cell table:style-name="ce1" office:value-type="float" office:value="17.53" calcext:value-type="float">
            <text:p>17.53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107" calcext:value-type="float">
            <text:p>107</text:p>
          </table:table-cell>
          <table:table-cell table:style-name="ce1" office:value-type="float" office:value="6792.53" calcext:value-type="float">
            <text:p>6792.53</text:p>
          </table:table-cell>
          <table:table-cell table:style-name="ce1" office:value-type="float" office:value="17.51" calcext:value-type="float">
            <text:p>17.51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108" calcext:value-type="float">
            <text:p>108</text:p>
          </table:table-cell>
          <table:table-cell table:style-name="ce1" office:value-type="float" office:value="6786.42" calcext:value-type="float">
            <text:p>6786.42</text:p>
          </table:table-cell>
          <table:table-cell table:style-name="ce1" office:value-type="float" office:value="17.52" calcext:value-type="float">
            <text:p>17.52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109" calcext:value-type="float">
            <text:p>109</text:p>
          </table:table-cell>
          <table:table-cell table:style-name="ce1" office:value-type="float" office:value="6777.93" calcext:value-type="float">
            <text:p>6777.93</text:p>
          </table:table-cell>
          <table:table-cell table:style-name="ce1" office:value-type="float" office:value="17.54" calcext:value-type="float">
            <text:p>17.54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110" calcext:value-type="float">
            <text:p>110</text:p>
          </table:table-cell>
          <table:table-cell table:style-name="ce1" office:value-type="float" office:value="6768.51" calcext:value-type="float">
            <text:p>6768.51</text:p>
          </table:table-cell>
          <table:table-cell table:style-name="ce1" office:value-type="float" office:value="17.52" calcext:value-type="float">
            <text:p>17.52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111" calcext:value-type="float">
            <text:p>111</text:p>
          </table:table-cell>
          <table:table-cell table:style-name="ce1" office:value-type="float" office:value="6758.24" calcext:value-type="float">
            <text:p>6758.24</text:p>
          </table:table-cell>
          <table:table-cell table:style-name="ce1" office:value-type="float" office:value="17.43" calcext:value-type="float">
            <text:p>17.43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112" calcext:value-type="float">
            <text:p>112</text:p>
          </table:table-cell>
          <table:table-cell table:style-name="ce1" office:value-type="float" office:value="6747.8" calcext:value-type="float">
            <text:p>6747.8</text:p>
          </table:table-cell>
          <table:table-cell table:style-name="ce1" office:value-type="float" office:value="17.37" calcext:value-type="float">
            <text:p>17.37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113" calcext:value-type="float">
            <text:p>113</text:p>
          </table:table-cell>
          <table:table-cell table:style-name="ce1" office:value-type="float" office:value="6737.11" calcext:value-type="float">
            <text:p>6737.11</text:p>
          </table:table-cell>
          <table:table-cell table:style-name="ce1" office:value-type="float" office:value="17.38" calcext:value-type="float">
            <text:p>17.38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114" calcext:value-type="float">
            <text:p>114</text:p>
          </table:table-cell>
          <table:table-cell table:style-name="ce1" office:value-type="float" office:value="6726.4" calcext:value-type="float">
            <text:p>6726.4</text:p>
          </table:table-cell>
          <table:table-cell table:style-name="ce1" office:value-type="float" office:value="17.37" calcext:value-type="float">
            <text:p>17.37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115" calcext:value-type="float">
            <text:p>115</text:p>
          </table:table-cell>
          <table:table-cell table:style-name="ce1" office:value-type="float" office:value="6715.71" calcext:value-type="float">
            <text:p>6715.71</text:p>
          </table:table-cell>
          <table:table-cell table:style-name="ce1" office:value-type="float" office:value="17.41" calcext:value-type="float">
            <text:p>17.41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116" calcext:value-type="float">
            <text:p>116</text:p>
          </table:table-cell>
          <table:table-cell table:style-name="ce1" office:value-type="float" office:value="6705.07" calcext:value-type="float">
            <text:p>6705.07</text:p>
          </table:table-cell>
          <table:table-cell table:style-name="ce1" office:value-type="float" office:value="17.4" calcext:value-type="float">
            <text:p>17.4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117" calcext:value-type="float">
            <text:p>117</text:p>
          </table:table-cell>
          <table:table-cell table:style-name="ce1" office:value-type="float" office:value="6694.61" calcext:value-type="float">
            <text:p>6694.61</text:p>
          </table:table-cell>
          <table:table-cell table:style-name="ce1" office:value-type="float" office:value="17.45" calcext:value-type="float">
            <text:p>17.45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118" calcext:value-type="float">
            <text:p>118</text:p>
          </table:table-cell>
          <table:table-cell table:style-name="ce1" office:value-type="float" office:value="6684.24" calcext:value-type="float">
            <text:p>6684.24</text:p>
          </table:table-cell>
          <table:table-cell table:style-name="ce1" office:value-type="float" office:value="17.47" calcext:value-type="float">
            <text:p>17.47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119" calcext:value-type="float">
            <text:p>119</text:p>
          </table:table-cell>
          <table:table-cell table:style-name="ce1" office:value-type="float" office:value="6673.92" calcext:value-type="float">
            <text:p>6673.92</text:p>
          </table:table-cell>
          <table:table-cell table:style-name="ce1" office:value-type="float" office:value="17.59" calcext:value-type="float">
            <text:p>17.59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120" calcext:value-type="float">
            <text:p>120</text:p>
          </table:table-cell>
          <table:table-cell table:style-name="ce1" office:value-type="float" office:value="6663.7" calcext:value-type="float">
            <text:p>6663.7</text:p>
          </table:table-cell>
          <table:table-cell table:style-name="ce1" office:value-type="float" office:value="17.67" calcext:value-type="float">
            <text:p>17.67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121" calcext:value-type="float">
            <text:p>121</text:p>
          </table:table-cell>
          <table:table-cell table:style-name="ce1" office:value-type="float" office:value="6653.6" calcext:value-type="float">
            <text:p>6653.6</text:p>
          </table:table-cell>
          <table:table-cell table:style-name="ce1" office:value-type="float" office:value="17.67" calcext:value-type="float">
            <text:p>17.67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122" calcext:value-type="float">
            <text:p>122</text:p>
          </table:table-cell>
          <table:table-cell table:style-name="ce1" office:value-type="float" office:value="6643.46" calcext:value-type="float">
            <text:p>6643.46</text:p>
          </table:table-cell>
          <table:table-cell table:style-name="ce1" office:value-type="float" office:value="17.58" calcext:value-type="float">
            <text:p>17.58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123" calcext:value-type="float">
            <text:p>123</text:p>
          </table:table-cell>
          <table:table-cell table:style-name="ce1" office:value-type="float" office:value="6633.64" calcext:value-type="float">
            <text:p>6633.64</text:p>
          </table:table-cell>
          <table:table-cell table:style-name="ce1" office:value-type="float" office:value="17.53" calcext:value-type="float">
            <text:p>17.53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124" calcext:value-type="float">
            <text:p>124</text:p>
          </table:table-cell>
          <table:table-cell table:style-name="ce1" office:value-type="float" office:value="6623.66" calcext:value-type="float">
            <text:p>6623.66</text:p>
          </table:table-cell>
          <table:table-cell table:style-name="ce1" office:value-type="float" office:value="17.53" calcext:value-type="float">
            <text:p>17.53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125" calcext:value-type="float">
            <text:p>125</text:p>
          </table:table-cell>
          <table:table-cell table:style-name="ce1" office:value-type="float" office:value="6613.86" calcext:value-type="float">
            <text:p>6613.86</text:p>
          </table:table-cell>
          <table:table-cell table:style-name="ce1" office:value-type="float" office:value="17.51" calcext:value-type="float">
            <text:p>17.51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126" calcext:value-type="float">
            <text:p>126</text:p>
          </table:table-cell>
          <table:table-cell table:style-name="ce1" office:value-type="float" office:value="6604.06" calcext:value-type="float">
            <text:p>6604.06</text:p>
          </table:table-cell>
          <table:table-cell table:style-name="ce1" office:value-type="float" office:value="17.5" calcext:value-type="float">
            <text:p>17.5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127" calcext:value-type="float">
            <text:p>127</text:p>
          </table:table-cell>
          <table:table-cell table:style-name="ce1" office:value-type="float" office:value="6594.51" calcext:value-type="float">
            <text:p>6594.51</text:p>
          </table:table-cell>
          <table:table-cell table:style-name="ce1" office:value-type="float" office:value="17.51" calcext:value-type="float">
            <text:p>17.51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128" calcext:value-type="float">
            <text:p>128</text:p>
          </table:table-cell>
          <table:table-cell table:style-name="ce1" office:value-type="float" office:value="6585" calcext:value-type="float">
            <text:p>6585</text:p>
          </table:table-cell>
          <table:table-cell table:style-name="ce1" office:value-type="float" office:value="17.52" calcext:value-type="float">
            <text:p>17.52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129" calcext:value-type="float">
            <text:p>129</text:p>
          </table:table-cell>
          <table:table-cell table:style-name="ce1" office:value-type="float" office:value="6575.71" calcext:value-type="float">
            <text:p>6575.71</text:p>
          </table:table-cell>
          <table:table-cell table:style-name="ce1" office:value-type="float" office:value="17.52" calcext:value-type="float">
            <text:p>17.52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130" calcext:value-type="float">
            <text:p>130</text:p>
          </table:table-cell>
          <table:table-cell table:style-name="ce1" office:value-type="float" office:value="6566.47" calcext:value-type="float">
            <text:p>6566.47</text:p>
          </table:table-cell>
          <table:table-cell table:style-name="ce1" office:value-type="float" office:value="17.52" calcext:value-type="float">
            <text:p>17.52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131" calcext:value-type="float">
            <text:p>131</text:p>
          </table:table-cell>
          <table:table-cell table:style-name="ce1" office:value-type="float" office:value="6557.32" calcext:value-type="float">
            <text:p>6557.32</text:p>
          </table:table-cell>
          <table:table-cell table:style-name="ce1" office:value-type="float" office:value="17.5" calcext:value-type="float">
            <text:p>17.5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132" calcext:value-type="float">
            <text:p>132</text:p>
          </table:table-cell>
          <table:table-cell table:style-name="ce1" office:value-type="float" office:value="6548.46" calcext:value-type="float">
            <text:p>6548.46</text:p>
          </table:table-cell>
          <table:table-cell table:style-name="ce1" office:value-type="float" office:value="17.43" calcext:value-type="float">
            <text:p>17.43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133" calcext:value-type="float">
            <text:p>133</text:p>
          </table:table-cell>
          <table:table-cell table:style-name="ce1" office:value-type="float" office:value="6539.58" calcext:value-type="float">
            <text:p>6539.58</text:p>
          </table:table-cell>
          <table:table-cell table:style-name="ce1" office:value-type="float" office:value="17.4" calcext:value-type="float">
            <text:p>17.4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134" calcext:value-type="float">
            <text:p>134</text:p>
          </table:table-cell>
          <table:table-cell table:style-name="ce1" office:value-type="float" office:value="6530.68" calcext:value-type="float">
            <text:p>6530.68</text:p>
          </table:table-cell>
          <table:table-cell table:style-name="ce1" office:value-type="float" office:value="17.4" calcext:value-type="float">
            <text:p>17.4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135" calcext:value-type="float">
            <text:p>135</text:p>
          </table:table-cell>
          <table:table-cell table:style-name="ce1" office:value-type="float" office:value="6522.1" calcext:value-type="float">
            <text:p>6522.1</text:p>
          </table:table-cell>
          <table:table-cell table:style-name="ce1" office:value-type="float" office:value="17.43" calcext:value-type="float">
            <text:p>17.43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136" calcext:value-type="float">
            <text:p>136</text:p>
          </table:table-cell>
          <table:table-cell table:style-name="ce1" office:value-type="float" office:value="6513.6" calcext:value-type="float">
            <text:p>6513.6</text:p>
          </table:table-cell>
          <table:table-cell table:style-name="ce1" office:value-type="float" office:value="17.46" calcext:value-type="float">
            <text:p>17.46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137" calcext:value-type="float">
            <text:p>137</text:p>
          </table:table-cell>
          <table:table-cell table:style-name="ce1" office:value-type="float" office:value="6505.13" calcext:value-type="float">
            <text:p>6505.13</text:p>
          </table:table-cell>
          <table:table-cell table:style-name="ce1" office:value-type="float" office:value="17.51" calcext:value-type="float">
            <text:p>17.51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138" calcext:value-type="float">
            <text:p>138</text:p>
          </table:table-cell>
          <table:table-cell table:style-name="ce1" office:value-type="float" office:value="6496.66" calcext:value-type="float">
            <text:p>6496.66</text:p>
          </table:table-cell>
          <table:table-cell table:style-name="ce1" office:value-type="float" office:value="17.55" calcext:value-type="float">
            <text:p>17.55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139" calcext:value-type="float">
            <text:p>139</text:p>
          </table:table-cell>
          <table:table-cell table:style-name="ce1" office:value-type="float" office:value="6488.19" calcext:value-type="float">
            <text:p>6488.19</text:p>
          </table:table-cell>
          <table:table-cell table:style-name="ce1" office:value-type="float" office:value="17.57" calcext:value-type="float">
            <text:p>17.57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140" calcext:value-type="float">
            <text:p>140</text:p>
          </table:table-cell>
          <table:table-cell table:style-name="ce1" office:value-type="float" office:value="6479.78" calcext:value-type="float">
            <text:p>6479.78</text:p>
          </table:table-cell>
          <table:table-cell table:style-name="ce1" office:value-type="float" office:value="17.51" calcext:value-type="float">
            <text:p>17.51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141" calcext:value-type="float">
            <text:p>141</text:p>
          </table:table-cell>
          <table:table-cell table:style-name="ce1" office:value-type="float" office:value="6471.42" calcext:value-type="float">
            <text:p>6471.42</text:p>
          </table:table-cell>
          <table:table-cell table:style-name="ce1" office:value-type="float" office:value="17.49" calcext:value-type="float">
            <text:p>17.49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142" calcext:value-type="float">
            <text:p>142</text:p>
          </table:table-cell>
          <table:table-cell table:style-name="ce1" office:value-type="float" office:value="6463.31" calcext:value-type="float">
            <text:p>6463.31</text:p>
          </table:table-cell>
          <table:table-cell table:style-name="ce1" office:value-type="float" office:value="17.55" calcext:value-type="float">
            <text:p>17.55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143" calcext:value-type="float">
            <text:p>143</text:p>
          </table:table-cell>
          <table:table-cell table:style-name="ce1" office:value-type="float" office:value="6455.29" calcext:value-type="float">
            <text:p>6455.29</text:p>
          </table:table-cell>
          <table:table-cell table:style-name="ce1" office:value-type="float" office:value="17.48" calcext:value-type="float">
            <text:p>17.48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144" calcext:value-type="float">
            <text:p>144</text:p>
          </table:table-cell>
          <table:table-cell table:style-name="ce1" office:value-type="float" office:value="6447.35" calcext:value-type="float">
            <text:p>6447.35</text:p>
          </table:table-cell>
          <table:table-cell table:style-name="ce1" office:value-type="float" office:value="17.53" calcext:value-type="float">
            <text:p>17.53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145" calcext:value-type="float">
            <text:p>145</text:p>
          </table:table-cell>
          <table:table-cell table:style-name="ce1" office:value-type="float" office:value="6439.6" calcext:value-type="float">
            <text:p>6439.6</text:p>
          </table:table-cell>
          <table:table-cell table:style-name="ce1" office:value-type="float" office:value="17.52" calcext:value-type="float">
            <text:p>17.52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146" calcext:value-type="float">
            <text:p>146</text:p>
          </table:table-cell>
          <table:table-cell table:style-name="ce1" office:value-type="float" office:value="6431.82" calcext:value-type="float">
            <text:p>6431.82</text:p>
          </table:table-cell>
          <table:table-cell table:style-name="ce1" office:value-type="float" office:value="17.54" calcext:value-type="float">
            <text:p>17.54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147" calcext:value-type="float">
            <text:p>147</text:p>
          </table:table-cell>
          <table:table-cell table:style-name="ce1" office:value-type="float" office:value="6424.3" calcext:value-type="float">
            <text:p>6424.3</text:p>
          </table:table-cell>
          <table:table-cell table:style-name="ce1" office:value-type="float" office:value="17.54" calcext:value-type="float">
            <text:p>17.54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148" calcext:value-type="float">
            <text:p>148</text:p>
          </table:table-cell>
          <table:table-cell table:style-name="ce1" office:value-type="float" office:value="6416.7" calcext:value-type="float">
            <text:p>6416.7</text:p>
          </table:table-cell>
          <table:table-cell table:style-name="ce1" office:value-type="float" office:value="17.53" calcext:value-type="float">
            <text:p>17.53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149" calcext:value-type="float">
            <text:p>149</text:p>
          </table:table-cell>
          <table:table-cell table:style-name="ce1" office:value-type="float" office:value="6409.25" calcext:value-type="float">
            <text:p>6409.25</text:p>
          </table:table-cell>
          <table:table-cell table:style-name="ce1" office:value-type="float" office:value="17.54" calcext:value-type="float">
            <text:p>17.54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150" calcext:value-type="float">
            <text:p>150</text:p>
          </table:table-cell>
          <table:table-cell table:style-name="ce1" office:value-type="float" office:value="6401.7" calcext:value-type="float">
            <text:p>6401.7</text:p>
          </table:table-cell>
          <table:table-cell table:style-name="ce1" office:value-type="float" office:value="17.52" calcext:value-type="float">
            <text:p>17.52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151" calcext:value-type="float">
            <text:p>151</text:p>
          </table:table-cell>
          <table:table-cell table:style-name="ce1" office:value-type="float" office:value="6394.27" calcext:value-type="float">
            <text:p>6394.27</text:p>
          </table:table-cell>
          <table:table-cell table:style-name="ce1" office:value-type="float" office:value="17.54" calcext:value-type="float">
            <text:p>17.54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152" calcext:value-type="float">
            <text:p>152</text:p>
          </table:table-cell>
          <table:table-cell table:style-name="ce1" office:value-type="float" office:value="6386.86" calcext:value-type="float">
            <text:p>6386.86</text:p>
          </table:table-cell>
          <table:table-cell table:style-name="ce1" office:value-type="float" office:value="17.54" calcext:value-type="float">
            <text:p>17.54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153" calcext:value-type="float">
            <text:p>153</text:p>
          </table:table-cell>
          <table:table-cell table:style-name="ce1" office:value-type="float" office:value="6379.67" calcext:value-type="float">
            <text:p>6379.67</text:p>
          </table:table-cell>
          <table:table-cell table:style-name="ce1" office:value-type="float" office:value="17.54" calcext:value-type="float">
            <text:p>17.54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154" calcext:value-type="float">
            <text:p>154</text:p>
          </table:table-cell>
          <table:table-cell table:style-name="ce1" office:value-type="float" office:value="6372.33" calcext:value-type="float">
            <text:p>6372.33</text:p>
          </table:table-cell>
          <table:table-cell table:style-name="ce1" office:value-type="float" office:value="17.51" calcext:value-type="float">
            <text:p>17.51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155" calcext:value-type="float">
            <text:p>155</text:p>
          </table:table-cell>
          <table:table-cell table:style-name="ce1" office:value-type="float" office:value="6365.13" calcext:value-type="float">
            <text:p>6365.13</text:p>
          </table:table-cell>
          <table:table-cell table:style-name="ce1" office:value-type="float" office:value="17.37" calcext:value-type="float">
            <text:p>17.37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156" calcext:value-type="float">
            <text:p>156</text:p>
          </table:table-cell>
          <table:table-cell table:style-name="ce1" office:value-type="float" office:value="6357.97" calcext:value-type="float">
            <text:p>6357.97</text:p>
          </table:table-cell>
          <table:table-cell table:style-name="ce1" office:value-type="float" office:value="17.37" calcext:value-type="float">
            <text:p>17.37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157" calcext:value-type="float">
            <text:p>157</text:p>
          </table:table-cell>
          <table:table-cell table:style-name="ce1" office:value-type="float" office:value="6351.05" calcext:value-type="float">
            <text:p>6351.05</text:p>
          </table:table-cell>
          <table:table-cell table:style-name="ce1" office:value-type="float" office:value="17.34" calcext:value-type="float">
            <text:p>17.34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158" calcext:value-type="float">
            <text:p>158</text:p>
          </table:table-cell>
          <table:table-cell table:style-name="ce1" office:value-type="float" office:value="6344.19" calcext:value-type="float">
            <text:p>6344.19</text:p>
          </table:table-cell>
          <table:table-cell table:style-name="ce1" office:value-type="float" office:value="17.38" calcext:value-type="float">
            <text:p>17.38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159" calcext:value-type="float">
            <text:p>159</text:p>
          </table:table-cell>
          <table:table-cell table:style-name="ce1" office:value-type="float" office:value="6337.53" calcext:value-type="float">
            <text:p>6337.53</text:p>
          </table:table-cell>
          <table:table-cell table:style-name="ce1" office:value-type="float" office:value="17.38" calcext:value-type="float">
            <text:p>17.38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160" calcext:value-type="float">
            <text:p>160</text:p>
          </table:table-cell>
          <table:table-cell table:style-name="ce1" office:value-type="float" office:value="6330.98" calcext:value-type="float">
            <text:p>6330.98</text:p>
          </table:table-cell>
          <table:table-cell table:style-name="ce1" office:value-type="float" office:value="17.42" calcext:value-type="float">
            <text:p>17.42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161" calcext:value-type="float">
            <text:p>161</text:p>
          </table:table-cell>
          <table:table-cell table:style-name="ce1" office:value-type="float" office:value="6324.48" calcext:value-type="float">
            <text:p>6324.48</text:p>
          </table:table-cell>
          <table:table-cell table:style-name="ce1" office:value-type="float" office:value="17.48" calcext:value-type="float">
            <text:p>17.48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162" calcext:value-type="float">
            <text:p>162</text:p>
          </table:table-cell>
          <table:table-cell table:style-name="ce1" office:value-type="float" office:value="6318.5" calcext:value-type="float">
            <text:p>6318.5</text:p>
          </table:table-cell>
          <table:table-cell table:style-name="ce1" office:value-type="float" office:value="17.53" calcext:value-type="float">
            <text:p>17.53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163" calcext:value-type="float">
            <text:p>163</text:p>
          </table:table-cell>
          <table:table-cell table:style-name="ce1" office:value-type="float" office:value="6312.08" calcext:value-type="float">
            <text:p>6312.08</text:p>
          </table:table-cell>
          <table:table-cell table:style-name="ce1" office:value-type="float" office:value="17.61" calcext:value-type="float">
            <text:p>17.61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164" calcext:value-type="float">
            <text:p>164</text:p>
          </table:table-cell>
          <table:table-cell table:style-name="ce1" office:value-type="float" office:value="6305.94" calcext:value-type="float">
            <text:p>6305.94</text:p>
          </table:table-cell>
          <table:table-cell table:style-name="ce1" office:value-type="float" office:value="17.59" calcext:value-type="float">
            <text:p>17.59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165" calcext:value-type="float">
            <text:p>165</text:p>
          </table:table-cell>
          <table:table-cell table:style-name="ce1" office:value-type="float" office:value="6299.64" calcext:value-type="float">
            <text:p>6299.64</text:p>
          </table:table-cell>
          <table:table-cell table:style-name="ce1" office:value-type="float" office:value="17.54" calcext:value-type="float">
            <text:p>17.54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166" calcext:value-type="float">
            <text:p>166</text:p>
          </table:table-cell>
          <table:table-cell table:style-name="ce1" office:value-type="float" office:value="6293.33" calcext:value-type="float">
            <text:p>6293.33</text:p>
          </table:table-cell>
          <table:table-cell table:style-name="ce1" office:value-type="float" office:value="17.47" calcext:value-type="float">
            <text:p>17.47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167" calcext:value-type="float">
            <text:p>167</text:p>
          </table:table-cell>
          <table:table-cell table:style-name="ce1" office:value-type="float" office:value="6287.03" calcext:value-type="float">
            <text:p>6287.03</text:p>
          </table:table-cell>
          <table:table-cell table:style-name="ce1" office:value-type="float" office:value="17.38" calcext:value-type="float">
            <text:p>17.38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168" calcext:value-type="float">
            <text:p>168</text:p>
          </table:table-cell>
          <table:table-cell table:style-name="ce1" office:value-type="float" office:value="6280.79" calcext:value-type="float">
            <text:p>6280.79</text:p>
          </table:table-cell>
          <table:table-cell table:style-name="ce1" office:value-type="float" office:value="17.34" calcext:value-type="float">
            <text:p>17.34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169" calcext:value-type="float">
            <text:p>169</text:p>
          </table:table-cell>
          <table:table-cell table:style-name="ce1" office:value-type="float" office:value="6274.6" calcext:value-type="float">
            <text:p>6274.6</text:p>
          </table:table-cell>
          <table:table-cell table:style-name="ce1" office:value-type="float" office:value="17.35" calcext:value-type="float">
            <text:p>17.35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170" calcext:value-type="float">
            <text:p>170</text:p>
          </table:table-cell>
          <table:table-cell table:style-name="ce1" office:value-type="float" office:value="6268.56" calcext:value-type="float">
            <text:p>6268.56</text:p>
          </table:table-cell>
          <table:table-cell table:style-name="ce1" office:value-type="float" office:value="17.35" calcext:value-type="float">
            <text:p>17.35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171" calcext:value-type="float">
            <text:p>171</text:p>
          </table:table-cell>
          <table:table-cell table:style-name="ce1" office:value-type="float" office:value="6262.74" calcext:value-type="float">
            <text:p>6262.74</text:p>
          </table:table-cell>
          <table:table-cell table:style-name="ce1" office:value-type="float" office:value="17.38" calcext:value-type="float">
            <text:p>17.38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172" calcext:value-type="float">
            <text:p>172</text:p>
          </table:table-cell>
          <table:table-cell table:style-name="ce1" office:value-type="float" office:value="6257.18" calcext:value-type="float">
            <text:p>6257.18</text:p>
          </table:table-cell>
          <table:table-cell table:style-name="ce1" office:value-type="float" office:value="17.46" calcext:value-type="float">
            <text:p>17.46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173" calcext:value-type="float">
            <text:p>173</text:p>
          </table:table-cell>
          <table:table-cell table:style-name="ce1" office:value-type="float" office:value="6251.42" calcext:value-type="float">
            <text:p>6251.42</text:p>
          </table:table-cell>
          <table:table-cell table:style-name="ce1" office:value-type="float" office:value="17.48" calcext:value-type="float">
            <text:p>17.48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174" calcext:value-type="float">
            <text:p>174</text:p>
          </table:table-cell>
          <table:table-cell table:style-name="ce1" office:value-type="float" office:value="6245.73" calcext:value-type="float">
            <text:p>6245.73</text:p>
          </table:table-cell>
          <table:table-cell table:style-name="ce1" office:value-type="float" office:value="17.53" calcext:value-type="float">
            <text:p>17.53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175" calcext:value-type="float">
            <text:p>175</text:p>
          </table:table-cell>
          <table:table-cell table:style-name="ce1" office:value-type="float" office:value="6240.04" calcext:value-type="float">
            <text:p>6240.04</text:p>
          </table:table-cell>
          <table:table-cell table:style-name="ce1" office:value-type="float" office:value="17.65" calcext:value-type="float">
            <text:p>17.65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176" calcext:value-type="float">
            <text:p>176</text:p>
          </table:table-cell>
          <table:table-cell table:style-name="ce1" office:value-type="float" office:value="6234.35" calcext:value-type="float">
            <text:p>6234.35</text:p>
          </table:table-cell>
          <table:table-cell table:style-name="ce1" office:value-type="float" office:value="17.69" calcext:value-type="float">
            <text:p>17.69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177" calcext:value-type="float">
            <text:p>177</text:p>
          </table:table-cell>
          <table:table-cell table:style-name="ce1" office:value-type="float" office:value="6228.67" calcext:value-type="float">
            <text:p>6228.67</text:p>
          </table:table-cell>
          <table:table-cell table:style-name="ce1" office:value-type="float" office:value="17.58" calcext:value-type="float">
            <text:p>17.58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178" calcext:value-type="float">
            <text:p>178</text:p>
          </table:table-cell>
          <table:table-cell table:style-name="ce1" office:value-type="float" office:value="6222.85" calcext:value-type="float">
            <text:p>6222.85</text:p>
          </table:table-cell>
          <table:table-cell table:style-name="ce1" office:value-type="float" office:value="17.56" calcext:value-type="float">
            <text:p>17.56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179" calcext:value-type="float">
            <text:p>179</text:p>
          </table:table-cell>
          <table:table-cell table:style-name="ce1" office:value-type="float" office:value="6217.12" calcext:value-type="float">
            <text:p>6217.12</text:p>
          </table:table-cell>
          <table:table-cell table:style-name="ce1" office:value-type="float" office:value="17.53" calcext:value-type="float">
            <text:p>17.53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180" calcext:value-type="float">
            <text:p>180</text:p>
          </table:table-cell>
          <table:table-cell table:style-name="ce1" office:value-type="float" office:value="6211.55" calcext:value-type="float">
            <text:p>6211.55</text:p>
          </table:table-cell>
          <table:table-cell table:style-name="ce1" office:value-type="float" office:value="17.55" calcext:value-type="float">
            <text:p>17.55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181" calcext:value-type="float">
            <text:p>181</text:p>
          </table:table-cell>
          <table:table-cell table:style-name="ce1" office:value-type="float" office:value="6206" calcext:value-type="float">
            <text:p>6206</text:p>
          </table:table-cell>
          <table:table-cell table:style-name="ce1" office:value-type="float" office:value="17.56" calcext:value-type="float">
            <text:p>17.56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182" calcext:value-type="float">
            <text:p>182</text:p>
          </table:table-cell>
          <table:table-cell table:style-name="ce1" office:value-type="float" office:value="6200.48" calcext:value-type="float">
            <text:p>6200.48</text:p>
          </table:table-cell>
          <table:table-cell table:style-name="ce1" office:value-type="float" office:value="17.52" calcext:value-type="float">
            <text:p>17.52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183" calcext:value-type="float">
            <text:p>183</text:p>
          </table:table-cell>
          <table:table-cell table:style-name="ce1" office:value-type="float" office:value="6195.05" calcext:value-type="float">
            <text:p>6195.05</text:p>
          </table:table-cell>
          <table:table-cell table:style-name="ce1" office:value-type="float" office:value="17.56" calcext:value-type="float">
            <text:p>17.56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184" calcext:value-type="float">
            <text:p>184</text:p>
          </table:table-cell>
          <table:table-cell table:style-name="ce1" office:value-type="float" office:value="6189.64" calcext:value-type="float">
            <text:p>6189.64</text:p>
          </table:table-cell>
          <table:table-cell table:style-name="ce1" office:value-type="float" office:value="17.48" calcext:value-type="float">
            <text:p>17.48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185" calcext:value-type="float">
            <text:p>185</text:p>
          </table:table-cell>
          <table:table-cell table:style-name="ce1" office:value-type="float" office:value="6184.42" calcext:value-type="float">
            <text:p>6184.42</text:p>
          </table:table-cell>
          <table:table-cell table:style-name="ce1" office:value-type="float" office:value="17.49" calcext:value-type="float">
            <text:p>17.49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186" calcext:value-type="float">
            <text:p>186</text:p>
          </table:table-cell>
          <table:table-cell table:style-name="ce1" office:value-type="float" office:value="6179.19" calcext:value-type="float">
            <text:p>6179.19</text:p>
          </table:table-cell>
          <table:table-cell table:style-name="ce1" office:value-type="float" office:value="17.5" calcext:value-type="float">
            <text:p>17.5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187" calcext:value-type="float">
            <text:p>187</text:p>
          </table:table-cell>
          <table:table-cell table:style-name="ce1" office:value-type="float" office:value="6174.19" calcext:value-type="float">
            <text:p>6174.19</text:p>
          </table:table-cell>
          <table:table-cell table:style-name="ce1" office:value-type="float" office:value="17.53" calcext:value-type="float">
            <text:p>17.53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188" calcext:value-type="float">
            <text:p>188</text:p>
          </table:table-cell>
          <table:table-cell table:style-name="ce1" office:value-type="float" office:value="6169.08" calcext:value-type="float">
            <text:p>6169.08</text:p>
          </table:table-cell>
          <table:table-cell table:style-name="ce1" office:value-type="float" office:value="17.53" calcext:value-type="float">
            <text:p>17.53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189" calcext:value-type="float">
            <text:p>189</text:p>
          </table:table-cell>
          <table:table-cell table:style-name="ce1" office:value-type="float" office:value="6163.85" calcext:value-type="float">
            <text:p>6163.85</text:p>
          </table:table-cell>
          <table:table-cell table:style-name="ce1" office:value-type="float" office:value="17.53" calcext:value-type="float">
            <text:p>17.53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190" calcext:value-type="float">
            <text:p>190</text:p>
          </table:table-cell>
          <table:table-cell table:style-name="ce1" office:value-type="float" office:value="6158.66" calcext:value-type="float">
            <text:p>6158.66</text:p>
          </table:table-cell>
          <table:table-cell table:style-name="ce1" office:value-type="float" office:value="17.5" calcext:value-type="float">
            <text:p>17.5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191" calcext:value-type="float">
            <text:p>191</text:p>
          </table:table-cell>
          <table:table-cell table:style-name="ce1" office:value-type="float" office:value="6153.69" calcext:value-type="float">
            <text:p>6153.69</text:p>
          </table:table-cell>
          <table:table-cell table:style-name="ce1" office:value-type="float" office:value="17.51" calcext:value-type="float">
            <text:p>17.51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192" calcext:value-type="float">
            <text:p>192</text:p>
          </table:table-cell>
          <table:table-cell table:style-name="ce1" office:value-type="float" office:value="6148.66" calcext:value-type="float">
            <text:p>6148.66</text:p>
          </table:table-cell>
          <table:table-cell table:style-name="ce1" office:value-type="float" office:value="17.46" calcext:value-type="float">
            <text:p>17.46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193" calcext:value-type="float">
            <text:p>193</text:p>
          </table:table-cell>
          <table:table-cell table:style-name="ce1" office:value-type="float" office:value="6143.59" calcext:value-type="float">
            <text:p>6143.59</text:p>
          </table:table-cell>
          <table:table-cell table:style-name="ce1" office:value-type="float" office:value="17.41" calcext:value-type="float">
            <text:p>17.41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194" calcext:value-type="float">
            <text:p>194</text:p>
          </table:table-cell>
          <table:table-cell table:style-name="ce1" office:value-type="float" office:value="6138.82" calcext:value-type="float">
            <text:p>6138.82</text:p>
          </table:table-cell>
          <table:table-cell table:style-name="ce1" office:value-type="float" office:value="17.43" calcext:value-type="float">
            <text:p>17.43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195" calcext:value-type="float">
            <text:p>195</text:p>
          </table:table-cell>
          <table:table-cell table:style-name="ce1" office:value-type="float" office:value="6133.99" calcext:value-type="float">
            <text:p>6133.99</text:p>
          </table:table-cell>
          <table:table-cell table:style-name="ce1" office:value-type="float" office:value="17.42" calcext:value-type="float">
            <text:p>17.42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196" calcext:value-type="float">
            <text:p>196</text:p>
          </table:table-cell>
          <table:table-cell table:style-name="ce1" office:value-type="float" office:value="6129.13" calcext:value-type="float">
            <text:p>6129.13</text:p>
          </table:table-cell>
          <table:table-cell table:style-name="ce1" office:value-type="float" office:value="17.47" calcext:value-type="float">
            <text:p>17.47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197" calcext:value-type="float">
            <text:p>197</text:p>
          </table:table-cell>
          <table:table-cell table:style-name="ce1" office:value-type="float" office:value="6124.24" calcext:value-type="float">
            <text:p>6124.24</text:p>
          </table:table-cell>
          <table:table-cell table:style-name="ce1" office:value-type="float" office:value="17.6" calcext:value-type="float">
            <text:p>17.6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198" calcext:value-type="float">
            <text:p>198</text:p>
          </table:table-cell>
          <table:table-cell table:style-name="ce1" office:value-type="float" office:value="6119.65" calcext:value-type="float">
            <text:p>6119.65</text:p>
          </table:table-cell>
          <table:table-cell table:style-name="ce1" office:value-type="float" office:value="17.53" calcext:value-type="float">
            <text:p>17.53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199" calcext:value-type="float">
            <text:p>199</text:p>
          </table:table-cell>
          <table:table-cell table:style-name="ce1" office:value-type="float" office:value="6114.82" calcext:value-type="float">
            <text:p>6114.82</text:p>
          </table:table-cell>
          <table:table-cell table:style-name="ce1" office:value-type="float" office:value="17.5" calcext:value-type="float">
            <text:p>17.5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200" calcext:value-type="float">
            <text:p>200</text:p>
          </table:table-cell>
          <table:table-cell table:style-name="ce1" office:value-type="float" office:value="6110.13" calcext:value-type="float">
            <text:p>6110.13</text:p>
          </table:table-cell>
          <table:table-cell table:style-name="ce1" office:value-type="float" office:value="17.54" calcext:value-type="float">
            <text:p>17.54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201" calcext:value-type="float">
            <text:p>201</text:p>
          </table:table-cell>
          <table:table-cell table:style-name="ce1" office:value-type="float" office:value="6105.32" calcext:value-type="float">
            <text:p>6105.32</text:p>
          </table:table-cell>
          <table:table-cell table:style-name="ce1" office:value-type="float" office:value="17.53" calcext:value-type="float">
            <text:p>17.53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202" calcext:value-type="float">
            <text:p>202</text:p>
          </table:table-cell>
          <table:table-cell table:style-name="ce1" office:value-type="float" office:value="6100.66" calcext:value-type="float">
            <text:p>6100.66</text:p>
          </table:table-cell>
          <table:table-cell table:style-name="ce1" office:value-type="float" office:value="17.51" calcext:value-type="float">
            <text:p>17.51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203" calcext:value-type="float">
            <text:p>203</text:p>
          </table:table-cell>
          <table:table-cell table:style-name="ce1" office:value-type="float" office:value="6096.01" calcext:value-type="float">
            <text:p>6096.01</text:p>
          </table:table-cell>
          <table:table-cell table:style-name="ce1" office:value-type="float" office:value="17.53" calcext:value-type="float">
            <text:p>17.53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204" calcext:value-type="float">
            <text:p>204</text:p>
          </table:table-cell>
          <table:table-cell table:style-name="ce1" office:value-type="float" office:value="6091.47" calcext:value-type="float">
            <text:p>6091.47</text:p>
          </table:table-cell>
          <table:table-cell table:style-name="ce1" office:value-type="float" office:value="17.5" calcext:value-type="float">
            <text:p>17.5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205" calcext:value-type="float">
            <text:p>205</text:p>
          </table:table-cell>
          <table:table-cell table:style-name="ce1" office:value-type="float" office:value="6087.07" calcext:value-type="float">
            <text:p>6087.07</text:p>
          </table:table-cell>
          <table:table-cell table:style-name="ce1" office:value-type="float" office:value="17.49" calcext:value-type="float">
            <text:p>17.49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206" calcext:value-type="float">
            <text:p>206</text:p>
          </table:table-cell>
          <table:table-cell table:style-name="ce1" office:value-type="float" office:value="6082.68" calcext:value-type="float">
            <text:p>6082.68</text:p>
          </table:table-cell>
          <table:table-cell table:style-name="ce1" office:value-type="float" office:value="17.51" calcext:value-type="float">
            <text:p>17.51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207" calcext:value-type="float">
            <text:p>207</text:p>
          </table:table-cell>
          <table:table-cell table:style-name="ce1" office:value-type="float" office:value="6078.36" calcext:value-type="float">
            <text:p>6078.36</text:p>
          </table:table-cell>
          <table:table-cell table:style-name="ce1" office:value-type="float" office:value="17.5" calcext:value-type="float">
            <text:p>17.5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208" calcext:value-type="float">
            <text:p>208</text:p>
          </table:table-cell>
          <table:table-cell table:style-name="ce1" office:value-type="float" office:value="6074.1" calcext:value-type="float">
            <text:p>6074.1</text:p>
          </table:table-cell>
          <table:table-cell table:style-name="ce1" office:value-type="float" office:value="17.49" calcext:value-type="float">
            <text:p>17.49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209" calcext:value-type="float">
            <text:p>209</text:p>
          </table:table-cell>
          <table:table-cell table:style-name="ce1" office:value-type="float" office:value="6070.04" calcext:value-type="float">
            <text:p>6070.04</text:p>
          </table:table-cell>
          <table:table-cell table:style-name="ce1" office:value-type="float" office:value="17.5" calcext:value-type="float">
            <text:p>17.5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210" calcext:value-type="float">
            <text:p>210</text:p>
          </table:table-cell>
          <table:table-cell table:style-name="ce1" office:value-type="float" office:value="6065.89" calcext:value-type="float">
            <text:p>6065.89</text:p>
          </table:table-cell>
          <table:table-cell table:style-name="ce1" office:value-type="float" office:value="17.53" calcext:value-type="float">
            <text:p>17.53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211" calcext:value-type="float">
            <text:p>211</text:p>
          </table:table-cell>
          <table:table-cell table:style-name="ce1" office:value-type="float" office:value="6061.57" calcext:value-type="float">
            <text:p>6061.57</text:p>
          </table:table-cell>
          <table:table-cell table:style-name="ce1" office:value-type="float" office:value="17.54" calcext:value-type="float">
            <text:p>17.54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212" calcext:value-type="float">
            <text:p>212</text:p>
          </table:table-cell>
          <table:table-cell table:style-name="ce1" office:value-type="float" office:value="6057.2" calcext:value-type="float">
            <text:p>6057.2</text:p>
          </table:table-cell>
          <table:table-cell table:style-name="ce1" office:value-type="float" office:value="17.5" calcext:value-type="float">
            <text:p>17.5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213" calcext:value-type="float">
            <text:p>213</text:p>
          </table:table-cell>
          <table:table-cell table:style-name="ce1" office:value-type="float" office:value="6053.03" calcext:value-type="float">
            <text:p>6053.03</text:p>
          </table:table-cell>
          <table:table-cell table:style-name="ce1" office:value-type="float" office:value="17.4" calcext:value-type="float">
            <text:p>17.4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214" calcext:value-type="float">
            <text:p>214</text:p>
          </table:table-cell>
          <table:table-cell table:style-name="ce1" office:value-type="float" office:value="6048.77" calcext:value-type="float">
            <text:p>6048.77</text:p>
          </table:table-cell>
          <table:table-cell table:style-name="ce1" office:value-type="float" office:value="17.37" calcext:value-type="float">
            <text:p>17.37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215" calcext:value-type="float">
            <text:p>215</text:p>
          </table:table-cell>
          <table:table-cell table:style-name="ce1" office:value-type="float" office:value="6044.5" calcext:value-type="float">
            <text:p>6044.5</text:p>
          </table:table-cell>
          <table:table-cell table:style-name="ce1" office:value-type="float" office:value="17.32" calcext:value-type="float">
            <text:p>17.32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216" calcext:value-type="float">
            <text:p>216</text:p>
          </table:table-cell>
          <table:table-cell table:style-name="ce1" office:value-type="float" office:value="6040.2" calcext:value-type="float">
            <text:p>6040.2</text:p>
          </table:table-cell>
          <table:table-cell table:style-name="ce1" office:value-type="float" office:value="17.32" calcext:value-type="float">
            <text:p>17.32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217" calcext:value-type="float">
            <text:p>217</text:p>
          </table:table-cell>
          <table:table-cell table:style-name="ce1" office:value-type="float" office:value="6036.06" calcext:value-type="float">
            <text:p>6036.06</text:p>
          </table:table-cell>
          <table:table-cell table:style-name="ce1" office:value-type="float" office:value="17.38" calcext:value-type="float">
            <text:p>17.38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218" calcext:value-type="float">
            <text:p>218</text:p>
          </table:table-cell>
          <table:table-cell table:style-name="ce1" office:value-type="float" office:value="6032.91" calcext:value-type="float">
            <text:p>6032.91</text:p>
          </table:table-cell>
          <table:table-cell table:style-name="ce1" office:value-type="float" office:value="17.4" calcext:value-type="float">
            <text:p>17.4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219" calcext:value-type="float">
            <text:p>219</text:p>
          </table:table-cell>
          <table:table-cell table:style-name="ce1" office:value-type="float" office:value="6028.97" calcext:value-type="float">
            <text:p>6028.97</text:p>
          </table:table-cell>
          <table:table-cell table:style-name="ce1" office:value-type="float" office:value="17.43" calcext:value-type="float">
            <text:p>17.43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220" calcext:value-type="float">
            <text:p>220</text:p>
          </table:table-cell>
          <table:table-cell table:style-name="ce1" office:value-type="float" office:value="6025.02" calcext:value-type="float">
            <text:p>6025.02</text:p>
          </table:table-cell>
          <table:table-cell table:style-name="ce1" office:value-type="float" office:value="17.46" calcext:value-type="float">
            <text:p>17.46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221" calcext:value-type="float">
            <text:p>221</text:p>
          </table:table-cell>
          <table:table-cell table:style-name="ce1" office:value-type="float" office:value="6021.09" calcext:value-type="float">
            <text:p>6021.09</text:p>
          </table:table-cell>
          <table:table-cell table:style-name="ce1" office:value-type="float" office:value="17.59" calcext:value-type="float">
            <text:p>17.59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222" calcext:value-type="float">
            <text:p>222</text:p>
          </table:table-cell>
          <table:table-cell table:style-name="ce1" office:value-type="float" office:value="6017.2" calcext:value-type="float">
            <text:p>6017.2</text:p>
          </table:table-cell>
          <table:table-cell table:style-name="ce1" office:value-type="float" office:value="17.58" calcext:value-type="float">
            <text:p>17.58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223" calcext:value-type="float">
            <text:p>223</text:p>
          </table:table-cell>
          <table:table-cell table:style-name="ce1" office:value-type="float" office:value="6013.4" calcext:value-type="float">
            <text:p>6013.4</text:p>
          </table:table-cell>
          <table:table-cell table:style-name="ce1" office:value-type="float" office:value="17.57" calcext:value-type="float">
            <text:p>17.57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224" calcext:value-type="float">
            <text:p>224</text:p>
          </table:table-cell>
          <table:table-cell table:style-name="ce1" office:value-type="float" office:value="6009.41" calcext:value-type="float">
            <text:p>6009.41</text:p>
          </table:table-cell>
          <table:table-cell table:style-name="ce1" office:value-type="float" office:value="17.52" calcext:value-type="float">
            <text:p>17.52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225" calcext:value-type="float">
            <text:p>225</text:p>
          </table:table-cell>
          <table:table-cell table:style-name="ce1" office:value-type="float" office:value="6005.53" calcext:value-type="float">
            <text:p>6005.53</text:p>
          </table:table-cell>
          <table:table-cell table:style-name="ce1" office:value-type="float" office:value="17.51" calcext:value-type="float">
            <text:p>17.51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226" calcext:value-type="float">
            <text:p>226</text:p>
          </table:table-cell>
          <table:table-cell table:style-name="ce1" office:value-type="float" office:value="6001.63" calcext:value-type="float">
            <text:p>6001.63</text:p>
          </table:table-cell>
          <table:table-cell table:style-name="ce1" office:value-type="float" office:value="17.48" calcext:value-type="float">
            <text:p>17.48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227" calcext:value-type="float">
            <text:p>227</text:p>
          </table:table-cell>
          <table:table-cell table:style-name="ce1" office:value-type="float" office:value="5997.77" calcext:value-type="float">
            <text:p>5997.77</text:p>
          </table:table-cell>
          <table:table-cell table:style-name="ce1" office:value-type="float" office:value="17.53" calcext:value-type="float">
            <text:p>17.53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228" calcext:value-type="float">
            <text:p>228</text:p>
          </table:table-cell>
          <table:table-cell table:style-name="ce1" office:value-type="float" office:value="5993.93" calcext:value-type="float">
            <text:p>5993.93</text:p>
          </table:table-cell>
          <table:table-cell table:style-name="ce1" office:value-type="float" office:value="17.56" calcext:value-type="float">
            <text:p>17.56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229" calcext:value-type="float">
            <text:p>229</text:p>
          </table:table-cell>
          <table:table-cell table:style-name="ce1" office:value-type="float" office:value="5990.18" calcext:value-type="float">
            <text:p>5990.18</text:p>
          </table:table-cell>
          <table:table-cell table:style-name="ce1" office:value-type="float" office:value="17.58" calcext:value-type="float">
            <text:p>17.58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230" calcext:value-type="float">
            <text:p>230</text:p>
          </table:table-cell>
          <table:table-cell table:style-name="ce1" office:value-type="float" office:value="5986.5" calcext:value-type="float">
            <text:p>5986.5</text:p>
          </table:table-cell>
          <table:table-cell table:style-name="ce1" office:value-type="float" office:value="17.54" calcext:value-type="float">
            <text:p>17.54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231" calcext:value-type="float">
            <text:p>231</text:p>
          </table:table-cell>
          <table:table-cell table:style-name="ce1" office:value-type="float" office:value="5982.86" calcext:value-type="float">
            <text:p>5982.86</text:p>
          </table:table-cell>
          <table:table-cell table:style-name="ce1" office:value-type="float" office:value="17.53" calcext:value-type="float">
            <text:p>17.53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232" calcext:value-type="float">
            <text:p>232</text:p>
          </table:table-cell>
          <table:table-cell table:style-name="ce1" office:value-type="float" office:value="5979.1" calcext:value-type="float">
            <text:p>5979.1</text:p>
          </table:table-cell>
          <table:table-cell table:style-name="ce1" office:value-type="float" office:value="17.53" calcext:value-type="float">
            <text:p>17.53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233" calcext:value-type="float">
            <text:p>233</text:p>
          </table:table-cell>
          <table:table-cell table:style-name="ce1" office:value-type="float" office:value="5975.42" calcext:value-type="float">
            <text:p>5975.42</text:p>
          </table:table-cell>
          <table:table-cell table:style-name="ce1" office:value-type="float" office:value="17.52" calcext:value-type="float">
            <text:p>17.52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234" calcext:value-type="float">
            <text:p>234</text:p>
          </table:table-cell>
          <table:table-cell table:style-name="ce1" office:value-type="float" office:value="5971.69" calcext:value-type="float">
            <text:p>5971.69</text:p>
          </table:table-cell>
          <table:table-cell table:style-name="ce1" office:value-type="float" office:value="17.5" calcext:value-type="float">
            <text:p>17.5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235" calcext:value-type="float">
            <text:p>235</text:p>
          </table:table-cell>
          <table:table-cell table:style-name="ce1" office:value-type="float" office:value="5968.02" calcext:value-type="float">
            <text:p>5968.02</text:p>
          </table:table-cell>
          <table:table-cell table:style-name="ce1" office:value-type="float" office:value="17.52" calcext:value-type="float">
            <text:p>17.52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236" calcext:value-type="float">
            <text:p>236</text:p>
          </table:table-cell>
          <table:table-cell table:style-name="ce1" office:value-type="float" office:value="5964.41" calcext:value-type="float">
            <text:p>5964.41</text:p>
          </table:table-cell>
          <table:table-cell table:style-name="ce1" office:value-type="float" office:value="17.52" calcext:value-type="float">
            <text:p>17.52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237" calcext:value-type="float">
            <text:p>237</text:p>
          </table:table-cell>
          <table:table-cell table:style-name="ce1" office:value-type="float" office:value="5960.84" calcext:value-type="float">
            <text:p>5960.84</text:p>
          </table:table-cell>
          <table:table-cell table:style-name="ce1" office:value-type="float" office:value="17.51" calcext:value-type="float">
            <text:p>17.51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238" calcext:value-type="float">
            <text:p>238</text:p>
          </table:table-cell>
          <table:table-cell table:style-name="ce1" office:value-type="float" office:value="5957.24" calcext:value-type="float">
            <text:p>5957.24</text:p>
          </table:table-cell>
          <table:table-cell table:style-name="ce1" office:value-type="float" office:value="17.42" calcext:value-type="float">
            <text:p>17.42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239" calcext:value-type="float">
            <text:p>239</text:p>
          </table:table-cell>
          <table:table-cell table:style-name="ce1" office:value-type="float" office:value="5953.68" calcext:value-type="float">
            <text:p>5953.68</text:p>
          </table:table-cell>
          <table:table-cell table:style-name="ce1" office:value-type="float" office:value="17.38" calcext:value-type="float">
            <text:p>17.38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240" calcext:value-type="float">
            <text:p>240</text:p>
          </table:table-cell>
          <table:table-cell table:style-name="ce1" office:value-type="float" office:value="5950.44" calcext:value-type="float">
            <text:p>5950.44</text:p>
          </table:table-cell>
          <table:table-cell table:style-name="ce1" office:value-type="float" office:value="17.36" calcext:value-type="float">
            <text:p>17.36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241" calcext:value-type="float">
            <text:p>241</text:p>
          </table:table-cell>
          <table:table-cell table:style-name="ce1" office:value-type="float" office:value="5946.97" calcext:value-type="float">
            <text:p>5946.97</text:p>
          </table:table-cell>
          <table:table-cell table:style-name="ce1" office:value-type="float" office:value="17.38" calcext:value-type="float">
            <text:p>17.38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242" calcext:value-type="float">
            <text:p>242</text:p>
          </table:table-cell>
          <table:table-cell table:style-name="ce1" office:value-type="float" office:value="5943.57" calcext:value-type="float">
            <text:p>5943.57</text:p>
          </table:table-cell>
          <table:table-cell table:style-name="ce1" office:value-type="float" office:value="17.37" calcext:value-type="float">
            <text:p>17.37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243" calcext:value-type="float">
            <text:p>243</text:p>
          </table:table-cell>
          <table:table-cell table:style-name="ce1" office:value-type="float" office:value="5940.2" calcext:value-type="float">
            <text:p>5940.2</text:p>
          </table:table-cell>
          <table:table-cell table:style-name="ce1" office:value-type="float" office:value="17.43" calcext:value-type="float">
            <text:p>17.43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244" calcext:value-type="float">
            <text:p>244</text:p>
          </table:table-cell>
          <table:table-cell table:style-name="ce1" office:value-type="float" office:value="5936.79" calcext:value-type="float">
            <text:p>5936.79</text:p>
          </table:table-cell>
          <table:table-cell table:style-name="ce1" office:value-type="float" office:value="17.48" calcext:value-type="float">
            <text:p>17.48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245" calcext:value-type="float">
            <text:p>245</text:p>
          </table:table-cell>
          <table:table-cell table:style-name="ce1" office:value-type="float" office:value="5933.76" calcext:value-type="float">
            <text:p>5933.76</text:p>
          </table:table-cell>
          <table:table-cell table:style-name="ce1" office:value-type="float" office:value="17.52" calcext:value-type="float">
            <text:p>17.52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246" calcext:value-type="float">
            <text:p>246</text:p>
          </table:table-cell>
          <table:table-cell table:style-name="ce1" office:value-type="float" office:value="5930.45" calcext:value-type="float">
            <text:p>5930.45</text:p>
          </table:table-cell>
          <table:table-cell table:style-name="ce1" office:value-type="float" office:value="17.56" calcext:value-type="float">
            <text:p>17.56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247" calcext:value-type="float">
            <text:p>247</text:p>
          </table:table-cell>
          <table:table-cell table:style-name="ce1" office:value-type="float" office:value="5927.18" calcext:value-type="float">
            <text:p>5927.18</text:p>
          </table:table-cell>
          <table:table-cell table:style-name="ce1" office:value-type="float" office:value="17.54" calcext:value-type="float">
            <text:p>17.54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248" calcext:value-type="float">
            <text:p>248</text:p>
          </table:table-cell>
          <table:table-cell table:style-name="ce1" office:value-type="float" office:value="5923.77" calcext:value-type="float">
            <text:p>5923.77</text:p>
          </table:table-cell>
          <table:table-cell table:style-name="ce1" office:value-type="float" office:value="17.49" calcext:value-type="float">
            <text:p>17.49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249" calcext:value-type="float">
            <text:p>249</text:p>
          </table:table-cell>
          <table:table-cell table:style-name="ce1" office:value-type="float" office:value="5920.5" calcext:value-type="float">
            <text:p>5920.5</text:p>
          </table:table-cell>
          <table:table-cell table:style-name="ce1" office:value-type="float" office:value="17.5" calcext:value-type="float">
            <text:p>17.5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250" calcext:value-type="float">
            <text:p>250</text:p>
          </table:table-cell>
          <table:table-cell table:style-name="ce1" office:value-type="float" office:value="5917.09" calcext:value-type="float">
            <text:p>5917.09</text:p>
          </table:table-cell>
          <table:table-cell table:style-name="ce1" office:value-type="float" office:value="17.57" calcext:value-type="float">
            <text:p>17.57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251" calcext:value-type="float">
            <text:p>251</text:p>
          </table:table-cell>
          <table:table-cell table:style-name="ce1" office:value-type="float" office:value="5913.77" calcext:value-type="float">
            <text:p>5913.77</text:p>
          </table:table-cell>
          <table:table-cell table:style-name="ce1" office:value-type="float" office:value="17.53" calcext:value-type="float">
            <text:p>17.53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252" calcext:value-type="float">
            <text:p>252</text:p>
          </table:table-cell>
          <table:table-cell table:style-name="ce1" office:value-type="float" office:value="5910.64" calcext:value-type="float">
            <text:p>5910.64</text:p>
          </table:table-cell>
          <table:table-cell table:style-name="ce1" office:value-type="float" office:value="17.52" calcext:value-type="float">
            <text:p>17.52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253" calcext:value-type="float">
            <text:p>253</text:p>
          </table:table-cell>
          <table:table-cell table:style-name="ce1" office:value-type="float" office:value="5907.31" calcext:value-type="float">
            <text:p>5907.31</text:p>
          </table:table-cell>
          <table:table-cell table:style-name="ce1" office:value-type="float" office:value="17.6" calcext:value-type="float">
            <text:p>17.6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254" calcext:value-type="float">
            <text:p>254</text:p>
          </table:table-cell>
          <table:table-cell table:style-name="ce1" office:value-type="float" office:value="5904.05" calcext:value-type="float">
            <text:p>5904.05</text:p>
          </table:table-cell>
          <table:table-cell table:style-name="ce1" office:value-type="float" office:value="17.59" calcext:value-type="float">
            <text:p>17.59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255" calcext:value-type="float">
            <text:p>255</text:p>
          </table:table-cell>
          <table:table-cell table:style-name="ce1" office:value-type="float" office:value="5900.87" calcext:value-type="float">
            <text:p>5900.87</text:p>
          </table:table-cell>
          <table:table-cell table:style-name="ce1" office:value-type="float" office:value="17.54" calcext:value-type="float">
            <text:p>17.54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256" calcext:value-type="float">
            <text:p>256</text:p>
          </table:table-cell>
          <table:table-cell table:style-name="ce1" office:value-type="float" office:value="5897.72" calcext:value-type="float">
            <text:p>5897.72</text:p>
          </table:table-cell>
          <table:table-cell table:style-name="ce1" office:value-type="float" office:value="17.52" calcext:value-type="float">
            <text:p>17.52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257" calcext:value-type="float">
            <text:p>257</text:p>
          </table:table-cell>
          <table:table-cell table:style-name="ce1" office:value-type="float" office:value="5894.57" calcext:value-type="float">
            <text:p>5894.57</text:p>
          </table:table-cell>
          <table:table-cell table:style-name="ce1" office:value-type="float" office:value="17.52" calcext:value-type="float">
            <text:p>17.52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258" calcext:value-type="float">
            <text:p>258</text:p>
          </table:table-cell>
          <table:table-cell table:style-name="ce1" office:value-type="float" office:value="5891.42" calcext:value-type="float">
            <text:p>5891.42</text:p>
          </table:table-cell>
          <table:table-cell table:style-name="ce1" office:value-type="float" office:value="17.43" calcext:value-type="float">
            <text:p>17.43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259" calcext:value-type="float">
            <text:p>259</text:p>
          </table:table-cell>
          <table:table-cell table:style-name="ce1" office:value-type="float" office:value="5888.27" calcext:value-type="float">
            <text:p>5888.27</text:p>
          </table:table-cell>
          <table:table-cell table:style-name="ce1" office:value-type="float" office:value="17.37" calcext:value-type="float">
            <text:p>17.37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260" calcext:value-type="float">
            <text:p>260</text:p>
          </table:table-cell>
          <table:table-cell table:style-name="ce1" office:value-type="float" office:value="5885.32" calcext:value-type="float">
            <text:p>5885.32</text:p>
          </table:table-cell>
          <table:table-cell table:style-name="ce1" office:value-type="float" office:value="17.35" calcext:value-type="float">
            <text:p>17.35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261" calcext:value-type="float">
            <text:p>261</text:p>
          </table:table-cell>
          <table:table-cell table:style-name="ce1" office:value-type="float" office:value="5882.28" calcext:value-type="float">
            <text:p>5882.28</text:p>
          </table:table-cell>
          <table:table-cell table:style-name="ce1" office:value-type="float" office:value="17.35" calcext:value-type="float">
            <text:p>17.35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262" calcext:value-type="float">
            <text:p>262</text:p>
          </table:table-cell>
          <table:table-cell table:style-name="ce1" office:value-type="float" office:value="5879.35" calcext:value-type="float">
            <text:p>5879.35</text:p>
          </table:table-cell>
          <table:table-cell table:style-name="ce1" office:value-type="float" office:value="17.4" calcext:value-type="float">
            <text:p>17.4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263" calcext:value-type="float">
            <text:p>263</text:p>
          </table:table-cell>
          <table:table-cell table:style-name="ce1" office:value-type="float" office:value="5876.26" calcext:value-type="float">
            <text:p>5876.26</text:p>
          </table:table-cell>
          <table:table-cell table:style-name="ce1" office:value-type="float" office:value="17.39" calcext:value-type="float">
            <text:p>17.39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264" calcext:value-type="float">
            <text:p>264</text:p>
          </table:table-cell>
          <table:table-cell table:style-name="ce1" office:value-type="float" office:value="5873.41" calcext:value-type="float">
            <text:p>5873.41</text:p>
          </table:table-cell>
          <table:table-cell table:style-name="ce1" office:value-type="float" office:value="17.44" calcext:value-type="float">
            <text:p>17.44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265" calcext:value-type="float">
            <text:p>265</text:p>
          </table:table-cell>
          <table:table-cell table:style-name="ce1" office:value-type="float" office:value="5870.47" calcext:value-type="float">
            <text:p>5870.47</text:p>
          </table:table-cell>
          <table:table-cell table:style-name="ce1" office:value-type="float" office:value="17.46" calcext:value-type="float">
            <text:p>17.46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266" calcext:value-type="float">
            <text:p>266</text:p>
          </table:table-cell>
          <table:table-cell table:style-name="ce1" office:value-type="float" office:value="5867.52" calcext:value-type="float">
            <text:p>5867.52</text:p>
          </table:table-cell>
          <table:table-cell table:style-name="ce1" office:value-type="float" office:value="17.58" calcext:value-type="float">
            <text:p>17.58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267" calcext:value-type="float">
            <text:p>267</text:p>
          </table:table-cell>
          <table:table-cell table:style-name="ce1" office:value-type="float" office:value="5864.54" calcext:value-type="float">
            <text:p>5864.54</text:p>
          </table:table-cell>
          <table:table-cell table:style-name="ce1" office:value-type="float" office:value="17.71" calcext:value-type="float">
            <text:p>17.71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268" calcext:value-type="float">
            <text:p>268</text:p>
          </table:table-cell>
          <table:table-cell table:style-name="ce1" office:value-type="float" office:value="5861.72" calcext:value-type="float">
            <text:p>5861.72</text:p>
          </table:table-cell>
          <table:table-cell table:style-name="ce1" office:value-type="float" office:value="17.56" calcext:value-type="float">
            <text:p>17.56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269" calcext:value-type="float">
            <text:p>269</text:p>
          </table:table-cell>
          <table:table-cell table:style-name="ce1" office:value-type="float" office:value="5858.86" calcext:value-type="float">
            <text:p>5858.86</text:p>
          </table:table-cell>
          <table:table-cell table:style-name="ce1" office:value-type="float" office:value="17.59" calcext:value-type="float">
            <text:p>17.59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270" calcext:value-type="float">
            <text:p>270</text:p>
          </table:table-cell>
          <table:table-cell table:style-name="ce1" office:value-type="float" office:value="5856.02" calcext:value-type="float">
            <text:p>5856.02</text:p>
          </table:table-cell>
          <table:table-cell table:style-name="ce1" office:value-type="float" office:value="17.58" calcext:value-type="float">
            <text:p>17.58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271" calcext:value-type="float">
            <text:p>271</text:p>
          </table:table-cell>
          <table:table-cell table:style-name="ce1" office:value-type="float" office:value="5853.1" calcext:value-type="float">
            <text:p>5853.1</text:p>
          </table:table-cell>
          <table:table-cell table:style-name="ce1" office:value-type="float" office:value="17.53" calcext:value-type="float">
            <text:p>17.53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272" calcext:value-type="float">
            <text:p>272</text:p>
          </table:table-cell>
          <table:table-cell table:style-name="ce1" office:value-type="float" office:value="5850.23" calcext:value-type="float">
            <text:p>5850.23</text:p>
          </table:table-cell>
          <table:table-cell table:style-name="ce1" office:value-type="float" office:value="17.51" calcext:value-type="float">
            <text:p>17.51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273" calcext:value-type="float">
            <text:p>273</text:p>
          </table:table-cell>
          <table:table-cell table:style-name="ce1" office:value-type="float" office:value="5847.35" calcext:value-type="float">
            <text:p>5847.35</text:p>
          </table:table-cell>
          <table:table-cell table:style-name="ce1" office:value-type="float" office:value="17.49" calcext:value-type="float">
            <text:p>17.49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274" calcext:value-type="float">
            <text:p>274</text:p>
          </table:table-cell>
          <table:table-cell table:style-name="ce1" office:value-type="float" office:value="5844.48" calcext:value-type="float">
            <text:p>5844.48</text:p>
          </table:table-cell>
          <table:table-cell table:style-name="ce1" office:value-type="float" office:value="17.5" calcext:value-type="float">
            <text:p>17.5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275" calcext:value-type="float">
            <text:p>275</text:p>
          </table:table-cell>
          <table:table-cell table:style-name="ce1" office:value-type="float" office:value="5841.6" calcext:value-type="float">
            <text:p>5841.6</text:p>
          </table:table-cell>
          <table:table-cell table:style-name="ce1" office:value-type="float" office:value="17.5" calcext:value-type="float">
            <text:p>17.5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276" calcext:value-type="float">
            <text:p>276</text:p>
          </table:table-cell>
          <table:table-cell table:style-name="ce1" office:value-type="float" office:value="5838.77" calcext:value-type="float">
            <text:p>5838.77</text:p>
          </table:table-cell>
          <table:table-cell table:style-name="ce1" office:value-type="float" office:value="17.58" calcext:value-type="float">
            <text:p>17.58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277" calcext:value-type="float">
            <text:p>277</text:p>
          </table:table-cell>
          <table:table-cell table:style-name="ce1" office:value-type="float" office:value="5835.97" calcext:value-type="float">
            <text:p>5835.97</text:p>
          </table:table-cell>
          <table:table-cell table:style-name="ce1" office:value-type="float" office:value="17.54" calcext:value-type="float">
            <text:p>17.54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278" calcext:value-type="float">
            <text:p>278</text:p>
          </table:table-cell>
          <table:table-cell table:style-name="ce1" office:value-type="float" office:value="5833.28" calcext:value-type="float">
            <text:p>5833.28</text:p>
          </table:table-cell>
          <table:table-cell table:style-name="ce1" office:value-type="float" office:value="17.52" calcext:value-type="float">
            <text:p>17.52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279" calcext:value-type="float">
            <text:p>279</text:p>
          </table:table-cell>
          <table:table-cell table:style-name="ce1" office:value-type="float" office:value="5830.65" calcext:value-type="float">
            <text:p>5830.65</text:p>
          </table:table-cell>
          <table:table-cell table:style-name="ce1" office:value-type="float" office:value="17.52" calcext:value-type="float">
            <text:p>17.52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280" calcext:value-type="float">
            <text:p>280</text:p>
          </table:table-cell>
          <table:table-cell table:style-name="ce1" office:value-type="float" office:value="5827.88" calcext:value-type="float">
            <text:p>5827.88</text:p>
          </table:table-cell>
          <table:table-cell table:style-name="ce1" office:value-type="float" office:value="17.5" calcext:value-type="float">
            <text:p>17.5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281" calcext:value-type="float">
            <text:p>281</text:p>
          </table:table-cell>
          <table:table-cell table:style-name="ce1" office:value-type="float" office:value="5825.19" calcext:value-type="float">
            <text:p>5825.19</text:p>
          </table:table-cell>
          <table:table-cell table:style-name="ce1" office:value-type="float" office:value="17.53" calcext:value-type="float">
            <text:p>17.53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282" calcext:value-type="float">
            <text:p>282</text:p>
          </table:table-cell>
          <table:table-cell table:style-name="ce1" office:value-type="float" office:value="5822.64" calcext:value-type="float">
            <text:p>5822.64</text:p>
          </table:table-cell>
          <table:table-cell table:style-name="ce1" office:value-type="float" office:value="17.51" calcext:value-type="float">
            <text:p>17.51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283" calcext:value-type="float">
            <text:p>283</text:p>
          </table:table-cell>
          <table:table-cell table:style-name="ce1" office:value-type="float" office:value="5820.07" calcext:value-type="float">
            <text:p>5820.07</text:p>
          </table:table-cell>
          <table:table-cell table:style-name="ce1" office:value-type="float" office:value="17.54" calcext:value-type="float">
            <text:p>17.54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284" calcext:value-type="float">
            <text:p>284</text:p>
          </table:table-cell>
          <table:table-cell table:style-name="ce1" office:value-type="float" office:value="5817.53" calcext:value-type="float">
            <text:p>5817.53</text:p>
          </table:table-cell>
          <table:table-cell table:style-name="ce1" office:value-type="float" office:value="17.43" calcext:value-type="float">
            <text:p>17.43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285" calcext:value-type="float">
            <text:p>285</text:p>
          </table:table-cell>
          <table:table-cell table:style-name="ce1" office:value-type="float" office:value="5815.04" calcext:value-type="float">
            <text:p>5815.04</text:p>
          </table:table-cell>
          <table:table-cell table:style-name="ce1" office:value-type="float" office:value="17.39" calcext:value-type="float">
            <text:p>17.39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286" calcext:value-type="float">
            <text:p>286</text:p>
          </table:table-cell>
          <table:table-cell table:style-name="ce1" office:value-type="float" office:value="5812.47" calcext:value-type="float">
            <text:p>5812.47</text:p>
          </table:table-cell>
          <table:table-cell table:style-name="ce1" office:value-type="float" office:value="17.37" calcext:value-type="float">
            <text:p>17.37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287" calcext:value-type="float">
            <text:p>287</text:p>
          </table:table-cell>
          <table:table-cell table:style-name="ce1" office:value-type="float" office:value="5809.92" calcext:value-type="float">
            <text:p>5809.92</text:p>
          </table:table-cell>
          <table:table-cell table:style-name="ce1" office:value-type="float" office:value="17.38" calcext:value-type="float">
            <text:p>17.38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288" calcext:value-type="float">
            <text:p>288</text:p>
          </table:table-cell>
          <table:table-cell table:style-name="ce1" office:value-type="float" office:value="5807.32" calcext:value-type="float">
            <text:p>5807.32</text:p>
          </table:table-cell>
          <table:table-cell table:style-name="ce1" office:value-type="float" office:value="17.38" calcext:value-type="float">
            <text:p>17.38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289" calcext:value-type="float">
            <text:p>289</text:p>
          </table:table-cell>
          <table:table-cell table:style-name="ce1" office:value-type="float" office:value="5804.64" calcext:value-type="float">
            <text:p>5804.64</text:p>
          </table:table-cell>
          <table:table-cell table:style-name="ce1" office:value-type="float" office:value="17.43" calcext:value-type="float">
            <text:p>17.43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290" calcext:value-type="float">
            <text:p>290</text:p>
          </table:table-cell>
          <table:table-cell table:style-name="ce1" office:value-type="float" office:value="5802.03" calcext:value-type="float">
            <text:p>5802.03</text:p>
          </table:table-cell>
          <table:table-cell table:style-name="ce1" office:value-type="float" office:value="17.45" calcext:value-type="float">
            <text:p>17.45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291" calcext:value-type="float">
            <text:p>291</text:p>
          </table:table-cell>
          <table:table-cell table:style-name="ce1" office:value-type="float" office:value="5799.43" calcext:value-type="float">
            <text:p>5799.43</text:p>
          </table:table-cell>
          <table:table-cell table:style-name="ce1" office:value-type="float" office:value="17.46" calcext:value-type="float">
            <text:p>17.46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292" calcext:value-type="float">
            <text:p>292</text:p>
          </table:table-cell>
          <table:table-cell table:style-name="ce1" office:value-type="float" office:value="5796.86" calcext:value-type="float">
            <text:p>5796.86</text:p>
          </table:table-cell>
          <table:table-cell table:style-name="ce1" office:value-type="float" office:value="17.58" calcext:value-type="float">
            <text:p>17.58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293" calcext:value-type="float">
            <text:p>293</text:p>
          </table:table-cell>
          <table:table-cell table:style-name="ce1" office:value-type="float" office:value="5794.36" calcext:value-type="float">
            <text:p>5794.36</text:p>
          </table:table-cell>
          <table:table-cell table:style-name="ce1" office:value-type="float" office:value="17.62" calcext:value-type="float">
            <text:p>17.62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294" calcext:value-type="float">
            <text:p>294</text:p>
          </table:table-cell>
          <table:table-cell table:style-name="ce1" office:value-type="float" office:value="5791.83" calcext:value-type="float">
            <text:p>5791.83</text:p>
          </table:table-cell>
          <table:table-cell table:style-name="ce1" office:value-type="float" office:value="17.57" calcext:value-type="float">
            <text:p>17.57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295" calcext:value-type="float">
            <text:p>295</text:p>
          </table:table-cell>
          <table:table-cell table:style-name="ce1" office:value-type="float" office:value="5789.36" calcext:value-type="float">
            <text:p>5789.36</text:p>
          </table:table-cell>
          <table:table-cell table:style-name="ce1" office:value-type="float" office:value="17.56" calcext:value-type="float">
            <text:p>17.56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296" calcext:value-type="float">
            <text:p>296</text:p>
          </table:table-cell>
          <table:table-cell table:style-name="ce1" office:value-type="float" office:value="5786.83" calcext:value-type="float">
            <text:p>5786.83</text:p>
          </table:table-cell>
          <table:table-cell table:style-name="ce1" office:value-type="float" office:value="17.53" calcext:value-type="float">
            <text:p>17.53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297" calcext:value-type="float">
            <text:p>297</text:p>
          </table:table-cell>
          <table:table-cell table:style-name="ce1" office:value-type="float" office:value="5784.32" calcext:value-type="float">
            <text:p>5784.32</text:p>
          </table:table-cell>
          <table:table-cell table:style-name="ce1" office:value-type="float" office:value="17.52" calcext:value-type="float">
            <text:p>17.52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298" calcext:value-type="float">
            <text:p>298</text:p>
          </table:table-cell>
          <table:table-cell table:style-name="ce1" office:value-type="float" office:value="5781.88" calcext:value-type="float">
            <text:p>5781.88</text:p>
          </table:table-cell>
          <table:table-cell table:style-name="ce1" office:value-type="float" office:value="17.51" calcext:value-type="float">
            <text:p>17.51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299" calcext:value-type="float">
            <text:p>299</text:p>
          </table:table-cell>
          <table:table-cell table:style-name="ce1" office:value-type="float" office:value="5779.42" calcext:value-type="float">
            <text:p>5779.42</text:p>
          </table:table-cell>
          <table:table-cell table:style-name="ce1" office:value-type="float" office:value="17.53" calcext:value-type="float">
            <text:p>17.53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300" calcext:value-type="float">
            <text:p>300</text:p>
          </table:table-cell>
          <table:table-cell table:style-name="ce1" office:value-type="float" office:value="5777" calcext:value-type="float">
            <text:p>5777</text:p>
          </table:table-cell>
          <table:table-cell table:style-name="ce1" office:value-type="float" office:value="17.53" calcext:value-type="float">
            <text:p>17.53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301" calcext:value-type="float">
            <text:p>301</text:p>
          </table:table-cell>
          <table:table-cell table:style-name="ce1" office:value-type="float" office:value="5774.65" calcext:value-type="float">
            <text:p>5774.65</text:p>
          </table:table-cell>
          <table:table-cell table:style-name="ce1" office:value-type="float" office:value="17.51" calcext:value-type="float">
            <text:p>17.51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302" calcext:value-type="float">
            <text:p>302</text:p>
          </table:table-cell>
          <table:table-cell table:style-name="ce1" office:value-type="float" office:value="5772.19" calcext:value-type="float">
            <text:p>5772.19</text:p>
          </table:table-cell>
          <table:table-cell table:style-name="ce1" office:value-type="float" office:value="17.53" calcext:value-type="float">
            <text:p>17.53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303" calcext:value-type="float">
            <text:p>303</text:p>
          </table:table-cell>
          <table:table-cell table:style-name="ce1" office:value-type="float" office:value="5769.69" calcext:value-type="float">
            <text:p>5769.69</text:p>
          </table:table-cell>
          <table:table-cell table:style-name="ce1" office:value-type="float" office:value="17.54" calcext:value-type="float">
            <text:p>17.54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304" calcext:value-type="float">
            <text:p>304</text:p>
          </table:table-cell>
          <table:table-cell table:style-name="ce1" office:value-type="float" office:value="5767.23" calcext:value-type="float">
            <text:p>5767.23</text:p>
          </table:table-cell>
          <table:table-cell table:style-name="ce1" office:value-type="float" office:value="17.54" calcext:value-type="float">
            <text:p>17.54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305" calcext:value-type="float">
            <text:p>305</text:p>
          </table:table-cell>
          <table:table-cell table:style-name="ce1" office:value-type="float" office:value="5764.77" calcext:value-type="float">
            <text:p>5764.77</text:p>
          </table:table-cell>
          <table:table-cell table:style-name="ce1" office:value-type="float" office:value="17.52" calcext:value-type="float">
            <text:p>17.52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306" calcext:value-type="float">
            <text:p>306</text:p>
          </table:table-cell>
          <table:table-cell table:style-name="ce1" office:value-type="float" office:value="5762.28" calcext:value-type="float">
            <text:p>5762.28</text:p>
          </table:table-cell>
          <table:table-cell table:style-name="ce1" office:value-type="float" office:value="17.51" calcext:value-type="float">
            <text:p>17.51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307" calcext:value-type="float">
            <text:p>307</text:p>
          </table:table-cell>
          <table:table-cell table:style-name="ce1" office:value-type="float" office:value="5759.85" calcext:value-type="float">
            <text:p>5759.85</text:p>
          </table:table-cell>
          <table:table-cell table:style-name="ce1" office:value-type="float" office:value="17.49" calcext:value-type="float">
            <text:p>17.49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308" calcext:value-type="float">
            <text:p>308</text:p>
          </table:table-cell>
          <table:table-cell table:style-name="ce1" office:value-type="float" office:value="5757.45" calcext:value-type="float">
            <text:p>5757.45</text:p>
          </table:table-cell>
          <table:table-cell table:style-name="ce1" office:value-type="float" office:value="17.52" calcext:value-type="float">
            <text:p>17.52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309" calcext:value-type="float">
            <text:p>309</text:p>
          </table:table-cell>
          <table:table-cell table:style-name="ce1" office:value-type="float" office:value="5755.22" calcext:value-type="float">
            <text:p>5755.22</text:p>
          </table:table-cell>
          <table:table-cell table:style-name="ce1" office:value-type="float" office:value="17.51" calcext:value-type="float">
            <text:p>17.51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310" calcext:value-type="float">
            <text:p>310</text:p>
          </table:table-cell>
          <table:table-cell table:style-name="ce1" office:value-type="float" office:value="5753.09" calcext:value-type="float">
            <text:p>5753.09</text:p>
          </table:table-cell>
          <table:table-cell table:style-name="ce1" office:value-type="float" office:value="17.5" calcext:value-type="float">
            <text:p>17.5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311" calcext:value-type="float">
            <text:p>311</text:p>
          </table:table-cell>
          <table:table-cell table:style-name="ce1" office:value-type="float" office:value="5750.82" calcext:value-type="float">
            <text:p>5750.82</text:p>
          </table:table-cell>
          <table:table-cell table:style-name="ce1" office:value-type="float" office:value="17.5" calcext:value-type="float">
            <text:p>17.5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312" calcext:value-type="float">
            <text:p>312</text:p>
          </table:table-cell>
          <table:table-cell table:style-name="ce1" office:value-type="float" office:value="5748.48" calcext:value-type="float">
            <text:p>5748.48</text:p>
          </table:table-cell>
          <table:table-cell table:style-name="ce1" office:value-type="float" office:value="17.52" calcext:value-type="float">
            <text:p>17.52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313" calcext:value-type="float">
            <text:p>313</text:p>
          </table:table-cell>
          <table:table-cell table:style-name="ce1" office:value-type="float" office:value="5746.14" calcext:value-type="float">
            <text:p>5746.14</text:p>
          </table:table-cell>
          <table:table-cell table:style-name="ce1" office:value-type="float" office:value="17.54" calcext:value-type="float">
            <text:p>17.54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314" calcext:value-type="float">
            <text:p>314</text:p>
          </table:table-cell>
          <table:table-cell table:style-name="ce1" office:value-type="float" office:value="5743.8" calcext:value-type="float">
            <text:p>5743.8</text:p>
          </table:table-cell>
          <table:table-cell table:style-name="ce1" office:value-type="float" office:value="17.53" calcext:value-type="float">
            <text:p>17.53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315" calcext:value-type="float">
            <text:p>315</text:p>
          </table:table-cell>
          <table:table-cell table:style-name="ce1" office:value-type="float" office:value="5741.5" calcext:value-type="float">
            <text:p>5741.5</text:p>
          </table:table-cell>
          <table:table-cell table:style-name="ce1" office:value-type="float" office:value="17.55" calcext:value-type="float">
            <text:p>17.55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316" calcext:value-type="float">
            <text:p>316</text:p>
          </table:table-cell>
          <table:table-cell table:style-name="ce1" office:value-type="float" office:value="5739.2" calcext:value-type="float">
            <text:p>5739.2</text:p>
          </table:table-cell>
          <table:table-cell table:style-name="ce1" office:value-type="float" office:value="17.57" calcext:value-type="float">
            <text:p>17.57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317" calcext:value-type="float">
            <text:p>317</text:p>
          </table:table-cell>
          <table:table-cell table:style-name="ce1" office:value-type="float" office:value="5736.99" calcext:value-type="float">
            <text:p>5736.99</text:p>
          </table:table-cell>
          <table:table-cell table:style-name="ce1" office:value-type="float" office:value="17.56" calcext:value-type="float">
            <text:p>17.56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318" calcext:value-type="float">
            <text:p>318</text:p>
          </table:table-cell>
          <table:table-cell table:style-name="ce1" office:value-type="float" office:value="5734.82" calcext:value-type="float">
            <text:p>5734.82</text:p>
          </table:table-cell>
          <table:table-cell table:style-name="ce1" office:value-type="float" office:value="17.53" calcext:value-type="float">
            <text:p>17.53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319" calcext:value-type="float">
            <text:p>319</text:p>
          </table:table-cell>
          <table:table-cell table:style-name="ce1" office:value-type="float" office:value="5732.62" calcext:value-type="float">
            <text:p>5732.62</text:p>
          </table:table-cell>
          <table:table-cell table:style-name="ce1" office:value-type="float" office:value="17.52" calcext:value-type="float">
            <text:p>17.52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320" calcext:value-type="float">
            <text:p>320</text:p>
          </table:table-cell>
          <table:table-cell table:style-name="ce1" office:value-type="float" office:value="5730.71" calcext:value-type="float">
            <text:p>5730.71</text:p>
          </table:table-cell>
          <table:table-cell table:style-name="ce1" office:value-type="float" office:value="17.52" calcext:value-type="float">
            <text:p>17.52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321" calcext:value-type="float">
            <text:p>321</text:p>
          </table:table-cell>
          <table:table-cell table:style-name="ce1" office:value-type="float" office:value="5728.84" calcext:value-type="float">
            <text:p>5728.84</text:p>
          </table:table-cell>
          <table:table-cell table:style-name="ce1" office:value-type="float" office:value="17.41" calcext:value-type="float">
            <text:p>17.41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322" calcext:value-type="float">
            <text:p>322</text:p>
          </table:table-cell>
          <table:table-cell table:style-name="ce1" office:value-type="float" office:value="5726.69" calcext:value-type="float">
            <text:p>5726.69</text:p>
          </table:table-cell>
          <table:table-cell table:style-name="ce1" office:value-type="float" office:value="17.37" calcext:value-type="float">
            <text:p>17.37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323" calcext:value-type="float">
            <text:p>323</text:p>
          </table:table-cell>
          <table:table-cell table:style-name="ce1" office:value-type="float" office:value="5724.5" calcext:value-type="float">
            <text:p>5724.5</text:p>
          </table:table-cell>
          <table:table-cell table:style-name="ce1" office:value-type="float" office:value="17.36" calcext:value-type="float">
            <text:p>17.36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324" calcext:value-type="float">
            <text:p>324</text:p>
          </table:table-cell>
          <table:table-cell table:style-name="ce1" office:value-type="float" office:value="5722.31" calcext:value-type="float">
            <text:p>5722.31</text:p>
          </table:table-cell>
          <table:table-cell table:style-name="ce1" office:value-type="float" office:value="17.4" calcext:value-type="float">
            <text:p>17.4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325" calcext:value-type="float">
            <text:p>325</text:p>
          </table:table-cell>
          <table:table-cell table:style-name="ce1" office:value-type="float" office:value="5720.05" calcext:value-type="float">
            <text:p>5720.05</text:p>
          </table:table-cell>
          <table:table-cell table:style-name="ce1" office:value-type="float" office:value="17.43" calcext:value-type="float">
            <text:p>17.43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326" calcext:value-type="float">
            <text:p>326</text:p>
          </table:table-cell>
          <table:table-cell table:style-name="ce1" office:value-type="float" office:value="5717.87" calcext:value-type="float">
            <text:p>5717.87</text:p>
          </table:table-cell>
          <table:table-cell table:style-name="ce1" office:value-type="float" office:value="17.43" calcext:value-type="float">
            <text:p>17.43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327" calcext:value-type="float">
            <text:p>327</text:p>
          </table:table-cell>
          <table:table-cell table:style-name="ce1" office:value-type="float" office:value="5715.71" calcext:value-type="float">
            <text:p>5715.71</text:p>
          </table:table-cell>
          <table:table-cell table:style-name="ce1" office:value-type="float" office:value="17.48" calcext:value-type="float">
            <text:p>17.48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328" calcext:value-type="float">
            <text:p>328</text:p>
          </table:table-cell>
          <table:table-cell table:style-name="ce1" office:value-type="float" office:value="5713.52" calcext:value-type="float">
            <text:p>5713.52</text:p>
          </table:table-cell>
          <table:table-cell table:style-name="ce1" office:value-type="float" office:value="17.54" calcext:value-type="float">
            <text:p>17.54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329" calcext:value-type="float">
            <text:p>329</text:p>
          </table:table-cell>
          <table:table-cell table:style-name="ce1" office:value-type="float" office:value="5711.39" calcext:value-type="float">
            <text:p>5711.39</text:p>
          </table:table-cell>
          <table:table-cell table:style-name="ce1" office:value-type="float" office:value="17.62" calcext:value-type="float">
            <text:p>17.62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330" calcext:value-type="float">
            <text:p>330</text:p>
          </table:table-cell>
          <table:table-cell table:style-name="ce1" office:value-type="float" office:value="5709.28" calcext:value-type="float">
            <text:p>5709.28</text:p>
          </table:table-cell>
          <table:table-cell table:style-name="ce1" office:value-type="float" office:value="17.6" calcext:value-type="float">
            <text:p>17.6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331" calcext:value-type="float">
            <text:p>331</text:p>
          </table:table-cell>
          <table:table-cell table:style-name="ce1" office:value-type="float" office:value="5707.21" calcext:value-type="float">
            <text:p>5707.21</text:p>
          </table:table-cell>
          <table:table-cell table:style-name="ce1" office:value-type="float" office:value="17.58" calcext:value-type="float">
            <text:p>17.58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332" calcext:value-type="float">
            <text:p>332</text:p>
          </table:table-cell>
          <table:table-cell table:style-name="ce1" office:value-type="float" office:value="5705.12" calcext:value-type="float">
            <text:p>5705.12</text:p>
          </table:table-cell>
          <table:table-cell table:style-name="ce1" office:value-type="float" office:value="17.52" calcext:value-type="float">
            <text:p>17.52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333" calcext:value-type="float">
            <text:p>333</text:p>
          </table:table-cell>
          <table:table-cell table:style-name="ce1" office:value-type="float" office:value="5702.99" calcext:value-type="float">
            <text:p>5702.99</text:p>
          </table:table-cell>
          <table:table-cell table:style-name="ce1" office:value-type="float" office:value="17.48" calcext:value-type="float">
            <text:p>17.48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334" calcext:value-type="float">
            <text:p>334</text:p>
          </table:table-cell>
          <table:table-cell table:style-name="ce1" office:value-type="float" office:value="5700.92" calcext:value-type="float">
            <text:p>5700.92</text:p>
          </table:table-cell>
          <table:table-cell table:style-name="ce1" office:value-type="float" office:value="17.42" calcext:value-type="float">
            <text:p>17.42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335" calcext:value-type="float">
            <text:p>335</text:p>
          </table:table-cell>
          <table:table-cell table:style-name="ce1" office:value-type="float" office:value="5699.05" calcext:value-type="float">
            <text:p>5699.05</text:p>
          </table:table-cell>
          <table:table-cell table:style-name="ce1" office:value-type="float" office:value="17.38" calcext:value-type="float">
            <text:p>17.38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336" calcext:value-type="float">
            <text:p>336</text:p>
          </table:table-cell>
          <table:table-cell table:style-name="ce1" office:value-type="float" office:value="5697.01" calcext:value-type="float">
            <text:p>5697.01</text:p>
          </table:table-cell>
          <table:table-cell table:style-name="ce1" office:value-type="float" office:value="17.38" calcext:value-type="float">
            <text:p>17.38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337" calcext:value-type="float">
            <text:p>337</text:p>
          </table:table-cell>
          <table:table-cell table:style-name="ce1" office:value-type="float" office:value="5695.02" calcext:value-type="float">
            <text:p>5695.02</text:p>
          </table:table-cell>
          <table:table-cell table:style-name="ce1" office:value-type="float" office:value="17.41" calcext:value-type="float">
            <text:p>17.41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338" calcext:value-type="float">
            <text:p>338</text:p>
          </table:table-cell>
          <table:table-cell table:style-name="ce1" office:value-type="float" office:value="5693.84" calcext:value-type="float">
            <text:p>5693.84</text:p>
          </table:table-cell>
          <table:table-cell table:style-name="ce1" office:value-type="float" office:value="17.43" calcext:value-type="float">
            <text:p>17.43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339" calcext:value-type="float">
            <text:p>339</text:p>
          </table:table-cell>
          <table:table-cell table:style-name="ce1" office:value-type="float" office:value="5692.06" calcext:value-type="float">
            <text:p>5692.06</text:p>
          </table:table-cell>
          <table:table-cell table:style-name="ce1" office:value-type="float" office:value="17.48" calcext:value-type="float">
            <text:p>17.48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340" calcext:value-type="float">
            <text:p>340</text:p>
          </table:table-cell>
          <table:table-cell table:style-name="ce1" office:value-type="float" office:value="5690.17" calcext:value-type="float">
            <text:p>5690.17</text:p>
          </table:table-cell>
          <table:table-cell table:style-name="ce1" office:value-type="float" office:value="17.55" calcext:value-type="float">
            <text:p>17.55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341" calcext:value-type="float">
            <text:p>341</text:p>
          </table:table-cell>
          <table:table-cell table:style-name="ce1" office:value-type="float" office:value="5688.34" calcext:value-type="float">
            <text:p>5688.34</text:p>
          </table:table-cell>
          <table:table-cell table:style-name="ce1" office:value-type="float" office:value="17.6" calcext:value-type="float">
            <text:p>17.6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342" calcext:value-type="float">
            <text:p>342</text:p>
          </table:table-cell>
          <table:table-cell table:style-name="ce1" office:value-type="float" office:value="5686.38" calcext:value-type="float">
            <text:p>5686.38</text:p>
          </table:table-cell>
          <table:table-cell table:style-name="ce1" office:value-type="float" office:value="17.59" calcext:value-type="float">
            <text:p>17.59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343" calcext:value-type="float">
            <text:p>343</text:p>
          </table:table-cell>
          <table:table-cell table:style-name="ce1" office:value-type="float" office:value="5684.38" calcext:value-type="float">
            <text:p>5684.38</text:p>
          </table:table-cell>
          <table:table-cell table:style-name="ce1" office:value-type="float" office:value="17.6" calcext:value-type="float">
            <text:p>17.6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344" calcext:value-type="float">
            <text:p>344</text:p>
          </table:table-cell>
          <table:table-cell table:style-name="ce1" office:value-type="float" office:value="5682.33" calcext:value-type="float">
            <text:p>5682.33</text:p>
          </table:table-cell>
          <table:table-cell table:style-name="ce1" office:value-type="float" office:value="17.56" calcext:value-type="float">
            <text:p>17.56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345" calcext:value-type="float">
            <text:p>345</text:p>
          </table:table-cell>
          <table:table-cell table:style-name="ce1" office:value-type="float" office:value="5680.28" calcext:value-type="float">
            <text:p>5680.28</text:p>
          </table:table-cell>
          <table:table-cell table:style-name="ce1" office:value-type="float" office:value="17.53" calcext:value-type="float">
            <text:p>17.53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346" calcext:value-type="float">
            <text:p>346</text:p>
          </table:table-cell>
          <table:table-cell table:style-name="ce1" office:value-type="float" office:value="5678.38" calcext:value-type="float">
            <text:p>5678.38</text:p>
          </table:table-cell>
          <table:table-cell table:style-name="ce1" office:value-type="float" office:value="17.57" calcext:value-type="float">
            <text:p>17.57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347" calcext:value-type="float">
            <text:p>347</text:p>
          </table:table-cell>
          <table:table-cell table:style-name="ce1" office:value-type="float" office:value="5677.23" calcext:value-type="float">
            <text:p>5677.23</text:p>
          </table:table-cell>
          <table:table-cell table:style-name="ce1" office:value-type="float" office:value="17.55" calcext:value-type="float">
            <text:p>17.55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348" calcext:value-type="float">
            <text:p>348</text:p>
          </table:table-cell>
          <table:table-cell table:style-name="ce1" office:value-type="float" office:value="5676.8" calcext:value-type="float">
            <text:p>5676.8</text:p>
          </table:table-cell>
          <table:table-cell table:style-name="ce1" office:value-type="float" office:value="17.5" calcext:value-type="float">
            <text:p>17.5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349" calcext:value-type="float">
            <text:p>349</text:p>
          </table:table-cell>
          <table:table-cell table:style-name="ce1" office:value-type="float" office:value="5675.21" calcext:value-type="float">
            <text:p>5675.21</text:p>
          </table:table-cell>
          <table:table-cell table:style-name="ce1" office:value-type="float" office:value="17.44" calcext:value-type="float">
            <text:p>17.44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350" calcext:value-type="float">
            <text:p>350</text:p>
          </table:table-cell>
          <table:table-cell table:style-name="ce1" office:value-type="float" office:value="5673.42" calcext:value-type="float">
            <text:p>5673.42</text:p>
          </table:table-cell>
          <table:table-cell table:style-name="ce1" office:value-type="float" office:value="17.41" calcext:value-type="float">
            <text:p>17.41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351" calcext:value-type="float">
            <text:p>351</text:p>
          </table:table-cell>
          <table:table-cell table:style-name="ce1" office:value-type="float" office:value="5671.52" calcext:value-type="float">
            <text:p>5671.52</text:p>
          </table:table-cell>
          <table:table-cell table:style-name="ce1" office:value-type="float" office:value="17.36" calcext:value-type="float">
            <text:p>17.36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352" calcext:value-type="float">
            <text:p>352</text:p>
          </table:table-cell>
          <table:table-cell table:style-name="ce1" office:value-type="float" office:value="5669.54" calcext:value-type="float">
            <text:p>5669.54</text:p>
          </table:table-cell>
          <table:table-cell table:style-name="ce1" office:value-type="float" office:value="17.42" calcext:value-type="float">
            <text:p>17.42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353" calcext:value-type="float">
            <text:p>353</text:p>
          </table:table-cell>
          <table:table-cell table:style-name="ce1" office:value-type="float" office:value="5667.56" calcext:value-type="float">
            <text:p>5667.56</text:p>
          </table:table-cell>
          <table:table-cell table:style-name="ce1" office:value-type="float" office:value="17.41" calcext:value-type="float">
            <text:p>17.41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354" calcext:value-type="float">
            <text:p>354</text:p>
          </table:table-cell>
          <table:table-cell table:style-name="ce1" office:value-type="float" office:value="5665.57" calcext:value-type="float">
            <text:p>5665.57</text:p>
          </table:table-cell>
          <table:table-cell table:style-name="ce1" office:value-type="float" office:value="17.52" calcext:value-type="float">
            <text:p>17.52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355" calcext:value-type="float">
            <text:p>355</text:p>
          </table:table-cell>
          <table:table-cell table:style-name="ce1" office:value-type="float" office:value="5663.59" calcext:value-type="float">
            <text:p>5663.59</text:p>
          </table:table-cell>
          <table:table-cell table:style-name="ce1" office:value-type="float" office:value="17.61" calcext:value-type="float">
            <text:p>17.61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356" calcext:value-type="float">
            <text:p>356</text:p>
          </table:table-cell>
          <table:table-cell table:style-name="ce1" office:value-type="float" office:value="5661.58" calcext:value-type="float">
            <text:p>5661.58</text:p>
          </table:table-cell>
          <table:table-cell table:style-name="ce1" office:value-type="float" office:value="17.59" calcext:value-type="float">
            <text:p>17.59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357" calcext:value-type="float">
            <text:p>357</text:p>
          </table:table-cell>
          <table:table-cell table:style-name="ce1" office:value-type="float" office:value="5659.61" calcext:value-type="float">
            <text:p>5659.61</text:p>
          </table:table-cell>
          <table:table-cell table:style-name="ce1" office:value-type="float" office:value="17.59" calcext:value-type="float">
            <text:p>17.59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358" calcext:value-type="float">
            <text:p>358</text:p>
          </table:table-cell>
          <table:table-cell table:style-name="ce1" office:value-type="float" office:value="5657.64" calcext:value-type="float">
            <text:p>5657.64</text:p>
          </table:table-cell>
          <table:table-cell table:style-name="ce1" office:value-type="float" office:value="17.57" calcext:value-type="float">
            <text:p>17.57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359" calcext:value-type="float">
            <text:p>359</text:p>
          </table:table-cell>
          <table:table-cell table:style-name="ce1" office:value-type="float" office:value="5655.78" calcext:value-type="float">
            <text:p>5655.78</text:p>
          </table:table-cell>
          <table:table-cell table:style-name="ce1" office:value-type="float" office:value="17.52" calcext:value-type="float">
            <text:p>17.52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360" calcext:value-type="float">
            <text:p>360</text:p>
          </table:table-cell>
          <table:table-cell table:style-name="ce1" office:value-type="float" office:value="5654.07" calcext:value-type="float">
            <text:p>5654.07</text:p>
          </table:table-cell>
          <table:table-cell table:style-name="ce1" office:value-type="float" office:value="17.49" calcext:value-type="float">
            <text:p>17.49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361" calcext:value-type="float">
            <text:p>361</text:p>
          </table:table-cell>
          <table:table-cell table:style-name="ce1" office:value-type="float" office:value="5652.25" calcext:value-type="float">
            <text:p>5652.25</text:p>
          </table:table-cell>
          <table:table-cell table:style-name="ce1" office:value-type="float" office:value="17.52" calcext:value-type="float">
            <text:p>17.52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362" calcext:value-type="float">
            <text:p>362</text:p>
          </table:table-cell>
          <table:table-cell table:style-name="ce1" office:value-type="float" office:value="5650.4" calcext:value-type="float">
            <text:p>5650.4</text:p>
          </table:table-cell>
          <table:table-cell table:style-name="ce1" office:value-type="float" office:value="17.52" calcext:value-type="float">
            <text:p>17.52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363" calcext:value-type="float">
            <text:p>363</text:p>
          </table:table-cell>
          <table:table-cell table:style-name="ce1" office:value-type="float" office:value="5648.58" calcext:value-type="float">
            <text:p>5648.58</text:p>
          </table:table-cell>
          <table:table-cell table:style-name="ce1" office:value-type="float" office:value="17.52" calcext:value-type="float">
            <text:p>17.52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364" calcext:value-type="float">
            <text:p>364</text:p>
          </table:table-cell>
          <table:table-cell table:style-name="ce1" office:value-type="float" office:value="5646.96" calcext:value-type="float">
            <text:p>5646.96</text:p>
          </table:table-cell>
          <table:table-cell table:style-name="ce1" office:value-type="float" office:value="17.51" calcext:value-type="float">
            <text:p>17.51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365" calcext:value-type="float">
            <text:p>365</text:p>
          </table:table-cell>
          <table:table-cell table:style-name="ce1" office:value-type="float" office:value="5645.21" calcext:value-type="float">
            <text:p>5645.21</text:p>
          </table:table-cell>
          <table:table-cell table:style-name="ce1" office:value-type="float" office:value="17.49" calcext:value-type="float">
            <text:p>17.49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366" calcext:value-type="float">
            <text:p>366</text:p>
          </table:table-cell>
          <table:table-cell table:style-name="ce1" office:value-type="float" office:value="5643.56" calcext:value-type="float">
            <text:p>5643.56</text:p>
          </table:table-cell>
          <table:table-cell table:style-name="ce1" office:value-type="float" office:value="17.51" calcext:value-type="float">
            <text:p>17.51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367" calcext:value-type="float">
            <text:p>367</text:p>
          </table:table-cell>
          <table:table-cell table:style-name="ce1" office:value-type="float" office:value="5642.01" calcext:value-type="float">
            <text:p>5642.01</text:p>
          </table:table-cell>
          <table:table-cell table:style-name="ce1" office:value-type="float" office:value="17.49" calcext:value-type="float">
            <text:p>17.49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368" calcext:value-type="float">
            <text:p>368</text:p>
          </table:table-cell>
          <table:table-cell table:style-name="ce1" office:value-type="float" office:value="5640.37" calcext:value-type="float">
            <text:p>5640.37</text:p>
          </table:table-cell>
          <table:table-cell table:style-name="ce1" office:value-type="float" office:value="17.5" calcext:value-type="float">
            <text:p>17.5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369" calcext:value-type="float">
            <text:p>369</text:p>
          </table:table-cell>
          <table:table-cell table:style-name="ce1" office:value-type="float" office:value="5638.61" calcext:value-type="float">
            <text:p>5638.61</text:p>
          </table:table-cell>
          <table:table-cell table:style-name="ce1" office:value-type="float" office:value="17.49" calcext:value-type="float">
            <text:p>17.49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370" calcext:value-type="float">
            <text:p>370</text:p>
          </table:table-cell>
          <table:table-cell table:style-name="ce1" office:value-type="float" office:value="5636.77" calcext:value-type="float">
            <text:p>5636.77</text:p>
          </table:table-cell>
          <table:table-cell table:style-name="ce1" office:value-type="float" office:value="17.51" calcext:value-type="float">
            <text:p>17.51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371" calcext:value-type="float">
            <text:p>371</text:p>
          </table:table-cell>
          <table:table-cell table:style-name="ce1" office:value-type="float" office:value="5634.93" calcext:value-type="float">
            <text:p>5634.93</text:p>
          </table:table-cell>
          <table:table-cell table:style-name="ce1" office:value-type="float" office:value="17.47" calcext:value-type="float">
            <text:p>17.47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372" calcext:value-type="float">
            <text:p>372</text:p>
          </table:table-cell>
          <table:table-cell table:style-name="ce1" office:value-type="float" office:value="5633.12" calcext:value-type="float">
            <text:p>5633.12</text:p>
          </table:table-cell>
          <table:table-cell table:style-name="ce1" office:value-type="float" office:value="17.51" calcext:value-type="float">
            <text:p>17.51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373" calcext:value-type="float">
            <text:p>373</text:p>
          </table:table-cell>
          <table:table-cell table:style-name="ce1" office:value-type="float" office:value="5631.28" calcext:value-type="float">
            <text:p>5631.28</text:p>
          </table:table-cell>
          <table:table-cell table:style-name="ce1" office:value-type="float" office:value="17.51" calcext:value-type="float">
            <text:p>17.51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374" calcext:value-type="float">
            <text:p>374</text:p>
          </table:table-cell>
          <table:table-cell table:style-name="ce1" office:value-type="float" office:value="5629.5" calcext:value-type="float">
            <text:p>5629.5</text:p>
          </table:table-cell>
          <table:table-cell table:style-name="ce1" office:value-type="float" office:value="17.5" calcext:value-type="float">
            <text:p>17.5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375" calcext:value-type="float">
            <text:p>375</text:p>
          </table:table-cell>
          <table:table-cell table:style-name="ce1" office:value-type="float" office:value="5627.74" calcext:value-type="float">
            <text:p>5627.74</text:p>
          </table:table-cell>
          <table:table-cell table:style-name="ce1" office:value-type="float" office:value="17.48" calcext:value-type="float">
            <text:p>17.48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376" calcext:value-type="float">
            <text:p>376</text:p>
          </table:table-cell>
          <table:table-cell table:style-name="ce1" office:value-type="float" office:value="5625.97" calcext:value-type="float">
            <text:p>5625.97</text:p>
          </table:table-cell>
          <table:table-cell table:style-name="ce1" office:value-type="float" office:value="17.43" calcext:value-type="float">
            <text:p>17.43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377" calcext:value-type="float">
            <text:p>377</text:p>
          </table:table-cell>
          <table:table-cell table:style-name="ce1" office:value-type="float" office:value="5624.29" calcext:value-type="float">
            <text:p>5624.29</text:p>
          </table:table-cell>
          <table:table-cell table:style-name="ce1" office:value-type="float" office:value="17.37" calcext:value-type="float">
            <text:p>17.37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378" calcext:value-type="float">
            <text:p>378</text:p>
          </table:table-cell>
          <table:table-cell table:style-name="ce1" office:value-type="float" office:value="5622.63" calcext:value-type="float">
            <text:p>5622.63</text:p>
          </table:table-cell>
          <table:table-cell table:style-name="ce1" office:value-type="float" office:value="17.36" calcext:value-type="float">
            <text:p>17.36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379" calcext:value-type="float">
            <text:p>379</text:p>
          </table:table-cell>
          <table:table-cell table:style-name="ce1" office:value-type="float" office:value="5620.91" calcext:value-type="float">
            <text:p>5620.91</text:p>
          </table:table-cell>
          <table:table-cell table:style-name="ce1" office:value-type="float" office:value="17.35" calcext:value-type="float">
            <text:p>17.35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380" calcext:value-type="float">
            <text:p>380</text:p>
          </table:table-cell>
          <table:table-cell table:style-name="ce1" office:value-type="float" office:value="5619.27" calcext:value-type="float">
            <text:p>5619.27</text:p>
          </table:table-cell>
          <table:table-cell table:style-name="ce1" office:value-type="float" office:value="17.39" calcext:value-type="float">
            <text:p>17.39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381" calcext:value-type="float">
            <text:p>381</text:p>
          </table:table-cell>
          <table:table-cell table:style-name="ce1" office:value-type="float" office:value="5617.57" calcext:value-type="float">
            <text:p>5617.57</text:p>
          </table:table-cell>
          <table:table-cell table:style-name="ce1" office:value-type="float" office:value="17.4" calcext:value-type="float">
            <text:p>17.4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382" calcext:value-type="float">
            <text:p>382</text:p>
          </table:table-cell>
          <table:table-cell table:style-name="ce1" office:value-type="float" office:value="5615.91" calcext:value-type="float">
            <text:p>5615.91</text:p>
          </table:table-cell>
          <table:table-cell table:style-name="ce1" office:value-type="float" office:value="17.39" calcext:value-type="float">
            <text:p>17.39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383" calcext:value-type="float">
            <text:p>383</text:p>
          </table:table-cell>
          <table:table-cell table:style-name="ce1" office:value-type="float" office:value="5614.23" calcext:value-type="float">
            <text:p>5614.23</text:p>
          </table:table-cell>
          <table:table-cell table:style-name="ce1" office:value-type="float" office:value="17.47" calcext:value-type="float">
            <text:p>17.47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384" calcext:value-type="float">
            <text:p>384</text:p>
          </table:table-cell>
          <table:table-cell table:style-name="ce1" office:value-type="float" office:value="5612.61" calcext:value-type="float">
            <text:p>5612.61</text:p>
          </table:table-cell>
          <table:table-cell table:style-name="ce1" office:value-type="float" office:value="17.53" calcext:value-type="float">
            <text:p>17.53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385" calcext:value-type="float">
            <text:p>385</text:p>
          </table:table-cell>
          <table:table-cell table:style-name="ce1" office:value-type="float" office:value="5610.97" calcext:value-type="float">
            <text:p>5610.97</text:p>
          </table:table-cell>
          <table:table-cell table:style-name="ce1" office:value-type="float" office:value="17.59" calcext:value-type="float">
            <text:p>17.59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386" calcext:value-type="float">
            <text:p>386</text:p>
          </table:table-cell>
          <table:table-cell table:style-name="ce1" office:value-type="float" office:value="5609.41" calcext:value-type="float">
            <text:p>5609.41</text:p>
          </table:table-cell>
          <table:table-cell table:style-name="ce1" office:value-type="float" office:value="17.56" calcext:value-type="float">
            <text:p>17.56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387" calcext:value-type="float">
            <text:p>387</text:p>
          </table:table-cell>
          <table:table-cell table:style-name="ce1" office:value-type="float" office:value="5607.88" calcext:value-type="float">
            <text:p>5607.88</text:p>
          </table:table-cell>
          <table:table-cell table:style-name="ce1" office:value-type="float" office:value="17.52" calcext:value-type="float">
            <text:p>17.52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388" calcext:value-type="float">
            <text:p>388</text:p>
          </table:table-cell>
          <table:table-cell table:style-name="ce1" office:value-type="float" office:value="5606.32" calcext:value-type="float">
            <text:p>5606.32</text:p>
          </table:table-cell>
          <table:table-cell table:style-name="ce1" office:value-type="float" office:value="17.5" calcext:value-type="float">
            <text:p>17.5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389" calcext:value-type="float">
            <text:p>389</text:p>
          </table:table-cell>
          <table:table-cell table:style-name="ce1" office:value-type="float" office:value="5604.8" calcext:value-type="float">
            <text:p>5604.8</text:p>
          </table:table-cell>
          <table:table-cell table:style-name="ce1" office:value-type="float" office:value="17.49" calcext:value-type="float">
            <text:p>17.49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390" calcext:value-type="float">
            <text:p>390</text:p>
          </table:table-cell>
          <table:table-cell table:style-name="ce1" office:value-type="float" office:value="5603.29" calcext:value-type="float">
            <text:p>5603.29</text:p>
          </table:table-cell>
          <table:table-cell table:style-name="ce1" office:value-type="float" office:value="17.44" calcext:value-type="float">
            <text:p>17.44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391" calcext:value-type="float">
            <text:p>391</text:p>
          </table:table-cell>
          <table:table-cell table:style-name="ce1" office:value-type="float" office:value="5601.72" calcext:value-type="float">
            <text:p>5601.72</text:p>
          </table:table-cell>
          <table:table-cell table:style-name="ce1" office:value-type="float" office:value="17.4" calcext:value-type="float">
            <text:p>17.4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392" calcext:value-type="float">
            <text:p>392</text:p>
          </table:table-cell>
          <table:table-cell table:style-name="ce1" office:value-type="float" office:value="5600.11" calcext:value-type="float">
            <text:p>5600.11</text:p>
          </table:table-cell>
          <table:table-cell table:style-name="ce1" office:value-type="float" office:value="17.36" calcext:value-type="float">
            <text:p>17.36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393" calcext:value-type="float">
            <text:p>393</text:p>
          </table:table-cell>
          <table:table-cell table:style-name="ce1" office:value-type="float" office:value="5598.48" calcext:value-type="float">
            <text:p>5598.48</text:p>
          </table:table-cell>
          <table:table-cell table:style-name="ce1" office:value-type="float" office:value="17.38" calcext:value-type="float">
            <text:p>17.38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394" calcext:value-type="float">
            <text:p>394</text:p>
          </table:table-cell>
          <table:table-cell table:style-name="ce1" office:value-type="float" office:value="5596.92" calcext:value-type="float">
            <text:p>5596.92</text:p>
          </table:table-cell>
          <table:table-cell table:style-name="ce1" office:value-type="float" office:value="17.43" calcext:value-type="float">
            <text:p>17.43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395" calcext:value-type="float">
            <text:p>395</text:p>
          </table:table-cell>
          <table:table-cell table:style-name="ce1" office:value-type="float" office:value="5595.3" calcext:value-type="float">
            <text:p>5595.3</text:p>
          </table:table-cell>
          <table:table-cell table:style-name="ce1" office:value-type="float" office:value="17.48" calcext:value-type="float">
            <text:p>17.48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396" calcext:value-type="float">
            <text:p>396</text:p>
          </table:table-cell>
          <table:table-cell table:style-name="ce1" office:value-type="float" office:value="5593.67" calcext:value-type="float">
            <text:p>5593.67</text:p>
          </table:table-cell>
          <table:table-cell table:style-name="ce1" office:value-type="float" office:value="17.52" calcext:value-type="float">
            <text:p>17.52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397" calcext:value-type="float">
            <text:p>397</text:p>
          </table:table-cell>
          <table:table-cell table:style-name="ce1" office:value-type="float" office:value="5592.08" calcext:value-type="float">
            <text:p>5592.08</text:p>
          </table:table-cell>
          <table:table-cell table:style-name="ce1" office:value-type="float" office:value="17.55" calcext:value-type="float">
            <text:p>17.55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398" calcext:value-type="float">
            <text:p>398</text:p>
          </table:table-cell>
          <table:table-cell table:style-name="ce1" office:value-type="float" office:value="5590.47" calcext:value-type="float">
            <text:p>5590.47</text:p>
          </table:table-cell>
          <table:table-cell table:style-name="ce1" office:value-type="float" office:value="17.57" calcext:value-type="float">
            <text:p>17.57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399" calcext:value-type="float">
            <text:p>399</text:p>
          </table:table-cell>
          <table:table-cell table:style-name="ce1" office:value-type="float" office:value="5588.96" calcext:value-type="float">
            <text:p>5588.96</text:p>
          </table:table-cell>
          <table:table-cell table:style-name="ce1" office:value-type="float" office:value="17.56" calcext:value-type="float">
            <text:p>17.56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400" calcext:value-type="float">
            <text:p>400</text:p>
          </table:table-cell>
          <table:table-cell table:style-name="ce1" office:value-type="float" office:value="5587.39" calcext:value-type="float">
            <text:p>5587.39</text:p>
          </table:table-cell>
          <table:table-cell table:style-name="ce1" office:value-type="float" office:value="17.51" calcext:value-type="float">
            <text:p>17.51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401" calcext:value-type="float">
            <text:p>401</text:p>
          </table:table-cell>
          <table:table-cell table:style-name="ce1" office:value-type="float" office:value="5585.85" calcext:value-type="float">
            <text:p>5585.85</text:p>
          </table:table-cell>
          <table:table-cell table:style-name="ce1" office:value-type="float" office:value="17.5" calcext:value-type="float">
            <text:p>17.5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402" calcext:value-type="float">
            <text:p>402</text:p>
          </table:table-cell>
          <table:table-cell table:style-name="ce1" office:value-type="float" office:value="5584.33" calcext:value-type="float">
            <text:p>5584.33</text:p>
          </table:table-cell>
          <table:table-cell table:style-name="ce1" office:value-type="float" office:value="17.52" calcext:value-type="float">
            <text:p>17.52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403" calcext:value-type="float">
            <text:p>403</text:p>
          </table:table-cell>
          <table:table-cell table:style-name="ce1" office:value-type="float" office:value="5582.8" calcext:value-type="float">
            <text:p>5582.8</text:p>
          </table:table-cell>
          <table:table-cell table:style-name="ce1" office:value-type="float" office:value="17.53" calcext:value-type="float">
            <text:p>17.53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404" calcext:value-type="float">
            <text:p>404</text:p>
          </table:table-cell>
          <table:table-cell table:style-name="ce1" office:value-type="float" office:value="5581.33" calcext:value-type="float">
            <text:p>5581.33</text:p>
          </table:table-cell>
          <table:table-cell table:style-name="ce1" office:value-type="float" office:value="17.49" calcext:value-type="float">
            <text:p>17.49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405" calcext:value-type="float">
            <text:p>405</text:p>
          </table:table-cell>
          <table:table-cell table:style-name="ce1" office:value-type="float" office:value="5579.85" calcext:value-type="float">
            <text:p>5579.85</text:p>
          </table:table-cell>
          <table:table-cell table:style-name="ce1" office:value-type="float" office:value="17.49" calcext:value-type="float">
            <text:p>17.49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406" calcext:value-type="float">
            <text:p>406</text:p>
          </table:table-cell>
          <table:table-cell table:style-name="ce1" office:value-type="float" office:value="5578.44" calcext:value-type="float">
            <text:p>5578.44</text:p>
          </table:table-cell>
          <table:table-cell table:style-name="ce1" office:value-type="float" office:value="17.51" calcext:value-type="float">
            <text:p>17.51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407" calcext:value-type="float">
            <text:p>407</text:p>
          </table:table-cell>
          <table:table-cell table:style-name="ce1" office:value-type="float" office:value="5577" calcext:value-type="float">
            <text:p>5577</text:p>
          </table:table-cell>
          <table:table-cell table:style-name="ce1" office:value-type="float" office:value="17.48" calcext:value-type="float">
            <text:p>17.48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408" calcext:value-type="float">
            <text:p>408</text:p>
          </table:table-cell>
          <table:table-cell table:style-name="ce1" office:value-type="float" office:value="5575.57" calcext:value-type="float">
            <text:p>5575.57</text:p>
          </table:table-cell>
          <table:table-cell table:style-name="ce1" office:value-type="float" office:value="17.52" calcext:value-type="float">
            <text:p>17.52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409" calcext:value-type="float">
            <text:p>409</text:p>
          </table:table-cell>
          <table:table-cell table:style-name="ce1" office:value-type="float" office:value="5574.14" calcext:value-type="float">
            <text:p>5574.14</text:p>
          </table:table-cell>
          <table:table-cell table:style-name="ce1" office:value-type="float" office:value="17.51" calcext:value-type="float">
            <text:p>17.51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410" calcext:value-type="float">
            <text:p>410</text:p>
          </table:table-cell>
          <table:table-cell table:style-name="ce1" office:value-type="float" office:value="5572.67" calcext:value-type="float">
            <text:p>5572.67</text:p>
          </table:table-cell>
          <table:table-cell table:style-name="ce1" office:value-type="float" office:value="17.49" calcext:value-type="float">
            <text:p>17.49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411" calcext:value-type="float">
            <text:p>411</text:p>
          </table:table-cell>
          <table:table-cell table:style-name="ce1" office:value-type="float" office:value="5571.21" calcext:value-type="float">
            <text:p>5571.21</text:p>
          </table:table-cell>
          <table:table-cell table:style-name="ce1" office:value-type="float" office:value="17.53" calcext:value-type="float">
            <text:p>17.53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412" calcext:value-type="float">
            <text:p>412</text:p>
          </table:table-cell>
          <table:table-cell table:style-name="ce1" office:value-type="float" office:value="5569.71" calcext:value-type="float">
            <text:p>5569.71</text:p>
          </table:table-cell>
          <table:table-cell table:style-name="ce1" office:value-type="float" office:value="17.53" calcext:value-type="float">
            <text:p>17.53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413" calcext:value-type="float">
            <text:p>413</text:p>
          </table:table-cell>
          <table:table-cell table:style-name="ce1" office:value-type="float" office:value="5568.21" calcext:value-type="float">
            <text:p>5568.21</text:p>
          </table:table-cell>
          <table:table-cell table:style-name="ce1" office:value-type="float" office:value="17.51" calcext:value-type="float">
            <text:p>17.51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414" calcext:value-type="float">
            <text:p>414</text:p>
          </table:table-cell>
          <table:table-cell table:style-name="ce1" office:value-type="float" office:value="5566.71" calcext:value-type="float">
            <text:p>5566.71</text:p>
          </table:table-cell>
          <table:table-cell table:style-name="ce1" office:value-type="float" office:value="17.49" calcext:value-type="float">
            <text:p>17.49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415" calcext:value-type="float">
            <text:p>415</text:p>
          </table:table-cell>
          <table:table-cell table:style-name="ce1" office:value-type="float" office:value="5565.32" calcext:value-type="float">
            <text:p>5565.32</text:p>
          </table:table-cell>
          <table:table-cell table:style-name="ce1" office:value-type="float" office:value="17.48" calcext:value-type="float">
            <text:p>17.48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416" calcext:value-type="float">
            <text:p>416</text:p>
          </table:table-cell>
          <table:table-cell table:style-name="ce1" office:value-type="float" office:value="5563.88" calcext:value-type="float">
            <text:p>5563.88</text:p>
          </table:table-cell>
          <table:table-cell table:style-name="ce1" office:value-type="float" office:value="17.52" calcext:value-type="float">
            <text:p>17.52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417" calcext:value-type="float">
            <text:p>417</text:p>
          </table:table-cell>
          <table:table-cell table:style-name="ce1" office:value-type="float" office:value="5562.42" calcext:value-type="float">
            <text:p>5562.42</text:p>
          </table:table-cell>
          <table:table-cell table:style-name="ce1" office:value-type="float" office:value="17.5" calcext:value-type="float">
            <text:p>17.5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418" calcext:value-type="float">
            <text:p>418</text:p>
          </table:table-cell>
          <table:table-cell table:style-name="ce1" office:value-type="float" office:value="5560.99" calcext:value-type="float">
            <text:p>5560.99</text:p>
          </table:table-cell>
          <table:table-cell table:style-name="ce1" office:value-type="float" office:value="17.51" calcext:value-type="float">
            <text:p>17.51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419" calcext:value-type="float">
            <text:p>419</text:p>
          </table:table-cell>
          <table:table-cell table:style-name="ce1" office:value-type="float" office:value="5559.52" calcext:value-type="float">
            <text:p>5559.52</text:p>
          </table:table-cell>
          <table:table-cell table:style-name="ce1" office:value-type="float" office:value="17.49" calcext:value-type="float">
            <text:p>17.49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420" calcext:value-type="float">
            <text:p>420</text:p>
          </table:table-cell>
          <table:table-cell table:style-name="ce1" office:value-type="float" office:value="5558.03" calcext:value-type="float">
            <text:p>5558.03</text:p>
          </table:table-cell>
          <table:table-cell table:style-name="ce1" office:value-type="float" office:value="17.52" calcext:value-type="float">
            <text:p>17.52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421" calcext:value-type="float">
            <text:p>421</text:p>
          </table:table-cell>
          <table:table-cell table:style-name="ce1" office:value-type="float" office:value="5556.62" calcext:value-type="float">
            <text:p>5556.62</text:p>
          </table:table-cell>
          <table:table-cell table:style-name="ce1" office:value-type="float" office:value="17.52" calcext:value-type="float">
            <text:p>17.52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422" calcext:value-type="float">
            <text:p>422</text:p>
          </table:table-cell>
          <table:table-cell table:style-name="ce1" office:value-type="float" office:value="5555.2" calcext:value-type="float">
            <text:p>5555.2</text:p>
          </table:table-cell>
          <table:table-cell table:style-name="ce1" office:value-type="float" office:value="17.42" calcext:value-type="float">
            <text:p>17.42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423" calcext:value-type="float">
            <text:p>423</text:p>
          </table:table-cell>
          <table:table-cell table:style-name="ce1" office:value-type="float" office:value="5553.73" calcext:value-type="float">
            <text:p>5553.73</text:p>
          </table:table-cell>
          <table:table-cell table:style-name="ce1" office:value-type="float" office:value="17.4" calcext:value-type="float">
            <text:p>17.4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424" calcext:value-type="float">
            <text:p>424</text:p>
          </table:table-cell>
          <table:table-cell table:style-name="ce1" office:value-type="float" office:value="5552.32" calcext:value-type="float">
            <text:p>5552.32</text:p>
          </table:table-cell>
          <table:table-cell table:style-name="ce1" office:value-type="float" office:value="17.38" calcext:value-type="float">
            <text:p>17.38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425" calcext:value-type="float">
            <text:p>425</text:p>
          </table:table-cell>
          <table:table-cell table:style-name="ce1" office:value-type="float" office:value="5550.89" calcext:value-type="float">
            <text:p>5550.89</text:p>
          </table:table-cell>
          <table:table-cell table:style-name="ce1" office:value-type="float" office:value="17.38" calcext:value-type="float">
            <text:p>17.38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426" calcext:value-type="float">
            <text:p>426</text:p>
          </table:table-cell>
          <table:table-cell table:style-name="ce1" office:value-type="float" office:value="5549.52" calcext:value-type="float">
            <text:p>5549.52</text:p>
          </table:table-cell>
          <table:table-cell table:style-name="ce1" office:value-type="float" office:value="17.43" calcext:value-type="float">
            <text:p>17.43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427" calcext:value-type="float">
            <text:p>427</text:p>
          </table:table-cell>
          <table:table-cell table:style-name="ce1" office:value-type="float" office:value="5548.24" calcext:value-type="float">
            <text:p>5548.24</text:p>
          </table:table-cell>
          <table:table-cell table:style-name="ce1" office:value-type="float" office:value="17.47" calcext:value-type="float">
            <text:p>17.47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428" calcext:value-type="float">
            <text:p>428</text:p>
          </table:table-cell>
          <table:table-cell table:style-name="ce1" office:value-type="float" office:value="5546.86" calcext:value-type="float">
            <text:p>5546.86</text:p>
          </table:table-cell>
          <table:table-cell table:style-name="ce1" office:value-type="float" office:value="17.59" calcext:value-type="float">
            <text:p>17.59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429" calcext:value-type="float">
            <text:p>429</text:p>
          </table:table-cell>
          <table:table-cell table:style-name="ce1" office:value-type="float" office:value="5545.49" calcext:value-type="float">
            <text:p>5545.49</text:p>
          </table:table-cell>
          <table:table-cell table:style-name="ce1" office:value-type="float" office:value="17.51" calcext:value-type="float">
            <text:p>17.51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430" calcext:value-type="float">
            <text:p>430</text:p>
          </table:table-cell>
          <table:table-cell table:style-name="ce1" office:value-type="float" office:value="5544.11" calcext:value-type="float">
            <text:p>5544.11</text:p>
          </table:table-cell>
          <table:table-cell table:style-name="ce1" office:value-type="float" office:value="17.49" calcext:value-type="float">
            <text:p>17.49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431" calcext:value-type="float">
            <text:p>431</text:p>
          </table:table-cell>
          <table:table-cell table:style-name="ce1" office:value-type="float" office:value="5542.8" calcext:value-type="float">
            <text:p>5542.8</text:p>
          </table:table-cell>
          <table:table-cell table:style-name="ce1" office:value-type="float" office:value="17.5" calcext:value-type="float">
            <text:p>17.5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432" calcext:value-type="float">
            <text:p>432</text:p>
          </table:table-cell>
          <table:table-cell table:style-name="ce1" office:value-type="float" office:value="5541.45" calcext:value-type="float">
            <text:p>5541.45</text:p>
          </table:table-cell>
          <table:table-cell table:style-name="ce1" office:value-type="float" office:value="17.49" calcext:value-type="float">
            <text:p>17.49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433" calcext:value-type="float">
            <text:p>433</text:p>
          </table:table-cell>
          <table:table-cell table:style-name="ce1" office:value-type="float" office:value="5540.11" calcext:value-type="float">
            <text:p>5540.11</text:p>
          </table:table-cell>
          <table:table-cell table:style-name="ce1" office:value-type="float" office:value="17.53" calcext:value-type="float">
            <text:p>17.53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434" calcext:value-type="float">
            <text:p>434</text:p>
          </table:table-cell>
          <table:table-cell table:style-name="ce1" office:value-type="float" office:value="5538.74" calcext:value-type="float">
            <text:p>5538.74</text:p>
          </table:table-cell>
          <table:table-cell table:style-name="ce1" office:value-type="float" office:value="17.51" calcext:value-type="float">
            <text:p>17.51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435" calcext:value-type="float">
            <text:p>435</text:p>
          </table:table-cell>
          <table:table-cell table:style-name="ce1" office:value-type="float" office:value="5537.43" calcext:value-type="float">
            <text:p>5537.43</text:p>
          </table:table-cell>
          <table:table-cell table:style-name="ce1" office:value-type="float" office:value="17.5" calcext:value-type="float">
            <text:p>17.5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436" calcext:value-type="float">
            <text:p>436</text:p>
          </table:table-cell>
          <table:table-cell table:style-name="ce1" office:value-type="float" office:value="5536.11" calcext:value-type="float">
            <text:p>5536.11</text:p>
          </table:table-cell>
          <table:table-cell table:style-name="ce1" office:value-type="float" office:value="17.51" calcext:value-type="float">
            <text:p>17.51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437" calcext:value-type="float">
            <text:p>437</text:p>
          </table:table-cell>
          <table:table-cell table:style-name="ce1" office:value-type="float" office:value="5534.78" calcext:value-type="float">
            <text:p>5534.78</text:p>
          </table:table-cell>
          <table:table-cell table:style-name="ce1" office:value-type="float" office:value="17.56" calcext:value-type="float">
            <text:p>17.56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438" calcext:value-type="float">
            <text:p>438</text:p>
          </table:table-cell>
          <table:table-cell table:style-name="ce1" office:value-type="float" office:value="5533.53" calcext:value-type="float">
            <text:p>5533.53</text:p>
          </table:table-cell>
          <table:table-cell table:style-name="ce1" office:value-type="float" office:value="17.54" calcext:value-type="float">
            <text:p>17.54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439" calcext:value-type="float">
            <text:p>439</text:p>
          </table:table-cell>
          <table:table-cell table:style-name="ce1" office:value-type="float" office:value="5532.21" calcext:value-type="float">
            <text:p>5532.21</text:p>
          </table:table-cell>
          <table:table-cell table:style-name="ce1" office:value-type="float" office:value="17.52" calcext:value-type="float">
            <text:p>17.52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440" calcext:value-type="float">
            <text:p>440</text:p>
          </table:table-cell>
          <table:table-cell table:style-name="ce1" office:value-type="float" office:value="5530.85" calcext:value-type="float">
            <text:p>5530.85</text:p>
          </table:table-cell>
          <table:table-cell table:style-name="ce1" office:value-type="float" office:value="17.5" calcext:value-type="float">
            <text:p>17.5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441" calcext:value-type="float">
            <text:p>441</text:p>
          </table:table-cell>
          <table:table-cell table:style-name="ce1" office:value-type="float" office:value="5529.48" calcext:value-type="float">
            <text:p>5529.48</text:p>
          </table:table-cell>
          <table:table-cell table:style-name="ce1" office:value-type="float" office:value="17.49" calcext:value-type="float">
            <text:p>17.49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442" calcext:value-type="float">
            <text:p>442</text:p>
          </table:table-cell>
          <table:table-cell table:style-name="ce1" office:value-type="float" office:value="5528.14" calcext:value-type="float">
            <text:p>5528.14</text:p>
          </table:table-cell>
          <table:table-cell table:style-name="ce1" office:value-type="float" office:value="17.52" calcext:value-type="float">
            <text:p>17.52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443" calcext:value-type="float">
            <text:p>443</text:p>
          </table:table-cell>
          <table:table-cell table:style-name="ce1" office:value-type="float" office:value="5526.81" calcext:value-type="float">
            <text:p>5526.81</text:p>
          </table:table-cell>
          <table:table-cell table:style-name="ce1" office:value-type="float" office:value="17.54" calcext:value-type="float">
            <text:p>17.54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444" calcext:value-type="float">
            <text:p>444</text:p>
          </table:table-cell>
          <table:table-cell table:style-name="ce1" office:value-type="float" office:value="5525.42" calcext:value-type="float">
            <text:p>5525.42</text:p>
          </table:table-cell>
          <table:table-cell table:style-name="ce1" office:value-type="float" office:value="17.51" calcext:value-type="float">
            <text:p>17.51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445" calcext:value-type="float">
            <text:p>445</text:p>
          </table:table-cell>
          <table:table-cell table:style-name="ce1" office:value-type="float" office:value="5524.14" calcext:value-type="float">
            <text:p>5524.14</text:p>
          </table:table-cell>
          <table:table-cell table:style-name="ce1" office:value-type="float" office:value="17.51" calcext:value-type="float">
            <text:p>17.51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446" calcext:value-type="float">
            <text:p>446</text:p>
          </table:table-cell>
          <table:table-cell table:style-name="ce1" office:value-type="float" office:value="5522.83" calcext:value-type="float">
            <text:p>5522.83</text:p>
          </table:table-cell>
          <table:table-cell table:style-name="ce1" office:value-type="float" office:value="17.53" calcext:value-type="float">
            <text:p>17.53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447" calcext:value-type="float">
            <text:p>447</text:p>
          </table:table-cell>
          <table:table-cell table:style-name="ce1" office:value-type="float" office:value="5521.55" calcext:value-type="float">
            <text:p>5521.55</text:p>
          </table:table-cell>
          <table:table-cell table:style-name="ce1" office:value-type="float" office:value="17.51" calcext:value-type="float">
            <text:p>17.51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448" calcext:value-type="float">
            <text:p>448</text:p>
          </table:table-cell>
          <table:table-cell table:style-name="ce1" office:value-type="float" office:value="5520.3" calcext:value-type="float">
            <text:p>5520.3</text:p>
          </table:table-cell>
          <table:table-cell table:style-name="ce1" office:value-type="float" office:value="17.51" calcext:value-type="float">
            <text:p>17.51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449" calcext:value-type="float">
            <text:p>449</text:p>
          </table:table-cell>
          <table:table-cell table:style-name="ce1" office:value-type="float" office:value="5519.07" calcext:value-type="float">
            <text:p>5519.07</text:p>
          </table:table-cell>
          <table:table-cell table:style-name="ce1" office:value-type="float" office:value="17.48" calcext:value-type="float">
            <text:p>17.48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450" calcext:value-type="float">
            <text:p>450</text:p>
          </table:table-cell>
          <table:table-cell table:style-name="ce1" office:value-type="float" office:value="5517.82" calcext:value-type="float">
            <text:p>5517.82</text:p>
          </table:table-cell>
          <table:table-cell table:style-name="ce1" office:value-type="float" office:value="17.48" calcext:value-type="float">
            <text:p>17.48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451" calcext:value-type="float">
            <text:p>451</text:p>
          </table:table-cell>
          <table:table-cell table:style-name="ce1" office:value-type="float" office:value="5516.64" calcext:value-type="float">
            <text:p>5516.64</text:p>
          </table:table-cell>
          <table:table-cell table:style-name="ce1" office:value-type="float" office:value="17.52" calcext:value-type="float">
            <text:p>17.52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452" calcext:value-type="float">
            <text:p>452</text:p>
          </table:table-cell>
          <table:table-cell table:style-name="ce1" office:value-type="float" office:value="5515.39" calcext:value-type="float">
            <text:p>5515.39</text:p>
          </table:table-cell>
          <table:table-cell table:style-name="ce1" office:value-type="float" office:value="17.51" calcext:value-type="float">
            <text:p>17.51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453" calcext:value-type="float">
            <text:p>453</text:p>
          </table:table-cell>
          <table:table-cell table:style-name="ce1" office:value-type="float" office:value="5514.19" calcext:value-type="float">
            <text:p>5514.19</text:p>
          </table:table-cell>
          <table:table-cell table:style-name="ce1" office:value-type="float" office:value="17.5" calcext:value-type="float">
            <text:p>17.5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454" calcext:value-type="float">
            <text:p>454</text:p>
          </table:table-cell>
          <table:table-cell table:style-name="ce1" office:value-type="float" office:value="5513.04" calcext:value-type="float">
            <text:p>5513.04</text:p>
          </table:table-cell>
          <table:table-cell table:style-name="ce1" office:value-type="float" office:value="17.46" calcext:value-type="float">
            <text:p>17.46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455" calcext:value-type="float">
            <text:p>455</text:p>
          </table:table-cell>
          <table:table-cell table:style-name="ce1" office:value-type="float" office:value="5511.83" calcext:value-type="float">
            <text:p>5511.83</text:p>
          </table:table-cell>
          <table:table-cell table:style-name="ce1" office:value-type="float" office:value="17.49" calcext:value-type="float">
            <text:p>17.49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456" calcext:value-type="float">
            <text:p>456</text:p>
          </table:table-cell>
          <table:table-cell table:style-name="ce1" office:value-type="float" office:value="5510.6" calcext:value-type="float">
            <text:p>5510.6</text:p>
          </table:table-cell>
          <table:table-cell table:style-name="ce1" office:value-type="float" office:value="17.43" calcext:value-type="float">
            <text:p>17.43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457" calcext:value-type="float">
            <text:p>457</text:p>
          </table:table-cell>
          <table:table-cell table:style-name="ce1" office:value-type="float" office:value="5509.36" calcext:value-type="float">
            <text:p>5509.36</text:p>
          </table:table-cell>
          <table:table-cell table:style-name="ce1" office:value-type="float" office:value="17.39" calcext:value-type="float">
            <text:p>17.39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458" calcext:value-type="float">
            <text:p>458</text:p>
          </table:table-cell>
          <table:table-cell table:style-name="ce1" office:value-type="float" office:value="5508.08" calcext:value-type="float">
            <text:p>5508.08</text:p>
          </table:table-cell>
          <table:table-cell table:style-name="ce1" office:value-type="float" office:value="17.37" calcext:value-type="float">
            <text:p>17.37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459" calcext:value-type="float">
            <text:p>459</text:p>
          </table:table-cell>
          <table:table-cell table:style-name="ce1" office:value-type="float" office:value="5506.81" calcext:value-type="float">
            <text:p>5506.81</text:p>
          </table:table-cell>
          <table:table-cell table:style-name="ce1" office:value-type="float" office:value="17.35" calcext:value-type="float">
            <text:p>17.35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460" calcext:value-type="float">
            <text:p>460</text:p>
          </table:table-cell>
          <table:table-cell table:style-name="ce1" office:value-type="float" office:value="5505.54" calcext:value-type="float">
            <text:p>5505.54</text:p>
          </table:table-cell>
          <table:table-cell table:style-name="ce1" office:value-type="float" office:value="17.36" calcext:value-type="float">
            <text:p>17.36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461" calcext:value-type="float">
            <text:p>461</text:p>
          </table:table-cell>
          <table:table-cell table:style-name="ce1" office:value-type="float" office:value="5504.28" calcext:value-type="float">
            <text:p>5504.28</text:p>
          </table:table-cell>
          <table:table-cell table:style-name="ce1" office:value-type="float" office:value="17.42" calcext:value-type="float">
            <text:p>17.42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462" calcext:value-type="float">
            <text:p>462</text:p>
          </table:table-cell>
          <table:table-cell table:style-name="ce1" office:value-type="float" office:value="5503.04" calcext:value-type="float">
            <text:p>5503.04</text:p>
          </table:table-cell>
          <table:table-cell table:style-name="ce1" office:value-type="float" office:value="17.42" calcext:value-type="float">
            <text:p>17.42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463" calcext:value-type="float">
            <text:p>463</text:p>
          </table:table-cell>
          <table:table-cell table:style-name="ce1" office:value-type="float" office:value="5501.9" calcext:value-type="float">
            <text:p>5501.9</text:p>
          </table:table-cell>
          <table:table-cell table:style-name="ce1" office:value-type="float" office:value="17.48" calcext:value-type="float">
            <text:p>17.48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464" calcext:value-type="float">
            <text:p>464</text:p>
          </table:table-cell>
          <table:table-cell table:style-name="ce1" office:value-type="float" office:value="5500.71" calcext:value-type="float">
            <text:p>5500.71</text:p>
          </table:table-cell>
          <table:table-cell table:style-name="ce1" office:value-type="float" office:value="17.56" calcext:value-type="float">
            <text:p>17.56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465" calcext:value-type="float">
            <text:p>465</text:p>
          </table:table-cell>
          <table:table-cell table:style-name="ce1" office:value-type="float" office:value="5499.52" calcext:value-type="float">
            <text:p>5499.52</text:p>
          </table:table-cell>
          <table:table-cell table:style-name="ce1" office:value-type="float" office:value="17.57" calcext:value-type="float">
            <text:p>17.57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466" calcext:value-type="float">
            <text:p>466</text:p>
          </table:table-cell>
          <table:table-cell table:style-name="ce1" office:value-type="float" office:value="5498.31" calcext:value-type="float">
            <text:p>5498.31</text:p>
          </table:table-cell>
          <table:table-cell table:style-name="ce1" office:value-type="float" office:value="17.5" calcext:value-type="float">
            <text:p>17.5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467" calcext:value-type="float">
            <text:p>467</text:p>
          </table:table-cell>
          <table:table-cell table:style-name="ce1" office:value-type="float" office:value="5497.07" calcext:value-type="float">
            <text:p>5497.07</text:p>
          </table:table-cell>
          <table:table-cell table:style-name="ce1" office:value-type="float" office:value="17.5" calcext:value-type="float">
            <text:p>17.5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468" calcext:value-type="float">
            <text:p>468</text:p>
          </table:table-cell>
          <table:table-cell table:style-name="ce1" office:value-type="float" office:value="5495.85" calcext:value-type="float">
            <text:p>5495.85</text:p>
          </table:table-cell>
          <table:table-cell table:style-name="ce1" office:value-type="float" office:value="17.49" calcext:value-type="float">
            <text:p>17.49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469" calcext:value-type="float">
            <text:p>469</text:p>
          </table:table-cell>
          <table:table-cell table:style-name="ce1" office:value-type="float" office:value="5494.71" calcext:value-type="float">
            <text:p>5494.71</text:p>
          </table:table-cell>
          <table:table-cell table:style-name="ce1" office:value-type="float" office:value="17.5" calcext:value-type="float">
            <text:p>17.5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470" calcext:value-type="float">
            <text:p>470</text:p>
          </table:table-cell>
          <table:table-cell table:style-name="ce1" office:value-type="float" office:value="5493.53" calcext:value-type="float">
            <text:p>5493.53</text:p>
          </table:table-cell>
          <table:table-cell table:style-name="ce1" office:value-type="float" office:value="17.46" calcext:value-type="float">
            <text:p>17.46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471" calcext:value-type="float">
            <text:p>471</text:p>
          </table:table-cell>
          <table:table-cell table:style-name="ce1" office:value-type="float" office:value="5492.32" calcext:value-type="float">
            <text:p>5492.32</text:p>
          </table:table-cell>
          <table:table-cell table:style-name="ce1" office:value-type="float" office:value="17.46" calcext:value-type="float">
            <text:p>17.46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472" calcext:value-type="float">
            <text:p>472</text:p>
          </table:table-cell>
          <table:table-cell table:style-name="ce1" office:value-type="float" office:value="5491.19" calcext:value-type="float">
            <text:p>5491.19</text:p>
          </table:table-cell>
          <table:table-cell table:style-name="ce1" office:value-type="float" office:value="17.51" calcext:value-type="float">
            <text:p>17.51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473" calcext:value-type="float">
            <text:p>473</text:p>
          </table:table-cell>
          <table:table-cell table:style-name="ce1" office:value-type="float" office:value="5490.05" calcext:value-type="float">
            <text:p>5490.05</text:p>
          </table:table-cell>
          <table:table-cell table:style-name="ce1" office:value-type="float" office:value="17.51" calcext:value-type="float">
            <text:p>17.51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474" calcext:value-type="float">
            <text:p>474</text:p>
          </table:table-cell>
          <table:table-cell table:style-name="ce1" office:value-type="float" office:value="5488.87" calcext:value-type="float">
            <text:p>5488.87</text:p>
          </table:table-cell>
          <table:table-cell table:style-name="ce1" office:value-type="float" office:value="17.45" calcext:value-type="float">
            <text:p>17.45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475" calcext:value-type="float">
            <text:p>475</text:p>
          </table:table-cell>
          <table:table-cell table:style-name="ce1" office:value-type="float" office:value="5487.75" calcext:value-type="float">
            <text:p>5487.75</text:p>
          </table:table-cell>
          <table:table-cell table:style-name="ce1" office:value-type="float" office:value="17.43" calcext:value-type="float">
            <text:p>17.43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476" calcext:value-type="float">
            <text:p>476</text:p>
          </table:table-cell>
          <table:table-cell table:style-name="ce1" office:value-type="float" office:value="5486.67" calcext:value-type="float">
            <text:p>5486.67</text:p>
          </table:table-cell>
          <table:table-cell table:style-name="ce1" office:value-type="float" office:value="17.41" calcext:value-type="float">
            <text:p>17.41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477" calcext:value-type="float">
            <text:p>477</text:p>
          </table:table-cell>
          <table:table-cell table:style-name="ce1" office:value-type="float" office:value="5485.79" calcext:value-type="float">
            <text:p>5485.79</text:p>
          </table:table-cell>
          <table:table-cell table:style-name="ce1" office:value-type="float" office:value="17.34" calcext:value-type="float">
            <text:p>17.34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478" calcext:value-type="float">
            <text:p>478</text:p>
          </table:table-cell>
          <table:table-cell table:style-name="ce1" office:value-type="float" office:value="5484.68" calcext:value-type="float">
            <text:p>5484.68</text:p>
          </table:table-cell>
          <table:table-cell table:style-name="ce1" office:value-type="float" office:value="17.32" calcext:value-type="float">
            <text:p>17.32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479" calcext:value-type="float">
            <text:p>479</text:p>
          </table:table-cell>
          <table:table-cell table:style-name="ce1" office:value-type="float" office:value="5483.5" calcext:value-type="float">
            <text:p>5483.5</text:p>
          </table:table-cell>
          <table:table-cell table:style-name="ce1" office:value-type="float" office:value="17.33" calcext:value-type="float">
            <text:p>17.33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480" calcext:value-type="float">
            <text:p>480</text:p>
          </table:table-cell>
          <table:table-cell table:style-name="ce1" office:value-type="float" office:value="5482.4" calcext:value-type="float">
            <text:p>5482.4</text:p>
          </table:table-cell>
          <table:table-cell table:style-name="ce1" office:value-type="float" office:value="17.34" calcext:value-type="float">
            <text:p>17.34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481" calcext:value-type="float">
            <text:p>481</text:p>
          </table:table-cell>
          <table:table-cell table:style-name="ce1" office:value-type="float" office:value="5481.24" calcext:value-type="float">
            <text:p>5481.24</text:p>
          </table:table-cell>
          <table:table-cell table:style-name="ce1" office:value-type="float" office:value="17.36" calcext:value-type="float">
            <text:p>17.36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482" calcext:value-type="float">
            <text:p>482</text:p>
          </table:table-cell>
          <table:table-cell table:style-name="ce1" office:value-type="float" office:value="5480.06" calcext:value-type="float">
            <text:p>5480.06</text:p>
          </table:table-cell>
          <table:table-cell table:style-name="ce1" office:value-type="float" office:value="17.37" calcext:value-type="float">
            <text:p>17.37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483" calcext:value-type="float">
            <text:p>483</text:p>
          </table:table-cell>
          <table:table-cell table:style-name="ce1" office:value-type="float" office:value="5478.86" calcext:value-type="float">
            <text:p>5478.86</text:p>
          </table:table-cell>
          <table:table-cell table:style-name="ce1" office:value-type="float" office:value="17.46" calcext:value-type="float">
            <text:p>17.46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484" calcext:value-type="float">
            <text:p>484</text:p>
          </table:table-cell>
          <table:table-cell table:style-name="ce1" office:value-type="float" office:value="5477.65" calcext:value-type="float">
            <text:p>5477.65</text:p>
          </table:table-cell>
          <table:table-cell table:style-name="ce1" office:value-type="float" office:value="17.51" calcext:value-type="float">
            <text:p>17.51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485" calcext:value-type="float">
            <text:p>485</text:p>
          </table:table-cell>
          <table:table-cell table:style-name="ce1" office:value-type="float" office:value="5476.46" calcext:value-type="float">
            <text:p>5476.46</text:p>
          </table:table-cell>
          <table:table-cell table:style-name="ce1" office:value-type="float" office:value="17.6" calcext:value-type="float">
            <text:p>17.6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486" calcext:value-type="float">
            <text:p>486</text:p>
          </table:table-cell>
          <table:table-cell table:style-name="ce1" office:value-type="float" office:value="5475.3" calcext:value-type="float">
            <text:p>5475.3</text:p>
          </table:table-cell>
          <table:table-cell table:style-name="ce1" office:value-type="float" office:value="17.56" calcext:value-type="float">
            <text:p>17.56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487" calcext:value-type="float">
            <text:p>487</text:p>
          </table:table-cell>
          <table:table-cell table:style-name="ce1" office:value-type="float" office:value="5474.21" calcext:value-type="float">
            <text:p>5474.21</text:p>
          </table:table-cell>
          <table:table-cell table:style-name="ce1" office:value-type="float" office:value="17.52" calcext:value-type="float">
            <text:p>17.52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488" calcext:value-type="float">
            <text:p>488</text:p>
          </table:table-cell>
          <table:table-cell table:style-name="ce1" office:value-type="float" office:value="5473.06" calcext:value-type="float">
            <text:p>5473.06</text:p>
          </table:table-cell>
          <table:table-cell table:style-name="ce1" office:value-type="float" office:value="17.49" calcext:value-type="float">
            <text:p>17.49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489" calcext:value-type="float">
            <text:p>489</text:p>
          </table:table-cell>
          <table:table-cell table:style-name="ce1" office:value-type="float" office:value="5471.94" calcext:value-type="float">
            <text:p>5471.94</text:p>
          </table:table-cell>
          <table:table-cell table:style-name="ce1" office:value-type="float" office:value="17.51" calcext:value-type="float">
            <text:p>17.51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490" calcext:value-type="float">
            <text:p>490</text:p>
          </table:table-cell>
          <table:table-cell table:style-name="ce1" office:value-type="float" office:value="5470.84" calcext:value-type="float">
            <text:p>5470.84</text:p>
          </table:table-cell>
          <table:table-cell table:style-name="ce1" office:value-type="float" office:value="17.48" calcext:value-type="float">
            <text:p>17.48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491" calcext:value-type="float">
            <text:p>491</text:p>
          </table:table-cell>
          <table:table-cell table:style-name="ce1" office:value-type="float" office:value="5469.77" calcext:value-type="float">
            <text:p>5469.77</text:p>
          </table:table-cell>
          <table:table-cell table:style-name="ce1" office:value-type="float" office:value="17.4" calcext:value-type="float">
            <text:p>17.4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492" calcext:value-type="float">
            <text:p>492</text:p>
          </table:table-cell>
          <table:table-cell table:style-name="ce1" office:value-type="float" office:value="5468.73" calcext:value-type="float">
            <text:p>5468.73</text:p>
          </table:table-cell>
          <table:table-cell table:style-name="ce1" office:value-type="float" office:value="17.37" calcext:value-type="float">
            <text:p>17.37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493" calcext:value-type="float">
            <text:p>493</text:p>
          </table:table-cell>
          <table:table-cell table:style-name="ce1" office:value-type="float" office:value="5467.69" calcext:value-type="float">
            <text:p>5467.69</text:p>
          </table:table-cell>
          <table:table-cell table:style-name="ce1" office:value-type="float" office:value="17.34" calcext:value-type="float">
            <text:p>17.34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494" calcext:value-type="float">
            <text:p>494</text:p>
          </table:table-cell>
          <table:table-cell table:style-name="ce1" office:value-type="float" office:value="5466.66" calcext:value-type="float">
            <text:p>5466.66</text:p>
          </table:table-cell>
          <table:table-cell table:style-name="ce1" office:value-type="float" office:value="17.34" calcext:value-type="float">
            <text:p>17.34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495" calcext:value-type="float">
            <text:p>495</text:p>
          </table:table-cell>
          <table:table-cell table:style-name="ce1" office:value-type="float" office:value="5465.56" calcext:value-type="float">
            <text:p>5465.56</text:p>
          </table:table-cell>
          <table:table-cell table:style-name="ce1" office:value-type="float" office:value="17.36" calcext:value-type="float">
            <text:p>17.36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496" calcext:value-type="float">
            <text:p>496</text:p>
          </table:table-cell>
          <table:table-cell table:style-name="ce1" office:value-type="float" office:value="5464.49" calcext:value-type="float">
            <text:p>5464.49</text:p>
          </table:table-cell>
          <table:table-cell table:style-name="ce1" office:value-type="float" office:value="17.41" calcext:value-type="float">
            <text:p>17.41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497" calcext:value-type="float">
            <text:p>497</text:p>
          </table:table-cell>
          <table:table-cell table:style-name="ce1" office:value-type="float" office:value="5463.37" calcext:value-type="float">
            <text:p>5463.37</text:p>
          </table:table-cell>
          <table:table-cell table:style-name="ce1" office:value-type="float" office:value="17.45" calcext:value-type="float">
            <text:p>17.45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498" calcext:value-type="float">
            <text:p>498</text:p>
          </table:table-cell>
          <table:table-cell table:style-name="ce1" office:value-type="float" office:value="5462.3" calcext:value-type="float">
            <text:p>5462.3</text:p>
          </table:table-cell>
          <table:table-cell table:style-name="ce1" office:value-type="float" office:value="17.42" calcext:value-type="float">
            <text:p>17.42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499" calcext:value-type="float">
            <text:p>499</text:p>
          </table:table-cell>
          <table:table-cell table:style-name="ce1" office:value-type="float" office:value="5461.28" calcext:value-type="float">
            <text:p>5461.28</text:p>
          </table:table-cell>
          <table:table-cell table:style-name="ce1" office:value-type="float" office:value="17.43" calcext:value-type="float">
            <text:p>17.43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500" calcext:value-type="float">
            <text:p>500</text:p>
          </table:table-cell>
          <table:table-cell table:style-name="ce1" office:value-type="float" office:value="5460.21" calcext:value-type="float">
            <text:p>5460.21</text:p>
          </table:table-cell>
          <table:table-cell table:style-name="ce1" office:value-type="float" office:value="17.47" calcext:value-type="float">
            <text:p>17.47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501" calcext:value-type="float">
            <text:p>501</text:p>
          </table:table-cell>
          <table:table-cell table:style-name="ce1" office:value-type="float" office:value="5459.12" calcext:value-type="float">
            <text:p>5459.12</text:p>
          </table:table-cell>
          <table:table-cell table:style-name="ce1" office:value-type="float" office:value="17.46" calcext:value-type="float">
            <text:p>17.46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502" calcext:value-type="float">
            <text:p>502</text:p>
          </table:table-cell>
          <table:table-cell table:style-name="ce1" office:value-type="float" office:value="5458.05" calcext:value-type="float">
            <text:p>5458.05</text:p>
          </table:table-cell>
          <table:table-cell table:style-name="ce1" office:value-type="float" office:value="17.5" calcext:value-type="float">
            <text:p>17.5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503" calcext:value-type="float">
            <text:p>503</text:p>
          </table:table-cell>
          <table:table-cell table:style-name="ce1" office:value-type="float" office:value="5456.97" calcext:value-type="float">
            <text:p>5456.97</text:p>
          </table:table-cell>
          <table:table-cell table:style-name="ce1" office:value-type="float" office:value="17.52" calcext:value-type="float">
            <text:p>17.52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504" calcext:value-type="float">
            <text:p>504</text:p>
          </table:table-cell>
          <table:table-cell table:style-name="ce1" office:value-type="float" office:value="5455.95" calcext:value-type="float">
            <text:p>5455.95</text:p>
          </table:table-cell>
          <table:table-cell table:style-name="ce1" office:value-type="float" office:value="17.48" calcext:value-type="float">
            <text:p>17.48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505" calcext:value-type="float">
            <text:p>505</text:p>
          </table:table-cell>
          <table:table-cell table:style-name="ce1" office:value-type="float" office:value="5454.9" calcext:value-type="float">
            <text:p>5454.9</text:p>
          </table:table-cell>
          <table:table-cell table:style-name="ce1" office:value-type="float" office:value="17.51" calcext:value-type="float">
            <text:p>17.51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506" calcext:value-type="float">
            <text:p>506</text:p>
          </table:table-cell>
          <table:table-cell table:style-name="ce1" office:value-type="float" office:value="5453.85" calcext:value-type="float">
            <text:p>5453.85</text:p>
          </table:table-cell>
          <table:table-cell table:style-name="ce1" office:value-type="float" office:value="17.51" calcext:value-type="float">
            <text:p>17.51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507" calcext:value-type="float">
            <text:p>507</text:p>
          </table:table-cell>
          <table:table-cell table:style-name="ce1" office:value-type="float" office:value="5452.79" calcext:value-type="float">
            <text:p>5452.79</text:p>
          </table:table-cell>
          <table:table-cell table:style-name="ce1" office:value-type="float" office:value="17.57" calcext:value-type="float">
            <text:p>17.57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508" calcext:value-type="float">
            <text:p>508</text:p>
          </table:table-cell>
          <table:table-cell table:style-name="ce1" office:value-type="float" office:value="5451.69" calcext:value-type="float">
            <text:p>5451.69</text:p>
          </table:table-cell>
          <table:table-cell table:style-name="ce1" office:value-type="float" office:value="17.53" calcext:value-type="float">
            <text:p>17.53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509" calcext:value-type="float">
            <text:p>509</text:p>
          </table:table-cell>
          <table:table-cell table:style-name="ce1" office:value-type="float" office:value="5450.61" calcext:value-type="float">
            <text:p>5450.61</text:p>
          </table:table-cell>
          <table:table-cell table:style-name="ce1" office:value-type="float" office:value="17.52" calcext:value-type="float">
            <text:p>17.52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510" calcext:value-type="float">
            <text:p>510</text:p>
          </table:table-cell>
          <table:table-cell table:style-name="ce1" office:value-type="float" office:value="5449.52" calcext:value-type="float">
            <text:p>5449.52</text:p>
          </table:table-cell>
          <table:table-cell table:style-name="ce1" office:value-type="float" office:value="17.52" calcext:value-type="float">
            <text:p>17.52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511" calcext:value-type="float">
            <text:p>511</text:p>
          </table:table-cell>
          <table:table-cell table:style-name="ce1" office:value-type="float" office:value="5448.45" calcext:value-type="float">
            <text:p>5448.45</text:p>
          </table:table-cell>
          <table:table-cell table:style-name="ce1" office:value-type="float" office:value="17.5" calcext:value-type="float">
            <text:p>17.5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512" calcext:value-type="float">
            <text:p>512</text:p>
          </table:table-cell>
          <table:table-cell table:style-name="ce1" office:value-type="float" office:value="5447.39" calcext:value-type="float">
            <text:p>5447.39</text:p>
          </table:table-cell>
          <table:table-cell table:style-name="ce1" office:value-type="float" office:value="17.5" calcext:value-type="float">
            <text:p>17.5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513" calcext:value-type="float">
            <text:p>513</text:p>
          </table:table-cell>
          <table:table-cell table:style-name="ce1" office:value-type="float" office:value="5446.41" calcext:value-type="float">
            <text:p>5446.41</text:p>
          </table:table-cell>
          <table:table-cell table:style-name="ce1" office:value-type="float" office:value="17.49" calcext:value-type="float">
            <text:p>17.49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514" calcext:value-type="float">
            <text:p>514</text:p>
          </table:table-cell>
          <table:table-cell table:style-name="ce1" office:value-type="float" office:value="5445.54" calcext:value-type="float">
            <text:p>5445.54</text:p>
          </table:table-cell>
          <table:table-cell table:style-name="ce1" office:value-type="float" office:value="17.49" calcext:value-type="float">
            <text:p>17.49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515" calcext:value-type="float">
            <text:p>515</text:p>
          </table:table-cell>
          <table:table-cell table:style-name="ce1" office:value-type="float" office:value="5444.68" calcext:value-type="float">
            <text:p>5444.68</text:p>
          </table:table-cell>
          <table:table-cell table:style-name="ce1" office:value-type="float" office:value="17.54" calcext:value-type="float">
            <text:p>17.54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516" calcext:value-type="float">
            <text:p>516</text:p>
          </table:table-cell>
          <table:table-cell table:style-name="ce1" office:value-type="float" office:value="5443.72" calcext:value-type="float">
            <text:p>5443.72</text:p>
          </table:table-cell>
          <table:table-cell table:style-name="ce1" office:value-type="float" office:value="17.5" calcext:value-type="float">
            <text:p>17.5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517" calcext:value-type="float">
            <text:p>517</text:p>
          </table:table-cell>
          <table:table-cell table:style-name="ce1" office:value-type="float" office:value="5442.77" calcext:value-type="float">
            <text:p>5442.77</text:p>
          </table:table-cell>
          <table:table-cell table:style-name="ce1" office:value-type="float" office:value="17.49" calcext:value-type="float">
            <text:p>17.49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518" calcext:value-type="float">
            <text:p>518</text:p>
          </table:table-cell>
          <table:table-cell table:style-name="ce1" office:value-type="float" office:value="5441.96" calcext:value-type="float">
            <text:p>5441.96</text:p>
          </table:table-cell>
          <table:table-cell table:style-name="ce1" office:value-type="float" office:value="17.49" calcext:value-type="float">
            <text:p>17.49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519" calcext:value-type="float">
            <text:p>519</text:p>
          </table:table-cell>
          <table:table-cell table:style-name="ce1" office:value-type="float" office:value="5440.94" calcext:value-type="float">
            <text:p>5440.94</text:p>
          </table:table-cell>
          <table:table-cell table:style-name="ce1" office:value-type="float" office:value="17.51" calcext:value-type="float">
            <text:p>17.51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520" calcext:value-type="float">
            <text:p>520</text:p>
          </table:table-cell>
          <table:table-cell table:style-name="ce1" office:value-type="float" office:value="5439.89" calcext:value-type="float">
            <text:p>5439.89</text:p>
          </table:table-cell>
          <table:table-cell table:style-name="ce1" office:value-type="float" office:value="17.4" calcext:value-type="float">
            <text:p>17.4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521" calcext:value-type="float">
            <text:p>521</text:p>
          </table:table-cell>
          <table:table-cell table:style-name="ce1" office:value-type="float" office:value="5438.82" calcext:value-type="float">
            <text:p>5438.82</text:p>
          </table:table-cell>
          <table:table-cell table:style-name="ce1" office:value-type="float" office:value="17.38" calcext:value-type="float">
            <text:p>17.38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522" calcext:value-type="float">
            <text:p>522</text:p>
          </table:table-cell>
          <table:table-cell table:style-name="ce1" office:value-type="float" office:value="5437.74" calcext:value-type="float">
            <text:p>5437.74</text:p>
          </table:table-cell>
          <table:table-cell table:style-name="ce1" office:value-type="float" office:value="17.35" calcext:value-type="float">
            <text:p>17.35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523" calcext:value-type="float">
            <text:p>523</text:p>
          </table:table-cell>
          <table:table-cell table:style-name="ce1" office:value-type="float" office:value="5436.69" calcext:value-type="float">
            <text:p>5436.69</text:p>
          </table:table-cell>
          <table:table-cell table:style-name="ce1" office:value-type="float" office:value="17.33" calcext:value-type="float">
            <text:p>17.33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524" calcext:value-type="float">
            <text:p>524</text:p>
          </table:table-cell>
          <table:table-cell table:style-name="ce1" office:value-type="float" office:value="5435.63" calcext:value-type="float">
            <text:p>5435.63</text:p>
          </table:table-cell>
          <table:table-cell table:style-name="ce1" office:value-type="float" office:value="17.37" calcext:value-type="float">
            <text:p>17.37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525" calcext:value-type="float">
            <text:p>525</text:p>
          </table:table-cell>
          <table:table-cell table:style-name="ce1" office:value-type="float" office:value="5434.61" calcext:value-type="float">
            <text:p>5434.61</text:p>
          </table:table-cell>
          <table:table-cell table:style-name="ce1" office:value-type="float" office:value="17.41" calcext:value-type="float">
            <text:p>17.41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526" calcext:value-type="float">
            <text:p>526</text:p>
          </table:table-cell>
          <table:table-cell table:style-name="ce1" office:value-type="float" office:value="5433.6" calcext:value-type="float">
            <text:p>5433.6</text:p>
          </table:table-cell>
          <table:table-cell table:style-name="ce1" office:value-type="float" office:value="17.43" calcext:value-type="float">
            <text:p>17.43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527" calcext:value-type="float">
            <text:p>527</text:p>
          </table:table-cell>
          <table:table-cell table:style-name="ce1" office:value-type="float" office:value="5432.66" calcext:value-type="float">
            <text:p>5432.66</text:p>
          </table:table-cell>
          <table:table-cell table:style-name="ce1" office:value-type="float" office:value="17.45" calcext:value-type="float">
            <text:p>17.45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528" calcext:value-type="float">
            <text:p>528</text:p>
          </table:table-cell>
          <table:table-cell table:style-name="ce1" office:value-type="float" office:value="5431.69" calcext:value-type="float">
            <text:p>5431.69</text:p>
          </table:table-cell>
          <table:table-cell table:style-name="ce1" office:value-type="float" office:value="17.5" calcext:value-type="float">
            <text:p>17.5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529" calcext:value-type="float">
            <text:p>529</text:p>
          </table:table-cell>
          <table:table-cell table:style-name="ce1" office:value-type="float" office:value="5430.74" calcext:value-type="float">
            <text:p>5430.74</text:p>
          </table:table-cell>
          <table:table-cell table:style-name="ce1" office:value-type="float" office:value="17.57" calcext:value-type="float">
            <text:p>17.57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530" calcext:value-type="float">
            <text:p>530</text:p>
          </table:table-cell>
          <table:table-cell table:style-name="ce1" office:value-type="float" office:value="5429.74" calcext:value-type="float">
            <text:p>5429.74</text:p>
          </table:table-cell>
          <table:table-cell table:style-name="ce1" office:value-type="float" office:value="17.59" calcext:value-type="float">
            <text:p>17.59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531" calcext:value-type="float">
            <text:p>531</text:p>
          </table:table-cell>
          <table:table-cell table:style-name="ce1" office:value-type="float" office:value="5428.78" calcext:value-type="float">
            <text:p>5428.78</text:p>
          </table:table-cell>
          <table:table-cell table:style-name="ce1" office:value-type="float" office:value="17.52" calcext:value-type="float">
            <text:p>17.52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532" calcext:value-type="float">
            <text:p>532</text:p>
          </table:table-cell>
          <table:table-cell table:style-name="ce1" office:value-type="float" office:value="5427.79" calcext:value-type="float">
            <text:p>5427.79</text:p>
          </table:table-cell>
          <table:table-cell table:style-name="ce1" office:value-type="float" office:value="17.5" calcext:value-type="float">
            <text:p>17.5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533" calcext:value-type="float">
            <text:p>533</text:p>
          </table:table-cell>
          <table:table-cell table:style-name="ce1" office:value-type="float" office:value="5426.84" calcext:value-type="float">
            <text:p>5426.84</text:p>
          </table:table-cell>
          <table:table-cell table:style-name="ce1" office:value-type="float" office:value="17.49" calcext:value-type="float">
            <text:p>17.49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534" calcext:value-type="float">
            <text:p>534</text:p>
          </table:table-cell>
          <table:table-cell table:style-name="ce1" office:value-type="float" office:value="5425.88" calcext:value-type="float">
            <text:p>5425.88</text:p>
          </table:table-cell>
          <table:table-cell table:style-name="ce1" office:value-type="float" office:value="17.45" calcext:value-type="float">
            <text:p>17.45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535" calcext:value-type="float">
            <text:p>535</text:p>
          </table:table-cell>
          <table:table-cell table:style-name="ce1" office:value-type="float" office:value="5424.87" calcext:value-type="float">
            <text:p>5424.87</text:p>
          </table:table-cell>
          <table:table-cell table:style-name="ce1" office:value-type="float" office:value="17.4" calcext:value-type="float">
            <text:p>17.4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536" calcext:value-type="float">
            <text:p>536</text:p>
          </table:table-cell>
          <table:table-cell table:style-name="ce1" office:value-type="float" office:value="5423.88" calcext:value-type="float">
            <text:p>5423.88</text:p>
          </table:table-cell>
          <table:table-cell table:style-name="ce1" office:value-type="float" office:value="17.36" calcext:value-type="float">
            <text:p>17.36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537" calcext:value-type="float">
            <text:p>537</text:p>
          </table:table-cell>
          <table:table-cell table:style-name="ce1" office:value-type="float" office:value="5422.88" calcext:value-type="float">
            <text:p>5422.88</text:p>
          </table:table-cell>
          <table:table-cell table:style-name="ce1" office:value-type="float" office:value="17.35" calcext:value-type="float">
            <text:p>17.35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538" calcext:value-type="float">
            <text:p>538</text:p>
          </table:table-cell>
          <table:table-cell table:style-name="ce1" office:value-type="float" office:value="5421.88" calcext:value-type="float">
            <text:p>5421.88</text:p>
          </table:table-cell>
          <table:table-cell table:style-name="ce1" office:value-type="float" office:value="17.38" calcext:value-type="float">
            <text:p>17.38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539" calcext:value-type="float">
            <text:p>539</text:p>
          </table:table-cell>
          <table:table-cell table:style-name="ce1" office:value-type="float" office:value="5420.96" calcext:value-type="float">
            <text:p>5420.96</text:p>
          </table:table-cell>
          <table:table-cell table:style-name="ce1" office:value-type="float" office:value="17.4" calcext:value-type="float">
            <text:p>17.4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540" calcext:value-type="float">
            <text:p>540</text:p>
          </table:table-cell>
          <table:table-cell table:style-name="ce1" office:value-type="float" office:value="5419.99" calcext:value-type="float">
            <text:p>5419.99</text:p>
          </table:table-cell>
          <table:table-cell table:style-name="ce1" office:value-type="float" office:value="17.43" calcext:value-type="float">
            <text:p>17.43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541" calcext:value-type="float">
            <text:p>541</text:p>
          </table:table-cell>
          <table:table-cell table:style-name="ce1" office:value-type="float" office:value="5419.06" calcext:value-type="float">
            <text:p>5419.06</text:p>
          </table:table-cell>
          <table:table-cell table:style-name="ce1" office:value-type="float" office:value="17.45" calcext:value-type="float">
            <text:p>17.45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542" calcext:value-type="float">
            <text:p>542</text:p>
          </table:table-cell>
          <table:table-cell table:style-name="ce1" office:value-type="float" office:value="5418.13" calcext:value-type="float">
            <text:p>5418.13</text:p>
          </table:table-cell>
          <table:table-cell table:style-name="ce1" office:value-type="float" office:value="17.48" calcext:value-type="float">
            <text:p>17.48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543" calcext:value-type="float">
            <text:p>543</text:p>
          </table:table-cell>
          <table:table-cell table:style-name="ce1" office:value-type="float" office:value="5417.45" calcext:value-type="float">
            <text:p>5417.45</text:p>
          </table:table-cell>
          <table:table-cell table:style-name="ce1" office:value-type="float" office:value="17.47" calcext:value-type="float">
            <text:p>17.47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544" calcext:value-type="float">
            <text:p>544</text:p>
          </table:table-cell>
          <table:table-cell table:style-name="ce1" office:value-type="float" office:value="5416.63" calcext:value-type="float">
            <text:p>5416.63</text:p>
          </table:table-cell>
          <table:table-cell table:style-name="ce1" office:value-type="float" office:value="17.46" calcext:value-type="float">
            <text:p>17.46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545" calcext:value-type="float">
            <text:p>545</text:p>
          </table:table-cell>
          <table:table-cell table:style-name="ce1" office:value-type="float" office:value="5415.74" calcext:value-type="float">
            <text:p>5415.74</text:p>
          </table:table-cell>
          <table:table-cell table:style-name="ce1" office:value-type="float" office:value="17.48" calcext:value-type="float">
            <text:p>17.48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546" calcext:value-type="float">
            <text:p>546</text:p>
          </table:table-cell>
          <table:table-cell table:style-name="ce1" office:value-type="float" office:value="5414.88" calcext:value-type="float">
            <text:p>5414.88</text:p>
          </table:table-cell>
          <table:table-cell table:style-name="ce1" office:value-type="float" office:value="17.5" calcext:value-type="float">
            <text:p>17.5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547" calcext:value-type="float">
            <text:p>547</text:p>
          </table:table-cell>
          <table:table-cell table:style-name="ce1" office:value-type="float" office:value="5413.97" calcext:value-type="float">
            <text:p>5413.97</text:p>
          </table:table-cell>
          <table:table-cell table:style-name="ce1" office:value-type="float" office:value="17.55" calcext:value-type="float">
            <text:p>17.55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548" calcext:value-type="float">
            <text:p>548</text:p>
          </table:table-cell>
          <table:table-cell table:style-name="ce1" office:value-type="float" office:value="5413.07" calcext:value-type="float">
            <text:p>5413.07</text:p>
          </table:table-cell>
          <table:table-cell table:style-name="ce1" office:value-type="float" office:value="17.5" calcext:value-type="float">
            <text:p>17.5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549" calcext:value-type="float">
            <text:p>549</text:p>
          </table:table-cell>
          <table:table-cell table:style-name="ce1" office:value-type="float" office:value="5412.14" calcext:value-type="float">
            <text:p>5412.14</text:p>
          </table:table-cell>
          <table:table-cell table:style-name="ce1" office:value-type="float" office:value="17.51" calcext:value-type="float">
            <text:p>17.51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550" calcext:value-type="float">
            <text:p>550</text:p>
          </table:table-cell>
          <table:table-cell table:style-name="ce1" office:value-type="float" office:value="5411.18" calcext:value-type="float">
            <text:p>5411.18</text:p>
          </table:table-cell>
          <table:table-cell table:style-name="ce1" office:value-type="float" office:value="17.49" calcext:value-type="float">
            <text:p>17.49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551" calcext:value-type="float">
            <text:p>551</text:p>
          </table:table-cell>
          <table:table-cell table:style-name="ce1" office:value-type="float" office:value="5410.23" calcext:value-type="float">
            <text:p>5410.23</text:p>
          </table:table-cell>
          <table:table-cell table:style-name="ce1" office:value-type="float" office:value="17.51" calcext:value-type="float">
            <text:p>17.51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552" calcext:value-type="float">
            <text:p>552</text:p>
          </table:table-cell>
          <table:table-cell table:style-name="ce1" office:value-type="float" office:value="5409.29" calcext:value-type="float">
            <text:p>5409.29</text:p>
          </table:table-cell>
          <table:table-cell table:style-name="ce1" office:value-type="float" office:value="17.51" calcext:value-type="float">
            <text:p>17.51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553" calcext:value-type="float">
            <text:p>553</text:p>
          </table:table-cell>
          <table:table-cell table:style-name="ce1" office:value-type="float" office:value="5408.35" calcext:value-type="float">
            <text:p>5408.35</text:p>
          </table:table-cell>
          <table:table-cell table:style-name="ce1" office:value-type="float" office:value="17.53" calcext:value-type="float">
            <text:p>17.53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554" calcext:value-type="float">
            <text:p>554</text:p>
          </table:table-cell>
          <table:table-cell table:style-name="ce1" office:value-type="float" office:value="5407.45" calcext:value-type="float">
            <text:p>5407.45</text:p>
          </table:table-cell>
          <table:table-cell table:style-name="ce1" office:value-type="float" office:value="17.46" calcext:value-type="float">
            <text:p>17.46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555" calcext:value-type="float">
            <text:p>555</text:p>
          </table:table-cell>
          <table:table-cell table:style-name="ce1" office:value-type="float" office:value="5406.48" calcext:value-type="float">
            <text:p>5406.48</text:p>
          </table:table-cell>
          <table:table-cell table:style-name="ce1" office:value-type="float" office:value="17.42" calcext:value-type="float">
            <text:p>17.42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556" calcext:value-type="float">
            <text:p>556</text:p>
          </table:table-cell>
          <table:table-cell table:style-name="ce1" office:value-type="float" office:value="5405.5" calcext:value-type="float">
            <text:p>5405.5</text:p>
          </table:table-cell>
          <table:table-cell table:style-name="ce1" office:value-type="float" office:value="17.39" calcext:value-type="float">
            <text:p>17.39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557" calcext:value-type="float">
            <text:p>557</text:p>
          </table:table-cell>
          <table:table-cell table:style-name="ce1" office:value-type="float" office:value="5404.57" calcext:value-type="float">
            <text:p>5404.57</text:p>
          </table:table-cell>
          <table:table-cell table:style-name="ce1" office:value-type="float" office:value="17.42" calcext:value-type="float">
            <text:p>17.42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558" calcext:value-type="float">
            <text:p>558</text:p>
          </table:table-cell>
          <table:table-cell table:style-name="ce1" office:value-type="float" office:value="5403.63" calcext:value-type="float">
            <text:p>5403.63</text:p>
          </table:table-cell>
          <table:table-cell table:style-name="ce1" office:value-type="float" office:value="17.41" calcext:value-type="float">
            <text:p>17.41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559" calcext:value-type="float">
            <text:p>559</text:p>
          </table:table-cell>
          <table:table-cell table:style-name="ce1" office:value-type="float" office:value="5402.76" calcext:value-type="float">
            <text:p>5402.76</text:p>
          </table:table-cell>
          <table:table-cell table:style-name="ce1" office:value-type="float" office:value="17.41" calcext:value-type="float">
            <text:p>17.41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560" calcext:value-type="float">
            <text:p>560</text:p>
          </table:table-cell>
          <table:table-cell table:style-name="ce1" office:value-type="float" office:value="5401.87" calcext:value-type="float">
            <text:p>5401.87</text:p>
          </table:table-cell>
          <table:table-cell table:style-name="ce1" office:value-type="float" office:value="17.47" calcext:value-type="float">
            <text:p>17.47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561" calcext:value-type="float">
            <text:p>561</text:p>
          </table:table-cell>
          <table:table-cell table:style-name="ce1" office:value-type="float" office:value="5401.1" calcext:value-type="float">
            <text:p>5401.1</text:p>
          </table:table-cell>
          <table:table-cell table:style-name="ce1" office:value-type="float" office:value="17.46" calcext:value-type="float">
            <text:p>17.46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562" calcext:value-type="float">
            <text:p>562</text:p>
          </table:table-cell>
          <table:table-cell table:style-name="ce1" office:value-type="float" office:value="5400.25" calcext:value-type="float">
            <text:p>5400.25</text:p>
          </table:table-cell>
          <table:table-cell table:style-name="ce1" office:value-type="float" office:value="17.48" calcext:value-type="float">
            <text:p>17.48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563" calcext:value-type="float">
            <text:p>563</text:p>
          </table:table-cell>
          <table:table-cell table:style-name="ce1" office:value-type="float" office:value="5399.37" calcext:value-type="float">
            <text:p>5399.37</text:p>
          </table:table-cell>
          <table:table-cell table:style-name="ce1" office:value-type="float" office:value="17.5" calcext:value-type="float">
            <text:p>17.5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564" calcext:value-type="float">
            <text:p>564</text:p>
          </table:table-cell>
          <table:table-cell table:style-name="ce1" office:value-type="float" office:value="5398.5" calcext:value-type="float">
            <text:p>5398.5</text:p>
          </table:table-cell>
          <table:table-cell table:style-name="ce1" office:value-type="float" office:value="17.49" calcext:value-type="float">
            <text:p>17.49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565" calcext:value-type="float">
            <text:p>565</text:p>
          </table:table-cell>
          <table:table-cell table:style-name="ce1" office:value-type="float" office:value="5397.58" calcext:value-type="float">
            <text:p>5397.58</text:p>
          </table:table-cell>
          <table:table-cell table:style-name="ce1" office:value-type="float" office:value="17.46" calcext:value-type="float">
            <text:p>17.46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566" calcext:value-type="float">
            <text:p>566</text:p>
          </table:table-cell>
          <table:table-cell table:style-name="ce1" office:value-type="float" office:value="5396.66" calcext:value-type="float">
            <text:p>5396.66</text:p>
          </table:table-cell>
          <table:table-cell table:style-name="ce1" office:value-type="float" office:value="17.43" calcext:value-type="float">
            <text:p>17.43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567" calcext:value-type="float">
            <text:p>567</text:p>
          </table:table-cell>
          <table:table-cell table:style-name="ce1" office:value-type="float" office:value="5395.74" calcext:value-type="float">
            <text:p>5395.74</text:p>
          </table:table-cell>
          <table:table-cell table:style-name="ce1" office:value-type="float" office:value="17.47" calcext:value-type="float">
            <text:p>17.47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568" calcext:value-type="float">
            <text:p>568</text:p>
          </table:table-cell>
          <table:table-cell table:style-name="ce1" office:value-type="float" office:value="5394.85" calcext:value-type="float">
            <text:p>5394.85</text:p>
          </table:table-cell>
          <table:table-cell table:style-name="ce1" office:value-type="float" office:value="17.51" calcext:value-type="float">
            <text:p>17.51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569" calcext:value-type="float">
            <text:p>569</text:p>
          </table:table-cell>
          <table:table-cell table:style-name="ce1" office:value-type="float" office:value="5393.91" calcext:value-type="float">
            <text:p>5393.91</text:p>
          </table:table-cell>
          <table:table-cell table:style-name="ce1" office:value-type="float" office:value="17.54" calcext:value-type="float">
            <text:p>17.54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570" calcext:value-type="float">
            <text:p>570</text:p>
          </table:table-cell>
          <table:table-cell table:style-name="ce1" office:value-type="float" office:value="5393.1" calcext:value-type="float">
            <text:p>5393.1</text:p>
          </table:table-cell>
          <table:table-cell table:style-name="ce1" office:value-type="float" office:value="17.53" calcext:value-type="float">
            <text:p>17.53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571" calcext:value-type="float">
            <text:p>571</text:p>
          </table:table-cell>
          <table:table-cell table:style-name="ce1" office:value-type="float" office:value="5392.23" calcext:value-type="float">
            <text:p>5392.23</text:p>
          </table:table-cell>
          <table:table-cell table:style-name="ce1" office:value-type="float" office:value="17.5" calcext:value-type="float">
            <text:p>17.5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572" calcext:value-type="float">
            <text:p>572</text:p>
          </table:table-cell>
          <table:table-cell table:style-name="ce1" office:value-type="float" office:value="5391.37" calcext:value-type="float">
            <text:p>5391.37</text:p>
          </table:table-cell>
          <table:table-cell table:style-name="ce1" office:value-type="float" office:value="17.51" calcext:value-type="float">
            <text:p>17.51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573" calcext:value-type="float">
            <text:p>573</text:p>
          </table:table-cell>
          <table:table-cell table:style-name="ce1" office:value-type="float" office:value="5390.51" calcext:value-type="float">
            <text:p>5390.51</text:p>
          </table:table-cell>
          <table:table-cell table:style-name="ce1" office:value-type="float" office:value="17.5" calcext:value-type="float">
            <text:p>17.5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574" calcext:value-type="float">
            <text:p>574</text:p>
          </table:table-cell>
          <table:table-cell table:style-name="ce1" office:value-type="float" office:value="5389.66" calcext:value-type="float">
            <text:p>5389.66</text:p>
          </table:table-cell>
          <table:table-cell table:style-name="ce1" office:value-type="float" office:value="17.53" calcext:value-type="float">
            <text:p>17.53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575" calcext:value-type="float">
            <text:p>575</text:p>
          </table:table-cell>
          <table:table-cell table:style-name="ce1" office:value-type="float" office:value="5388.83" calcext:value-type="float">
            <text:p>5388.83</text:p>
          </table:table-cell>
          <table:table-cell table:style-name="ce1" office:value-type="float" office:value="17.51" calcext:value-type="float">
            <text:p>17.51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576" calcext:value-type="float">
            <text:p>576</text:p>
          </table:table-cell>
          <table:table-cell table:style-name="ce1" office:value-type="float" office:value="5388.01" calcext:value-type="float">
            <text:p>5388.01</text:p>
          </table:table-cell>
          <table:table-cell table:style-name="ce1" office:value-type="float" office:value="17.49" calcext:value-type="float">
            <text:p>17.49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577" calcext:value-type="float">
            <text:p>577</text:p>
          </table:table-cell>
          <table:table-cell table:style-name="ce1" office:value-type="float" office:value="5387.16" calcext:value-type="float">
            <text:p>5387.16</text:p>
          </table:table-cell>
          <table:table-cell table:style-name="ce1" office:value-type="float" office:value="17.51" calcext:value-type="float">
            <text:p>17.51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578" calcext:value-type="float">
            <text:p>578</text:p>
          </table:table-cell>
          <table:table-cell table:style-name="ce1" office:value-type="float" office:value="5386.33" calcext:value-type="float">
            <text:p>5386.33</text:p>
          </table:table-cell>
          <table:table-cell table:style-name="ce1" office:value-type="float" office:value="17.5" calcext:value-type="float">
            <text:p>17.5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579" calcext:value-type="float">
            <text:p>579</text:p>
          </table:table-cell>
          <table:table-cell table:style-name="ce1" office:value-type="float" office:value="5385.6" calcext:value-type="float">
            <text:p>5385.6</text:p>
          </table:table-cell>
          <table:table-cell table:style-name="ce1" office:value-type="float" office:value="17.53" calcext:value-type="float">
            <text:p>17.53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580" calcext:value-type="float">
            <text:p>580</text:p>
          </table:table-cell>
          <table:table-cell table:style-name="ce1" office:value-type="float" office:value="5384.72" calcext:value-type="float">
            <text:p>5384.72</text:p>
          </table:table-cell>
          <table:table-cell table:style-name="ce1" office:value-type="float" office:value="17.49" calcext:value-type="float">
            <text:p>17.49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581" calcext:value-type="float">
            <text:p>581</text:p>
          </table:table-cell>
          <table:table-cell table:style-name="ce1" office:value-type="float" office:value="5383.9" calcext:value-type="float">
            <text:p>5383.9</text:p>
          </table:table-cell>
          <table:table-cell table:style-name="ce1" office:value-type="float" office:value="17.49" calcext:value-type="float">
            <text:p>17.49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582" calcext:value-type="float">
            <text:p>582</text:p>
          </table:table-cell>
          <table:table-cell table:style-name="ce1" office:value-type="float" office:value="5383.15" calcext:value-type="float">
            <text:p>5383.15</text:p>
          </table:table-cell>
          <table:table-cell table:style-name="ce1" office:value-type="float" office:value="17.48" calcext:value-type="float">
            <text:p>17.48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583" calcext:value-type="float">
            <text:p>583</text:p>
          </table:table-cell>
          <table:table-cell table:style-name="ce1" office:value-type="float" office:value="5382.29" calcext:value-type="float">
            <text:p>5382.29</text:p>
          </table:table-cell>
          <table:table-cell table:style-name="ce1" office:value-type="float" office:value="17.5" calcext:value-type="float">
            <text:p>17.5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584" calcext:value-type="float">
            <text:p>584</text:p>
          </table:table-cell>
          <table:table-cell table:style-name="ce1" office:value-type="float" office:value="5381.41" calcext:value-type="float">
            <text:p>5381.41</text:p>
          </table:table-cell>
          <table:table-cell table:style-name="ce1" office:value-type="float" office:value="17.5" calcext:value-type="float">
            <text:p>17.5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585" calcext:value-type="float">
            <text:p>585</text:p>
          </table:table-cell>
          <table:table-cell table:style-name="ce1" office:value-type="float" office:value="5380.54" calcext:value-type="float">
            <text:p>5380.54</text:p>
          </table:table-cell>
          <table:table-cell table:style-name="ce1" office:value-type="float" office:value="17.49" calcext:value-type="float">
            <text:p>17.49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586" calcext:value-type="float">
            <text:p>586</text:p>
          </table:table-cell>
          <table:table-cell table:style-name="ce1" office:value-type="float" office:value="5379.65" calcext:value-type="float">
            <text:p>5379.65</text:p>
          </table:table-cell>
          <table:table-cell table:style-name="ce1" office:value-type="float" office:value="17.52" calcext:value-type="float">
            <text:p>17.52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587" calcext:value-type="float">
            <text:p>587</text:p>
          </table:table-cell>
          <table:table-cell table:style-name="ce1" office:value-type="float" office:value="5378.76" calcext:value-type="float">
            <text:p>5378.76</text:p>
          </table:table-cell>
          <table:table-cell table:style-name="ce1" office:value-type="float" office:value="17.51" calcext:value-type="float">
            <text:p>17.51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588" calcext:value-type="float">
            <text:p>588</text:p>
          </table:table-cell>
          <table:table-cell table:style-name="ce1" office:value-type="float" office:value="5377.88" calcext:value-type="float">
            <text:p>5377.88</text:p>
          </table:table-cell>
          <table:table-cell table:style-name="ce1" office:value-type="float" office:value="17.48" calcext:value-type="float">
            <text:p>17.48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589" calcext:value-type="float">
            <text:p>589</text:p>
          </table:table-cell>
          <table:table-cell table:style-name="ce1" office:value-type="float" office:value="5376.99" calcext:value-type="float">
            <text:p>5376.99</text:p>
          </table:table-cell>
          <table:table-cell table:style-name="ce1" office:value-type="float" office:value="17.49" calcext:value-type="float">
            <text:p>17.49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590" calcext:value-type="float">
            <text:p>590</text:p>
          </table:table-cell>
          <table:table-cell table:style-name="ce1" office:value-type="float" office:value="5376.1" calcext:value-type="float">
            <text:p>5376.1</text:p>
          </table:table-cell>
          <table:table-cell table:style-name="ce1" office:value-type="float" office:value="17.43" calcext:value-type="float">
            <text:p>17.43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591" calcext:value-type="float">
            <text:p>591</text:p>
          </table:table-cell>
          <table:table-cell table:style-name="ce1" office:value-type="float" office:value="5375.31" calcext:value-type="float">
            <text:p>5375.31</text:p>
          </table:table-cell>
          <table:table-cell table:style-name="ce1" office:value-type="float" office:value="17.38" calcext:value-type="float">
            <text:p>17.38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592" calcext:value-type="float">
            <text:p>592</text:p>
          </table:table-cell>
          <table:table-cell table:style-name="ce1" office:value-type="float" office:value="5374.52" calcext:value-type="float">
            <text:p>5374.52</text:p>
          </table:table-cell>
          <table:table-cell table:style-name="ce1" office:value-type="float" office:value="17.36" calcext:value-type="float">
            <text:p>17.36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593" calcext:value-type="float">
            <text:p>593</text:p>
          </table:table-cell>
          <table:table-cell table:style-name="ce1" office:value-type="float" office:value="5373.84" calcext:value-type="float">
            <text:p>5373.84</text:p>
          </table:table-cell>
          <table:table-cell table:style-name="ce1" office:value-type="float" office:value="17.39" calcext:value-type="float">
            <text:p>17.39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594" calcext:value-type="float">
            <text:p>594</text:p>
          </table:table-cell>
          <table:table-cell table:style-name="ce1" office:value-type="float" office:value="5373.14" calcext:value-type="float">
            <text:p>5373.14</text:p>
          </table:table-cell>
          <table:table-cell table:style-name="ce1" office:value-type="float" office:value="17.4" calcext:value-type="float">
            <text:p>17.4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595" calcext:value-type="float">
            <text:p>595</text:p>
          </table:table-cell>
          <table:table-cell table:style-name="ce1" office:value-type="float" office:value="5372.35" calcext:value-type="float">
            <text:p>5372.35</text:p>
          </table:table-cell>
          <table:table-cell table:style-name="ce1" office:value-type="float" office:value="17.46" calcext:value-type="float">
            <text:p>17.46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596" calcext:value-type="float">
            <text:p>596</text:p>
          </table:table-cell>
          <table:table-cell table:style-name="ce1" office:value-type="float" office:value="5371.55" calcext:value-type="float">
            <text:p>5371.55</text:p>
          </table:table-cell>
          <table:table-cell table:style-name="ce1" office:value-type="float" office:value="17.5" calcext:value-type="float">
            <text:p>17.5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597" calcext:value-type="float">
            <text:p>597</text:p>
          </table:table-cell>
          <table:table-cell table:style-name="ce1" office:value-type="float" office:value="5370.73" calcext:value-type="float">
            <text:p>5370.73</text:p>
          </table:table-cell>
          <table:table-cell table:style-name="ce1" office:value-type="float" office:value="17.57" calcext:value-type="float">
            <text:p>17.57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598" calcext:value-type="float">
            <text:p>598</text:p>
          </table:table-cell>
          <table:table-cell table:style-name="ce1" office:value-type="float" office:value="5369.9" calcext:value-type="float">
            <text:p>5369.9</text:p>
          </table:table-cell>
          <table:table-cell table:style-name="ce1" office:value-type="float" office:value="17.55" calcext:value-type="float">
            <text:p>17.55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599" calcext:value-type="float">
            <text:p>599</text:p>
          </table:table-cell>
          <table:table-cell table:style-name="ce1" office:value-type="float" office:value="5369.06" calcext:value-type="float">
            <text:p>5369.06</text:p>
          </table:table-cell>
          <table:table-cell table:style-name="ce1" office:value-type="float" office:value="17.52" calcext:value-type="float">
            <text:p>17.52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600" calcext:value-type="float">
            <text:p>600</text:p>
          </table:table-cell>
          <table:table-cell table:style-name="ce1" office:value-type="float" office:value="5368.25" calcext:value-type="float">
            <text:p>5368.25</text:p>
          </table:table-cell>
          <table:table-cell table:style-name="ce1" office:value-type="float" office:value="17.49" calcext:value-type="float">
            <text:p>17.49</text:p>
          </table:table-cell>
          <table:table-cell table:number-columns-repeated="14"/>
        </table:table-row>
        <table:table-row table:style-name="ro1" table:number-rows-repeated="25">
          <table:table-cell table:number-columns-repeated="18"/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17825.54" calcext:value-type="float">
            <text:p>17825.54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25.55" calcext:value-type="float">
            <text:p>25.5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17279.45" calcext:value-type="float">
            <text:p>17279.45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29" calcext:value-type="float">
            <text:p>17.2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16520.02" calcext:value-type="float">
            <text:p>16520.02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34" calcext:value-type="float">
            <text:p>17.3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15450.1" calcext:value-type="float">
            <text:p>15450.1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37" calcext:value-type="float">
            <text:p>17.3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14431.04" calcext:value-type="float">
            <text:p>14431.04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41" calcext:value-type="float">
            <text:p>17.4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13603.43" calcext:value-type="float">
            <text:p>13603.43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41" calcext:value-type="float">
            <text:p>17.4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12938.29" calcext:value-type="float">
            <text:p>12938.29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41" calcext:value-type="float">
            <text:p>17.4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12384.17" calcext:value-type="float">
            <text:p>12384.17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49" calcext:value-type="float">
            <text:p>17.4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11917.7" calcext:value-type="float">
            <text:p>11917.7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53" calcext:value-type="float">
            <text:p>17.5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11555.74" calcext:value-type="float">
            <text:p>11555.74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5" calcext:value-type="float">
            <text:p>17.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11219.72" calcext:value-type="float">
            <text:p>11219.72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49" calcext:value-type="float">
            <text:p>17.4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10914.78" calcext:value-type="float">
            <text:p>10914.78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51" calcext:value-type="float">
            <text:p>17.5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10642.89" calcext:value-type="float">
            <text:p>10642.89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52" calcext:value-type="float">
            <text:p>17.5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10396.82" calcext:value-type="float">
            <text:p>10396.82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5" calcext:value-type="float">
            <text:p>17.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10175" calcext:value-type="float">
            <text:p>10175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54" calcext:value-type="float">
            <text:p>17.5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9977.74" calcext:value-type="float">
            <text:p>9977.74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5" calcext:value-type="float">
            <text:p>17.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9794.67" calcext:value-type="float">
            <text:p>9794.67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51" calcext:value-type="float">
            <text:p>17.5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9632.14" calcext:value-type="float">
            <text:p>9632.14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52" calcext:value-type="float">
            <text:p>17.5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9481.59" calcext:value-type="float">
            <text:p>9481.59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56" calcext:value-type="float">
            <text:p>17.5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9446.75" calcext:value-type="float">
            <text:p>9446.75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59" calcext:value-type="float">
            <text:p>17.5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9348.54" calcext:value-type="float">
            <text:p>9348.54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57" calcext:value-type="float">
            <text:p>17.5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9240.55" calcext:value-type="float">
            <text:p>9240.55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56" calcext:value-type="float">
            <text:p>17.5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9135.81" calcext:value-type="float">
            <text:p>9135.81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49" calcext:value-type="float">
            <text:p>17.4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9035.25" calcext:value-type="float">
            <text:p>9035.25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52" calcext:value-type="float">
            <text:p>17.5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8939.17" calcext:value-type="float">
            <text:p>8939.17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54" calcext:value-type="float">
            <text:p>17.5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8848.51" calcext:value-type="float">
            <text:p>8848.51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59" calcext:value-type="float">
            <text:p>17.5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8762.5" calcext:value-type="float">
            <text:p>8762.5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57" calcext:value-type="float">
            <text:p>17.5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8680.71" calcext:value-type="float">
            <text:p>8680.71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53" calcext:value-type="float">
            <text:p>17.5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8603.32" calcext:value-type="float">
            <text:p>8603.32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54" calcext:value-type="float">
            <text:p>17.5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8529.81" calcext:value-type="float">
            <text:p>8529.81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43" calcext:value-type="float">
            <text:p>17.4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8459.48" calcext:value-type="float">
            <text:p>8459.48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39" calcext:value-type="float">
            <text:p>17.3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8393.09" calcext:value-type="float">
            <text:p>8393.09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37" calcext:value-type="float">
            <text:p>17.3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8329.86" calcext:value-type="float">
            <text:p>8329.86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37" calcext:value-type="float">
            <text:p>17.3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8269" calcext:value-type="float">
            <text:p>8269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37" calcext:value-type="float">
            <text:p>17.3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8210.33" calcext:value-type="float">
            <text:p>8210.33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41" calcext:value-type="float">
            <text:p>17.4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8155.13" calcext:value-type="float">
            <text:p>8155.13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41" calcext:value-type="float">
            <text:p>17.4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37" calcext:value-type="float">
            <text:p>37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8101.54" calcext:value-type="float">
            <text:p>8101.54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41" calcext:value-type="float">
            <text:p>17.4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8051.49" calcext:value-type="float">
            <text:p>8051.49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42" calcext:value-type="float">
            <text:p>17.4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8004.24" calcext:value-type="float">
            <text:p>8004.24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44" calcext:value-type="float">
            <text:p>17.4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7960.05" calcext:value-type="float">
            <text:p>7960.05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49" calcext:value-type="float">
            <text:p>17.4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41" calcext:value-type="float">
            <text:p>41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7918.06" calcext:value-type="float">
            <text:p>7918.06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53" calcext:value-type="float">
            <text:p>17.5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42" calcext:value-type="float">
            <text:p>42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7875.51" calcext:value-type="float">
            <text:p>7875.51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56" calcext:value-type="float">
            <text:p>17.5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43" calcext:value-type="float">
            <text:p>43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7833.05" calcext:value-type="float">
            <text:p>7833.05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57" calcext:value-type="float">
            <text:p>17.5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7791.85" calcext:value-type="float">
            <text:p>7791.85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52" calcext:value-type="float">
            <text:p>17.5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7751.55" calcext:value-type="float">
            <text:p>7751.55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53" calcext:value-type="float">
            <text:p>17.5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46" calcext:value-type="float">
            <text:p>46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7712.51" calcext:value-type="float">
            <text:p>7712.51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51" calcext:value-type="float">
            <text:p>17.5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47" calcext:value-type="float">
            <text:p>47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7674.35" calcext:value-type="float">
            <text:p>7674.35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56" calcext:value-type="float">
            <text:p>17.5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48" calcext:value-type="float">
            <text:p>48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7638.13" calcext:value-type="float">
            <text:p>7638.13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54" calcext:value-type="float">
            <text:p>17.5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49" calcext:value-type="float">
            <text:p>49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7602.63" calcext:value-type="float">
            <text:p>7602.63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55" calcext:value-type="float">
            <text:p>17.5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7568.53" calcext:value-type="float">
            <text:p>7568.53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51" calcext:value-type="float">
            <text:p>17.5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51" calcext:value-type="float">
            <text:p>51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7535.81" calcext:value-type="float">
            <text:p>7535.81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45" calcext:value-type="float">
            <text:p>17.4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52" calcext:value-type="float">
            <text:p>52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7503.78" calcext:value-type="float">
            <text:p>7503.78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38" calcext:value-type="float">
            <text:p>17.3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53" calcext:value-type="float">
            <text:p>53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7472.97" calcext:value-type="float">
            <text:p>7472.97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36" calcext:value-type="float">
            <text:p>17.3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54" calcext:value-type="float">
            <text:p>54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7443.07" calcext:value-type="float">
            <text:p>7443.07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37" calcext:value-type="float">
            <text:p>17.3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55" calcext:value-type="float">
            <text:p>55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7415.36" calcext:value-type="float">
            <text:p>7415.36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38" calcext:value-type="float">
            <text:p>17.3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56" calcext:value-type="float">
            <text:p>56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7387.34" calcext:value-type="float">
            <text:p>7387.34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4" calcext:value-type="float">
            <text:p>17.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57" calcext:value-type="float">
            <text:p>57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7359.59" calcext:value-type="float">
            <text:p>7359.59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42" calcext:value-type="float">
            <text:p>17.4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58" calcext:value-type="float">
            <text:p>58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7333.03" calcext:value-type="float">
            <text:p>7333.03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42" calcext:value-type="float">
            <text:p>17.4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59" calcext:value-type="float">
            <text:p>59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7306.6" calcext:value-type="float">
            <text:p>7306.6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43" calcext:value-type="float">
            <text:p>17.4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7282.04" calcext:value-type="float">
            <text:p>7282.04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42" calcext:value-type="float">
            <text:p>17.4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61" calcext:value-type="float">
            <text:p>61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7257.5" calcext:value-type="float">
            <text:p>7257.5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42" calcext:value-type="float">
            <text:p>17.4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62" calcext:value-type="float">
            <text:p>62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7234.2" calcext:value-type="float">
            <text:p>7234.2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42" calcext:value-type="float">
            <text:p>17.4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63" calcext:value-type="float">
            <text:p>63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7210.84" calcext:value-type="float">
            <text:p>7210.84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51" calcext:value-type="float">
            <text:p>17.5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7189.71" calcext:value-type="float">
            <text:p>7189.71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52" calcext:value-type="float">
            <text:p>17.5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65" calcext:value-type="float">
            <text:p>65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7167.16" calcext:value-type="float">
            <text:p>7167.16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57" calcext:value-type="float">
            <text:p>17.5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66" calcext:value-type="float">
            <text:p>66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7144.99" calcext:value-type="float">
            <text:p>7144.99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51" calcext:value-type="float">
            <text:p>17.5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67" calcext:value-type="float">
            <text:p>67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7123.12" calcext:value-type="float">
            <text:p>7123.12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53" calcext:value-type="float">
            <text:p>17.5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68" calcext:value-type="float">
            <text:p>68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7101.74" calcext:value-type="float">
            <text:p>7101.74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54" calcext:value-type="float">
            <text:p>17.5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69" calcext:value-type="float">
            <text:p>69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7081.1" calcext:value-type="float">
            <text:p>7081.1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48" calcext:value-type="float">
            <text:p>17.4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7060.85" calcext:value-type="float">
            <text:p>7060.85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41" calcext:value-type="float">
            <text:p>17.4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71" calcext:value-type="float">
            <text:p>71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7040.76" calcext:value-type="float">
            <text:p>7040.76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39" calcext:value-type="float">
            <text:p>17.3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7021.35" calcext:value-type="float">
            <text:p>7021.35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39" calcext:value-type="float">
            <text:p>17.3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73" calcext:value-type="float">
            <text:p>73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7002.23" calcext:value-type="float">
            <text:p>7002.23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39" calcext:value-type="float">
            <text:p>17.3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74" calcext:value-type="float">
            <text:p>74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6985.27" calcext:value-type="float">
            <text:p>6985.27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44" calcext:value-type="float">
            <text:p>17.4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6967.64" calcext:value-type="float">
            <text:p>6967.64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52" calcext:value-type="float">
            <text:p>17.5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76" calcext:value-type="float">
            <text:p>76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6950.03" calcext:value-type="float">
            <text:p>6950.03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66" calcext:value-type="float">
            <text:p>17.6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77" calcext:value-type="float">
            <text:p>77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6933.11" calcext:value-type="float">
            <text:p>6933.11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55" calcext:value-type="float">
            <text:p>17.5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78" calcext:value-type="float">
            <text:p>78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6915.79" calcext:value-type="float">
            <text:p>6915.79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47" calcext:value-type="float">
            <text:p>17.4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79" calcext:value-type="float">
            <text:p>79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6899.01" calcext:value-type="float">
            <text:p>6899.01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43" calcext:value-type="float">
            <text:p>17.4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6882.67" calcext:value-type="float">
            <text:p>6882.67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46" calcext:value-type="float">
            <text:p>17.4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81" calcext:value-type="float">
            <text:p>81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6866.29" calcext:value-type="float">
            <text:p>6866.29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47" calcext:value-type="float">
            <text:p>17.4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82" calcext:value-type="float">
            <text:p>82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6850.5" calcext:value-type="float">
            <text:p>6850.5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5" calcext:value-type="float">
            <text:p>17.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83" calcext:value-type="float">
            <text:p>83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6835.57" calcext:value-type="float">
            <text:p>6835.57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53" calcext:value-type="float">
            <text:p>17.5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84" calcext:value-type="float">
            <text:p>84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6820.4" calcext:value-type="float">
            <text:p>6820.4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55" calcext:value-type="float">
            <text:p>17.5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85" calcext:value-type="float">
            <text:p>85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6805.76" calcext:value-type="float">
            <text:p>6805.76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54" calcext:value-type="float">
            <text:p>17.5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86" calcext:value-type="float">
            <text:p>86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6791.03" calcext:value-type="float">
            <text:p>6791.03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53" calcext:value-type="float">
            <text:p>17.5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87" calcext:value-type="float">
            <text:p>87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6777.1" calcext:value-type="float">
            <text:p>6777.1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56" calcext:value-type="float">
            <text:p>17.5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88" calcext:value-type="float">
            <text:p>88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6763.61" calcext:value-type="float">
            <text:p>6763.61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54" calcext:value-type="float">
            <text:p>17.5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89" calcext:value-type="float">
            <text:p>89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6750.11" calcext:value-type="float">
            <text:p>6750.11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45" calcext:value-type="float">
            <text:p>17.4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90" calcext:value-type="float">
            <text:p>90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6737.12" calcext:value-type="float">
            <text:p>6737.12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45" calcext:value-type="float">
            <text:p>17.4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91" calcext:value-type="float">
            <text:p>91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6723.4" calcext:value-type="float">
            <text:p>6723.4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44" calcext:value-type="float">
            <text:p>17.4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92" calcext:value-type="float">
            <text:p>92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6709.85" calcext:value-type="float">
            <text:p>6709.85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48" calcext:value-type="float">
            <text:p>17.4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93" calcext:value-type="float">
            <text:p>93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6696.54" calcext:value-type="float">
            <text:p>6696.54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52" calcext:value-type="float">
            <text:p>17.5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94" calcext:value-type="float">
            <text:p>94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6683.42" calcext:value-type="float">
            <text:p>6683.42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6" calcext:value-type="float">
            <text:p>17.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95" calcext:value-type="float">
            <text:p>95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6670.45" calcext:value-type="float">
            <text:p>6670.45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55" calcext:value-type="float">
            <text:p>17.5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96" calcext:value-type="float">
            <text:p>96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6657.83" calcext:value-type="float">
            <text:p>6657.83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49" calcext:value-type="float">
            <text:p>17.4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97" calcext:value-type="float">
            <text:p>97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6645.34" calcext:value-type="float">
            <text:p>6645.34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51" calcext:value-type="float">
            <text:p>17.5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98" calcext:value-type="float">
            <text:p>98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6633.78" calcext:value-type="float">
            <text:p>6633.78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52" calcext:value-type="float">
            <text:p>17.5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99" calcext:value-type="float">
            <text:p>99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6622.19" calcext:value-type="float">
            <text:p>6622.19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5" calcext:value-type="float">
            <text:p>17.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6611.01" calcext:value-type="float">
            <text:p>6611.01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51" calcext:value-type="float">
            <text:p>17.5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6600.7" calcext:value-type="float">
            <text:p>6600.7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51" calcext:value-type="float">
            <text:p>17.5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102" calcext:value-type="float">
            <text:p>102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6590.31" calcext:value-type="float">
            <text:p>6590.31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52" calcext:value-type="float">
            <text:p>17.5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103" calcext:value-type="float">
            <text:p>103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6581.78" calcext:value-type="float">
            <text:p>6581.78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49" calcext:value-type="float">
            <text:p>17.4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6574.03" calcext:value-type="float">
            <text:p>6574.03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45" calcext:value-type="float">
            <text:p>17.4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105" calcext:value-type="float">
            <text:p>105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6564.89" calcext:value-type="float">
            <text:p>6564.89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46" calcext:value-type="float">
            <text:p>17.4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106" calcext:value-type="float">
            <text:p>106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6790.98" calcext:value-type="float">
            <text:p>6790.98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53" calcext:value-type="float">
            <text:p>17.5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107" calcext:value-type="float">
            <text:p>107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6792.53" calcext:value-type="float">
            <text:p>6792.53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51" calcext:value-type="float">
            <text:p>17.5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108" calcext:value-type="float">
            <text:p>108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6786.42" calcext:value-type="float">
            <text:p>6786.42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52" calcext:value-type="float">
            <text:p>17.5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109" calcext:value-type="float">
            <text:p>109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6777.93" calcext:value-type="float">
            <text:p>6777.93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54" calcext:value-type="float">
            <text:p>17.5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110" calcext:value-type="float">
            <text:p>110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6768.51" calcext:value-type="float">
            <text:p>6768.51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52" calcext:value-type="float">
            <text:p>17.5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111" calcext:value-type="float">
            <text:p>111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6758.24" calcext:value-type="float">
            <text:p>6758.24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43" calcext:value-type="float">
            <text:p>17.4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112" calcext:value-type="float">
            <text:p>112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6747.8" calcext:value-type="float">
            <text:p>6747.8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37" calcext:value-type="float">
            <text:p>17.3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113" calcext:value-type="float">
            <text:p>113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6737.11" calcext:value-type="float">
            <text:p>6737.11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38" calcext:value-type="float">
            <text:p>17.3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114" calcext:value-type="float">
            <text:p>114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6726.4" calcext:value-type="float">
            <text:p>6726.4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37" calcext:value-type="float">
            <text:p>17.3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115" calcext:value-type="float">
            <text:p>115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6715.71" calcext:value-type="float">
            <text:p>6715.71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41" calcext:value-type="float">
            <text:p>17.4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116" calcext:value-type="float">
            <text:p>116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6705.07" calcext:value-type="float">
            <text:p>6705.07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4" calcext:value-type="float">
            <text:p>17.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117" calcext:value-type="float">
            <text:p>117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6694.61" calcext:value-type="float">
            <text:p>6694.61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45" calcext:value-type="float">
            <text:p>17.4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118" calcext:value-type="float">
            <text:p>118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6684.24" calcext:value-type="float">
            <text:p>6684.24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47" calcext:value-type="float">
            <text:p>17.4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119" calcext:value-type="float">
            <text:p>119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6673.92" calcext:value-type="float">
            <text:p>6673.92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59" calcext:value-type="float">
            <text:p>17.5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120" calcext:value-type="float">
            <text:p>120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6663.7" calcext:value-type="float">
            <text:p>6663.7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67" calcext:value-type="float">
            <text:p>17.6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121" calcext:value-type="float">
            <text:p>121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6653.6" calcext:value-type="float">
            <text:p>6653.6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67" calcext:value-type="float">
            <text:p>17.6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122" calcext:value-type="float">
            <text:p>122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6643.46" calcext:value-type="float">
            <text:p>6643.46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58" calcext:value-type="float">
            <text:p>17.5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6633.64" calcext:value-type="float">
            <text:p>6633.64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53" calcext:value-type="float">
            <text:p>17.5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124" calcext:value-type="float">
            <text:p>124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6623.66" calcext:value-type="float">
            <text:p>6623.66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53" calcext:value-type="float">
            <text:p>17.5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125" calcext:value-type="float">
            <text:p>125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6613.86" calcext:value-type="float">
            <text:p>6613.86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51" calcext:value-type="float">
            <text:p>17.5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126" calcext:value-type="float">
            <text:p>126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6604.06" calcext:value-type="float">
            <text:p>6604.06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5" calcext:value-type="float">
            <text:p>17.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127" calcext:value-type="float">
            <text:p>127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6594.51" calcext:value-type="float">
            <text:p>6594.51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51" calcext:value-type="float">
            <text:p>17.5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128" calcext:value-type="float">
            <text:p>128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6585" calcext:value-type="float">
            <text:p>6585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52" calcext:value-type="float">
            <text:p>17.5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129" calcext:value-type="float">
            <text:p>129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6575.71" calcext:value-type="float">
            <text:p>6575.71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52" calcext:value-type="float">
            <text:p>17.5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130" calcext:value-type="float">
            <text:p>130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6566.47" calcext:value-type="float">
            <text:p>6566.47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52" calcext:value-type="float">
            <text:p>17.5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131" calcext:value-type="float">
            <text:p>131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6557.32" calcext:value-type="float">
            <text:p>6557.32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5" calcext:value-type="float">
            <text:p>17.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132" calcext:value-type="float">
            <text:p>132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6548.46" calcext:value-type="float">
            <text:p>6548.46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43" calcext:value-type="float">
            <text:p>17.4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133" calcext:value-type="float">
            <text:p>133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6539.58" calcext:value-type="float">
            <text:p>6539.58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4" calcext:value-type="float">
            <text:p>17.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134" calcext:value-type="float">
            <text:p>134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6530.68" calcext:value-type="float">
            <text:p>6530.68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4" calcext:value-type="float">
            <text:p>17.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135" calcext:value-type="float">
            <text:p>135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6522.1" calcext:value-type="float">
            <text:p>6522.1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43" calcext:value-type="float">
            <text:p>17.4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136" calcext:value-type="float">
            <text:p>136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6513.6" calcext:value-type="float">
            <text:p>6513.6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46" calcext:value-type="float">
            <text:p>17.4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137" calcext:value-type="float">
            <text:p>137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6505.13" calcext:value-type="float">
            <text:p>6505.13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51" calcext:value-type="float">
            <text:p>17.5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138" calcext:value-type="float">
            <text:p>138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6496.66" calcext:value-type="float">
            <text:p>6496.66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55" calcext:value-type="float">
            <text:p>17.5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139" calcext:value-type="float">
            <text:p>139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6488.19" calcext:value-type="float">
            <text:p>6488.19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57" calcext:value-type="float">
            <text:p>17.5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140" calcext:value-type="float">
            <text:p>140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6479.78" calcext:value-type="float">
            <text:p>6479.78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51" calcext:value-type="float">
            <text:p>17.5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141" calcext:value-type="float">
            <text:p>141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6471.42" calcext:value-type="float">
            <text:p>6471.42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49" calcext:value-type="float">
            <text:p>17.4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142" calcext:value-type="float">
            <text:p>142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6463.31" calcext:value-type="float">
            <text:p>6463.31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55" calcext:value-type="float">
            <text:p>17.5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143" calcext:value-type="float">
            <text:p>143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6455.29" calcext:value-type="float">
            <text:p>6455.29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48" calcext:value-type="float">
            <text:p>17.4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144" calcext:value-type="float">
            <text:p>144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6447.35" calcext:value-type="float">
            <text:p>6447.35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53" calcext:value-type="float">
            <text:p>17.5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145" calcext:value-type="float">
            <text:p>145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6439.6" calcext:value-type="float">
            <text:p>6439.6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52" calcext:value-type="float">
            <text:p>17.5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146" calcext:value-type="float">
            <text:p>146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6431.82" calcext:value-type="float">
            <text:p>6431.82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54" calcext:value-type="float">
            <text:p>17.5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147" calcext:value-type="float">
            <text:p>147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6424.3" calcext:value-type="float">
            <text:p>6424.3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54" calcext:value-type="float">
            <text:p>17.5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148" calcext:value-type="float">
            <text:p>148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6416.7" calcext:value-type="float">
            <text:p>6416.7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53" calcext:value-type="float">
            <text:p>17.5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149" calcext:value-type="float">
            <text:p>149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6409.25" calcext:value-type="float">
            <text:p>6409.25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54" calcext:value-type="float">
            <text:p>17.5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150" calcext:value-type="float">
            <text:p>150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6401.7" calcext:value-type="float">
            <text:p>6401.7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52" calcext:value-type="float">
            <text:p>17.5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151" calcext:value-type="float">
            <text:p>151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6394.27" calcext:value-type="float">
            <text:p>6394.27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54" calcext:value-type="float">
            <text:p>17.5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152" calcext:value-type="float">
            <text:p>152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6386.86" calcext:value-type="float">
            <text:p>6386.86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54" calcext:value-type="float">
            <text:p>17.5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153" calcext:value-type="float">
            <text:p>153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6379.67" calcext:value-type="float">
            <text:p>6379.67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54" calcext:value-type="float">
            <text:p>17.5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154" calcext:value-type="float">
            <text:p>154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6372.33" calcext:value-type="float">
            <text:p>6372.33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51" calcext:value-type="float">
            <text:p>17.5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155" calcext:value-type="float">
            <text:p>155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6365.13" calcext:value-type="float">
            <text:p>6365.13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37" calcext:value-type="float">
            <text:p>17.3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156" calcext:value-type="float">
            <text:p>156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6357.97" calcext:value-type="float">
            <text:p>6357.97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37" calcext:value-type="float">
            <text:p>17.3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157" calcext:value-type="float">
            <text:p>157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6351.05" calcext:value-type="float">
            <text:p>6351.05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34" calcext:value-type="float">
            <text:p>17.3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158" calcext:value-type="float">
            <text:p>158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6344.19" calcext:value-type="float">
            <text:p>6344.19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38" calcext:value-type="float">
            <text:p>17.3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159" calcext:value-type="float">
            <text:p>159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6337.53" calcext:value-type="float">
            <text:p>6337.53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38" calcext:value-type="float">
            <text:p>17.3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160" calcext:value-type="float">
            <text:p>160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6330.98" calcext:value-type="float">
            <text:p>6330.98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42" calcext:value-type="float">
            <text:p>17.4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161" calcext:value-type="float">
            <text:p>161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6324.48" calcext:value-type="float">
            <text:p>6324.48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48" calcext:value-type="float">
            <text:p>17.4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162" calcext:value-type="float">
            <text:p>162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6318.5" calcext:value-type="float">
            <text:p>6318.5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53" calcext:value-type="float">
            <text:p>17.5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163" calcext:value-type="float">
            <text:p>163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6312.08" calcext:value-type="float">
            <text:p>6312.08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61" calcext:value-type="float">
            <text:p>17.6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164" calcext:value-type="float">
            <text:p>164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6305.94" calcext:value-type="float">
            <text:p>6305.94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59" calcext:value-type="float">
            <text:p>17.5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165" calcext:value-type="float">
            <text:p>165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6299.64" calcext:value-type="float">
            <text:p>6299.64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54" calcext:value-type="float">
            <text:p>17.5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166" calcext:value-type="float">
            <text:p>166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6293.33" calcext:value-type="float">
            <text:p>6293.33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47" calcext:value-type="float">
            <text:p>17.4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167" calcext:value-type="float">
            <text:p>167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6287.03" calcext:value-type="float">
            <text:p>6287.03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38" calcext:value-type="float">
            <text:p>17.3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168" calcext:value-type="float">
            <text:p>168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6280.79" calcext:value-type="float">
            <text:p>6280.79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34" calcext:value-type="float">
            <text:p>17.3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169" calcext:value-type="float">
            <text:p>169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6274.6" calcext:value-type="float">
            <text:p>6274.6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35" calcext:value-type="float">
            <text:p>17.3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170" calcext:value-type="float">
            <text:p>170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6268.56" calcext:value-type="float">
            <text:p>6268.56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35" calcext:value-type="float">
            <text:p>17.3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171" calcext:value-type="float">
            <text:p>171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6262.74" calcext:value-type="float">
            <text:p>6262.74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38" calcext:value-type="float">
            <text:p>17.3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172" calcext:value-type="float">
            <text:p>172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6257.18" calcext:value-type="float">
            <text:p>6257.18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46" calcext:value-type="float">
            <text:p>17.4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173" calcext:value-type="float">
            <text:p>173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6251.42" calcext:value-type="float">
            <text:p>6251.42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48" calcext:value-type="float">
            <text:p>17.4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174" calcext:value-type="float">
            <text:p>174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6245.73" calcext:value-type="float">
            <text:p>6245.73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53" calcext:value-type="float">
            <text:p>17.5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175" calcext:value-type="float">
            <text:p>175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6240.04" calcext:value-type="float">
            <text:p>6240.04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65" calcext:value-type="float">
            <text:p>17.6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176" calcext:value-type="float">
            <text:p>176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6234.35" calcext:value-type="float">
            <text:p>6234.35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69" calcext:value-type="float">
            <text:p>17.6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177" calcext:value-type="float">
            <text:p>177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6228.67" calcext:value-type="float">
            <text:p>6228.67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58" calcext:value-type="float">
            <text:p>17.5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178" calcext:value-type="float">
            <text:p>178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6222.85" calcext:value-type="float">
            <text:p>6222.85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56" calcext:value-type="float">
            <text:p>17.5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179" calcext:value-type="float">
            <text:p>179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6217.12" calcext:value-type="float">
            <text:p>6217.12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53" calcext:value-type="float">
            <text:p>17.5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180" calcext:value-type="float">
            <text:p>180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6211.55" calcext:value-type="float">
            <text:p>6211.55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55" calcext:value-type="float">
            <text:p>17.5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181" calcext:value-type="float">
            <text:p>181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6206" calcext:value-type="float">
            <text:p>6206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56" calcext:value-type="float">
            <text:p>17.5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182" calcext:value-type="float">
            <text:p>182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6200.48" calcext:value-type="float">
            <text:p>6200.48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52" calcext:value-type="float">
            <text:p>17.5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183" calcext:value-type="float">
            <text:p>183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6195.05" calcext:value-type="float">
            <text:p>6195.05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56" calcext:value-type="float">
            <text:p>17.5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184" calcext:value-type="float">
            <text:p>184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6189.64" calcext:value-type="float">
            <text:p>6189.64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48" calcext:value-type="float">
            <text:p>17.4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185" calcext:value-type="float">
            <text:p>185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6184.42" calcext:value-type="float">
            <text:p>6184.42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49" calcext:value-type="float">
            <text:p>17.4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186" calcext:value-type="float">
            <text:p>186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6179.19" calcext:value-type="float">
            <text:p>6179.19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5" calcext:value-type="float">
            <text:p>17.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187" calcext:value-type="float">
            <text:p>187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6174.19" calcext:value-type="float">
            <text:p>6174.19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53" calcext:value-type="float">
            <text:p>17.5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188" calcext:value-type="float">
            <text:p>188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6169.08" calcext:value-type="float">
            <text:p>6169.08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53" calcext:value-type="float">
            <text:p>17.5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189" calcext:value-type="float">
            <text:p>189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6163.85" calcext:value-type="float">
            <text:p>6163.85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53" calcext:value-type="float">
            <text:p>17.5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190" calcext:value-type="float">
            <text:p>190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6158.66" calcext:value-type="float">
            <text:p>6158.66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5" calcext:value-type="float">
            <text:p>17.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191" calcext:value-type="float">
            <text:p>191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6153.69" calcext:value-type="float">
            <text:p>6153.69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51" calcext:value-type="float">
            <text:p>17.5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192" calcext:value-type="float">
            <text:p>192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6148.66" calcext:value-type="float">
            <text:p>6148.66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46" calcext:value-type="float">
            <text:p>17.4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193" calcext:value-type="float">
            <text:p>193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6143.59" calcext:value-type="float">
            <text:p>6143.59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41" calcext:value-type="float">
            <text:p>17.4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194" calcext:value-type="float">
            <text:p>194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6138.82" calcext:value-type="float">
            <text:p>6138.82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43" calcext:value-type="float">
            <text:p>17.4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195" calcext:value-type="float">
            <text:p>195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6133.99" calcext:value-type="float">
            <text:p>6133.99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42" calcext:value-type="float">
            <text:p>17.4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196" calcext:value-type="float">
            <text:p>196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6129.13" calcext:value-type="float">
            <text:p>6129.13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47" calcext:value-type="float">
            <text:p>17.4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197" calcext:value-type="float">
            <text:p>197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6124.24" calcext:value-type="float">
            <text:p>6124.24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6" calcext:value-type="float">
            <text:p>17.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198" calcext:value-type="float">
            <text:p>198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6119.65" calcext:value-type="float">
            <text:p>6119.65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53" calcext:value-type="float">
            <text:p>17.5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199" calcext:value-type="float">
            <text:p>199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6114.82" calcext:value-type="float">
            <text:p>6114.82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5" calcext:value-type="float">
            <text:p>17.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6110.13" calcext:value-type="float">
            <text:p>6110.13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54" calcext:value-type="float">
            <text:p>17.5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201" calcext:value-type="float">
            <text:p>201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6105.32" calcext:value-type="float">
            <text:p>6105.32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53" calcext:value-type="float">
            <text:p>17.5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202" calcext:value-type="float">
            <text:p>202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6100.66" calcext:value-type="float">
            <text:p>6100.66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51" calcext:value-type="float">
            <text:p>17.5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203" calcext:value-type="float">
            <text:p>203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6096.01" calcext:value-type="float">
            <text:p>6096.01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53" calcext:value-type="float">
            <text:p>17.5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204" calcext:value-type="float">
            <text:p>204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6091.47" calcext:value-type="float">
            <text:p>6091.47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5" calcext:value-type="float">
            <text:p>17.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205" calcext:value-type="float">
            <text:p>205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6087.07" calcext:value-type="float">
            <text:p>6087.07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49" calcext:value-type="float">
            <text:p>17.4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206" calcext:value-type="float">
            <text:p>206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6082.68" calcext:value-type="float">
            <text:p>6082.68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51" calcext:value-type="float">
            <text:p>17.5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207" calcext:value-type="float">
            <text:p>207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6078.36" calcext:value-type="float">
            <text:p>6078.36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5" calcext:value-type="float">
            <text:p>17.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208" calcext:value-type="float">
            <text:p>208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6074.1" calcext:value-type="float">
            <text:p>6074.1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49" calcext:value-type="float">
            <text:p>17.4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209" calcext:value-type="float">
            <text:p>209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6070.04" calcext:value-type="float">
            <text:p>6070.04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5" calcext:value-type="float">
            <text:p>17.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210" calcext:value-type="float">
            <text:p>210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6065.89" calcext:value-type="float">
            <text:p>6065.89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53" calcext:value-type="float">
            <text:p>17.5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211" calcext:value-type="float">
            <text:p>211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6061.57" calcext:value-type="float">
            <text:p>6061.57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54" calcext:value-type="float">
            <text:p>17.5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212" calcext:value-type="float">
            <text:p>212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6057.2" calcext:value-type="float">
            <text:p>6057.2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5" calcext:value-type="float">
            <text:p>17.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213" calcext:value-type="float">
            <text:p>213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6053.03" calcext:value-type="float">
            <text:p>6053.03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4" calcext:value-type="float">
            <text:p>17.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214" calcext:value-type="float">
            <text:p>214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6048.77" calcext:value-type="float">
            <text:p>6048.77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37" calcext:value-type="float">
            <text:p>17.3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215" calcext:value-type="float">
            <text:p>215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6044.5" calcext:value-type="float">
            <text:p>6044.5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32" calcext:value-type="float">
            <text:p>17.3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216" calcext:value-type="float">
            <text:p>216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6040.2" calcext:value-type="float">
            <text:p>6040.2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32" calcext:value-type="float">
            <text:p>17.3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217" calcext:value-type="float">
            <text:p>217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6036.06" calcext:value-type="float">
            <text:p>6036.06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38" calcext:value-type="float">
            <text:p>17.3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218" calcext:value-type="float">
            <text:p>218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6032.91" calcext:value-type="float">
            <text:p>6032.91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4" calcext:value-type="float">
            <text:p>17.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219" calcext:value-type="float">
            <text:p>219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6028.97" calcext:value-type="float">
            <text:p>6028.97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43" calcext:value-type="float">
            <text:p>17.4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220" calcext:value-type="float">
            <text:p>220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6025.02" calcext:value-type="float">
            <text:p>6025.02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46" calcext:value-type="float">
            <text:p>17.4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221" calcext:value-type="float">
            <text:p>221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6021.09" calcext:value-type="float">
            <text:p>6021.09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59" calcext:value-type="float">
            <text:p>17.5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222" calcext:value-type="float">
            <text:p>222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6017.2" calcext:value-type="float">
            <text:p>6017.2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58" calcext:value-type="float">
            <text:p>17.5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6013.4" calcext:value-type="float">
            <text:p>6013.4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57" calcext:value-type="float">
            <text:p>17.5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6009.41" calcext:value-type="float">
            <text:p>6009.41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52" calcext:value-type="float">
            <text:p>17.5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225" calcext:value-type="float">
            <text:p>225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6005.53" calcext:value-type="float">
            <text:p>6005.53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51" calcext:value-type="float">
            <text:p>17.5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226" calcext:value-type="float">
            <text:p>226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6001.63" calcext:value-type="float">
            <text:p>6001.63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48" calcext:value-type="float">
            <text:p>17.4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227" calcext:value-type="float">
            <text:p>227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5997.77" calcext:value-type="float">
            <text:p>5997.77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53" calcext:value-type="float">
            <text:p>17.5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228" calcext:value-type="float">
            <text:p>228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5993.93" calcext:value-type="float">
            <text:p>5993.93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56" calcext:value-type="float">
            <text:p>17.5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229" calcext:value-type="float">
            <text:p>229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5990.18" calcext:value-type="float">
            <text:p>5990.18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58" calcext:value-type="float">
            <text:p>17.5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230" calcext:value-type="float">
            <text:p>230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5986.5" calcext:value-type="float">
            <text:p>5986.5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54" calcext:value-type="float">
            <text:p>17.5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231" calcext:value-type="float">
            <text:p>231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5982.86" calcext:value-type="float">
            <text:p>5982.86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53" calcext:value-type="float">
            <text:p>17.5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232" calcext:value-type="float">
            <text:p>232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5979.1" calcext:value-type="float">
            <text:p>5979.1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53" calcext:value-type="float">
            <text:p>17.5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233" calcext:value-type="float">
            <text:p>233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5975.42" calcext:value-type="float">
            <text:p>5975.42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52" calcext:value-type="float">
            <text:p>17.5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234" calcext:value-type="float">
            <text:p>234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5971.69" calcext:value-type="float">
            <text:p>5971.69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5" calcext:value-type="float">
            <text:p>17.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235" calcext:value-type="float">
            <text:p>235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5968.02" calcext:value-type="float">
            <text:p>5968.02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52" calcext:value-type="float">
            <text:p>17.5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236" calcext:value-type="float">
            <text:p>236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5964.41" calcext:value-type="float">
            <text:p>5964.41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52" calcext:value-type="float">
            <text:p>17.5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237" calcext:value-type="float">
            <text:p>237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5960.84" calcext:value-type="float">
            <text:p>5960.84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51" calcext:value-type="float">
            <text:p>17.5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238" calcext:value-type="float">
            <text:p>238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5957.24" calcext:value-type="float">
            <text:p>5957.24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42" calcext:value-type="float">
            <text:p>17.4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239" calcext:value-type="float">
            <text:p>239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5953.68" calcext:value-type="float">
            <text:p>5953.68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38" calcext:value-type="float">
            <text:p>17.3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240" calcext:value-type="float">
            <text:p>240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5950.44" calcext:value-type="float">
            <text:p>5950.44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36" calcext:value-type="float">
            <text:p>17.3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241" calcext:value-type="float">
            <text:p>241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5946.97" calcext:value-type="float">
            <text:p>5946.97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38" calcext:value-type="float">
            <text:p>17.3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242" calcext:value-type="float">
            <text:p>242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5943.57" calcext:value-type="float">
            <text:p>5943.57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37" calcext:value-type="float">
            <text:p>17.3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243" calcext:value-type="float">
            <text:p>243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5940.2" calcext:value-type="float">
            <text:p>5940.2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43" calcext:value-type="float">
            <text:p>17.4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244" calcext:value-type="float">
            <text:p>244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5936.79" calcext:value-type="float">
            <text:p>5936.79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48" calcext:value-type="float">
            <text:p>17.4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245" calcext:value-type="float">
            <text:p>245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5933.76" calcext:value-type="float">
            <text:p>5933.76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52" calcext:value-type="float">
            <text:p>17.5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246" calcext:value-type="float">
            <text:p>246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5930.45" calcext:value-type="float">
            <text:p>5930.45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56" calcext:value-type="float">
            <text:p>17.5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247" calcext:value-type="float">
            <text:p>247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5927.18" calcext:value-type="float">
            <text:p>5927.18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54" calcext:value-type="float">
            <text:p>17.5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248" calcext:value-type="float">
            <text:p>248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5923.77" calcext:value-type="float">
            <text:p>5923.77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49" calcext:value-type="float">
            <text:p>17.4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249" calcext:value-type="float">
            <text:p>249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5920.5" calcext:value-type="float">
            <text:p>5920.5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5" calcext:value-type="float">
            <text:p>17.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250" calcext:value-type="float">
            <text:p>250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5917.09" calcext:value-type="float">
            <text:p>5917.09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57" calcext:value-type="float">
            <text:p>17.5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251" calcext:value-type="float">
            <text:p>251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5913.77" calcext:value-type="float">
            <text:p>5913.77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53" calcext:value-type="float">
            <text:p>17.5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252" calcext:value-type="float">
            <text:p>252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5910.64" calcext:value-type="float">
            <text:p>5910.64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52" calcext:value-type="float">
            <text:p>17.5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253" calcext:value-type="float">
            <text:p>253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5907.31" calcext:value-type="float">
            <text:p>5907.31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6" calcext:value-type="float">
            <text:p>17.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254" calcext:value-type="float">
            <text:p>254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5904.05" calcext:value-type="float">
            <text:p>5904.05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59" calcext:value-type="float">
            <text:p>17.5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255" calcext:value-type="float">
            <text:p>255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5900.87" calcext:value-type="float">
            <text:p>5900.87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54" calcext:value-type="float">
            <text:p>17.5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256" calcext:value-type="float">
            <text:p>256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5897.72" calcext:value-type="float">
            <text:p>5897.72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52" calcext:value-type="float">
            <text:p>17.5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257" calcext:value-type="float">
            <text:p>257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5894.57" calcext:value-type="float">
            <text:p>5894.57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52" calcext:value-type="float">
            <text:p>17.5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258" calcext:value-type="float">
            <text:p>258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5891.42" calcext:value-type="float">
            <text:p>5891.42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43" calcext:value-type="float">
            <text:p>17.4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259" calcext:value-type="float">
            <text:p>259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5888.27" calcext:value-type="float">
            <text:p>5888.27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37" calcext:value-type="float">
            <text:p>17.3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260" calcext:value-type="float">
            <text:p>260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5885.32" calcext:value-type="float">
            <text:p>5885.32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35" calcext:value-type="float">
            <text:p>17.3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261" calcext:value-type="float">
            <text:p>261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5882.28" calcext:value-type="float">
            <text:p>5882.28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35" calcext:value-type="float">
            <text:p>17.3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262" calcext:value-type="float">
            <text:p>262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5879.35" calcext:value-type="float">
            <text:p>5879.35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4" calcext:value-type="float">
            <text:p>17.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263" calcext:value-type="float">
            <text:p>263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5876.26" calcext:value-type="float">
            <text:p>5876.26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39" calcext:value-type="float">
            <text:p>17.3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264" calcext:value-type="float">
            <text:p>264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5873.41" calcext:value-type="float">
            <text:p>5873.41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44" calcext:value-type="float">
            <text:p>17.4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265" calcext:value-type="float">
            <text:p>265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5870.47" calcext:value-type="float">
            <text:p>5870.47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46" calcext:value-type="float">
            <text:p>17.4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266" calcext:value-type="float">
            <text:p>266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5867.52" calcext:value-type="float">
            <text:p>5867.52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58" calcext:value-type="float">
            <text:p>17.5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267" calcext:value-type="float">
            <text:p>267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5864.54" calcext:value-type="float">
            <text:p>5864.54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71" calcext:value-type="float">
            <text:p>17.7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268" calcext:value-type="float">
            <text:p>268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5861.72" calcext:value-type="float">
            <text:p>5861.72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56" calcext:value-type="float">
            <text:p>17.5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269" calcext:value-type="float">
            <text:p>269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5858.86" calcext:value-type="float">
            <text:p>5858.86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59" calcext:value-type="float">
            <text:p>17.5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270" calcext:value-type="float">
            <text:p>270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5856.02" calcext:value-type="float">
            <text:p>5856.02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58" calcext:value-type="float">
            <text:p>17.5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271" calcext:value-type="float">
            <text:p>271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5853.1" calcext:value-type="float">
            <text:p>5853.1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53" calcext:value-type="float">
            <text:p>17.5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272" calcext:value-type="float">
            <text:p>272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5850.23" calcext:value-type="float">
            <text:p>5850.23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51" calcext:value-type="float">
            <text:p>17.5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273" calcext:value-type="float">
            <text:p>273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5847.35" calcext:value-type="float">
            <text:p>5847.35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49" calcext:value-type="float">
            <text:p>17.4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274" calcext:value-type="float">
            <text:p>274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5844.48" calcext:value-type="float">
            <text:p>5844.48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5" calcext:value-type="float">
            <text:p>17.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275" calcext:value-type="float">
            <text:p>275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5841.6" calcext:value-type="float">
            <text:p>5841.6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5" calcext:value-type="float">
            <text:p>17.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276" calcext:value-type="float">
            <text:p>276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5838.77" calcext:value-type="float">
            <text:p>5838.77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58" calcext:value-type="float">
            <text:p>17.5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277" calcext:value-type="float">
            <text:p>277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5835.97" calcext:value-type="float">
            <text:p>5835.97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54" calcext:value-type="float">
            <text:p>17.5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278" calcext:value-type="float">
            <text:p>278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5833.28" calcext:value-type="float">
            <text:p>5833.28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52" calcext:value-type="float">
            <text:p>17.5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279" calcext:value-type="float">
            <text:p>279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5830.65" calcext:value-type="float">
            <text:p>5830.65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52" calcext:value-type="float">
            <text:p>17.5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280" calcext:value-type="float">
            <text:p>280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5827.88" calcext:value-type="float">
            <text:p>5827.88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5" calcext:value-type="float">
            <text:p>17.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281" calcext:value-type="float">
            <text:p>281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5825.19" calcext:value-type="float">
            <text:p>5825.19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53" calcext:value-type="float">
            <text:p>17.5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282" calcext:value-type="float">
            <text:p>282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5822.64" calcext:value-type="float">
            <text:p>5822.64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51" calcext:value-type="float">
            <text:p>17.5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283" calcext:value-type="float">
            <text:p>283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5820.07" calcext:value-type="float">
            <text:p>5820.07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54" calcext:value-type="float">
            <text:p>17.5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284" calcext:value-type="float">
            <text:p>284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5817.53" calcext:value-type="float">
            <text:p>5817.53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43" calcext:value-type="float">
            <text:p>17.4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285" calcext:value-type="float">
            <text:p>285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5815.04" calcext:value-type="float">
            <text:p>5815.04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39" calcext:value-type="float">
            <text:p>17.3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286" calcext:value-type="float">
            <text:p>286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5812.47" calcext:value-type="float">
            <text:p>5812.47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37" calcext:value-type="float">
            <text:p>17.3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287" calcext:value-type="float">
            <text:p>287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5809.92" calcext:value-type="float">
            <text:p>5809.92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38" calcext:value-type="float">
            <text:p>17.3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288" calcext:value-type="float">
            <text:p>288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5807.32" calcext:value-type="float">
            <text:p>5807.32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38" calcext:value-type="float">
            <text:p>17.3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289" calcext:value-type="float">
            <text:p>289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5804.64" calcext:value-type="float">
            <text:p>5804.64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43" calcext:value-type="float">
            <text:p>17.4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290" calcext:value-type="float">
            <text:p>290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5802.03" calcext:value-type="float">
            <text:p>5802.03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45" calcext:value-type="float">
            <text:p>17.4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291" calcext:value-type="float">
            <text:p>291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5799.43" calcext:value-type="float">
            <text:p>5799.43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46" calcext:value-type="float">
            <text:p>17.4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292" calcext:value-type="float">
            <text:p>292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5796.86" calcext:value-type="float">
            <text:p>5796.86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58" calcext:value-type="float">
            <text:p>17.5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293" calcext:value-type="float">
            <text:p>293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5794.36" calcext:value-type="float">
            <text:p>5794.36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62" calcext:value-type="float">
            <text:p>17.6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294" calcext:value-type="float">
            <text:p>294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5791.83" calcext:value-type="float">
            <text:p>5791.83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57" calcext:value-type="float">
            <text:p>17.5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295" calcext:value-type="float">
            <text:p>295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5789.36" calcext:value-type="float">
            <text:p>5789.36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56" calcext:value-type="float">
            <text:p>17.5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296" calcext:value-type="float">
            <text:p>296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5786.83" calcext:value-type="float">
            <text:p>5786.83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53" calcext:value-type="float">
            <text:p>17.5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297" calcext:value-type="float">
            <text:p>297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5784.32" calcext:value-type="float">
            <text:p>5784.32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52" calcext:value-type="float">
            <text:p>17.5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298" calcext:value-type="float">
            <text:p>298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5781.88" calcext:value-type="float">
            <text:p>5781.88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51" calcext:value-type="float">
            <text:p>17.5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299" calcext:value-type="float">
            <text:p>299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5779.42" calcext:value-type="float">
            <text:p>5779.42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53" calcext:value-type="float">
            <text:p>17.5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300" calcext:value-type="float">
            <text:p>300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5777" calcext:value-type="float">
            <text:p>5777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53" calcext:value-type="float">
            <text:p>17.5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301" calcext:value-type="float">
            <text:p>301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5774.65" calcext:value-type="float">
            <text:p>5774.65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51" calcext:value-type="float">
            <text:p>17.5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302" calcext:value-type="float">
            <text:p>302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5772.19" calcext:value-type="float">
            <text:p>5772.19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53" calcext:value-type="float">
            <text:p>17.5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303" calcext:value-type="float">
            <text:p>303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5769.69" calcext:value-type="float">
            <text:p>5769.69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54" calcext:value-type="float">
            <text:p>17.5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304" calcext:value-type="float">
            <text:p>304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5767.23" calcext:value-type="float">
            <text:p>5767.23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54" calcext:value-type="float">
            <text:p>17.5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305" calcext:value-type="float">
            <text:p>305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5764.77" calcext:value-type="float">
            <text:p>5764.77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52" calcext:value-type="float">
            <text:p>17.5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306" calcext:value-type="float">
            <text:p>306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5762.28" calcext:value-type="float">
            <text:p>5762.28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51" calcext:value-type="float">
            <text:p>17.5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307" calcext:value-type="float">
            <text:p>307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5759.85" calcext:value-type="float">
            <text:p>5759.85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49" calcext:value-type="float">
            <text:p>17.4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308" calcext:value-type="float">
            <text:p>308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5757.45" calcext:value-type="float">
            <text:p>5757.45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52" calcext:value-type="float">
            <text:p>17.5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309" calcext:value-type="float">
            <text:p>309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5755.22" calcext:value-type="float">
            <text:p>5755.22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51" calcext:value-type="float">
            <text:p>17.5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310" calcext:value-type="float">
            <text:p>310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5753.09" calcext:value-type="float">
            <text:p>5753.09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5" calcext:value-type="float">
            <text:p>17.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311" calcext:value-type="float">
            <text:p>311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5750.82" calcext:value-type="float">
            <text:p>5750.82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5" calcext:value-type="float">
            <text:p>17.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312" calcext:value-type="float">
            <text:p>312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5748.48" calcext:value-type="float">
            <text:p>5748.48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52" calcext:value-type="float">
            <text:p>17.5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313" calcext:value-type="float">
            <text:p>313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5746.14" calcext:value-type="float">
            <text:p>5746.14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54" calcext:value-type="float">
            <text:p>17.5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314" calcext:value-type="float">
            <text:p>314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5743.8" calcext:value-type="float">
            <text:p>5743.8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53" calcext:value-type="float">
            <text:p>17.5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315" calcext:value-type="float">
            <text:p>315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5741.5" calcext:value-type="float">
            <text:p>5741.5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55" calcext:value-type="float">
            <text:p>17.5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316" calcext:value-type="float">
            <text:p>316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5739.2" calcext:value-type="float">
            <text:p>5739.2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57" calcext:value-type="float">
            <text:p>17.5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317" calcext:value-type="float">
            <text:p>317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5736.99" calcext:value-type="float">
            <text:p>5736.99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56" calcext:value-type="float">
            <text:p>17.5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318" calcext:value-type="float">
            <text:p>318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5734.82" calcext:value-type="float">
            <text:p>5734.82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53" calcext:value-type="float">
            <text:p>17.5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319" calcext:value-type="float">
            <text:p>319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5732.62" calcext:value-type="float">
            <text:p>5732.62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52" calcext:value-type="float">
            <text:p>17.5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320" calcext:value-type="float">
            <text:p>320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5730.71" calcext:value-type="float">
            <text:p>5730.71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52" calcext:value-type="float">
            <text:p>17.5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321" calcext:value-type="float">
            <text:p>321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5728.84" calcext:value-type="float">
            <text:p>5728.84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41" calcext:value-type="float">
            <text:p>17.4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322" calcext:value-type="float">
            <text:p>322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5726.69" calcext:value-type="float">
            <text:p>5726.69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37" calcext:value-type="float">
            <text:p>17.3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323" calcext:value-type="float">
            <text:p>323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5724.5" calcext:value-type="float">
            <text:p>5724.5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36" calcext:value-type="float">
            <text:p>17.3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324" calcext:value-type="float">
            <text:p>324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5722.31" calcext:value-type="float">
            <text:p>5722.31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4" calcext:value-type="float">
            <text:p>17.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325" calcext:value-type="float">
            <text:p>325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5720.05" calcext:value-type="float">
            <text:p>5720.05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43" calcext:value-type="float">
            <text:p>17.4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326" calcext:value-type="float">
            <text:p>326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5717.87" calcext:value-type="float">
            <text:p>5717.87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43" calcext:value-type="float">
            <text:p>17.4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327" calcext:value-type="float">
            <text:p>327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5715.71" calcext:value-type="float">
            <text:p>5715.71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48" calcext:value-type="float">
            <text:p>17.4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328" calcext:value-type="float">
            <text:p>328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5713.52" calcext:value-type="float">
            <text:p>5713.52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54" calcext:value-type="float">
            <text:p>17.5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329" calcext:value-type="float">
            <text:p>329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5711.39" calcext:value-type="float">
            <text:p>5711.39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62" calcext:value-type="float">
            <text:p>17.6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330" calcext:value-type="float">
            <text:p>330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5709.28" calcext:value-type="float">
            <text:p>5709.28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6" calcext:value-type="float">
            <text:p>17.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331" calcext:value-type="float">
            <text:p>331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5707.21" calcext:value-type="float">
            <text:p>5707.21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58" calcext:value-type="float">
            <text:p>17.5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332" calcext:value-type="float">
            <text:p>332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5705.12" calcext:value-type="float">
            <text:p>5705.12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52" calcext:value-type="float">
            <text:p>17.5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333" calcext:value-type="float">
            <text:p>333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5702.99" calcext:value-type="float">
            <text:p>5702.99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48" calcext:value-type="float">
            <text:p>17.4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334" calcext:value-type="float">
            <text:p>334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5700.92" calcext:value-type="float">
            <text:p>5700.92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42" calcext:value-type="float">
            <text:p>17.4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335" calcext:value-type="float">
            <text:p>335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5699.05" calcext:value-type="float">
            <text:p>5699.05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38" calcext:value-type="float">
            <text:p>17.3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336" calcext:value-type="float">
            <text:p>336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5697.01" calcext:value-type="float">
            <text:p>5697.01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38" calcext:value-type="float">
            <text:p>17.3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337" calcext:value-type="float">
            <text:p>337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5695.02" calcext:value-type="float">
            <text:p>5695.02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41" calcext:value-type="float">
            <text:p>17.4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338" calcext:value-type="float">
            <text:p>338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5693.84" calcext:value-type="float">
            <text:p>5693.84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43" calcext:value-type="float">
            <text:p>17.4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339" calcext:value-type="float">
            <text:p>339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5692.06" calcext:value-type="float">
            <text:p>5692.06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48" calcext:value-type="float">
            <text:p>17.4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340" calcext:value-type="float">
            <text:p>340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5690.17" calcext:value-type="float">
            <text:p>5690.17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55" calcext:value-type="float">
            <text:p>17.5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341" calcext:value-type="float">
            <text:p>341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5688.34" calcext:value-type="float">
            <text:p>5688.34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6" calcext:value-type="float">
            <text:p>17.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342" calcext:value-type="float">
            <text:p>342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5686.38" calcext:value-type="float">
            <text:p>5686.38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59" calcext:value-type="float">
            <text:p>17.5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343" calcext:value-type="float">
            <text:p>343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5684.38" calcext:value-type="float">
            <text:p>5684.38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6" calcext:value-type="float">
            <text:p>17.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344" calcext:value-type="float">
            <text:p>344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5682.33" calcext:value-type="float">
            <text:p>5682.33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56" calcext:value-type="float">
            <text:p>17.5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345" calcext:value-type="float">
            <text:p>345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5680.28" calcext:value-type="float">
            <text:p>5680.28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53" calcext:value-type="float">
            <text:p>17.5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346" calcext:value-type="float">
            <text:p>346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5678.38" calcext:value-type="float">
            <text:p>5678.38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57" calcext:value-type="float">
            <text:p>17.5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347" calcext:value-type="float">
            <text:p>347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5677.23" calcext:value-type="float">
            <text:p>5677.23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55" calcext:value-type="float">
            <text:p>17.5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348" calcext:value-type="float">
            <text:p>348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5676.8" calcext:value-type="float">
            <text:p>5676.8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5" calcext:value-type="float">
            <text:p>17.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349" calcext:value-type="float">
            <text:p>349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5675.21" calcext:value-type="float">
            <text:p>5675.21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44" calcext:value-type="float">
            <text:p>17.4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350" calcext:value-type="float">
            <text:p>350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5673.42" calcext:value-type="float">
            <text:p>5673.42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41" calcext:value-type="float">
            <text:p>17.4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351" calcext:value-type="float">
            <text:p>351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5671.52" calcext:value-type="float">
            <text:p>5671.52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36" calcext:value-type="float">
            <text:p>17.3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352" calcext:value-type="float">
            <text:p>352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5669.54" calcext:value-type="float">
            <text:p>5669.54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42" calcext:value-type="float">
            <text:p>17.4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353" calcext:value-type="float">
            <text:p>353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5667.56" calcext:value-type="float">
            <text:p>5667.56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41" calcext:value-type="float">
            <text:p>17.4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354" calcext:value-type="float">
            <text:p>354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5665.57" calcext:value-type="float">
            <text:p>5665.57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52" calcext:value-type="float">
            <text:p>17.5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355" calcext:value-type="float">
            <text:p>355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5663.59" calcext:value-type="float">
            <text:p>5663.59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61" calcext:value-type="float">
            <text:p>17.6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356" calcext:value-type="float">
            <text:p>356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5661.58" calcext:value-type="float">
            <text:p>5661.58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59" calcext:value-type="float">
            <text:p>17.5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357" calcext:value-type="float">
            <text:p>357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5659.61" calcext:value-type="float">
            <text:p>5659.61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59" calcext:value-type="float">
            <text:p>17.5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358" calcext:value-type="float">
            <text:p>358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5657.64" calcext:value-type="float">
            <text:p>5657.64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57" calcext:value-type="float">
            <text:p>17.5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359" calcext:value-type="float">
            <text:p>359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5655.78" calcext:value-type="float">
            <text:p>5655.78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52" calcext:value-type="float">
            <text:p>17.5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360" calcext:value-type="float">
            <text:p>360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5654.07" calcext:value-type="float">
            <text:p>5654.07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49" calcext:value-type="float">
            <text:p>17.4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361" calcext:value-type="float">
            <text:p>361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5652.25" calcext:value-type="float">
            <text:p>5652.25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52" calcext:value-type="float">
            <text:p>17.5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362" calcext:value-type="float">
            <text:p>362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5650.4" calcext:value-type="float">
            <text:p>5650.4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52" calcext:value-type="float">
            <text:p>17.5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363" calcext:value-type="float">
            <text:p>363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5648.58" calcext:value-type="float">
            <text:p>5648.58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52" calcext:value-type="float">
            <text:p>17.5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364" calcext:value-type="float">
            <text:p>364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5646.96" calcext:value-type="float">
            <text:p>5646.96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51" calcext:value-type="float">
            <text:p>17.5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365" calcext:value-type="float">
            <text:p>365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5645.21" calcext:value-type="float">
            <text:p>5645.21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49" calcext:value-type="float">
            <text:p>17.4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366" calcext:value-type="float">
            <text:p>366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5643.56" calcext:value-type="float">
            <text:p>5643.56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51" calcext:value-type="float">
            <text:p>17.5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367" calcext:value-type="float">
            <text:p>367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5642.01" calcext:value-type="float">
            <text:p>5642.01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49" calcext:value-type="float">
            <text:p>17.4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368" calcext:value-type="float">
            <text:p>368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5640.37" calcext:value-type="float">
            <text:p>5640.37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5" calcext:value-type="float">
            <text:p>17.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369" calcext:value-type="float">
            <text:p>369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5638.61" calcext:value-type="float">
            <text:p>5638.61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49" calcext:value-type="float">
            <text:p>17.4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370" calcext:value-type="float">
            <text:p>370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5636.77" calcext:value-type="float">
            <text:p>5636.77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51" calcext:value-type="float">
            <text:p>17.5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371" calcext:value-type="float">
            <text:p>371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5634.93" calcext:value-type="float">
            <text:p>5634.93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47" calcext:value-type="float">
            <text:p>17.4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372" calcext:value-type="float">
            <text:p>372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5633.12" calcext:value-type="float">
            <text:p>5633.12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51" calcext:value-type="float">
            <text:p>17.5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373" calcext:value-type="float">
            <text:p>373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5631.28" calcext:value-type="float">
            <text:p>5631.28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51" calcext:value-type="float">
            <text:p>17.5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374" calcext:value-type="float">
            <text:p>374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5629.5" calcext:value-type="float">
            <text:p>5629.5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5" calcext:value-type="float">
            <text:p>17.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375" calcext:value-type="float">
            <text:p>375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5627.74" calcext:value-type="float">
            <text:p>5627.74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48" calcext:value-type="float">
            <text:p>17.4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376" calcext:value-type="float">
            <text:p>376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5625.97" calcext:value-type="float">
            <text:p>5625.97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43" calcext:value-type="float">
            <text:p>17.4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377" calcext:value-type="float">
            <text:p>377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5624.29" calcext:value-type="float">
            <text:p>5624.29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37" calcext:value-type="float">
            <text:p>17.3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378" calcext:value-type="float">
            <text:p>378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5622.63" calcext:value-type="float">
            <text:p>5622.63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36" calcext:value-type="float">
            <text:p>17.3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379" calcext:value-type="float">
            <text:p>379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5620.91" calcext:value-type="float">
            <text:p>5620.91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35" calcext:value-type="float">
            <text:p>17.3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380" calcext:value-type="float">
            <text:p>380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5619.27" calcext:value-type="float">
            <text:p>5619.27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39" calcext:value-type="float">
            <text:p>17.3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381" calcext:value-type="float">
            <text:p>381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5617.57" calcext:value-type="float">
            <text:p>5617.57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4" calcext:value-type="float">
            <text:p>17.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382" calcext:value-type="float">
            <text:p>382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5615.91" calcext:value-type="float">
            <text:p>5615.91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39" calcext:value-type="float">
            <text:p>17.3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383" calcext:value-type="float">
            <text:p>383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5614.23" calcext:value-type="float">
            <text:p>5614.23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47" calcext:value-type="float">
            <text:p>17.4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384" calcext:value-type="float">
            <text:p>384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5612.61" calcext:value-type="float">
            <text:p>5612.61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53" calcext:value-type="float">
            <text:p>17.5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385" calcext:value-type="float">
            <text:p>385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5610.97" calcext:value-type="float">
            <text:p>5610.97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59" calcext:value-type="float">
            <text:p>17.5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386" calcext:value-type="float">
            <text:p>386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5609.41" calcext:value-type="float">
            <text:p>5609.41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56" calcext:value-type="float">
            <text:p>17.5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387" calcext:value-type="float">
            <text:p>387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5607.88" calcext:value-type="float">
            <text:p>5607.88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52" calcext:value-type="float">
            <text:p>17.5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388" calcext:value-type="float">
            <text:p>388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5606.32" calcext:value-type="float">
            <text:p>5606.32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5" calcext:value-type="float">
            <text:p>17.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389" calcext:value-type="float">
            <text:p>389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5604.8" calcext:value-type="float">
            <text:p>5604.8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49" calcext:value-type="float">
            <text:p>17.4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390" calcext:value-type="float">
            <text:p>390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5603.29" calcext:value-type="float">
            <text:p>5603.29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44" calcext:value-type="float">
            <text:p>17.4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391" calcext:value-type="float">
            <text:p>391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5601.72" calcext:value-type="float">
            <text:p>5601.72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4" calcext:value-type="float">
            <text:p>17.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392" calcext:value-type="float">
            <text:p>392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5600.11" calcext:value-type="float">
            <text:p>5600.11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36" calcext:value-type="float">
            <text:p>17.3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393" calcext:value-type="float">
            <text:p>393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5598.48" calcext:value-type="float">
            <text:p>5598.48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38" calcext:value-type="float">
            <text:p>17.3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394" calcext:value-type="float">
            <text:p>394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5596.92" calcext:value-type="float">
            <text:p>5596.92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43" calcext:value-type="float">
            <text:p>17.4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395" calcext:value-type="float">
            <text:p>395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5595.3" calcext:value-type="float">
            <text:p>5595.3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48" calcext:value-type="float">
            <text:p>17.4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396" calcext:value-type="float">
            <text:p>396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5593.67" calcext:value-type="float">
            <text:p>5593.67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52" calcext:value-type="float">
            <text:p>17.5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397" calcext:value-type="float">
            <text:p>397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5592.08" calcext:value-type="float">
            <text:p>5592.08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55" calcext:value-type="float">
            <text:p>17.5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398" calcext:value-type="float">
            <text:p>398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5590.47" calcext:value-type="float">
            <text:p>5590.47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57" calcext:value-type="float">
            <text:p>17.5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399" calcext:value-type="float">
            <text:p>399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5588.96" calcext:value-type="float">
            <text:p>5588.96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56" calcext:value-type="float">
            <text:p>17.5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400" calcext:value-type="float">
            <text:p>400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5587.39" calcext:value-type="float">
            <text:p>5587.39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51" calcext:value-type="float">
            <text:p>17.5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401" calcext:value-type="float">
            <text:p>401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5585.85" calcext:value-type="float">
            <text:p>5585.85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5" calcext:value-type="float">
            <text:p>17.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402" calcext:value-type="float">
            <text:p>402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5584.33" calcext:value-type="float">
            <text:p>5584.33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52" calcext:value-type="float">
            <text:p>17.5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403" calcext:value-type="float">
            <text:p>403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5582.8" calcext:value-type="float">
            <text:p>5582.8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53" calcext:value-type="float">
            <text:p>17.5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5581.33" calcext:value-type="float">
            <text:p>5581.33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49" calcext:value-type="float">
            <text:p>17.4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405" calcext:value-type="float">
            <text:p>405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5579.85" calcext:value-type="float">
            <text:p>5579.85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49" calcext:value-type="float">
            <text:p>17.4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406" calcext:value-type="float">
            <text:p>406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5578.44" calcext:value-type="float">
            <text:p>5578.44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51" calcext:value-type="float">
            <text:p>17.5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407" calcext:value-type="float">
            <text:p>407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5577" calcext:value-type="float">
            <text:p>5577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48" calcext:value-type="float">
            <text:p>17.4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408" calcext:value-type="float">
            <text:p>408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5575.57" calcext:value-type="float">
            <text:p>5575.57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52" calcext:value-type="float">
            <text:p>17.5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409" calcext:value-type="float">
            <text:p>409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5574.14" calcext:value-type="float">
            <text:p>5574.14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51" calcext:value-type="float">
            <text:p>17.5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410" calcext:value-type="float">
            <text:p>410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5572.67" calcext:value-type="float">
            <text:p>5572.67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49" calcext:value-type="float">
            <text:p>17.4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411" calcext:value-type="float">
            <text:p>411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5571.21" calcext:value-type="float">
            <text:p>5571.21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53" calcext:value-type="float">
            <text:p>17.5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412" calcext:value-type="float">
            <text:p>412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5569.71" calcext:value-type="float">
            <text:p>5569.71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53" calcext:value-type="float">
            <text:p>17.5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413" calcext:value-type="float">
            <text:p>413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5568.21" calcext:value-type="float">
            <text:p>5568.21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51" calcext:value-type="float">
            <text:p>17.5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414" calcext:value-type="float">
            <text:p>414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5566.71" calcext:value-type="float">
            <text:p>5566.71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49" calcext:value-type="float">
            <text:p>17.4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415" calcext:value-type="float">
            <text:p>415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5565.32" calcext:value-type="float">
            <text:p>5565.32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48" calcext:value-type="float">
            <text:p>17.4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416" calcext:value-type="float">
            <text:p>416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5563.88" calcext:value-type="float">
            <text:p>5563.88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52" calcext:value-type="float">
            <text:p>17.5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417" calcext:value-type="float">
            <text:p>417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5562.42" calcext:value-type="float">
            <text:p>5562.42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5" calcext:value-type="float">
            <text:p>17.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418" calcext:value-type="float">
            <text:p>418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5560.99" calcext:value-type="float">
            <text:p>5560.99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51" calcext:value-type="float">
            <text:p>17.5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419" calcext:value-type="float">
            <text:p>419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5559.52" calcext:value-type="float">
            <text:p>5559.52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49" calcext:value-type="float">
            <text:p>17.4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420" calcext:value-type="float">
            <text:p>420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5558.03" calcext:value-type="float">
            <text:p>5558.03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52" calcext:value-type="float">
            <text:p>17.5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421" calcext:value-type="float">
            <text:p>421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5556.62" calcext:value-type="float">
            <text:p>5556.62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52" calcext:value-type="float">
            <text:p>17.5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422" calcext:value-type="float">
            <text:p>422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5555.2" calcext:value-type="float">
            <text:p>5555.2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42" calcext:value-type="float">
            <text:p>17.4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423" calcext:value-type="float">
            <text:p>423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5553.73" calcext:value-type="float">
            <text:p>5553.73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4" calcext:value-type="float">
            <text:p>17.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424" calcext:value-type="float">
            <text:p>424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5552.32" calcext:value-type="float">
            <text:p>5552.32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38" calcext:value-type="float">
            <text:p>17.3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425" calcext:value-type="float">
            <text:p>425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5550.89" calcext:value-type="float">
            <text:p>5550.89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38" calcext:value-type="float">
            <text:p>17.3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426" calcext:value-type="float">
            <text:p>426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5549.52" calcext:value-type="float">
            <text:p>5549.52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43" calcext:value-type="float">
            <text:p>17.4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427" calcext:value-type="float">
            <text:p>427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5548.24" calcext:value-type="float">
            <text:p>5548.24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47" calcext:value-type="float">
            <text:p>17.4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428" calcext:value-type="float">
            <text:p>428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5546.86" calcext:value-type="float">
            <text:p>5546.86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59" calcext:value-type="float">
            <text:p>17.5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429" calcext:value-type="float">
            <text:p>429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5545.49" calcext:value-type="float">
            <text:p>5545.49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51" calcext:value-type="float">
            <text:p>17.5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430" calcext:value-type="float">
            <text:p>430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5544.11" calcext:value-type="float">
            <text:p>5544.11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49" calcext:value-type="float">
            <text:p>17.4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431" calcext:value-type="float">
            <text:p>431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5542.8" calcext:value-type="float">
            <text:p>5542.8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5" calcext:value-type="float">
            <text:p>17.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432" calcext:value-type="float">
            <text:p>432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5541.45" calcext:value-type="float">
            <text:p>5541.45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49" calcext:value-type="float">
            <text:p>17.4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433" calcext:value-type="float">
            <text:p>433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5540.11" calcext:value-type="float">
            <text:p>5540.11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53" calcext:value-type="float">
            <text:p>17.5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434" calcext:value-type="float">
            <text:p>434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5538.74" calcext:value-type="float">
            <text:p>5538.74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51" calcext:value-type="float">
            <text:p>17.5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435" calcext:value-type="float">
            <text:p>435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5537.43" calcext:value-type="float">
            <text:p>5537.43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5" calcext:value-type="float">
            <text:p>17.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436" calcext:value-type="float">
            <text:p>436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5536.11" calcext:value-type="float">
            <text:p>5536.11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51" calcext:value-type="float">
            <text:p>17.5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437" calcext:value-type="float">
            <text:p>437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5534.78" calcext:value-type="float">
            <text:p>5534.78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56" calcext:value-type="float">
            <text:p>17.5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438" calcext:value-type="float">
            <text:p>438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5533.53" calcext:value-type="float">
            <text:p>5533.53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54" calcext:value-type="float">
            <text:p>17.5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439" calcext:value-type="float">
            <text:p>439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5532.21" calcext:value-type="float">
            <text:p>5532.21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52" calcext:value-type="float">
            <text:p>17.5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440" calcext:value-type="float">
            <text:p>440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5530.85" calcext:value-type="float">
            <text:p>5530.85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5" calcext:value-type="float">
            <text:p>17.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441" calcext:value-type="float">
            <text:p>441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5529.48" calcext:value-type="float">
            <text:p>5529.48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49" calcext:value-type="float">
            <text:p>17.4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442" calcext:value-type="float">
            <text:p>442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5528.14" calcext:value-type="float">
            <text:p>5528.14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52" calcext:value-type="float">
            <text:p>17.5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443" calcext:value-type="float">
            <text:p>443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5526.81" calcext:value-type="float">
            <text:p>5526.81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54" calcext:value-type="float">
            <text:p>17.5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444" calcext:value-type="float">
            <text:p>444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5525.42" calcext:value-type="float">
            <text:p>5525.42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51" calcext:value-type="float">
            <text:p>17.5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445" calcext:value-type="float">
            <text:p>445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5524.14" calcext:value-type="float">
            <text:p>5524.14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51" calcext:value-type="float">
            <text:p>17.5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446" calcext:value-type="float">
            <text:p>446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5522.83" calcext:value-type="float">
            <text:p>5522.83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53" calcext:value-type="float">
            <text:p>17.5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447" calcext:value-type="float">
            <text:p>447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5521.55" calcext:value-type="float">
            <text:p>5521.55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51" calcext:value-type="float">
            <text:p>17.5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448" calcext:value-type="float">
            <text:p>448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5520.3" calcext:value-type="float">
            <text:p>5520.3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51" calcext:value-type="float">
            <text:p>17.5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449" calcext:value-type="float">
            <text:p>449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5519.07" calcext:value-type="float">
            <text:p>5519.07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48" calcext:value-type="float">
            <text:p>17.4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5517.82" calcext:value-type="float">
            <text:p>5517.82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48" calcext:value-type="float">
            <text:p>17.4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451" calcext:value-type="float">
            <text:p>451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5516.64" calcext:value-type="float">
            <text:p>5516.64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52" calcext:value-type="float">
            <text:p>17.5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452" calcext:value-type="float">
            <text:p>452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5515.39" calcext:value-type="float">
            <text:p>5515.39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51" calcext:value-type="float">
            <text:p>17.5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453" calcext:value-type="float">
            <text:p>453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5514.19" calcext:value-type="float">
            <text:p>5514.19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5" calcext:value-type="float">
            <text:p>17.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454" calcext:value-type="float">
            <text:p>454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5513.04" calcext:value-type="float">
            <text:p>5513.04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46" calcext:value-type="float">
            <text:p>17.4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455" calcext:value-type="float">
            <text:p>455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5511.83" calcext:value-type="float">
            <text:p>5511.83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49" calcext:value-type="float">
            <text:p>17.4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456" calcext:value-type="float">
            <text:p>456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5510.6" calcext:value-type="float">
            <text:p>5510.6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43" calcext:value-type="float">
            <text:p>17.4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457" calcext:value-type="float">
            <text:p>457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5509.36" calcext:value-type="float">
            <text:p>5509.36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39" calcext:value-type="float">
            <text:p>17.3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458" calcext:value-type="float">
            <text:p>458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5508.08" calcext:value-type="float">
            <text:p>5508.08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37" calcext:value-type="float">
            <text:p>17.3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459" calcext:value-type="float">
            <text:p>459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5506.81" calcext:value-type="float">
            <text:p>5506.81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35" calcext:value-type="float">
            <text:p>17.3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460" calcext:value-type="float">
            <text:p>460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5505.54" calcext:value-type="float">
            <text:p>5505.54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36" calcext:value-type="float">
            <text:p>17.3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461" calcext:value-type="float">
            <text:p>461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5504.28" calcext:value-type="float">
            <text:p>5504.28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42" calcext:value-type="float">
            <text:p>17.4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462" calcext:value-type="float">
            <text:p>462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5503.04" calcext:value-type="float">
            <text:p>5503.04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42" calcext:value-type="float">
            <text:p>17.4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463" calcext:value-type="float">
            <text:p>463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5501.9" calcext:value-type="float">
            <text:p>5501.9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48" calcext:value-type="float">
            <text:p>17.4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464" calcext:value-type="float">
            <text:p>464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5500.71" calcext:value-type="float">
            <text:p>5500.71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56" calcext:value-type="float">
            <text:p>17.5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465" calcext:value-type="float">
            <text:p>465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5499.52" calcext:value-type="float">
            <text:p>5499.52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57" calcext:value-type="float">
            <text:p>17.5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466" calcext:value-type="float">
            <text:p>466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5498.31" calcext:value-type="float">
            <text:p>5498.31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5" calcext:value-type="float">
            <text:p>17.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467" calcext:value-type="float">
            <text:p>467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5497.07" calcext:value-type="float">
            <text:p>5497.07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5" calcext:value-type="float">
            <text:p>17.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468" calcext:value-type="float">
            <text:p>468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5495.85" calcext:value-type="float">
            <text:p>5495.85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49" calcext:value-type="float">
            <text:p>17.4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469" calcext:value-type="float">
            <text:p>469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5494.71" calcext:value-type="float">
            <text:p>5494.71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5" calcext:value-type="float">
            <text:p>17.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470" calcext:value-type="float">
            <text:p>470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5493.53" calcext:value-type="float">
            <text:p>5493.53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46" calcext:value-type="float">
            <text:p>17.4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471" calcext:value-type="float">
            <text:p>471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5492.32" calcext:value-type="float">
            <text:p>5492.32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46" calcext:value-type="float">
            <text:p>17.4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472" calcext:value-type="float">
            <text:p>472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5491.19" calcext:value-type="float">
            <text:p>5491.19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51" calcext:value-type="float">
            <text:p>17.5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473" calcext:value-type="float">
            <text:p>473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5490.05" calcext:value-type="float">
            <text:p>5490.05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51" calcext:value-type="float">
            <text:p>17.5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474" calcext:value-type="float">
            <text:p>474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5488.87" calcext:value-type="float">
            <text:p>5488.87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45" calcext:value-type="float">
            <text:p>17.4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475" calcext:value-type="float">
            <text:p>475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5487.75" calcext:value-type="float">
            <text:p>5487.75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43" calcext:value-type="float">
            <text:p>17.4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476" calcext:value-type="float">
            <text:p>476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5486.67" calcext:value-type="float">
            <text:p>5486.67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41" calcext:value-type="float">
            <text:p>17.4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477" calcext:value-type="float">
            <text:p>477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5485.79" calcext:value-type="float">
            <text:p>5485.79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34" calcext:value-type="float">
            <text:p>17.3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478" calcext:value-type="float">
            <text:p>478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5484.68" calcext:value-type="float">
            <text:p>5484.68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32" calcext:value-type="float">
            <text:p>17.3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479" calcext:value-type="float">
            <text:p>479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5483.5" calcext:value-type="float">
            <text:p>5483.5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33" calcext:value-type="float">
            <text:p>17.3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480" calcext:value-type="float">
            <text:p>480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5482.4" calcext:value-type="float">
            <text:p>5482.4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34" calcext:value-type="float">
            <text:p>17.3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481" calcext:value-type="float">
            <text:p>481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5481.24" calcext:value-type="float">
            <text:p>5481.24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36" calcext:value-type="float">
            <text:p>17.3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482" calcext:value-type="float">
            <text:p>482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5480.06" calcext:value-type="float">
            <text:p>5480.06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37" calcext:value-type="float">
            <text:p>17.3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483" calcext:value-type="float">
            <text:p>483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5478.86" calcext:value-type="float">
            <text:p>5478.86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46" calcext:value-type="float">
            <text:p>17.4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484" calcext:value-type="float">
            <text:p>484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5477.65" calcext:value-type="float">
            <text:p>5477.65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51" calcext:value-type="float">
            <text:p>17.5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485" calcext:value-type="float">
            <text:p>485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5476.46" calcext:value-type="float">
            <text:p>5476.46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6" calcext:value-type="float">
            <text:p>17.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486" calcext:value-type="float">
            <text:p>486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5475.3" calcext:value-type="float">
            <text:p>5475.3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56" calcext:value-type="float">
            <text:p>17.5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487" calcext:value-type="float">
            <text:p>487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5474.21" calcext:value-type="float">
            <text:p>5474.21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52" calcext:value-type="float">
            <text:p>17.5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488" calcext:value-type="float">
            <text:p>488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5473.06" calcext:value-type="float">
            <text:p>5473.06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49" calcext:value-type="float">
            <text:p>17.4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489" calcext:value-type="float">
            <text:p>489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5471.94" calcext:value-type="float">
            <text:p>5471.94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51" calcext:value-type="float">
            <text:p>17.5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490" calcext:value-type="float">
            <text:p>490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5470.84" calcext:value-type="float">
            <text:p>5470.84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48" calcext:value-type="float">
            <text:p>17.4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491" calcext:value-type="float">
            <text:p>491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5469.77" calcext:value-type="float">
            <text:p>5469.77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4" calcext:value-type="float">
            <text:p>17.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492" calcext:value-type="float">
            <text:p>492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5468.73" calcext:value-type="float">
            <text:p>5468.73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37" calcext:value-type="float">
            <text:p>17.3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493" calcext:value-type="float">
            <text:p>493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5467.69" calcext:value-type="float">
            <text:p>5467.69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34" calcext:value-type="float">
            <text:p>17.3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494" calcext:value-type="float">
            <text:p>494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5466.66" calcext:value-type="float">
            <text:p>5466.66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34" calcext:value-type="float">
            <text:p>17.3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495" calcext:value-type="float">
            <text:p>495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5465.56" calcext:value-type="float">
            <text:p>5465.56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36" calcext:value-type="float">
            <text:p>17.3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496" calcext:value-type="float">
            <text:p>496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5464.49" calcext:value-type="float">
            <text:p>5464.49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41" calcext:value-type="float">
            <text:p>17.4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497" calcext:value-type="float">
            <text:p>497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5463.37" calcext:value-type="float">
            <text:p>5463.37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45" calcext:value-type="float">
            <text:p>17.4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498" calcext:value-type="float">
            <text:p>498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5462.3" calcext:value-type="float">
            <text:p>5462.3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42" calcext:value-type="float">
            <text:p>17.4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499" calcext:value-type="float">
            <text:p>499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5461.28" calcext:value-type="float">
            <text:p>5461.28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43" calcext:value-type="float">
            <text:p>17.4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500" calcext:value-type="float">
            <text:p>500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5460.21" calcext:value-type="float">
            <text:p>5460.21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47" calcext:value-type="float">
            <text:p>17.4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501" calcext:value-type="float">
            <text:p>501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5459.12" calcext:value-type="float">
            <text:p>5459.12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46" calcext:value-type="float">
            <text:p>17.4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502" calcext:value-type="float">
            <text:p>502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5458.05" calcext:value-type="float">
            <text:p>5458.05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5" calcext:value-type="float">
            <text:p>17.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503" calcext:value-type="float">
            <text:p>503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5456.97" calcext:value-type="float">
            <text:p>5456.97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52" calcext:value-type="float">
            <text:p>17.5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504" calcext:value-type="float">
            <text:p>504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5455.95" calcext:value-type="float">
            <text:p>5455.95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48" calcext:value-type="float">
            <text:p>17.4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505" calcext:value-type="float">
            <text:p>505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5454.9" calcext:value-type="float">
            <text:p>5454.9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51" calcext:value-type="float">
            <text:p>17.5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506" calcext:value-type="float">
            <text:p>506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5453.85" calcext:value-type="float">
            <text:p>5453.85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51" calcext:value-type="float">
            <text:p>17.5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507" calcext:value-type="float">
            <text:p>507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5452.79" calcext:value-type="float">
            <text:p>5452.79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57" calcext:value-type="float">
            <text:p>17.5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508" calcext:value-type="float">
            <text:p>508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5451.69" calcext:value-type="float">
            <text:p>5451.69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53" calcext:value-type="float">
            <text:p>17.5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509" calcext:value-type="float">
            <text:p>509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5450.61" calcext:value-type="float">
            <text:p>5450.61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52" calcext:value-type="float">
            <text:p>17.5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510" calcext:value-type="float">
            <text:p>510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5449.52" calcext:value-type="float">
            <text:p>5449.52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52" calcext:value-type="float">
            <text:p>17.5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511" calcext:value-type="float">
            <text:p>511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5448.45" calcext:value-type="float">
            <text:p>5448.45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5" calcext:value-type="float">
            <text:p>17.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512" calcext:value-type="float">
            <text:p>512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5447.39" calcext:value-type="float">
            <text:p>5447.39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5" calcext:value-type="float">
            <text:p>17.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513" calcext:value-type="float">
            <text:p>513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5446.41" calcext:value-type="float">
            <text:p>5446.41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49" calcext:value-type="float">
            <text:p>17.4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514" calcext:value-type="float">
            <text:p>514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5445.54" calcext:value-type="float">
            <text:p>5445.54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49" calcext:value-type="float">
            <text:p>17.4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515" calcext:value-type="float">
            <text:p>515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5444.68" calcext:value-type="float">
            <text:p>5444.68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54" calcext:value-type="float">
            <text:p>17.5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516" calcext:value-type="float">
            <text:p>516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5443.72" calcext:value-type="float">
            <text:p>5443.72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5" calcext:value-type="float">
            <text:p>17.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517" calcext:value-type="float">
            <text:p>517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5442.77" calcext:value-type="float">
            <text:p>5442.77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49" calcext:value-type="float">
            <text:p>17.4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518" calcext:value-type="float">
            <text:p>518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5441.96" calcext:value-type="float">
            <text:p>5441.96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49" calcext:value-type="float">
            <text:p>17.4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519" calcext:value-type="float">
            <text:p>519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5440.94" calcext:value-type="float">
            <text:p>5440.94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51" calcext:value-type="float">
            <text:p>17.5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520" calcext:value-type="float">
            <text:p>520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5439.89" calcext:value-type="float">
            <text:p>5439.89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4" calcext:value-type="float">
            <text:p>17.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521" calcext:value-type="float">
            <text:p>521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5438.82" calcext:value-type="float">
            <text:p>5438.82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38" calcext:value-type="float">
            <text:p>17.3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522" calcext:value-type="float">
            <text:p>522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5437.74" calcext:value-type="float">
            <text:p>5437.74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35" calcext:value-type="float">
            <text:p>17.3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523" calcext:value-type="float">
            <text:p>523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5436.69" calcext:value-type="float">
            <text:p>5436.69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33" calcext:value-type="float">
            <text:p>17.3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524" calcext:value-type="float">
            <text:p>524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5435.63" calcext:value-type="float">
            <text:p>5435.63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37" calcext:value-type="float">
            <text:p>17.3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525" calcext:value-type="float">
            <text:p>525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5434.61" calcext:value-type="float">
            <text:p>5434.61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41" calcext:value-type="float">
            <text:p>17.4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526" calcext:value-type="float">
            <text:p>526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5433.6" calcext:value-type="float">
            <text:p>5433.6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43" calcext:value-type="float">
            <text:p>17.4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527" calcext:value-type="float">
            <text:p>527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5432.66" calcext:value-type="float">
            <text:p>5432.66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45" calcext:value-type="float">
            <text:p>17.4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528" calcext:value-type="float">
            <text:p>528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5431.69" calcext:value-type="float">
            <text:p>5431.69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5" calcext:value-type="float">
            <text:p>17.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529" calcext:value-type="float">
            <text:p>529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5430.74" calcext:value-type="float">
            <text:p>5430.74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57" calcext:value-type="float">
            <text:p>17.5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530" calcext:value-type="float">
            <text:p>530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5429.74" calcext:value-type="float">
            <text:p>5429.74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59" calcext:value-type="float">
            <text:p>17.5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531" calcext:value-type="float">
            <text:p>531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5428.78" calcext:value-type="float">
            <text:p>5428.78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52" calcext:value-type="float">
            <text:p>17.5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532" calcext:value-type="float">
            <text:p>532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5427.79" calcext:value-type="float">
            <text:p>5427.79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5" calcext:value-type="float">
            <text:p>17.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533" calcext:value-type="float">
            <text:p>533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5426.84" calcext:value-type="float">
            <text:p>5426.84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49" calcext:value-type="float">
            <text:p>17.4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534" calcext:value-type="float">
            <text:p>534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5425.88" calcext:value-type="float">
            <text:p>5425.88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45" calcext:value-type="float">
            <text:p>17.4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535" calcext:value-type="float">
            <text:p>535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5424.87" calcext:value-type="float">
            <text:p>5424.87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4" calcext:value-type="float">
            <text:p>17.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536" calcext:value-type="float">
            <text:p>536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5423.88" calcext:value-type="float">
            <text:p>5423.88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36" calcext:value-type="float">
            <text:p>17.3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537" calcext:value-type="float">
            <text:p>537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5422.88" calcext:value-type="float">
            <text:p>5422.88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35" calcext:value-type="float">
            <text:p>17.3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538" calcext:value-type="float">
            <text:p>538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5421.88" calcext:value-type="float">
            <text:p>5421.88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38" calcext:value-type="float">
            <text:p>17.3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539" calcext:value-type="float">
            <text:p>539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5420.96" calcext:value-type="float">
            <text:p>5420.96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4" calcext:value-type="float">
            <text:p>17.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540" calcext:value-type="float">
            <text:p>540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5419.99" calcext:value-type="float">
            <text:p>5419.99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43" calcext:value-type="float">
            <text:p>17.4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541" calcext:value-type="float">
            <text:p>541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5419.06" calcext:value-type="float">
            <text:p>5419.06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45" calcext:value-type="float">
            <text:p>17.4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542" calcext:value-type="float">
            <text:p>542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5418.13" calcext:value-type="float">
            <text:p>5418.13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48" calcext:value-type="float">
            <text:p>17.4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543" calcext:value-type="float">
            <text:p>543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5417.45" calcext:value-type="float">
            <text:p>5417.45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47" calcext:value-type="float">
            <text:p>17.4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544" calcext:value-type="float">
            <text:p>544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5416.63" calcext:value-type="float">
            <text:p>5416.63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46" calcext:value-type="float">
            <text:p>17.4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545" calcext:value-type="float">
            <text:p>545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5415.74" calcext:value-type="float">
            <text:p>5415.74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48" calcext:value-type="float">
            <text:p>17.4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546" calcext:value-type="float">
            <text:p>546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5414.88" calcext:value-type="float">
            <text:p>5414.88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5" calcext:value-type="float">
            <text:p>17.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547" calcext:value-type="float">
            <text:p>547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5413.97" calcext:value-type="float">
            <text:p>5413.97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55" calcext:value-type="float">
            <text:p>17.5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548" calcext:value-type="float">
            <text:p>548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5413.07" calcext:value-type="float">
            <text:p>5413.07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5" calcext:value-type="float">
            <text:p>17.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549" calcext:value-type="float">
            <text:p>549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5412.14" calcext:value-type="float">
            <text:p>5412.14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51" calcext:value-type="float">
            <text:p>17.5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550" calcext:value-type="float">
            <text:p>550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5411.18" calcext:value-type="float">
            <text:p>5411.18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49" calcext:value-type="float">
            <text:p>17.4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551" calcext:value-type="float">
            <text:p>551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5410.23" calcext:value-type="float">
            <text:p>5410.23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51" calcext:value-type="float">
            <text:p>17.5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552" calcext:value-type="float">
            <text:p>552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5409.29" calcext:value-type="float">
            <text:p>5409.29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51" calcext:value-type="float">
            <text:p>17.5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553" calcext:value-type="float">
            <text:p>553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5408.35" calcext:value-type="float">
            <text:p>5408.35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53" calcext:value-type="float">
            <text:p>17.5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554" calcext:value-type="float">
            <text:p>554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5407.45" calcext:value-type="float">
            <text:p>5407.45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46" calcext:value-type="float">
            <text:p>17.4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555" calcext:value-type="float">
            <text:p>555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5406.48" calcext:value-type="float">
            <text:p>5406.48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42" calcext:value-type="float">
            <text:p>17.4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556" calcext:value-type="float">
            <text:p>556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5405.5" calcext:value-type="float">
            <text:p>5405.5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39" calcext:value-type="float">
            <text:p>17.3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557" calcext:value-type="float">
            <text:p>557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5404.57" calcext:value-type="float">
            <text:p>5404.57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42" calcext:value-type="float">
            <text:p>17.4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558" calcext:value-type="float">
            <text:p>558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5403.63" calcext:value-type="float">
            <text:p>5403.63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41" calcext:value-type="float">
            <text:p>17.4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559" calcext:value-type="float">
            <text:p>559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5402.76" calcext:value-type="float">
            <text:p>5402.76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41" calcext:value-type="float">
            <text:p>17.4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560" calcext:value-type="float">
            <text:p>560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5401.87" calcext:value-type="float">
            <text:p>5401.87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47" calcext:value-type="float">
            <text:p>17.4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561" calcext:value-type="float">
            <text:p>561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5401.1" calcext:value-type="float">
            <text:p>5401.1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46" calcext:value-type="float">
            <text:p>17.4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562" calcext:value-type="float">
            <text:p>562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5400.25" calcext:value-type="float">
            <text:p>5400.25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48" calcext:value-type="float">
            <text:p>17.4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563" calcext:value-type="float">
            <text:p>563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5399.37" calcext:value-type="float">
            <text:p>5399.37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5" calcext:value-type="float">
            <text:p>17.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564" calcext:value-type="float">
            <text:p>564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5398.5" calcext:value-type="float">
            <text:p>5398.5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49" calcext:value-type="float">
            <text:p>17.4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565" calcext:value-type="float">
            <text:p>565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5397.58" calcext:value-type="float">
            <text:p>5397.58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46" calcext:value-type="float">
            <text:p>17.4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566" calcext:value-type="float">
            <text:p>566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5396.66" calcext:value-type="float">
            <text:p>5396.66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43" calcext:value-type="float">
            <text:p>17.4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567" calcext:value-type="float">
            <text:p>567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5395.74" calcext:value-type="float">
            <text:p>5395.74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47" calcext:value-type="float">
            <text:p>17.4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568" calcext:value-type="float">
            <text:p>568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5394.85" calcext:value-type="float">
            <text:p>5394.85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51" calcext:value-type="float">
            <text:p>17.5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569" calcext:value-type="float">
            <text:p>569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5393.91" calcext:value-type="float">
            <text:p>5393.91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54" calcext:value-type="float">
            <text:p>17.5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570" calcext:value-type="float">
            <text:p>570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5393.1" calcext:value-type="float">
            <text:p>5393.1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53" calcext:value-type="float">
            <text:p>17.5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571" calcext:value-type="float">
            <text:p>571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5392.23" calcext:value-type="float">
            <text:p>5392.23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5" calcext:value-type="float">
            <text:p>17.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572" calcext:value-type="float">
            <text:p>572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5391.37" calcext:value-type="float">
            <text:p>5391.37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51" calcext:value-type="float">
            <text:p>17.5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573" calcext:value-type="float">
            <text:p>573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5390.51" calcext:value-type="float">
            <text:p>5390.51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5" calcext:value-type="float">
            <text:p>17.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574" calcext:value-type="float">
            <text:p>574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5389.66" calcext:value-type="float">
            <text:p>5389.66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53" calcext:value-type="float">
            <text:p>17.5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575" calcext:value-type="float">
            <text:p>575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5388.83" calcext:value-type="float">
            <text:p>5388.83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51" calcext:value-type="float">
            <text:p>17.5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576" calcext:value-type="float">
            <text:p>576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5388.01" calcext:value-type="float">
            <text:p>5388.01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49" calcext:value-type="float">
            <text:p>17.4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577" calcext:value-type="float">
            <text:p>577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5387.16" calcext:value-type="float">
            <text:p>5387.16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51" calcext:value-type="float">
            <text:p>17.5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578" calcext:value-type="float">
            <text:p>578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5386.33" calcext:value-type="float">
            <text:p>5386.33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5" calcext:value-type="float">
            <text:p>17.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579" calcext:value-type="float">
            <text:p>579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5385.6" calcext:value-type="float">
            <text:p>5385.6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53" calcext:value-type="float">
            <text:p>17.5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580" calcext:value-type="float">
            <text:p>580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5384.72" calcext:value-type="float">
            <text:p>5384.72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49" calcext:value-type="float">
            <text:p>17.4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581" calcext:value-type="float">
            <text:p>581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5383.9" calcext:value-type="float">
            <text:p>5383.9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49" calcext:value-type="float">
            <text:p>17.4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582" calcext:value-type="float">
            <text:p>582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5383.15" calcext:value-type="float">
            <text:p>5383.15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48" calcext:value-type="float">
            <text:p>17.4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583" calcext:value-type="float">
            <text:p>583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5382.29" calcext:value-type="float">
            <text:p>5382.29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5" calcext:value-type="float">
            <text:p>17.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584" calcext:value-type="float">
            <text:p>584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5381.41" calcext:value-type="float">
            <text:p>5381.41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5" calcext:value-type="float">
            <text:p>17.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585" calcext:value-type="float">
            <text:p>585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5380.54" calcext:value-type="float">
            <text:p>5380.54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49" calcext:value-type="float">
            <text:p>17.4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586" calcext:value-type="float">
            <text:p>586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5379.65" calcext:value-type="float">
            <text:p>5379.65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52" calcext:value-type="float">
            <text:p>17.5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587" calcext:value-type="float">
            <text:p>587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5378.76" calcext:value-type="float">
            <text:p>5378.76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51" calcext:value-type="float">
            <text:p>17.5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588" calcext:value-type="float">
            <text:p>588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5377.88" calcext:value-type="float">
            <text:p>5377.88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48" calcext:value-type="float">
            <text:p>17.4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589" calcext:value-type="float">
            <text:p>589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5376.99" calcext:value-type="float">
            <text:p>5376.99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49" calcext:value-type="float">
            <text:p>17.4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590" calcext:value-type="float">
            <text:p>590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5376.1" calcext:value-type="float">
            <text:p>5376.1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43" calcext:value-type="float">
            <text:p>17.4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591" calcext:value-type="float">
            <text:p>591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5375.31" calcext:value-type="float">
            <text:p>5375.31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38" calcext:value-type="float">
            <text:p>17.3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592" calcext:value-type="float">
            <text:p>592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5374.52" calcext:value-type="float">
            <text:p>5374.52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36" calcext:value-type="float">
            <text:p>17.3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593" calcext:value-type="float">
            <text:p>593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5373.84" calcext:value-type="float">
            <text:p>5373.84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39" calcext:value-type="float">
            <text:p>17.3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594" calcext:value-type="float">
            <text:p>594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5373.14" calcext:value-type="float">
            <text:p>5373.14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4" calcext:value-type="float">
            <text:p>17.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595" calcext:value-type="float">
            <text:p>595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5372.35" calcext:value-type="float">
            <text:p>5372.35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46" calcext:value-type="float">
            <text:p>17.4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596" calcext:value-type="float">
            <text:p>596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5371.55" calcext:value-type="float">
            <text:p>5371.55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5" calcext:value-type="float">
            <text:p>17.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597" calcext:value-type="float">
            <text:p>597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5370.73" calcext:value-type="float">
            <text:p>5370.73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57" calcext:value-type="float">
            <text:p>17.5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598" calcext:value-type="float">
            <text:p>598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5369.9" calcext:value-type="float">
            <text:p>5369.9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55" calcext:value-type="float">
            <text:p>17.5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599" calcext:value-type="float">
            <text:p>599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5369.06" calcext:value-type="float">
            <text:p>5369.06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52" calcext:value-type="float">
            <text:p>17.5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600" calcext:value-type="float">
            <text:p>600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5368.25" calcext:value-type="float">
            <text:p>5368.25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49" calcext:value-type="float">
            <text:p>17.4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601" calcext:value-type="float">
            <text:p>601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5367.43" calcext:value-type="float">
            <text:p>5367.43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48" calcext:value-type="float">
            <text:p>17.4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602" calcext:value-type="float">
            <text:p>602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5366.6" calcext:value-type="float">
            <text:p>5366.6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51" calcext:value-type="float">
            <text:p>17.5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603" calcext:value-type="float">
            <text:p>603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5365.8" calcext:value-type="float">
            <text:p>5365.8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48" calcext:value-type="float">
            <text:p>17.4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604" calcext:value-type="float">
            <text:p>604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5365" calcext:value-type="float">
            <text:p>5365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5" calcext:value-type="float">
            <text:p>17.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605" calcext:value-type="float">
            <text:p>605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5364.18" calcext:value-type="float">
            <text:p>5364.18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52" calcext:value-type="float">
            <text:p>17.5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606" calcext:value-type="float">
            <text:p>606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5363.4" calcext:value-type="float">
            <text:p>5363.4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46" calcext:value-type="float">
            <text:p>17.4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607" calcext:value-type="float">
            <text:p>607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5362.61" calcext:value-type="float">
            <text:p>5362.61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43" calcext:value-type="float">
            <text:p>17.4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608" calcext:value-type="float">
            <text:p>608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5361.82" calcext:value-type="float">
            <text:p>5361.82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42" calcext:value-type="float">
            <text:p>17.4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609" calcext:value-type="float">
            <text:p>609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5361.04" calcext:value-type="float">
            <text:p>5361.04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46" calcext:value-type="float">
            <text:p>17.4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610" calcext:value-type="float">
            <text:p>610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5360.23" calcext:value-type="float">
            <text:p>5360.23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48" calcext:value-type="float">
            <text:p>17.4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611" calcext:value-type="float">
            <text:p>611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5359.4" calcext:value-type="float">
            <text:p>5359.4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5" calcext:value-type="float">
            <text:p>17.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612" calcext:value-type="float">
            <text:p>612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5358.63" calcext:value-type="float">
            <text:p>5358.63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51" calcext:value-type="float">
            <text:p>17.5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613" calcext:value-type="float">
            <text:p>613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5357.83" calcext:value-type="float">
            <text:p>5357.83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51" calcext:value-type="float">
            <text:p>17.5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614" calcext:value-type="float">
            <text:p>614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5357.08" calcext:value-type="float">
            <text:p>5357.08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51" calcext:value-type="float">
            <text:p>17.5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615" calcext:value-type="float">
            <text:p>615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5356.31" calcext:value-type="float">
            <text:p>5356.31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5" calcext:value-type="float">
            <text:p>17.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616" calcext:value-type="float">
            <text:p>616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5355.49" calcext:value-type="float">
            <text:p>5355.49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48" calcext:value-type="float">
            <text:p>17.4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617" calcext:value-type="float">
            <text:p>617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5354.71" calcext:value-type="float">
            <text:p>5354.71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46" calcext:value-type="float">
            <text:p>17.4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618" calcext:value-type="float">
            <text:p>618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5353.91" calcext:value-type="float">
            <text:p>5353.91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43" calcext:value-type="float">
            <text:p>17.4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619" calcext:value-type="float">
            <text:p>619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5353.11" calcext:value-type="float">
            <text:p>5353.11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43" calcext:value-type="float">
            <text:p>17.4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620" calcext:value-type="float">
            <text:p>620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5352.31" calcext:value-type="float">
            <text:p>5352.31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48" calcext:value-type="float">
            <text:p>17.4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621" calcext:value-type="float">
            <text:p>621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5351.49" calcext:value-type="float">
            <text:p>5351.49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52" calcext:value-type="float">
            <text:p>17.5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622" calcext:value-type="float">
            <text:p>622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5350.72" calcext:value-type="float">
            <text:p>5350.72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51" calcext:value-type="float">
            <text:p>17.5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623" calcext:value-type="float">
            <text:p>623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5349.95" calcext:value-type="float">
            <text:p>5349.95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49" calcext:value-type="float">
            <text:p>17.4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624" calcext:value-type="float">
            <text:p>624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5349.25" calcext:value-type="float">
            <text:p>5349.25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48" calcext:value-type="float">
            <text:p>17.4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625" calcext:value-type="float">
            <text:p>625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5348.49" calcext:value-type="float">
            <text:p>5348.49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5" calcext:value-type="float">
            <text:p>17.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626" calcext:value-type="float">
            <text:p>626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5347.8" calcext:value-type="float">
            <text:p>5347.8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53" calcext:value-type="float">
            <text:p>17.5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627" calcext:value-type="float">
            <text:p>627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5347.03" calcext:value-type="float">
            <text:p>5347.03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51" calcext:value-type="float">
            <text:p>17.5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628" calcext:value-type="float">
            <text:p>628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5346.27" calcext:value-type="float">
            <text:p>5346.27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49" calcext:value-type="float">
            <text:p>17.4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629" calcext:value-type="float">
            <text:p>629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5345.54" calcext:value-type="float">
            <text:p>5345.54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48" calcext:value-type="float">
            <text:p>17.4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630" calcext:value-type="float">
            <text:p>630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5344.82" calcext:value-type="float">
            <text:p>5344.82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5" calcext:value-type="float">
            <text:p>17.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631" calcext:value-type="float">
            <text:p>631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5344.07" calcext:value-type="float">
            <text:p>5344.07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49" calcext:value-type="float">
            <text:p>17.4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632" calcext:value-type="float">
            <text:p>632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5343.29" calcext:value-type="float">
            <text:p>5343.29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49" calcext:value-type="float">
            <text:p>17.4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633" calcext:value-type="float">
            <text:p>633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5342.51" calcext:value-type="float">
            <text:p>5342.51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48" calcext:value-type="float">
            <text:p>17.4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634" calcext:value-type="float">
            <text:p>634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5341.77" calcext:value-type="float">
            <text:p>5341.77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48" calcext:value-type="float">
            <text:p>17.4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635" calcext:value-type="float">
            <text:p>635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5341.05" calcext:value-type="float">
            <text:p>5341.05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48" calcext:value-type="float">
            <text:p>17.4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636" calcext:value-type="float">
            <text:p>636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5340.38" calcext:value-type="float">
            <text:p>5340.38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49" calcext:value-type="float">
            <text:p>17.4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637" calcext:value-type="float">
            <text:p>637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5339.66" calcext:value-type="float">
            <text:p>5339.66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48" calcext:value-type="float">
            <text:p>17.4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638" calcext:value-type="float">
            <text:p>638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5338.93" calcext:value-type="float">
            <text:p>5338.93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5" calcext:value-type="float">
            <text:p>17.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639" calcext:value-type="float">
            <text:p>639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5338.18" calcext:value-type="float">
            <text:p>5338.18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48" calcext:value-type="float">
            <text:p>17.4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640" calcext:value-type="float">
            <text:p>640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5337.46" calcext:value-type="float">
            <text:p>5337.46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42" calcext:value-type="float">
            <text:p>17.4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641" calcext:value-type="float">
            <text:p>641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5336.75" calcext:value-type="float">
            <text:p>5336.75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37" calcext:value-type="float">
            <text:p>17.3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642" calcext:value-type="float">
            <text:p>642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5336.01" calcext:value-type="float">
            <text:p>5336.01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41" calcext:value-type="float">
            <text:p>17.4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643" calcext:value-type="float">
            <text:p>643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5335.25" calcext:value-type="float">
            <text:p>5335.25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39" calcext:value-type="float">
            <text:p>17.3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644" calcext:value-type="float">
            <text:p>644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5334.52" calcext:value-type="float">
            <text:p>5334.52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37" calcext:value-type="float">
            <text:p>17.3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645" calcext:value-type="float">
            <text:p>645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5333.78" calcext:value-type="float">
            <text:p>5333.78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38" calcext:value-type="float">
            <text:p>17.3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646" calcext:value-type="float">
            <text:p>646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5333.07" calcext:value-type="float">
            <text:p>5333.07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39" calcext:value-type="float">
            <text:p>17.3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647" calcext:value-type="float">
            <text:p>647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5332.36" calcext:value-type="float">
            <text:p>5332.36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38" calcext:value-type="float">
            <text:p>17.3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648" calcext:value-type="float">
            <text:p>648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5331.65" calcext:value-type="float">
            <text:p>5331.65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42" calcext:value-type="float">
            <text:p>17.4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649" calcext:value-type="float">
            <text:p>649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5331" calcext:value-type="float">
            <text:p>5331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43" calcext:value-type="float">
            <text:p>17.4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650" calcext:value-type="float">
            <text:p>650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5330.32" calcext:value-type="float">
            <text:p>5330.32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47" calcext:value-type="float">
            <text:p>17.4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651" calcext:value-type="float">
            <text:p>651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5329.62" calcext:value-type="float">
            <text:p>5329.62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5" calcext:value-type="float">
            <text:p>17.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652" calcext:value-type="float">
            <text:p>652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5328.91" calcext:value-type="float">
            <text:p>5328.91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56" calcext:value-type="float">
            <text:p>17.5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653" calcext:value-type="float">
            <text:p>653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5328.22" calcext:value-type="float">
            <text:p>5328.22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51" calcext:value-type="float">
            <text:p>17.5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654" calcext:value-type="float">
            <text:p>654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5327.54" calcext:value-type="float">
            <text:p>5327.54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48" calcext:value-type="float">
            <text:p>17.4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655" calcext:value-type="float">
            <text:p>655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5326.88" calcext:value-type="float">
            <text:p>5326.88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51" calcext:value-type="float">
            <text:p>17.5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656" calcext:value-type="float">
            <text:p>656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5326.21" calcext:value-type="float">
            <text:p>5326.21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52" calcext:value-type="float">
            <text:p>17.5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657" calcext:value-type="float">
            <text:p>657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5325.53" calcext:value-type="float">
            <text:p>5325.53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49" calcext:value-type="float">
            <text:p>17.4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658" calcext:value-type="float">
            <text:p>658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5324.79" calcext:value-type="float">
            <text:p>5324.79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48" calcext:value-type="float">
            <text:p>17.4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659" calcext:value-type="float">
            <text:p>659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5324.06" calcext:value-type="float">
            <text:p>5324.06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49" calcext:value-type="float">
            <text:p>17.4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660" calcext:value-type="float">
            <text:p>660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5323.32" calcext:value-type="float">
            <text:p>5323.32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51" calcext:value-type="float">
            <text:p>17.5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661" calcext:value-type="float">
            <text:p>661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5322.62" calcext:value-type="float">
            <text:p>5322.62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5" calcext:value-type="float">
            <text:p>17.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662" calcext:value-type="float">
            <text:p>662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5321.92" calcext:value-type="float">
            <text:p>5321.92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49" calcext:value-type="float">
            <text:p>17.4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663" calcext:value-type="float">
            <text:p>663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5321.29" calcext:value-type="float">
            <text:p>5321.29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49" calcext:value-type="float">
            <text:p>17.4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664" calcext:value-type="float">
            <text:p>664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5320.67" calcext:value-type="float">
            <text:p>5320.67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51" calcext:value-type="float">
            <text:p>17.5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665" calcext:value-type="float">
            <text:p>665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5319.98" calcext:value-type="float">
            <text:p>5319.98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51" calcext:value-type="float">
            <text:p>17.5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666" calcext:value-type="float">
            <text:p>666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5319.28" calcext:value-type="float">
            <text:p>5319.28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49" calcext:value-type="float">
            <text:p>17.4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667" calcext:value-type="float">
            <text:p>667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5318.6" calcext:value-type="float">
            <text:p>5318.6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48" calcext:value-type="float">
            <text:p>17.4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668" calcext:value-type="float">
            <text:p>668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5317.97" calcext:value-type="float">
            <text:p>5317.97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45" calcext:value-type="float">
            <text:p>17.4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669" calcext:value-type="float">
            <text:p>669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5317.29" calcext:value-type="float">
            <text:p>5317.29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35" calcext:value-type="float">
            <text:p>17.3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670" calcext:value-type="float">
            <text:p>670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5316.6" calcext:value-type="float">
            <text:p>5316.6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36" calcext:value-type="float">
            <text:p>17.3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671" calcext:value-type="float">
            <text:p>671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5315.93" calcext:value-type="float">
            <text:p>5315.93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32" calcext:value-type="float">
            <text:p>17.3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672" calcext:value-type="float">
            <text:p>672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5315.23" calcext:value-type="float">
            <text:p>5315.23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32" calcext:value-type="float">
            <text:p>17.3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673" calcext:value-type="float">
            <text:p>673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5314.52" calcext:value-type="float">
            <text:p>5314.52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35" calcext:value-type="float">
            <text:p>17.3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674" calcext:value-type="float">
            <text:p>674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5313.84" calcext:value-type="float">
            <text:p>5313.84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39" calcext:value-type="float">
            <text:p>17.3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675" calcext:value-type="float">
            <text:p>675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5313.18" calcext:value-type="float">
            <text:p>5313.18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43" calcext:value-type="float">
            <text:p>17.4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676" calcext:value-type="float">
            <text:p>676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5312.53" calcext:value-type="float">
            <text:p>5312.53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46" calcext:value-type="float">
            <text:p>17.4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677" calcext:value-type="float">
            <text:p>677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5311.9" calcext:value-type="float">
            <text:p>5311.9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45" calcext:value-type="float">
            <text:p>17.4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678" calcext:value-type="float">
            <text:p>678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5311.25" calcext:value-type="float">
            <text:p>5311.25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49" calcext:value-type="float">
            <text:p>17.4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679" calcext:value-type="float">
            <text:p>679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5310.59" calcext:value-type="float">
            <text:p>5310.59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47" calcext:value-type="float">
            <text:p>17.4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680" calcext:value-type="float">
            <text:p>680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5309.94" calcext:value-type="float">
            <text:p>5309.94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48" calcext:value-type="float">
            <text:p>17.4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681" calcext:value-type="float">
            <text:p>681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5309.26" calcext:value-type="float">
            <text:p>5309.26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49" calcext:value-type="float">
            <text:p>17.4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682" calcext:value-type="float">
            <text:p>682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5308.59" calcext:value-type="float">
            <text:p>5308.59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54" calcext:value-type="float">
            <text:p>17.5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683" calcext:value-type="float">
            <text:p>683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5307.99" calcext:value-type="float">
            <text:p>5307.99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53" calcext:value-type="float">
            <text:p>17.5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684" calcext:value-type="float">
            <text:p>684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5307.34" calcext:value-type="float">
            <text:p>5307.34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53" calcext:value-type="float">
            <text:p>17.5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685" calcext:value-type="float">
            <text:p>685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5306.69" calcext:value-type="float">
            <text:p>5306.69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52" calcext:value-type="float">
            <text:p>17.5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686" calcext:value-type="float">
            <text:p>686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5306.02" calcext:value-type="float">
            <text:p>5306.02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52" calcext:value-type="float">
            <text:p>17.5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687" calcext:value-type="float">
            <text:p>687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5305.39" calcext:value-type="float">
            <text:p>5305.39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53" calcext:value-type="float">
            <text:p>17.5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688" calcext:value-type="float">
            <text:p>688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5304.74" calcext:value-type="float">
            <text:p>5304.74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53" calcext:value-type="float">
            <text:p>17.5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689" calcext:value-type="float">
            <text:p>689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5304.07" calcext:value-type="float">
            <text:p>5304.07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54" calcext:value-type="float">
            <text:p>17.5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690" calcext:value-type="float">
            <text:p>690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5303.4" calcext:value-type="float">
            <text:p>5303.4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53" calcext:value-type="float">
            <text:p>17.5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691" calcext:value-type="float">
            <text:p>691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5302.72" calcext:value-type="float">
            <text:p>5302.72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48" calcext:value-type="float">
            <text:p>17.4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692" calcext:value-type="float">
            <text:p>692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5302.03" calcext:value-type="float">
            <text:p>5302.03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49" calcext:value-type="float">
            <text:p>17.4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693" calcext:value-type="float">
            <text:p>693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5301.36" calcext:value-type="float">
            <text:p>5301.36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48" calcext:value-type="float">
            <text:p>17.4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694" calcext:value-type="float">
            <text:p>694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5300.69" calcext:value-type="float">
            <text:p>5300.69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5" calcext:value-type="float">
            <text:p>17.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695" calcext:value-type="float">
            <text:p>695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5300.02" calcext:value-type="float">
            <text:p>5300.02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55" calcext:value-type="float">
            <text:p>17.5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696" calcext:value-type="float">
            <text:p>696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5299.38" calcext:value-type="float">
            <text:p>5299.38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56" calcext:value-type="float">
            <text:p>17.5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697" calcext:value-type="float">
            <text:p>697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5298.78" calcext:value-type="float">
            <text:p>5298.78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52" calcext:value-type="float">
            <text:p>17.5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698" calcext:value-type="float">
            <text:p>698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5298.19" calcext:value-type="float">
            <text:p>5298.19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49" calcext:value-type="float">
            <text:p>17.4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699" calcext:value-type="float">
            <text:p>699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5297.57" calcext:value-type="float">
            <text:p>5297.57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44" calcext:value-type="float">
            <text:p>17.4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700" calcext:value-type="float">
            <text:p>700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5296.94" calcext:value-type="float">
            <text:p>5296.94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41" calcext:value-type="float">
            <text:p>17.4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701" calcext:value-type="float">
            <text:p>701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5296.31" calcext:value-type="float">
            <text:p>5296.31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42" calcext:value-type="float">
            <text:p>17.4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702" calcext:value-type="float">
            <text:p>702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5295.65" calcext:value-type="float">
            <text:p>5295.65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46" calcext:value-type="float">
            <text:p>17.4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703" calcext:value-type="float">
            <text:p>703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5294.99" calcext:value-type="float">
            <text:p>5294.99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5" calcext:value-type="float">
            <text:p>17.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704" calcext:value-type="float">
            <text:p>704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5294.44" calcext:value-type="float">
            <text:p>5294.44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53" calcext:value-type="float">
            <text:p>17.5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705" calcext:value-type="float">
            <text:p>705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5293.83" calcext:value-type="float">
            <text:p>5293.83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52" calcext:value-type="float">
            <text:p>17.5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706" calcext:value-type="float">
            <text:p>706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5293.23" calcext:value-type="float">
            <text:p>5293.23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52" calcext:value-type="float">
            <text:p>17.5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707" calcext:value-type="float">
            <text:p>707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5292.62" calcext:value-type="float">
            <text:p>5292.62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46" calcext:value-type="float">
            <text:p>17.4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708" calcext:value-type="float">
            <text:p>708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5292" calcext:value-type="float">
            <text:p>5292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53" calcext:value-type="float">
            <text:p>17.5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709" calcext:value-type="float">
            <text:p>709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5291.38" calcext:value-type="float">
            <text:p>5291.38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5" calcext:value-type="float">
            <text:p>17.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710" calcext:value-type="float">
            <text:p>710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5290.74" calcext:value-type="float">
            <text:p>5290.74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52" calcext:value-type="float">
            <text:p>17.5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711" calcext:value-type="float">
            <text:p>711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5290.11" calcext:value-type="float">
            <text:p>5290.11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5" calcext:value-type="float">
            <text:p>17.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712" calcext:value-type="float">
            <text:p>712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5289.49" calcext:value-type="float">
            <text:p>5289.49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49" calcext:value-type="float">
            <text:p>17.4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713" calcext:value-type="float">
            <text:p>713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5288.86" calcext:value-type="float">
            <text:p>5288.86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49" calcext:value-type="float">
            <text:p>17.4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714" calcext:value-type="float">
            <text:p>714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5288.34" calcext:value-type="float">
            <text:p>5288.34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52" calcext:value-type="float">
            <text:p>17.5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715" calcext:value-type="float">
            <text:p>715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5287.73" calcext:value-type="float">
            <text:p>5287.73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48" calcext:value-type="float">
            <text:p>17.4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716" calcext:value-type="float">
            <text:p>716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5287.11" calcext:value-type="float">
            <text:p>5287.11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48" calcext:value-type="float">
            <text:p>17.4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717" calcext:value-type="float">
            <text:p>717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5286.5" calcext:value-type="float">
            <text:p>5286.5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48" calcext:value-type="float">
            <text:p>17.4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718" calcext:value-type="float">
            <text:p>718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5285.86" calcext:value-type="float">
            <text:p>5285.86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48" calcext:value-type="float">
            <text:p>17.4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och</text:p>
          </table:table-cell>
          <table:table-cell/>
          <table:table-cell office:value-type="float" office:value="719" calcext:value-type="float">
            <text:p>719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LBO</text:p>
          </table:table-cell>
          <table:table-cell/>
          <table:table-cell office:value-type="float" office:value="5285.25" calcext:value-type="float">
            <text:p>5285.25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lap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poch</text:p>
          </table:table-cell>
          <table:table-cell office:value-type="float" office:value="17.51" calcext:value-type="float">
            <text:p>17.5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7T14:49:42.481017708</meta:creation-date>
    <dc:date>2020-01-17T17:13:48.852848072</dc:date>
    <meta:editing-duration>PT2H13M56S</meta:editing-duration>
    <meta:editing-cycles>2</meta:editing-cycles>
    <meta:generator>LibreOffice/6.1.6.3$Linux_X86_64 LibreOffice_project/10$Build-3</meta:generator>
    <meta:document-statistic meta:table-count="1" meta:cell-count="10431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9.01cm" svg:height="10.693cm" xlink:href=".." xlink:type="simple" chart:class="chart:scatter" chart:style-name="ch1">
        <chart:legend chart:legend-position="end" svg:x="17.481cm" svg:y="5.047cm" style:legend-expansion="high" chart:style-name="ch2"/>
        <chart:plot-area chart:style-name="ch3" table:cell-range-address="Sheet1.B3:Sheet1.C388" chart:data-source-has-labels="row" svg:x="0.38cm" svg:y="0.213cm" svg:width="16.721cm" svg:height="10.267cm">
          <chartooo:coordinate-region svg:x="1.187cm" svg:y="0.412cm" svg:width="15.449cm" svg:height="9.42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4:Sheet1.B388" chart:label-cell-address="Sheet1.B3:Sheet1.B3" chart:class="chart:scatter">
            <chart:domain table:cell-range-address="Sheet1.C4:Sheet1.C388"/>
            <chart:data-point chart:repeated="38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1</text:p>
                <draw:g>
                  <svg:desc>Sheet1.B3:Sheet1.B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7279.45">
                <text:p>17279.45</text:p>
                <draw:g>
                  <svg:desc>Sheet1.C4:Sheet1.C388</svg:desc>
                </draw:g>
              </table:table-cell>
              <table:table-cell office:value-type="float" office:value="2">
                <text:p>2</text:p>
                <draw:g>
                  <svg:desc>Sheet1.B4:Sheet1.B38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520.02">
                <text:p>16520.0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450.1">
                <text:p>15450.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4431.04">
                <text:p>14431.0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603.43">
                <text:p>13603.4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938.29">
                <text:p>12938.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384.17">
                <text:p>12384.1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1917.7">
                <text:p>11917.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1555.74">
                <text:p>11555.7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219.72">
                <text:p>11219.7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914.78">
                <text:p>10914.7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642.89">
                <text:p>10642.8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396.82">
                <text:p>10396.8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175">
                <text:p>1017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977.74">
                <text:p>9977.7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794.67">
                <text:p>9794.6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632.14">
                <text:p>9632.1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481.59">
                <text:p>9481.5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446.75">
                <text:p>9446.7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348.54">
                <text:p>9348.5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9240.55">
                <text:p>9240.5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9135.81">
                <text:p>9135.8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9035.25">
                <text:p>9035.2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939.17">
                <text:p>8939.1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848.51">
                <text:p>8848.51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762.5">
                <text:p>8762.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680.71">
                <text:p>8680.7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8603.32">
                <text:p>8603.32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8529.81">
                <text:p>8529.8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8459.48">
                <text:p>8459.48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8393.09">
                <text:p>8393.09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8329.86">
                <text:p>8329.8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8269">
                <text:p>826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8210.33">
                <text:p>8210.33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8155.13">
                <text:p>8155.1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8101.54">
                <text:p>8101.54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8051.49">
                <text:p>8051.49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8004.24">
                <text:p>8004.24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960.05">
                <text:p>7960.0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918.06">
                <text:p>7918.06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7875.51">
                <text:p>7875.51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7833.05">
                <text:p>7833.0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7791.85">
                <text:p>7791.8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7751.55">
                <text:p>7751.5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7712.51">
                <text:p>7712.51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7674.35">
                <text:p>7674.35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7638.13">
                <text:p>7638.13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7602.63">
                <text:p>7602.63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7568.53">
                <text:p>7568.5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7535.81">
                <text:p>7535.81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7503.78">
                <text:p>7503.78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7472.97">
                <text:p>7472.97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7443.07">
                <text:p>7443.07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7415.36">
                <text:p>7415.36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7387.34">
                <text:p>7387.34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7359.59">
                <text:p>7359.59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7333.03">
                <text:p>7333.03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7306.6">
                <text:p>7306.6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7282.04">
                <text:p>7282.04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7257.5">
                <text:p>7257.5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7234.2">
                <text:p>7234.2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210.84">
                <text:p>7210.84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189.71">
                <text:p>7189.71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7167.16">
                <text:p>7167.16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144.99">
                <text:p>7144.99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7123.12">
                <text:p>7123.12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7101.74">
                <text:p>7101.74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7081.1">
                <text:p>7081.1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060.85">
                <text:p>7060.85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40.76">
                <text:p>7040.76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21.35">
                <text:p>7021.35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002.23">
                <text:p>7002.23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6985.27">
                <text:p>6985.27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6967.64">
                <text:p>6967.64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6950.03">
                <text:p>6950.03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6933.11">
                <text:p>6933.11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6915.79">
                <text:p>6915.79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6899.01">
                <text:p>6899.01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6882.67">
                <text:p>6882.67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6866.29">
                <text:p>6866.29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6850.5">
                <text:p>6850.5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6835.57">
                <text:p>6835.57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6820.4">
                <text:p>6820.4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6805.76">
                <text:p>6805.76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6791.03">
                <text:p>6791.03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6777.1">
                <text:p>6777.1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6763.61">
                <text:p>6763.61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6750.11">
                <text:p>6750.11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6737.12">
                <text:p>6737.12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6723.4">
                <text:p>6723.4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6709.85">
                <text:p>6709.85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6696.54">
                <text:p>6696.54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6683.42">
                <text:p>6683.42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6670.45">
                <text:p>6670.45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6657.83">
                <text:p>6657.83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6645.34">
                <text:p>6645.34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6633.78">
                <text:p>6633.78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6622.19">
                <text:p>6622.19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6611.01">
                <text:p>6611.0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6600.7">
                <text:p>6600.7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6590.31">
                <text:p>6590.31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6581.78">
                <text:p>6581.78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6574.03">
                <text:p>6574.03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6564.89">
                <text:p>6564.89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6790.98">
                <text:p>6790.98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6792.53">
                <text:p>6792.53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6786.42">
                <text:p>6786.42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6777.93">
                <text:p>6777.93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6768.51">
                <text:p>6768.51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6758.24">
                <text:p>6758.24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6747.8">
                <text:p>6747.8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6737.11">
                <text:p>6737.11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6726.4">
                <text:p>6726.4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6715.71">
                <text:p>6715.71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6705.07">
                <text:p>6705.07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6694.61">
                <text:p>6694.61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6684.24">
                <text:p>6684.24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6673.92">
                <text:p>6673.92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6663.7">
                <text:p>6663.7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6653.6">
                <text:p>6653.6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6643.46">
                <text:p>6643.46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6633.64">
                <text:p>6633.64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6623.66">
                <text:p>6623.66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6613.86">
                <text:p>6613.86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6604.06">
                <text:p>6604.06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6594.51">
                <text:p>6594.51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6585">
                <text:p>6585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6575.71">
                <text:p>6575.71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6566.47">
                <text:p>6566.47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6557.32">
                <text:p>6557.32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6548.46">
                <text:p>6548.46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6539.58">
                <text:p>6539.58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6530.68">
                <text:p>6530.68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6522.1">
                <text:p>6522.1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6513.6">
                <text:p>6513.6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6505.13">
                <text:p>6505.13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6496.66">
                <text:p>6496.66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6488.19">
                <text:p>6488.19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6479.78">
                <text:p>6479.78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6471.42">
                <text:p>6471.42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6463.31">
                <text:p>6463.31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6455.29">
                <text:p>6455.29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6447.35">
                <text:p>6447.35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6439.6">
                <text:p>6439.6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6431.82">
                <text:p>6431.82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6424.3">
                <text:p>6424.3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6416.7">
                <text:p>6416.7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6409.25">
                <text:p>6409.25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6401.7">
                <text:p>6401.7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6394.27">
                <text:p>6394.27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6386.86">
                <text:p>6386.86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6379.67">
                <text:p>6379.67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6372.33">
                <text:p>6372.33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6365.13">
                <text:p>6365.13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6357.97">
                <text:p>6357.97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6351.05">
                <text:p>6351.05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6344.19">
                <text:p>6344.19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6337.53">
                <text:p>6337.53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6330.98">
                <text:p>6330.98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6324.48">
                <text:p>6324.48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6318.5">
                <text:p>6318.5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6312.08">
                <text:p>6312.08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6305.94">
                <text:p>6305.94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6299.64">
                <text:p>6299.64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6293.33">
                <text:p>6293.33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6287.03">
                <text:p>6287.03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6280.79">
                <text:p>6280.79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6274.6">
                <text:p>6274.6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6268.56">
                <text:p>6268.56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6262.74">
                <text:p>6262.74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6257.18">
                <text:p>6257.18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6251.42">
                <text:p>6251.42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6245.73">
                <text:p>6245.73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6240.04">
                <text:p>6240.04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6234.35">
                <text:p>6234.35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6228.67">
                <text:p>6228.67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6222.85">
                <text:p>6222.85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6217.12">
                <text:p>6217.12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6211.55">
                <text:p>6211.5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6206">
                <text:p>6206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6200.48">
                <text:p>6200.48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6195.05">
                <text:p>6195.05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6189.64">
                <text:p>6189.64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6184.42">
                <text:p>6184.42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6179.19">
                <text:p>6179.19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6174.19">
                <text:p>6174.19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6169.08">
                <text:p>6169.08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6163.85">
                <text:p>6163.85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6158.66">
                <text:p>6158.66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6153.69">
                <text:p>6153.69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6148.66">
                <text:p>6148.66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6143.59">
                <text:p>6143.59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6138.82">
                <text:p>6138.82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6133.99">
                <text:p>6133.99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6129.13">
                <text:p>6129.13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6124.24">
                <text:p>6124.24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6119.65">
                <text:p>6119.65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6114.82">
                <text:p>6114.82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6110.13">
                <text:p>6110.13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6105.32">
                <text:p>6105.32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6100.66">
                <text:p>6100.66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6096.01">
                <text:p>6096.01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6091.47">
                <text:p>6091.47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6087.07">
                <text:p>6087.07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6082.68">
                <text:p>6082.68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6078.36">
                <text:p>6078.36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6074.1">
                <text:p>6074.1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6070.04">
                <text:p>6070.04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6065.89">
                <text:p>6065.89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6061.57">
                <text:p>6061.57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6057.2">
                <text:p>6057.2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6053.03">
                <text:p>6053.03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6048.77">
                <text:p>6048.77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6044.5">
                <text:p>6044.5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6040.2">
                <text:p>6040.2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6036.06">
                <text:p>6036.06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6032.91">
                <text:p>6032.91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6028.97">
                <text:p>6028.97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6025.02">
                <text:p>6025.02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6021.09">
                <text:p>6021.09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6017.2">
                <text:p>6017.2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6013.4">
                <text:p>6013.4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6009.41">
                <text:p>6009.41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6005.53">
                <text:p>6005.53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6001.63">
                <text:p>6001.63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5997.77">
                <text:p>5997.77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5993.93">
                <text:p>5993.93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5990.18">
                <text:p>5990.18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5986.5">
                <text:p>5986.5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5982.86">
                <text:p>5982.86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5979.1">
                <text:p>5979.1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5975.42">
                <text:p>5975.42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5971.69">
                <text:p>5971.69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5968.02">
                <text:p>5968.02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5964.41">
                <text:p>5964.41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5960.84">
                <text:p>5960.84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5957.24">
                <text:p>5957.24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5953.68">
                <text:p>5953.68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5950.44">
                <text:p>5950.44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5946.97">
                <text:p>5946.97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5943.57">
                <text:p>5943.57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5940.2">
                <text:p>5940.2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5936.79">
                <text:p>5936.79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5933.76">
                <text:p>5933.7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5930.45">
                <text:p>5930.45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5927.18">
                <text:p>5927.18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5923.77">
                <text:p>5923.77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5920.5">
                <text:p>5920.5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5917.09">
                <text:p>5917.09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5913.77">
                <text:p>5913.77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5910.64">
                <text:p>5910.64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5907.31">
                <text:p>5907.31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5904.05">
                <text:p>5904.05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5900.87">
                <text:p>5900.87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5897.72">
                <text:p>5897.72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5894.57">
                <text:p>5894.57</text:p>
              </table:table-cell>
              <table:table-cell office:value-type="float" office:value="257">
                <text:p>257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5891.42">
                <text:p>5891.42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5888.27">
                <text:p>5888.27</text:p>
              </table:table-cell>
              <table:table-cell office:value-type="float" office:value="259">
                <text:p>259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5885.32">
                <text:p>5885.32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5882.28">
                <text:p>5882.28</text:p>
              </table:table-cell>
              <table:table-cell office:value-type="float" office:value="261">
                <text:p>261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5879.35">
                <text:p>5879.35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5876.26">
                <text:p>5876.26</text:p>
              </table:table-cell>
              <table:table-cell office:value-type="float" office:value="263">
                <text:p>263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5873.41">
                <text:p>5873.41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5870.47">
                <text:p>5870.47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5867.52">
                <text:p>5867.52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5864.54">
                <text:p>5864.54</text:p>
              </table:table-cell>
              <table:table-cell office:value-type="float" office:value="267">
                <text:p>267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5861.72">
                <text:p>5861.72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5858.86">
                <text:p>5858.86</text:p>
              </table:table-cell>
              <table:table-cell office:value-type="float" office:value="269">
                <text:p>269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5856.02">
                <text:p>5856.02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5853.1">
                <text:p>5853.1</text:p>
              </table:table-cell>
              <table:table-cell office:value-type="float" office:value="271">
                <text:p>271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5850.23">
                <text:p>5850.23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5847.35">
                <text:p>5847.35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5844.48">
                <text:p>5844.48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5841.6">
                <text:p>5841.6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5838.77">
                <text:p>5838.77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5835.97">
                <text:p>5835.97</text:p>
              </table:table-cell>
              <table:table-cell office:value-type="float" office:value="277">
                <text:p>277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5833.28">
                <text:p>5833.28</text:p>
              </table:table-cell>
              <table:table-cell office:value-type="float" office:value="278">
                <text:p>278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5830.65">
                <text:p>5830.65</text:p>
              </table:table-cell>
              <table:table-cell office:value-type="float" office:value="279">
                <text:p>279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5827.88">
                <text:p>5827.88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5825.19">
                <text:p>5825.19</text:p>
              </table:table-cell>
              <table:table-cell office:value-type="float" office:value="281">
                <text:p>281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5822.64">
                <text:p>5822.64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5820.07">
                <text:p>5820.07</text:p>
              </table:table-cell>
              <table:table-cell office:value-type="float" office:value="283">
                <text:p>283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5817.53">
                <text:p>5817.53</text:p>
              </table:table-cell>
              <table:table-cell office:value-type="float" office:value="284">
                <text:p>284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5815.04">
                <text:p>5815.04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5812.47">
                <text:p>5812.47</text:p>
              </table:table-cell>
              <table:table-cell office:value-type="float" office:value="286">
                <text:p>286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5809.92">
                <text:p>5809.92</text:p>
              </table:table-cell>
              <table:table-cell office:value-type="float" office:value="287">
                <text:p>287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5807.32">
                <text:p>5807.32</text:p>
              </table:table-cell>
              <table:table-cell office:value-type="float" office:value="288">
                <text:p>288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5804.64">
                <text:p>5804.64</text:p>
              </table:table-cell>
              <table:table-cell office:value-type="float" office:value="289">
                <text:p>289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5802.03">
                <text:p>5802.03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5799.43">
                <text:p>5799.43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5796.86">
                <text:p>5796.86</text:p>
              </table:table-cell>
              <table:table-cell office:value-type="float" office:value="292">
                <text:p>292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5794.36">
                <text:p>5794.36</text:p>
              </table:table-cell>
              <table:table-cell office:value-type="float" office:value="293">
                <text:p>293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5791.83">
                <text:p>5791.83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5789.36">
                <text:p>5789.36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5786.83">
                <text:p>5786.83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5784.32">
                <text:p>5784.32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5781.88">
                <text:p>5781.88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5779.42">
                <text:p>5779.42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5777">
                <text:p>5777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5774.65">
                <text:p>5774.65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5772.19">
                <text:p>5772.19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5769.69">
                <text:p>5769.69</text:p>
              </table:table-cell>
              <table:table-cell office:value-type="float" office:value="303">
                <text:p>303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5767.23">
                <text:p>5767.23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5764.77">
                <text:p>5764.77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5762.28">
                <text:p>5762.28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5759.85">
                <text:p>5759.85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5757.45">
                <text:p>5757.45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5755.22">
                <text:p>5755.22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5753.09">
                <text:p>5753.09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5750.82">
                <text:p>5750.82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5748.48">
                <text:p>5748.48</text:p>
              </table:table-cell>
              <table:table-cell office:value-type="float" office:value="312">
                <text:p>312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5746.14">
                <text:p>5746.14</text:p>
              </table:table-cell>
              <table:table-cell office:value-type="float" office:value="313">
                <text:p>313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5743.8">
                <text:p>5743.8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5741.5">
                <text:p>5741.5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5739.2">
                <text:p>5739.2</text:p>
              </table:table-cell>
              <table:table-cell office:value-type="float" office:value="316">
                <text:p>316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5736.99">
                <text:p>5736.99</text:p>
              </table:table-cell>
              <table:table-cell office:value-type="float" office:value="317">
                <text:p>317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5734.82">
                <text:p>5734.82</text:p>
              </table:table-cell>
              <table:table-cell office:value-type="float" office:value="318">
                <text:p>318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5732.62">
                <text:p>5732.62</text:p>
              </table:table-cell>
              <table:table-cell office:value-type="float" office:value="319">
                <text:p>319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5730.71">
                <text:p>5730.71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5728.84">
                <text:p>5728.84</text:p>
              </table:table-cell>
              <table:table-cell office:value-type="float" office:value="321">
                <text:p>321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5726.69">
                <text:p>5726.69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5724.5">
                <text:p>5724.5</text:p>
              </table:table-cell>
              <table:table-cell office:value-type="float" office:value="323">
                <text:p>323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5722.31">
                <text:p>5722.31</text:p>
              </table:table-cell>
              <table:table-cell office:value-type="float" office:value="324">
                <text:p>324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5720.05">
                <text:p>5720.05</text:p>
              </table:table-cell>
              <table:table-cell office:value-type="float" office:value="325">
                <text:p>325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5717.87">
                <text:p>5717.87</text:p>
              </table:table-cell>
              <table:table-cell office:value-type="float" office:value="326">
                <text:p>326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5715.71">
                <text:p>5715.71</text:p>
              </table:table-cell>
              <table:table-cell office:value-type="float" office:value="327">
                <text:p>327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5713.52">
                <text:p>5713.52</text:p>
              </table:table-cell>
              <table:table-cell office:value-type="float" office:value="328">
                <text:p>328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5711.39">
                <text:p>5711.39</text:p>
              </table:table-cell>
              <table:table-cell office:value-type="float" office:value="329">
                <text:p>329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5709.28">
                <text:p>5709.28</text:p>
              </table:table-cell>
              <table:table-cell office:value-type="float" office:value="330">
                <text:p>330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5707.21">
                <text:p>5707.21</text:p>
              </table:table-cell>
              <table:table-cell office:value-type="float" office:value="331">
                <text:p>331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5705.12">
                <text:p>5705.12</text:p>
              </table:table-cell>
              <table:table-cell office:value-type="float" office:value="332">
                <text:p>332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5702.99">
                <text:p>5702.99</text:p>
              </table:table-cell>
              <table:table-cell office:value-type="float" office:value="333">
                <text:p>333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5700.92">
                <text:p>5700.92</text:p>
              </table:table-cell>
              <table:table-cell office:value-type="float" office:value="334">
                <text:p>334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5699.05">
                <text:p>5699.05</text:p>
              </table:table-cell>
              <table:table-cell office:value-type="float" office:value="335">
                <text:p>335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5697.01">
                <text:p>5697.01</text:p>
              </table:table-cell>
              <table:table-cell office:value-type="float" office:value="336">
                <text:p>336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5695.02">
                <text:p>5695.02</text:p>
              </table:table-cell>
              <table:table-cell office:value-type="float" office:value="337">
                <text:p>337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5693.84">
                <text:p>5693.84</text:p>
              </table:table-cell>
              <table:table-cell office:value-type="float" office:value="338">
                <text:p>338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5692.06">
                <text:p>5692.06</text:p>
              </table:table-cell>
              <table:table-cell office:value-type="float" office:value="339">
                <text:p>339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5690.17">
                <text:p>5690.17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5688.34">
                <text:p>5688.34</text:p>
              </table:table-cell>
              <table:table-cell office:value-type="float" office:value="341">
                <text:p>341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5686.38">
                <text:p>5686.38</text:p>
              </table:table-cell>
              <table:table-cell office:value-type="float" office:value="342">
                <text:p>342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5684.38">
                <text:p>5684.38</text:p>
              </table:table-cell>
              <table:table-cell office:value-type="float" office:value="343">
                <text:p>343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5682.33">
                <text:p>5682.33</text:p>
              </table:table-cell>
              <table:table-cell office:value-type="float" office:value="344">
                <text:p>344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5680.28">
                <text:p>5680.28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5678.38">
                <text:p>5678.38</text:p>
              </table:table-cell>
              <table:table-cell office:value-type="float" office:value="346">
                <text:p>346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5677.23">
                <text:p>5677.23</text:p>
              </table:table-cell>
              <table:table-cell office:value-type="float" office:value="347">
                <text:p>347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5676.8">
                <text:p>5676.8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5675.21">
                <text:p>5675.21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5673.42">
                <text:p>5673.42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5671.52">
                <text:p>5671.52</text:p>
              </table:table-cell>
              <table:table-cell office:value-type="float" office:value="351">
                <text:p>351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5669.54">
                <text:p>5669.54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5667.56">
                <text:p>5667.56</text:p>
              </table:table-cell>
              <table:table-cell office:value-type="float" office:value="353">
                <text:p>353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5665.57">
                <text:p>5665.57</text:p>
              </table:table-cell>
              <table:table-cell office:value-type="float" office:value="354">
                <text:p>354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5663.59">
                <text:p>5663.59</text:p>
              </table:table-cell>
              <table:table-cell office:value-type="float" office:value="355">
                <text:p>355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5661.58">
                <text:p>5661.58</text:p>
              </table:table-cell>
              <table:table-cell office:value-type="float" office:value="356">
                <text:p>356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5659.61">
                <text:p>5659.61</text:p>
              </table:table-cell>
              <table:table-cell office:value-type="float" office:value="357">
                <text:p>357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5657.64">
                <text:p>5657.64</text:p>
              </table:table-cell>
              <table:table-cell office:value-type="float" office:value="358">
                <text:p>358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5655.78">
                <text:p>5655.78</text:p>
              </table:table-cell>
              <table:table-cell office:value-type="float" office:value="359">
                <text:p>359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5654.07">
                <text:p>5654.07</text:p>
              </table:table-cell>
              <table:table-cell office:value-type="float" office:value="360">
                <text:p>360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5652.25">
                <text:p>5652.25</text:p>
              </table:table-cell>
              <table:table-cell office:value-type="float" office:value="361">
                <text:p>361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5650.4">
                <text:p>5650.4</text:p>
              </table:table-cell>
              <table:table-cell office:value-type="float" office:value="362">
                <text:p>362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5648.58">
                <text:p>5648.58</text:p>
              </table:table-cell>
              <table:table-cell office:value-type="float" office:value="363">
                <text:p>363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5646.96">
                <text:p>5646.96</text:p>
              </table:table-cell>
              <table:table-cell office:value-type="float" office:value="364">
                <text:p>364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5645.21">
                <text:p>5645.21</text:p>
              </table:table-cell>
              <table:table-cell office:value-type="float" office:value="365">
                <text:p>365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5643.56">
                <text:p>5643.56</text:p>
              </table:table-cell>
              <table:table-cell office:value-type="float" office:value="366">
                <text:p>366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5642.01">
                <text:p>5642.01</text:p>
              </table:table-cell>
              <table:table-cell office:value-type="float" office:value="367">
                <text:p>367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5640.37">
                <text:p>5640.37</text:p>
              </table:table-cell>
              <table:table-cell office:value-type="float" office:value="368">
                <text:p>368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5638.61">
                <text:p>5638.61</text:p>
              </table:table-cell>
              <table:table-cell office:value-type="float" office:value="369">
                <text:p>369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5636.77">
                <text:p>5636.77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5634.93">
                <text:p>5634.93</text:p>
              </table:table-cell>
              <table:table-cell office:value-type="float" office:value="371">
                <text:p>371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5633.12">
                <text:p>5633.12</text:p>
              </table:table-cell>
              <table:table-cell office:value-type="float" office:value="372">
                <text:p>372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5631.28">
                <text:p>5631.28</text:p>
              </table:table-cell>
              <table:table-cell office:value-type="float" office:value="373">
                <text:p>373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5629.5">
                <text:p>5629.5</text:p>
              </table:table-cell>
              <table:table-cell office:value-type="float" office:value="374">
                <text:p>374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5627.74">
                <text:p>5627.74</text:p>
              </table:table-cell>
              <table:table-cell office:value-type="float" office:value="375">
                <text:p>375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5625.97">
                <text:p>5625.97</text:p>
              </table:table-cell>
              <table:table-cell office:value-type="float" office:value="376">
                <text:p>376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5624.29">
                <text:p>5624.29</text:p>
              </table:table-cell>
              <table:table-cell office:value-type="float" office:value="377">
                <text:p>377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5622.63">
                <text:p>5622.63</text:p>
              </table:table-cell>
              <table:table-cell office:value-type="float" office:value="378">
                <text:p>378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5620.91">
                <text:p>5620.91</text:p>
              </table:table-cell>
              <table:table-cell office:value-type="float" office:value="379">
                <text:p>379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5619.27">
                <text:p>5619.27</text:p>
              </table:table-cell>
              <table:table-cell office:value-type="float" office:value="380">
                <text:p>380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5617.57">
                <text:p>5617.57</text:p>
              </table:table-cell>
              <table:table-cell office:value-type="float" office:value="381">
                <text:p>381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5615.91">
                <text:p>5615.91</text:p>
              </table:table-cell>
              <table:table-cell office:value-type="float" office:value="382">
                <text:p>382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5614.23">
                <text:p>5614.23</text:p>
              </table:table-cell>
              <table:table-cell office:value-type="float" office:value="383">
                <text:p>383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5612.61">
                <text:p>5612.61</text:p>
              </table:table-cell>
              <table:table-cell office:value-type="float" office:value="384">
                <text:p>384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5610.97">
                <text:p>5610.97</text:p>
              </table:table-cell>
              <table:table-cell office:value-type="float" office:value="385">
                <text:p>385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5609.41">
                <text:p>5609.41</text:p>
              </table:table-cell>
              <table:table-cell office:value-type="float" office:value="386">
                <text:p>38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6.3$Linux_X86_64 LibreOffice_project/1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0.825cm" svg:height="11.714cm" xlink:href=".." xlink:type="simple" chart:class="chart:line" chart:style-name="ch1">
        <chart:legend chart:legend-position="end" svg:x="18.502cm" svg:y="5.309cm" style:legend-expansion="high" chart:style-name="ch2"/>
        <chart:plot-area chart:style-name="ch3" table:cell-range-address="Sheet1.B2:Sheet1.C602" chart:data-source-has-labels="row" svg:x="0.416cm" svg:y="0.234cm" svg:width="17.67cm" svg:height="11.246cm">
          <chartooo:coordinate-region svg:x="1.408cm" svg:y="0.355cm" svg:width="16.464cm" svg:height="10.12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3:Sheet1.B602" chart:label-cell-address="Sheet1.B2:Sheet1.B2" chart:class="chart:line">
            <chart:data-point chart:repeated="600"/>
          </chart:series>
          <chart:series chart:style-name="ch7" chart:values-cell-range-address="Sheet1.C3:Sheet1.C602" chart:label-cell-address="Sheet1.C2:Sheet1.C2" chart:class="chart:line">
            <chart:data-point chart:repeated="6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poch</text:p>
                <draw:g>
                  <svg:desc>Sheet1.B2:Sheet1.B2</svg:desc>
                </draw:g>
              </table:table-cell>
              <table:table-cell office:value-type="string">
                <text:p>ELBO</text:p>
                <draw:g>
                  <svg:desc>Sheet1.C2:Sheet1.C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B3:Sheet1.B602</svg:desc>
                </draw:g>
              </table:table-cell>
              <table:table-cell office:value-type="float" office:value="17825.54">
                <text:p>17825.54</text:p>
                <draw:g>
                  <svg:desc>Sheet1.C3:Sheet1.C6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7279.45">
                <text:p>17279.4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6520.02">
                <text:p>16520.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5450.1">
                <text:p>15450.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4431.04">
                <text:p>14431.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3603.43">
                <text:p>13603.4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2938.29">
                <text:p>12938.2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2384.17">
                <text:p>12384.1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1917.7">
                <text:p>11917.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1555.74">
                <text:p>11555.7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1219.72">
                <text:p>11219.7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0914.78">
                <text:p>10914.7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0642.89">
                <text:p>10642.8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0396.82">
                <text:p>10396.8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0175">
                <text:p>1017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9977.74">
                <text:p>9977.7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9794.67">
                <text:p>9794.6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9632.14">
                <text:p>9632.1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9481.59">
                <text:p>9481.5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9446.75">
                <text:p>9446.7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9348.54">
                <text:p>9348.5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9240.55">
                <text:p>9240.5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9135.81">
                <text:p>9135.8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9035.25">
                <text:p>9035.2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8939.17">
                <text:p>8939.1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8848.51">
                <text:p>8848.5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8762.5">
                <text:p>8762.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8680.71">
                <text:p>8680.7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8603.32">
                <text:p>8603.3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8529.81">
                <text:p>8529.8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8459.48">
                <text:p>8459.4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8393.09">
                <text:p>8393.0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8329.86">
                <text:p>8329.8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8269">
                <text:p>826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8210.33">
                <text:p>8210.3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8155.13">
                <text:p>8155.1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8101.54">
                <text:p>8101.5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8051.49">
                <text:p>8051.4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8004.24">
                <text:p>8004.2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7960.05">
                <text:p>7960.0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7918.06">
                <text:p>7918.0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7875.51">
                <text:p>7875.5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7833.05">
                <text:p>7833.0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7791.85">
                <text:p>7791.8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7751.55">
                <text:p>7751.5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7712.51">
                <text:p>7712.5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7674.35">
                <text:p>7674.3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7638.13">
                <text:p>7638.1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7602.63">
                <text:p>7602.6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7568.53">
                <text:p>7568.5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7535.81">
                <text:p>7535.8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7503.78">
                <text:p>7503.7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7472.97">
                <text:p>7472.9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7443.07">
                <text:p>7443.0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7415.36">
                <text:p>7415.3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7387.34">
                <text:p>7387.3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7359.59">
                <text:p>7359.5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7333.03">
                <text:p>7333.0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7306.6">
                <text:p>7306.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7282.04">
                <text:p>7282.0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7257.5">
                <text:p>7257.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7234.2">
                <text:p>7234.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7210.84">
                <text:p>7210.8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7189.71">
                <text:p>7189.7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7167.16">
                <text:p>7167.1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7144.99">
                <text:p>7144.9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7123.12">
                <text:p>7123.1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7101.74">
                <text:p>7101.7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7081.1">
                <text:p>7081.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7060.85">
                <text:p>7060.8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7040.76">
                <text:p>7040.7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7021.35">
                <text:p>7021.3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7002.23">
                <text:p>7002.2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6985.27">
                <text:p>6985.2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6967.64">
                <text:p>6967.6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6950.03">
                <text:p>6950.0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6933.11">
                <text:p>6933.1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6915.79">
                <text:p>6915.7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6899.01">
                <text:p>6899.0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6882.67">
                <text:p>6882.6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6866.29">
                <text:p>6866.2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6850.5">
                <text:p>6850.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6835.57">
                <text:p>6835.5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6820.4">
                <text:p>6820.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6805.76">
                <text:p>6805.7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6791.03">
                <text:p>6791.0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6777.1">
                <text:p>6777.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6763.61">
                <text:p>6763.6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6750.11">
                <text:p>6750.1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6737.12">
                <text:p>6737.1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6723.4">
                <text:p>6723.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6709.85">
                <text:p>6709.8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6696.54">
                <text:p>6696.5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6683.42">
                <text:p>6683.4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6670.45">
                <text:p>6670.4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6657.83">
                <text:p>6657.8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6645.34">
                <text:p>6645.3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6633.78">
                <text:p>6633.7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6622.19">
                <text:p>6622.1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6611.01">
                <text:p>6611.0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6600.7">
                <text:p>6600.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6590.31">
                <text:p>6590.3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6581.78">
                <text:p>6581.7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6574.03">
                <text:p>6574.0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6564.89">
                <text:p>6564.8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6790.98">
                <text:p>6790.9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6792.53">
                <text:p>6792.5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6786.42">
                <text:p>6786.4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6777.93">
                <text:p>6777.9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6768.51">
                <text:p>6768.5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6758.24">
                <text:p>6758.2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6747.8">
                <text:p>6747.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6737.11">
                <text:p>6737.1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6726.4">
                <text:p>6726.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6715.71">
                <text:p>6715.7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6705.07">
                <text:p>6705.0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6694.61">
                <text:p>6694.6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6684.24">
                <text:p>6684.2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6673.92">
                <text:p>6673.9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6663.7">
                <text:p>6663.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6653.6">
                <text:p>6653.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6643.46">
                <text:p>6643.4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">
                <text:p>123</text:p>
              </table:table-cell>
              <table:table-cell office:value-type="float" office:value="6633.64">
                <text:p>6633.6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6623.66">
                <text:p>6623.6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6613.86">
                <text:p>6613.8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6604.06">
                <text:p>6604.0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6594.51">
                <text:p>6594.5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6585">
                <text:p>658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6575.71">
                <text:p>6575.7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6566.47">
                <text:p>6566.4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">
                <text:p>131</text:p>
              </table:table-cell>
              <table:table-cell office:value-type="float" office:value="6557.32">
                <text:p>6557.3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">
                <text:p>132</text:p>
              </table:table-cell>
              <table:table-cell office:value-type="float" office:value="6548.46">
                <text:p>6548.4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6539.58">
                <text:p>6539.5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6530.68">
                <text:p>6530.6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6522.1">
                <text:p>6522.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">
                <text:p>136</text:p>
              </table:table-cell>
              <table:table-cell office:value-type="float" office:value="6513.6">
                <text:p>6513.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">
                <text:p>137</text:p>
              </table:table-cell>
              <table:table-cell office:value-type="float" office:value="6505.13">
                <text:p>6505.1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8">
                <text:p>138</text:p>
              </table:table-cell>
              <table:table-cell office:value-type="float" office:value="6496.66">
                <text:p>6496.6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6488.19">
                <text:p>6488.1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6479.78">
                <text:p>6479.7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6471.42">
                <text:p>6471.4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6463.31">
                <text:p>6463.3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">
                <text:p>143</text:p>
              </table:table-cell>
              <table:table-cell office:value-type="float" office:value="6455.29">
                <text:p>6455.2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6447.35">
                <text:p>6447.3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6439.6">
                <text:p>6439.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">
                <text:p>146</text:p>
              </table:table-cell>
              <table:table-cell office:value-type="float" office:value="6431.82">
                <text:p>6431.8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">
                <text:p>147</text:p>
              </table:table-cell>
              <table:table-cell office:value-type="float" office:value="6424.3">
                <text:p>6424.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8">
                <text:p>148</text:p>
              </table:table-cell>
              <table:table-cell office:value-type="float" office:value="6416.7">
                <text:p>6416.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9">
                <text:p>149</text:p>
              </table:table-cell>
              <table:table-cell office:value-type="float" office:value="6409.25">
                <text:p>6409.2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6401.7">
                <text:p>6401.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1">
                <text:p>151</text:p>
              </table:table-cell>
              <table:table-cell office:value-type="float" office:value="6394.27">
                <text:p>6394.2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2">
                <text:p>152</text:p>
              </table:table-cell>
              <table:table-cell office:value-type="float" office:value="6386.86">
                <text:p>6386.8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3">
                <text:p>153</text:p>
              </table:table-cell>
              <table:table-cell office:value-type="float" office:value="6379.67">
                <text:p>6379.6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4">
                <text:p>154</text:p>
              </table:table-cell>
              <table:table-cell office:value-type="float" office:value="6372.33">
                <text:p>6372.3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6365.13">
                <text:p>6365.1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6">
                <text:p>156</text:p>
              </table:table-cell>
              <table:table-cell office:value-type="float" office:value="6357.97">
                <text:p>6357.9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7">
                <text:p>157</text:p>
              </table:table-cell>
              <table:table-cell office:value-type="float" office:value="6351.05">
                <text:p>6351.0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8">
                <text:p>158</text:p>
              </table:table-cell>
              <table:table-cell office:value-type="float" office:value="6344.19">
                <text:p>6344.1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9">
                <text:p>159</text:p>
              </table:table-cell>
              <table:table-cell office:value-type="float" office:value="6337.53">
                <text:p>6337.5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6330.98">
                <text:p>6330.9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1">
                <text:p>161</text:p>
              </table:table-cell>
              <table:table-cell office:value-type="float" office:value="6324.48">
                <text:p>6324.4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2">
                <text:p>162</text:p>
              </table:table-cell>
              <table:table-cell office:value-type="float" office:value="6318.5">
                <text:p>6318.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3">
                <text:p>163</text:p>
              </table:table-cell>
              <table:table-cell office:value-type="float" office:value="6312.08">
                <text:p>6312.0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4">
                <text:p>164</text:p>
              </table:table-cell>
              <table:table-cell office:value-type="float" office:value="6305.94">
                <text:p>6305.9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6299.64">
                <text:p>6299.6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6">
                <text:p>166</text:p>
              </table:table-cell>
              <table:table-cell office:value-type="float" office:value="6293.33">
                <text:p>6293.3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7">
                <text:p>167</text:p>
              </table:table-cell>
              <table:table-cell office:value-type="float" office:value="6287.03">
                <text:p>6287.0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8">
                <text:p>168</text:p>
              </table:table-cell>
              <table:table-cell office:value-type="float" office:value="6280.79">
                <text:p>6280.7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9">
                <text:p>169</text:p>
              </table:table-cell>
              <table:table-cell office:value-type="float" office:value="6274.6">
                <text:p>6274.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6268.56">
                <text:p>6268.5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1">
                <text:p>171</text:p>
              </table:table-cell>
              <table:table-cell office:value-type="float" office:value="6262.74">
                <text:p>6262.7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2">
                <text:p>172</text:p>
              </table:table-cell>
              <table:table-cell office:value-type="float" office:value="6257.18">
                <text:p>6257.1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3">
                <text:p>173</text:p>
              </table:table-cell>
              <table:table-cell office:value-type="float" office:value="6251.42">
                <text:p>6251.4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4">
                <text:p>174</text:p>
              </table:table-cell>
              <table:table-cell office:value-type="float" office:value="6245.73">
                <text:p>6245.7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5">
                <text:p>175</text:p>
              </table:table-cell>
              <table:table-cell office:value-type="float" office:value="6240.04">
                <text:p>6240.0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6">
                <text:p>176</text:p>
              </table:table-cell>
              <table:table-cell office:value-type="float" office:value="6234.35">
                <text:p>6234.3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7">
                <text:p>177</text:p>
              </table:table-cell>
              <table:table-cell office:value-type="float" office:value="6228.67">
                <text:p>6228.6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8">
                <text:p>178</text:p>
              </table:table-cell>
              <table:table-cell office:value-type="float" office:value="6222.85">
                <text:p>6222.8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9">
                <text:p>179</text:p>
              </table:table-cell>
              <table:table-cell office:value-type="float" office:value="6217.12">
                <text:p>6217.1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6211.55">
                <text:p>6211.5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6206">
                <text:p>620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2">
                <text:p>182</text:p>
              </table:table-cell>
              <table:table-cell office:value-type="float" office:value="6200.48">
                <text:p>6200.4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3">
                <text:p>183</text:p>
              </table:table-cell>
              <table:table-cell office:value-type="float" office:value="6195.05">
                <text:p>6195.0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4">
                <text:p>184</text:p>
              </table:table-cell>
              <table:table-cell office:value-type="float" office:value="6189.64">
                <text:p>6189.6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5">
                <text:p>185</text:p>
              </table:table-cell>
              <table:table-cell office:value-type="float" office:value="6184.42">
                <text:p>6184.4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6">
                <text:p>186</text:p>
              </table:table-cell>
              <table:table-cell office:value-type="float" office:value="6179.19">
                <text:p>6179.1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7">
                <text:p>187</text:p>
              </table:table-cell>
              <table:table-cell office:value-type="float" office:value="6174.19">
                <text:p>6174.1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8">
                <text:p>188</text:p>
              </table:table-cell>
              <table:table-cell office:value-type="float" office:value="6169.08">
                <text:p>6169.0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9">
                <text:p>189</text:p>
              </table:table-cell>
              <table:table-cell office:value-type="float" office:value="6163.85">
                <text:p>6163.8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6158.66">
                <text:p>6158.6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1">
                <text:p>191</text:p>
              </table:table-cell>
              <table:table-cell office:value-type="float" office:value="6153.69">
                <text:p>6153.6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2">
                <text:p>192</text:p>
              </table:table-cell>
              <table:table-cell office:value-type="float" office:value="6148.66">
                <text:p>6148.6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3">
                <text:p>193</text:p>
              </table:table-cell>
              <table:table-cell office:value-type="float" office:value="6143.59">
                <text:p>6143.59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4">
                <text:p>194</text:p>
              </table:table-cell>
              <table:table-cell office:value-type="float" office:value="6138.82">
                <text:p>6138.8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5">
                <text:p>195</text:p>
              </table:table-cell>
              <table:table-cell office:value-type="float" office:value="6133.99">
                <text:p>6133.9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6">
                <text:p>196</text:p>
              </table:table-cell>
              <table:table-cell office:value-type="float" office:value="6129.13">
                <text:p>6129.1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7">
                <text:p>197</text:p>
              </table:table-cell>
              <table:table-cell office:value-type="float" office:value="6124.24">
                <text:p>6124.2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8">
                <text:p>198</text:p>
              </table:table-cell>
              <table:table-cell office:value-type="float" office:value="6119.65">
                <text:p>6119.6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9">
                <text:p>199</text:p>
              </table:table-cell>
              <table:table-cell office:value-type="float" office:value="6114.82">
                <text:p>6114.8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6110.13">
                <text:p>6110.1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1">
                <text:p>201</text:p>
              </table:table-cell>
              <table:table-cell office:value-type="float" office:value="6105.32">
                <text:p>6105.32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2">
                <text:p>202</text:p>
              </table:table-cell>
              <table:table-cell office:value-type="float" office:value="6100.66">
                <text:p>6100.6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3">
                <text:p>203</text:p>
              </table:table-cell>
              <table:table-cell office:value-type="float" office:value="6096.01">
                <text:p>6096.0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4">
                <text:p>204</text:p>
              </table:table-cell>
              <table:table-cell office:value-type="float" office:value="6091.47">
                <text:p>6091.47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5">
                <text:p>205</text:p>
              </table:table-cell>
              <table:table-cell office:value-type="float" office:value="6087.07">
                <text:p>6087.07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6">
                <text:p>206</text:p>
              </table:table-cell>
              <table:table-cell office:value-type="float" office:value="6082.68">
                <text:p>6082.68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7">
                <text:p>207</text:p>
              </table:table-cell>
              <table:table-cell office:value-type="float" office:value="6078.36">
                <text:p>6078.36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8">
                <text:p>208</text:p>
              </table:table-cell>
              <table:table-cell office:value-type="float" office:value="6074.1">
                <text:p>6074.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9">
                <text:p>209</text:p>
              </table:table-cell>
              <table:table-cell office:value-type="float" office:value="6070.04">
                <text:p>6070.04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0">
                <text:p>210</text:p>
              </table:table-cell>
              <table:table-cell office:value-type="float" office:value="6065.89">
                <text:p>6065.89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1">
                <text:p>211</text:p>
              </table:table-cell>
              <table:table-cell office:value-type="float" office:value="6061.57">
                <text:p>6061.57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2">
                <text:p>212</text:p>
              </table:table-cell>
              <table:table-cell office:value-type="float" office:value="6057.2">
                <text:p>6057.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3">
                <text:p>213</text:p>
              </table:table-cell>
              <table:table-cell office:value-type="float" office:value="6053.03">
                <text:p>6053.03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4">
                <text:p>214</text:p>
              </table:table-cell>
              <table:table-cell office:value-type="float" office:value="6048.77">
                <text:p>6048.77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6044.5">
                <text:p>6044.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6">
                <text:p>216</text:p>
              </table:table-cell>
              <table:table-cell office:value-type="float" office:value="6040.2">
                <text:p>6040.2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7">
                <text:p>217</text:p>
              </table:table-cell>
              <table:table-cell office:value-type="float" office:value="6036.06">
                <text:p>6036.06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8">
                <text:p>218</text:p>
              </table:table-cell>
              <table:table-cell office:value-type="float" office:value="6032.91">
                <text:p>6032.91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9">
                <text:p>219</text:p>
              </table:table-cell>
              <table:table-cell office:value-type="float" office:value="6028.97">
                <text:p>6028.97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0">
                <text:p>220</text:p>
              </table:table-cell>
              <table:table-cell office:value-type="float" office:value="6025.02">
                <text:p>6025.0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1">
                <text:p>221</text:p>
              </table:table-cell>
              <table:table-cell office:value-type="float" office:value="6021.09">
                <text:p>6021.09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2">
                <text:p>222</text:p>
              </table:table-cell>
              <table:table-cell office:value-type="float" office:value="6017.2">
                <text:p>6017.2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3">
                <text:p>223</text:p>
              </table:table-cell>
              <table:table-cell office:value-type="float" office:value="6013.4">
                <text:p>6013.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4">
                <text:p>224</text:p>
              </table:table-cell>
              <table:table-cell office:value-type="float" office:value="6009.41">
                <text:p>6009.41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6005.53">
                <text:p>6005.53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6">
                <text:p>226</text:p>
              </table:table-cell>
              <table:table-cell office:value-type="float" office:value="6001.63">
                <text:p>6001.63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7">
                <text:p>227</text:p>
              </table:table-cell>
              <table:table-cell office:value-type="float" office:value="5997.77">
                <text:p>5997.77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8">
                <text:p>228</text:p>
              </table:table-cell>
              <table:table-cell office:value-type="float" office:value="5993.93">
                <text:p>5993.93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9">
                <text:p>229</text:p>
              </table:table-cell>
              <table:table-cell office:value-type="float" office:value="5990.18">
                <text:p>5990.18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30">
                <text:p>230</text:p>
              </table:table-cell>
              <table:table-cell office:value-type="float" office:value="5986.5">
                <text:p>5986.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1">
                <text:p>231</text:p>
              </table:table-cell>
              <table:table-cell office:value-type="float" office:value="5982.86">
                <text:p>5982.86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2">
                <text:p>232</text:p>
              </table:table-cell>
              <table:table-cell office:value-type="float" office:value="5979.1">
                <text:p>5979.1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3">
                <text:p>233</text:p>
              </table:table-cell>
              <table:table-cell office:value-type="float" office:value="5975.42">
                <text:p>5975.42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4">
                <text:p>234</text:p>
              </table:table-cell>
              <table:table-cell office:value-type="float" office:value="5971.69">
                <text:p>5971.69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5">
                <text:p>235</text:p>
              </table:table-cell>
              <table:table-cell office:value-type="float" office:value="5968.02">
                <text:p>5968.02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6">
                <text:p>236</text:p>
              </table:table-cell>
              <table:table-cell office:value-type="float" office:value="5964.41">
                <text:p>5964.41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7">
                <text:p>237</text:p>
              </table:table-cell>
              <table:table-cell office:value-type="float" office:value="5960.84">
                <text:p>5960.84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5957.24">
                <text:p>5957.24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9">
                <text:p>239</text:p>
              </table:table-cell>
              <table:table-cell office:value-type="float" office:value="5953.68">
                <text:p>5953.68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5950.44">
                <text:p>5950.44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1">
                <text:p>241</text:p>
              </table:table-cell>
              <table:table-cell office:value-type="float" office:value="5946.97">
                <text:p>5946.97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5943.57">
                <text:p>5943.57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3">
                <text:p>243</text:p>
              </table:table-cell>
              <table:table-cell office:value-type="float" office:value="5940.2">
                <text:p>5940.2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4">
                <text:p>244</text:p>
              </table:table-cell>
              <table:table-cell office:value-type="float" office:value="5936.79">
                <text:p>5936.79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5">
                <text:p>245</text:p>
              </table:table-cell>
              <table:table-cell office:value-type="float" office:value="5933.76">
                <text:p>5933.76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6">
                <text:p>246</text:p>
              </table:table-cell>
              <table:table-cell office:value-type="float" office:value="5930.45">
                <text:p>5930.4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7">
                <text:p>247</text:p>
              </table:table-cell>
              <table:table-cell office:value-type="float" office:value="5927.18">
                <text:p>5927.18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8">
                <text:p>248</text:p>
              </table:table-cell>
              <table:table-cell office:value-type="float" office:value="5923.77">
                <text:p>5923.77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9">
                <text:p>249</text:p>
              </table:table-cell>
              <table:table-cell office:value-type="float" office:value="5920.5">
                <text:p>5920.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5917.09">
                <text:p>5917.09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1">
                <text:p>251</text:p>
              </table:table-cell>
              <table:table-cell office:value-type="float" office:value="5913.77">
                <text:p>5913.77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2">
                <text:p>252</text:p>
              </table:table-cell>
              <table:table-cell office:value-type="float" office:value="5910.64">
                <text:p>5910.64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3">
                <text:p>253</text:p>
              </table:table-cell>
              <table:table-cell office:value-type="float" office:value="5907.31">
                <text:p>5907.31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4">
                <text:p>254</text:p>
              </table:table-cell>
              <table:table-cell office:value-type="float" office:value="5904.05">
                <text:p>5904.05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5900.87">
                <text:p>5900.87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5897.72">
                <text:p>5897.72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7">
                <text:p>257</text:p>
              </table:table-cell>
              <table:table-cell office:value-type="float" office:value="5894.57">
                <text:p>5894.57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5891.42">
                <text:p>5891.42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9">
                <text:p>259</text:p>
              </table:table-cell>
              <table:table-cell office:value-type="float" office:value="5888.27">
                <text:p>5888.27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60">
                <text:p>260</text:p>
              </table:table-cell>
              <table:table-cell office:value-type="float" office:value="5885.32">
                <text:p>5885.32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1">
                <text:p>261</text:p>
              </table:table-cell>
              <table:table-cell office:value-type="float" office:value="5882.28">
                <text:p>5882.28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2">
                <text:p>262</text:p>
              </table:table-cell>
              <table:table-cell office:value-type="float" office:value="5879.35">
                <text:p>5879.35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3">
                <text:p>263</text:p>
              </table:table-cell>
              <table:table-cell office:value-type="float" office:value="5876.26">
                <text:p>5876.26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4">
                <text:p>264</text:p>
              </table:table-cell>
              <table:table-cell office:value-type="float" office:value="5873.41">
                <text:p>5873.41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5">
                <text:p>265</text:p>
              </table:table-cell>
              <table:table-cell office:value-type="float" office:value="5870.47">
                <text:p>5870.47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6">
                <text:p>266</text:p>
              </table:table-cell>
              <table:table-cell office:value-type="float" office:value="5867.52">
                <text:p>5867.52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7">
                <text:p>267</text:p>
              </table:table-cell>
              <table:table-cell office:value-type="float" office:value="5864.54">
                <text:p>5864.54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5861.72">
                <text:p>5861.72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9">
                <text:p>269</text:p>
              </table:table-cell>
              <table:table-cell office:value-type="float" office:value="5858.86">
                <text:p>5858.86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70">
                <text:p>270</text:p>
              </table:table-cell>
              <table:table-cell office:value-type="float" office:value="5856.02">
                <text:p>5856.02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1">
                <text:p>271</text:p>
              </table:table-cell>
              <table:table-cell office:value-type="float" office:value="5853.1">
                <text:p>5853.1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2">
                <text:p>272</text:p>
              </table:table-cell>
              <table:table-cell office:value-type="float" office:value="5850.23">
                <text:p>5850.23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3">
                <text:p>273</text:p>
              </table:table-cell>
              <table:table-cell office:value-type="float" office:value="5847.35">
                <text:p>5847.35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4">
                <text:p>274</text:p>
              </table:table-cell>
              <table:table-cell office:value-type="float" office:value="5844.48">
                <text:p>5844.48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5">
                <text:p>275</text:p>
              </table:table-cell>
              <table:table-cell office:value-type="float" office:value="5841.6">
                <text:p>5841.6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6">
                <text:p>276</text:p>
              </table:table-cell>
              <table:table-cell office:value-type="float" office:value="5838.77">
                <text:p>5838.77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7">
                <text:p>277</text:p>
              </table:table-cell>
              <table:table-cell office:value-type="float" office:value="5835.97">
                <text:p>5835.97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8">
                <text:p>278</text:p>
              </table:table-cell>
              <table:table-cell office:value-type="float" office:value="5833.28">
                <text:p>5833.28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9">
                <text:p>279</text:p>
              </table:table-cell>
              <table:table-cell office:value-type="float" office:value="5830.65">
                <text:p>5830.65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5827.88">
                <text:p>5827.88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1">
                <text:p>281</text:p>
              </table:table-cell>
              <table:table-cell office:value-type="float" office:value="5825.19">
                <text:p>5825.19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2">
                <text:p>282</text:p>
              </table:table-cell>
              <table:table-cell office:value-type="float" office:value="5822.64">
                <text:p>5822.64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3">
                <text:p>283</text:p>
              </table:table-cell>
              <table:table-cell office:value-type="float" office:value="5820.07">
                <text:p>5820.07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4">
                <text:p>284</text:p>
              </table:table-cell>
              <table:table-cell office:value-type="float" office:value="5817.53">
                <text:p>5817.53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5">
                <text:p>285</text:p>
              </table:table-cell>
              <table:table-cell office:value-type="float" office:value="5815.04">
                <text:p>5815.04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6">
                <text:p>286</text:p>
              </table:table-cell>
              <table:table-cell office:value-type="float" office:value="5812.47">
                <text:p>5812.47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7">
                <text:p>287</text:p>
              </table:table-cell>
              <table:table-cell office:value-type="float" office:value="5809.92">
                <text:p>5809.92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5807.32">
                <text:p>5807.32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9">
                <text:p>289</text:p>
              </table:table-cell>
              <table:table-cell office:value-type="float" office:value="5804.64">
                <text:p>5804.64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90">
                <text:p>290</text:p>
              </table:table-cell>
              <table:table-cell office:value-type="float" office:value="5802.03">
                <text:p>5802.03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1">
                <text:p>291</text:p>
              </table:table-cell>
              <table:table-cell office:value-type="float" office:value="5799.43">
                <text:p>5799.43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2">
                <text:p>292</text:p>
              </table:table-cell>
              <table:table-cell office:value-type="float" office:value="5796.86">
                <text:p>5796.86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3">
                <text:p>293</text:p>
              </table:table-cell>
              <table:table-cell office:value-type="float" office:value="5794.36">
                <text:p>5794.36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4">
                <text:p>294</text:p>
              </table:table-cell>
              <table:table-cell office:value-type="float" office:value="5791.83">
                <text:p>5791.83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5">
                <text:p>295</text:p>
              </table:table-cell>
              <table:table-cell office:value-type="float" office:value="5789.36">
                <text:p>5789.36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6">
                <text:p>296</text:p>
              </table:table-cell>
              <table:table-cell office:value-type="float" office:value="5786.83">
                <text:p>5786.83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7">
                <text:p>297</text:p>
              </table:table-cell>
              <table:table-cell office:value-type="float" office:value="5784.32">
                <text:p>5784.32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8">
                <text:p>298</text:p>
              </table:table-cell>
              <table:table-cell office:value-type="float" office:value="5781.88">
                <text:p>5781.88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9">
                <text:p>299</text:p>
              </table:table-cell>
              <table:table-cell office:value-type="float" office:value="5779.42">
                <text:p>5779.42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5777">
                <text:p>5777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1">
                <text:p>301</text:p>
              </table:table-cell>
              <table:table-cell office:value-type="float" office:value="5774.65">
                <text:p>5774.65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2">
                <text:p>302</text:p>
              </table:table-cell>
              <table:table-cell office:value-type="float" office:value="5772.19">
                <text:p>5772.19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3">
                <text:p>303</text:p>
              </table:table-cell>
              <table:table-cell office:value-type="float" office:value="5769.69">
                <text:p>5769.69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4">
                <text:p>304</text:p>
              </table:table-cell>
              <table:table-cell office:value-type="float" office:value="5767.23">
                <text:p>5767.23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5">
                <text:p>305</text:p>
              </table:table-cell>
              <table:table-cell office:value-type="float" office:value="5764.77">
                <text:p>5764.77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6">
                <text:p>306</text:p>
              </table:table-cell>
              <table:table-cell office:value-type="float" office:value="5762.28">
                <text:p>5762.28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7">
                <text:p>307</text:p>
              </table:table-cell>
              <table:table-cell office:value-type="float" office:value="5759.85">
                <text:p>5759.85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8">
                <text:p>308</text:p>
              </table:table-cell>
              <table:table-cell office:value-type="float" office:value="5757.45">
                <text:p>5757.45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5755.22">
                <text:p>5755.22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10">
                <text:p>310</text:p>
              </table:table-cell>
              <table:table-cell office:value-type="float" office:value="5753.09">
                <text:p>5753.09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1">
                <text:p>311</text:p>
              </table:table-cell>
              <table:table-cell office:value-type="float" office:value="5750.82">
                <text:p>5750.82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2">
                <text:p>312</text:p>
              </table:table-cell>
              <table:table-cell office:value-type="float" office:value="5748.48">
                <text:p>5748.48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3">
                <text:p>313</text:p>
              </table:table-cell>
              <table:table-cell office:value-type="float" office:value="5746.14">
                <text:p>5746.14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4">
                <text:p>314</text:p>
              </table:table-cell>
              <table:table-cell office:value-type="float" office:value="5743.8">
                <text:p>5743.8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5">
                <text:p>315</text:p>
              </table:table-cell>
              <table:table-cell office:value-type="float" office:value="5741.5">
                <text:p>5741.5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6">
                <text:p>316</text:p>
              </table:table-cell>
              <table:table-cell office:value-type="float" office:value="5739.2">
                <text:p>5739.2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7">
                <text:p>317</text:p>
              </table:table-cell>
              <table:table-cell office:value-type="float" office:value="5736.99">
                <text:p>5736.99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8">
                <text:p>318</text:p>
              </table:table-cell>
              <table:table-cell office:value-type="float" office:value="5734.82">
                <text:p>5734.82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9">
                <text:p>319</text:p>
              </table:table-cell>
              <table:table-cell office:value-type="float" office:value="5732.62">
                <text:p>5732.62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20">
                <text:p>320</text:p>
              </table:table-cell>
              <table:table-cell office:value-type="float" office:value="5730.71">
                <text:p>5730.71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1">
                <text:p>321</text:p>
              </table:table-cell>
              <table:table-cell office:value-type="float" office:value="5728.84">
                <text:p>5728.84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2">
                <text:p>322</text:p>
              </table:table-cell>
              <table:table-cell office:value-type="float" office:value="5726.69">
                <text:p>5726.69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3">
                <text:p>323</text:p>
              </table:table-cell>
              <table:table-cell office:value-type="float" office:value="5724.5">
                <text:p>5724.5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4">
                <text:p>324</text:p>
              </table:table-cell>
              <table:table-cell office:value-type="float" office:value="5722.31">
                <text:p>5722.31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5">
                <text:p>325</text:p>
              </table:table-cell>
              <table:table-cell office:value-type="float" office:value="5720.05">
                <text:p>5720.05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6">
                <text:p>326</text:p>
              </table:table-cell>
              <table:table-cell office:value-type="float" office:value="5717.87">
                <text:p>5717.87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7">
                <text:p>327</text:p>
              </table:table-cell>
              <table:table-cell office:value-type="float" office:value="5715.71">
                <text:p>5715.71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8">
                <text:p>328</text:p>
              </table:table-cell>
              <table:table-cell office:value-type="float" office:value="5713.52">
                <text:p>5713.52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9">
                <text:p>329</text:p>
              </table:table-cell>
              <table:table-cell office:value-type="float" office:value="5711.39">
                <text:p>5711.39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30">
                <text:p>330</text:p>
              </table:table-cell>
              <table:table-cell office:value-type="float" office:value="5709.28">
                <text:p>5709.28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1">
                <text:p>331</text:p>
              </table:table-cell>
              <table:table-cell office:value-type="float" office:value="5707.21">
                <text:p>5707.21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2">
                <text:p>332</text:p>
              </table:table-cell>
              <table:table-cell office:value-type="float" office:value="5705.12">
                <text:p>5705.12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3">
                <text:p>333</text:p>
              </table:table-cell>
              <table:table-cell office:value-type="float" office:value="5702.99">
                <text:p>5702.99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4">
                <text:p>334</text:p>
              </table:table-cell>
              <table:table-cell office:value-type="float" office:value="5700.92">
                <text:p>5700.92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5">
                <text:p>335</text:p>
              </table:table-cell>
              <table:table-cell office:value-type="float" office:value="5699.05">
                <text:p>5699.05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6">
                <text:p>336</text:p>
              </table:table-cell>
              <table:table-cell office:value-type="float" office:value="5697.01">
                <text:p>5697.01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7">
                <text:p>337</text:p>
              </table:table-cell>
              <table:table-cell office:value-type="float" office:value="5695.02">
                <text:p>5695.02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8">
                <text:p>338</text:p>
              </table:table-cell>
              <table:table-cell office:value-type="float" office:value="5693.84">
                <text:p>5693.84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9">
                <text:p>339</text:p>
              </table:table-cell>
              <table:table-cell office:value-type="float" office:value="5692.06">
                <text:p>5692.06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40">
                <text:p>340</text:p>
              </table:table-cell>
              <table:table-cell office:value-type="float" office:value="5690.17">
                <text:p>5690.17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1">
                <text:p>341</text:p>
              </table:table-cell>
              <table:table-cell office:value-type="float" office:value="5688.34">
                <text:p>5688.34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2">
                <text:p>342</text:p>
              </table:table-cell>
              <table:table-cell office:value-type="float" office:value="5686.38">
                <text:p>5686.38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3">
                <text:p>343</text:p>
              </table:table-cell>
              <table:table-cell office:value-type="float" office:value="5684.38">
                <text:p>5684.38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4">
                <text:p>344</text:p>
              </table:table-cell>
              <table:table-cell office:value-type="float" office:value="5682.33">
                <text:p>5682.33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5">
                <text:p>345</text:p>
              </table:table-cell>
              <table:table-cell office:value-type="float" office:value="5680.28">
                <text:p>5680.28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6">
                <text:p>346</text:p>
              </table:table-cell>
              <table:table-cell office:value-type="float" office:value="5678.38">
                <text:p>5678.38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7">
                <text:p>347</text:p>
              </table:table-cell>
              <table:table-cell office:value-type="float" office:value="5677.23">
                <text:p>5677.23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8">
                <text:p>348</text:p>
              </table:table-cell>
              <table:table-cell office:value-type="float" office:value="5676.8">
                <text:p>5676.8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9">
                <text:p>349</text:p>
              </table:table-cell>
              <table:table-cell office:value-type="float" office:value="5675.21">
                <text:p>5675.21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50">
                <text:p>350</text:p>
              </table:table-cell>
              <table:table-cell office:value-type="float" office:value="5673.42">
                <text:p>5673.42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1">
                <text:p>351</text:p>
              </table:table-cell>
              <table:table-cell office:value-type="float" office:value="5671.52">
                <text:p>5671.52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2">
                <text:p>352</text:p>
              </table:table-cell>
              <table:table-cell office:value-type="float" office:value="5669.54">
                <text:p>5669.54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3">
                <text:p>353</text:p>
              </table:table-cell>
              <table:table-cell office:value-type="float" office:value="5667.56">
                <text:p>5667.56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4">
                <text:p>354</text:p>
              </table:table-cell>
              <table:table-cell office:value-type="float" office:value="5665.57">
                <text:p>5665.57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5">
                <text:p>355</text:p>
              </table:table-cell>
              <table:table-cell office:value-type="float" office:value="5663.59">
                <text:p>5663.59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6">
                <text:p>356</text:p>
              </table:table-cell>
              <table:table-cell office:value-type="float" office:value="5661.58">
                <text:p>5661.58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7">
                <text:p>357</text:p>
              </table:table-cell>
              <table:table-cell office:value-type="float" office:value="5659.61">
                <text:p>5659.61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8">
                <text:p>358</text:p>
              </table:table-cell>
              <table:table-cell office:value-type="float" office:value="5657.64">
                <text:p>5657.64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9">
                <text:p>359</text:p>
              </table:table-cell>
              <table:table-cell office:value-type="float" office:value="5655.78">
                <text:p>5655.78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60">
                <text:p>360</text:p>
              </table:table-cell>
              <table:table-cell office:value-type="float" office:value="5654.07">
                <text:p>5654.07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1">
                <text:p>361</text:p>
              </table:table-cell>
              <table:table-cell office:value-type="float" office:value="5652.25">
                <text:p>5652.25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2">
                <text:p>362</text:p>
              </table:table-cell>
              <table:table-cell office:value-type="float" office:value="5650.4">
                <text:p>5650.4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3">
                <text:p>363</text:p>
              </table:table-cell>
              <table:table-cell office:value-type="float" office:value="5648.58">
                <text:p>5648.58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4">
                <text:p>364</text:p>
              </table:table-cell>
              <table:table-cell office:value-type="float" office:value="5646.96">
                <text:p>5646.96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5">
                <text:p>365</text:p>
              </table:table-cell>
              <table:table-cell office:value-type="float" office:value="5645.21">
                <text:p>5645.21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6">
                <text:p>366</text:p>
              </table:table-cell>
              <table:table-cell office:value-type="float" office:value="5643.56">
                <text:p>5643.56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7">
                <text:p>367</text:p>
              </table:table-cell>
              <table:table-cell office:value-type="float" office:value="5642.01">
                <text:p>5642.01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8">
                <text:p>368</text:p>
              </table:table-cell>
              <table:table-cell office:value-type="float" office:value="5640.37">
                <text:p>5640.37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9">
                <text:p>369</text:p>
              </table:table-cell>
              <table:table-cell office:value-type="float" office:value="5638.61">
                <text:p>5638.61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70">
                <text:p>370</text:p>
              </table:table-cell>
              <table:table-cell office:value-type="float" office:value="5636.77">
                <text:p>5636.77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1">
                <text:p>371</text:p>
              </table:table-cell>
              <table:table-cell office:value-type="float" office:value="5634.93">
                <text:p>5634.93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2">
                <text:p>372</text:p>
              </table:table-cell>
              <table:table-cell office:value-type="float" office:value="5633.12">
                <text:p>5633.12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3">
                <text:p>373</text:p>
              </table:table-cell>
              <table:table-cell office:value-type="float" office:value="5631.28">
                <text:p>5631.28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4">
                <text:p>374</text:p>
              </table:table-cell>
              <table:table-cell office:value-type="float" office:value="5629.5">
                <text:p>5629.5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5">
                <text:p>375</text:p>
              </table:table-cell>
              <table:table-cell office:value-type="float" office:value="5627.74">
                <text:p>5627.74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6">
                <text:p>376</text:p>
              </table:table-cell>
              <table:table-cell office:value-type="float" office:value="5625.97">
                <text:p>5625.97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7">
                <text:p>377</text:p>
              </table:table-cell>
              <table:table-cell office:value-type="float" office:value="5624.29">
                <text:p>5624.29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8">
                <text:p>378</text:p>
              </table:table-cell>
              <table:table-cell office:value-type="float" office:value="5622.63">
                <text:p>5622.63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9">
                <text:p>379</text:p>
              </table:table-cell>
              <table:table-cell office:value-type="float" office:value="5620.91">
                <text:p>5620.91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80">
                <text:p>380</text:p>
              </table:table-cell>
              <table:table-cell office:value-type="float" office:value="5619.27">
                <text:p>5619.27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1">
                <text:p>381</text:p>
              </table:table-cell>
              <table:table-cell office:value-type="float" office:value="5617.57">
                <text:p>5617.57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2">
                <text:p>382</text:p>
              </table:table-cell>
              <table:table-cell office:value-type="float" office:value="5615.91">
                <text:p>5615.91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3">
                <text:p>383</text:p>
              </table:table-cell>
              <table:table-cell office:value-type="float" office:value="5614.23">
                <text:p>5614.23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4">
                <text:p>384</text:p>
              </table:table-cell>
              <table:table-cell office:value-type="float" office:value="5612.61">
                <text:p>5612.61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5">
                <text:p>385</text:p>
              </table:table-cell>
              <table:table-cell office:value-type="float" office:value="5610.97">
                <text:p>5610.97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6">
                <text:p>386</text:p>
              </table:table-cell>
              <table:table-cell office:value-type="float" office:value="5609.41">
                <text:p>5609.41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7">
                <text:p>387</text:p>
              </table:table-cell>
              <table:table-cell office:value-type="float" office:value="5607.88">
                <text:p>5607.88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8">
                <text:p>388</text:p>
              </table:table-cell>
              <table:table-cell office:value-type="float" office:value="5606.32">
                <text:p>5606.32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9">
                <text:p>389</text:p>
              </table:table-cell>
              <table:table-cell office:value-type="float" office:value="5604.8">
                <text:p>5604.8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90">
                <text:p>390</text:p>
              </table:table-cell>
              <table:table-cell office:value-type="float" office:value="5603.29">
                <text:p>5603.29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1">
                <text:p>391</text:p>
              </table:table-cell>
              <table:table-cell office:value-type="float" office:value="5601.72">
                <text:p>5601.72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2">
                <text:p>392</text:p>
              </table:table-cell>
              <table:table-cell office:value-type="float" office:value="5600.11">
                <text:p>5600.11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3">
                <text:p>393</text:p>
              </table:table-cell>
              <table:table-cell office:value-type="float" office:value="5598.48">
                <text:p>5598.48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4">
                <text:p>394</text:p>
              </table:table-cell>
              <table:table-cell office:value-type="float" office:value="5596.92">
                <text:p>5596.92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5">
                <text:p>395</text:p>
              </table:table-cell>
              <table:table-cell office:value-type="float" office:value="5595.3">
                <text:p>5595.3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6">
                <text:p>396</text:p>
              </table:table-cell>
              <table:table-cell office:value-type="float" office:value="5593.67">
                <text:p>5593.67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7">
                <text:p>397</text:p>
              </table:table-cell>
              <table:table-cell office:value-type="float" office:value="5592.08">
                <text:p>5592.08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8">
                <text:p>398</text:p>
              </table:table-cell>
              <table:table-cell office:value-type="float" office:value="5590.47">
                <text:p>5590.47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9">
                <text:p>399</text:p>
              </table:table-cell>
              <table:table-cell office:value-type="float" office:value="5588.96">
                <text:p>5588.96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00">
                <text:p>400</text:p>
              </table:table-cell>
              <table:table-cell office:value-type="float" office:value="5587.39">
                <text:p>5587.39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01">
                <text:p>401</text:p>
              </table:table-cell>
              <table:table-cell office:value-type="float" office:value="5585.85">
                <text:p>5585.85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02">
                <text:p>402</text:p>
              </table:table-cell>
              <table:table-cell office:value-type="float" office:value="5584.33">
                <text:p>5584.33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03">
                <text:p>403</text:p>
              </table:table-cell>
              <table:table-cell office:value-type="float" office:value="5582.8">
                <text:p>5582.8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04">
                <text:p>404</text:p>
              </table:table-cell>
              <table:table-cell office:value-type="float" office:value="5581.33">
                <text:p>5581.33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05">
                <text:p>405</text:p>
              </table:table-cell>
              <table:table-cell office:value-type="float" office:value="5579.85">
                <text:p>5579.85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06">
                <text:p>406</text:p>
              </table:table-cell>
              <table:table-cell office:value-type="float" office:value="5578.44">
                <text:p>5578.44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07">
                <text:p>407</text:p>
              </table:table-cell>
              <table:table-cell office:value-type="float" office:value="5577">
                <text:p>5577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08">
                <text:p>408</text:p>
              </table:table-cell>
              <table:table-cell office:value-type="float" office:value="5575.57">
                <text:p>5575.57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09">
                <text:p>409</text:p>
              </table:table-cell>
              <table:table-cell office:value-type="float" office:value="5574.14">
                <text:p>5574.14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10">
                <text:p>410</text:p>
              </table:table-cell>
              <table:table-cell office:value-type="float" office:value="5572.67">
                <text:p>5572.67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11">
                <text:p>411</text:p>
              </table:table-cell>
              <table:table-cell office:value-type="float" office:value="5571.21">
                <text:p>5571.21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12">
                <text:p>412</text:p>
              </table:table-cell>
              <table:table-cell office:value-type="float" office:value="5569.71">
                <text:p>5569.71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13">
                <text:p>413</text:p>
              </table:table-cell>
              <table:table-cell office:value-type="float" office:value="5568.21">
                <text:p>5568.21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14">
                <text:p>414</text:p>
              </table:table-cell>
              <table:table-cell office:value-type="float" office:value="5566.71">
                <text:p>5566.71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15">
                <text:p>415</text:p>
              </table:table-cell>
              <table:table-cell office:value-type="float" office:value="5565.32">
                <text:p>5565.32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16">
                <text:p>416</text:p>
              </table:table-cell>
              <table:table-cell office:value-type="float" office:value="5563.88">
                <text:p>5563.88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17">
                <text:p>417</text:p>
              </table:table-cell>
              <table:table-cell office:value-type="float" office:value="5562.42">
                <text:p>5562.42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18">
                <text:p>418</text:p>
              </table:table-cell>
              <table:table-cell office:value-type="float" office:value="5560.99">
                <text:p>5560.99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19">
                <text:p>419</text:p>
              </table:table-cell>
              <table:table-cell office:value-type="float" office:value="5559.52">
                <text:p>5559.52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20">
                <text:p>420</text:p>
              </table:table-cell>
              <table:table-cell office:value-type="float" office:value="5558.03">
                <text:p>5558.03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21">
                <text:p>421</text:p>
              </table:table-cell>
              <table:table-cell office:value-type="float" office:value="5556.62">
                <text:p>5556.62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22">
                <text:p>422</text:p>
              </table:table-cell>
              <table:table-cell office:value-type="float" office:value="5555.2">
                <text:p>5555.2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23">
                <text:p>423</text:p>
              </table:table-cell>
              <table:table-cell office:value-type="float" office:value="5553.73">
                <text:p>5553.73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24">
                <text:p>424</text:p>
              </table:table-cell>
              <table:table-cell office:value-type="float" office:value="5552.32">
                <text:p>5552.32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25">
                <text:p>425</text:p>
              </table:table-cell>
              <table:table-cell office:value-type="float" office:value="5550.89">
                <text:p>5550.89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26">
                <text:p>426</text:p>
              </table:table-cell>
              <table:table-cell office:value-type="float" office:value="5549.52">
                <text:p>5549.52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27">
                <text:p>427</text:p>
              </table:table-cell>
              <table:table-cell office:value-type="float" office:value="5548.24">
                <text:p>5548.24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28">
                <text:p>428</text:p>
              </table:table-cell>
              <table:table-cell office:value-type="float" office:value="5546.86">
                <text:p>5546.86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29">
                <text:p>429</text:p>
              </table:table-cell>
              <table:table-cell office:value-type="float" office:value="5545.49">
                <text:p>5545.49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30">
                <text:p>430</text:p>
              </table:table-cell>
              <table:table-cell office:value-type="float" office:value="5544.11">
                <text:p>5544.11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31">
                <text:p>431</text:p>
              </table:table-cell>
              <table:table-cell office:value-type="float" office:value="5542.8">
                <text:p>5542.8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32">
                <text:p>432</text:p>
              </table:table-cell>
              <table:table-cell office:value-type="float" office:value="5541.45">
                <text:p>5541.45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33">
                <text:p>433</text:p>
              </table:table-cell>
              <table:table-cell office:value-type="float" office:value="5540.11">
                <text:p>5540.11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34">
                <text:p>434</text:p>
              </table:table-cell>
              <table:table-cell office:value-type="float" office:value="5538.74">
                <text:p>5538.74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35">
                <text:p>435</text:p>
              </table:table-cell>
              <table:table-cell office:value-type="float" office:value="5537.43">
                <text:p>5537.43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36">
                <text:p>436</text:p>
              </table:table-cell>
              <table:table-cell office:value-type="float" office:value="5536.11">
                <text:p>5536.11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37">
                <text:p>437</text:p>
              </table:table-cell>
              <table:table-cell office:value-type="float" office:value="5534.78">
                <text:p>5534.78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38">
                <text:p>438</text:p>
              </table:table-cell>
              <table:table-cell office:value-type="float" office:value="5533.53">
                <text:p>5533.53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39">
                <text:p>439</text:p>
              </table:table-cell>
              <table:table-cell office:value-type="float" office:value="5532.21">
                <text:p>5532.21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40">
                <text:p>440</text:p>
              </table:table-cell>
              <table:table-cell office:value-type="float" office:value="5530.85">
                <text:p>5530.85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41">
                <text:p>441</text:p>
              </table:table-cell>
              <table:table-cell office:value-type="float" office:value="5529.48">
                <text:p>5529.48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42">
                <text:p>442</text:p>
              </table:table-cell>
              <table:table-cell office:value-type="float" office:value="5528.14">
                <text:p>5528.14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43">
                <text:p>443</text:p>
              </table:table-cell>
              <table:table-cell office:value-type="float" office:value="5526.81">
                <text:p>5526.81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44">
                <text:p>444</text:p>
              </table:table-cell>
              <table:table-cell office:value-type="float" office:value="5525.42">
                <text:p>5525.42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45">
                <text:p>445</text:p>
              </table:table-cell>
              <table:table-cell office:value-type="float" office:value="5524.14">
                <text:p>5524.14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46">
                <text:p>446</text:p>
              </table:table-cell>
              <table:table-cell office:value-type="float" office:value="5522.83">
                <text:p>5522.83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47">
                <text:p>447</text:p>
              </table:table-cell>
              <table:table-cell office:value-type="float" office:value="5521.55">
                <text:p>5521.55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48">
                <text:p>448</text:p>
              </table:table-cell>
              <table:table-cell office:value-type="float" office:value="5520.3">
                <text:p>5520.3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49">
                <text:p>449</text:p>
              </table:table-cell>
              <table:table-cell office:value-type="float" office:value="5519.07">
                <text:p>5519.07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50">
                <text:p>450</text:p>
              </table:table-cell>
              <table:table-cell office:value-type="float" office:value="5517.82">
                <text:p>5517.82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51">
                <text:p>451</text:p>
              </table:table-cell>
              <table:table-cell office:value-type="float" office:value="5516.64">
                <text:p>5516.64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52">
                <text:p>452</text:p>
              </table:table-cell>
              <table:table-cell office:value-type="float" office:value="5515.39">
                <text:p>5515.39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53">
                <text:p>453</text:p>
              </table:table-cell>
              <table:table-cell office:value-type="float" office:value="5514.19">
                <text:p>5514.19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54">
                <text:p>454</text:p>
              </table:table-cell>
              <table:table-cell office:value-type="float" office:value="5513.04">
                <text:p>5513.04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55">
                <text:p>455</text:p>
              </table:table-cell>
              <table:table-cell office:value-type="float" office:value="5511.83">
                <text:p>5511.83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56">
                <text:p>456</text:p>
              </table:table-cell>
              <table:table-cell office:value-type="float" office:value="5510.6">
                <text:p>5510.6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57">
                <text:p>457</text:p>
              </table:table-cell>
              <table:table-cell office:value-type="float" office:value="5509.36">
                <text:p>5509.36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58">
                <text:p>458</text:p>
              </table:table-cell>
              <table:table-cell office:value-type="float" office:value="5508.08">
                <text:p>5508.08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59">
                <text:p>459</text:p>
              </table:table-cell>
              <table:table-cell office:value-type="float" office:value="5506.81">
                <text:p>5506.81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60">
                <text:p>460</text:p>
              </table:table-cell>
              <table:table-cell office:value-type="float" office:value="5505.54">
                <text:p>5505.54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61">
                <text:p>461</text:p>
              </table:table-cell>
              <table:table-cell office:value-type="float" office:value="5504.28">
                <text:p>5504.28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62">
                <text:p>462</text:p>
              </table:table-cell>
              <table:table-cell office:value-type="float" office:value="5503.04">
                <text:p>5503.04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63">
                <text:p>463</text:p>
              </table:table-cell>
              <table:table-cell office:value-type="float" office:value="5501.9">
                <text:p>5501.9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64">
                <text:p>464</text:p>
              </table:table-cell>
              <table:table-cell office:value-type="float" office:value="5500.71">
                <text:p>5500.71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65">
                <text:p>465</text:p>
              </table:table-cell>
              <table:table-cell office:value-type="float" office:value="5499.52">
                <text:p>5499.52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66">
                <text:p>466</text:p>
              </table:table-cell>
              <table:table-cell office:value-type="float" office:value="5498.31">
                <text:p>5498.31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67">
                <text:p>467</text:p>
              </table:table-cell>
              <table:table-cell office:value-type="float" office:value="5497.07">
                <text:p>5497.07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68">
                <text:p>468</text:p>
              </table:table-cell>
              <table:table-cell office:value-type="float" office:value="5495.85">
                <text:p>5495.85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69">
                <text:p>469</text:p>
              </table:table-cell>
              <table:table-cell office:value-type="float" office:value="5494.71">
                <text:p>5494.71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70">
                <text:p>470</text:p>
              </table:table-cell>
              <table:table-cell office:value-type="float" office:value="5493.53">
                <text:p>5493.53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71">
                <text:p>471</text:p>
              </table:table-cell>
              <table:table-cell office:value-type="float" office:value="5492.32">
                <text:p>5492.32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72">
                <text:p>472</text:p>
              </table:table-cell>
              <table:table-cell office:value-type="float" office:value="5491.19">
                <text:p>5491.19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73">
                <text:p>473</text:p>
              </table:table-cell>
              <table:table-cell office:value-type="float" office:value="5490.05">
                <text:p>5490.05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74">
                <text:p>474</text:p>
              </table:table-cell>
              <table:table-cell office:value-type="float" office:value="5488.87">
                <text:p>5488.87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75">
                <text:p>475</text:p>
              </table:table-cell>
              <table:table-cell office:value-type="float" office:value="5487.75">
                <text:p>5487.75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76">
                <text:p>476</text:p>
              </table:table-cell>
              <table:table-cell office:value-type="float" office:value="5486.67">
                <text:p>5486.67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77">
                <text:p>477</text:p>
              </table:table-cell>
              <table:table-cell office:value-type="float" office:value="5485.79">
                <text:p>5485.79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78">
                <text:p>478</text:p>
              </table:table-cell>
              <table:table-cell office:value-type="float" office:value="5484.68">
                <text:p>5484.68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79">
                <text:p>479</text:p>
              </table:table-cell>
              <table:table-cell office:value-type="float" office:value="5483.5">
                <text:p>5483.5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80">
                <text:p>480</text:p>
              </table:table-cell>
              <table:table-cell office:value-type="float" office:value="5482.4">
                <text:p>5482.4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81">
                <text:p>481</text:p>
              </table:table-cell>
              <table:table-cell office:value-type="float" office:value="5481.24">
                <text:p>5481.24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82">
                <text:p>482</text:p>
              </table:table-cell>
              <table:table-cell office:value-type="float" office:value="5480.06">
                <text:p>5480.06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83">
                <text:p>483</text:p>
              </table:table-cell>
              <table:table-cell office:value-type="float" office:value="5478.86">
                <text:p>5478.86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84">
                <text:p>484</text:p>
              </table:table-cell>
              <table:table-cell office:value-type="float" office:value="5477.65">
                <text:p>5477.65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85">
                <text:p>485</text:p>
              </table:table-cell>
              <table:table-cell office:value-type="float" office:value="5476.46">
                <text:p>5476.46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86">
                <text:p>486</text:p>
              </table:table-cell>
              <table:table-cell office:value-type="float" office:value="5475.3">
                <text:p>5475.3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87">
                <text:p>487</text:p>
              </table:table-cell>
              <table:table-cell office:value-type="float" office:value="5474.21">
                <text:p>5474.21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88">
                <text:p>488</text:p>
              </table:table-cell>
              <table:table-cell office:value-type="float" office:value="5473.06">
                <text:p>5473.06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89">
                <text:p>489</text:p>
              </table:table-cell>
              <table:table-cell office:value-type="float" office:value="5471.94">
                <text:p>5471.94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90">
                <text:p>490</text:p>
              </table:table-cell>
              <table:table-cell office:value-type="float" office:value="5470.84">
                <text:p>5470.84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91">
                <text:p>491</text:p>
              </table:table-cell>
              <table:table-cell office:value-type="float" office:value="5469.77">
                <text:p>5469.77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92">
                <text:p>492</text:p>
              </table:table-cell>
              <table:table-cell office:value-type="float" office:value="5468.73">
                <text:p>5468.73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93">
                <text:p>493</text:p>
              </table:table-cell>
              <table:table-cell office:value-type="float" office:value="5467.69">
                <text:p>5467.69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94">
                <text:p>494</text:p>
              </table:table-cell>
              <table:table-cell office:value-type="float" office:value="5466.66">
                <text:p>5466.66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95">
                <text:p>495</text:p>
              </table:table-cell>
              <table:table-cell office:value-type="float" office:value="5465.56">
                <text:p>5465.56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96">
                <text:p>496</text:p>
              </table:table-cell>
              <table:table-cell office:value-type="float" office:value="5464.49">
                <text:p>5464.49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97">
                <text:p>497</text:p>
              </table:table-cell>
              <table:table-cell office:value-type="float" office:value="5463.37">
                <text:p>5463.37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98">
                <text:p>498</text:p>
              </table:table-cell>
              <table:table-cell office:value-type="float" office:value="5462.3">
                <text:p>5462.3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99">
                <text:p>499</text:p>
              </table:table-cell>
              <table:table-cell office:value-type="float" office:value="5461.28">
                <text:p>5461.28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500">
                <text:p>500</text:p>
              </table:table-cell>
              <table:table-cell office:value-type="float" office:value="5460.21">
                <text:p>5460.21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501">
                <text:p>501</text:p>
              </table:table-cell>
              <table:table-cell office:value-type="float" office:value="5459.12">
                <text:p>5459.12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502">
                <text:p>502</text:p>
              </table:table-cell>
              <table:table-cell office:value-type="float" office:value="5458.05">
                <text:p>5458.05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503">
                <text:p>503</text:p>
              </table:table-cell>
              <table:table-cell office:value-type="float" office:value="5456.97">
                <text:p>5456.97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504">
                <text:p>504</text:p>
              </table:table-cell>
              <table:table-cell office:value-type="float" office:value="5455.95">
                <text:p>5455.95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505">
                <text:p>505</text:p>
              </table:table-cell>
              <table:table-cell office:value-type="float" office:value="5454.9">
                <text:p>5454.9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506">
                <text:p>506</text:p>
              </table:table-cell>
              <table:table-cell office:value-type="float" office:value="5453.85">
                <text:p>5453.85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507">
                <text:p>507</text:p>
              </table:table-cell>
              <table:table-cell office:value-type="float" office:value="5452.79">
                <text:p>5452.79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508">
                <text:p>508</text:p>
              </table:table-cell>
              <table:table-cell office:value-type="float" office:value="5451.69">
                <text:p>5451.69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509">
                <text:p>509</text:p>
              </table:table-cell>
              <table:table-cell office:value-type="float" office:value="5450.61">
                <text:p>5450.61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510">
                <text:p>510</text:p>
              </table:table-cell>
              <table:table-cell office:value-type="float" office:value="5449.52">
                <text:p>5449.52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511">
                <text:p>511</text:p>
              </table:table-cell>
              <table:table-cell office:value-type="float" office:value="5448.45">
                <text:p>5448.45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512">
                <text:p>512</text:p>
              </table:table-cell>
              <table:table-cell office:value-type="float" office:value="5447.39">
                <text:p>5447.39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513">
                <text:p>513</text:p>
              </table:table-cell>
              <table:table-cell office:value-type="float" office:value="5446.41">
                <text:p>5446.41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514">
                <text:p>514</text:p>
              </table:table-cell>
              <table:table-cell office:value-type="float" office:value="5445.54">
                <text:p>5445.54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515">
                <text:p>515</text:p>
              </table:table-cell>
              <table:table-cell office:value-type="float" office:value="5444.68">
                <text:p>5444.68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516">
                <text:p>516</text:p>
              </table:table-cell>
              <table:table-cell office:value-type="float" office:value="5443.72">
                <text:p>5443.72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517">
                <text:p>517</text:p>
              </table:table-cell>
              <table:table-cell office:value-type="float" office:value="5442.77">
                <text:p>5442.77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518">
                <text:p>518</text:p>
              </table:table-cell>
              <table:table-cell office:value-type="float" office:value="5441.96">
                <text:p>5441.96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519">
                <text:p>519</text:p>
              </table:table-cell>
              <table:table-cell office:value-type="float" office:value="5440.94">
                <text:p>5440.94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520">
                <text:p>520</text:p>
              </table:table-cell>
              <table:table-cell office:value-type="float" office:value="5439.89">
                <text:p>5439.89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521">
                <text:p>521</text:p>
              </table:table-cell>
              <table:table-cell office:value-type="float" office:value="5438.82">
                <text:p>5438.82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522">
                <text:p>522</text:p>
              </table:table-cell>
              <table:table-cell office:value-type="float" office:value="5437.74">
                <text:p>5437.74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523">
                <text:p>523</text:p>
              </table:table-cell>
              <table:table-cell office:value-type="float" office:value="5436.69">
                <text:p>5436.69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524">
                <text:p>524</text:p>
              </table:table-cell>
              <table:table-cell office:value-type="float" office:value="5435.63">
                <text:p>5435.63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525">
                <text:p>525</text:p>
              </table:table-cell>
              <table:table-cell office:value-type="float" office:value="5434.61">
                <text:p>5434.61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526">
                <text:p>526</text:p>
              </table:table-cell>
              <table:table-cell office:value-type="float" office:value="5433.6">
                <text:p>5433.6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527">
                <text:p>527</text:p>
              </table:table-cell>
              <table:table-cell office:value-type="float" office:value="5432.66">
                <text:p>5432.66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528">
                <text:p>528</text:p>
              </table:table-cell>
              <table:table-cell office:value-type="float" office:value="5431.69">
                <text:p>5431.69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529">
                <text:p>529</text:p>
              </table:table-cell>
              <table:table-cell office:value-type="float" office:value="5430.74">
                <text:p>5430.74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530">
                <text:p>530</text:p>
              </table:table-cell>
              <table:table-cell office:value-type="float" office:value="5429.74">
                <text:p>5429.74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531">
                <text:p>531</text:p>
              </table:table-cell>
              <table:table-cell office:value-type="float" office:value="5428.78">
                <text:p>5428.78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532">
                <text:p>532</text:p>
              </table:table-cell>
              <table:table-cell office:value-type="float" office:value="5427.79">
                <text:p>5427.79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533">
                <text:p>533</text:p>
              </table:table-cell>
              <table:table-cell office:value-type="float" office:value="5426.84">
                <text:p>5426.84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534">
                <text:p>534</text:p>
              </table:table-cell>
              <table:table-cell office:value-type="float" office:value="5425.88">
                <text:p>5425.88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535">
                <text:p>535</text:p>
              </table:table-cell>
              <table:table-cell office:value-type="float" office:value="5424.87">
                <text:p>5424.87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536">
                <text:p>536</text:p>
              </table:table-cell>
              <table:table-cell office:value-type="float" office:value="5423.88">
                <text:p>5423.88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537">
                <text:p>537</text:p>
              </table:table-cell>
              <table:table-cell office:value-type="float" office:value="5422.88">
                <text:p>5422.88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538">
                <text:p>538</text:p>
              </table:table-cell>
              <table:table-cell office:value-type="float" office:value="5421.88">
                <text:p>5421.88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539">
                <text:p>539</text:p>
              </table:table-cell>
              <table:table-cell office:value-type="float" office:value="5420.96">
                <text:p>5420.96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540">
                <text:p>540</text:p>
              </table:table-cell>
              <table:table-cell office:value-type="float" office:value="5419.99">
                <text:p>5419.99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541">
                <text:p>541</text:p>
              </table:table-cell>
              <table:table-cell office:value-type="float" office:value="5419.06">
                <text:p>5419.06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542">
                <text:p>542</text:p>
              </table:table-cell>
              <table:table-cell office:value-type="float" office:value="5418.13">
                <text:p>5418.13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543">
                <text:p>543</text:p>
              </table:table-cell>
              <table:table-cell office:value-type="float" office:value="5417.45">
                <text:p>5417.45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544">
                <text:p>544</text:p>
              </table:table-cell>
              <table:table-cell office:value-type="float" office:value="5416.63">
                <text:p>5416.63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545">
                <text:p>545</text:p>
              </table:table-cell>
              <table:table-cell office:value-type="float" office:value="5415.74">
                <text:p>5415.74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546">
                <text:p>546</text:p>
              </table:table-cell>
              <table:table-cell office:value-type="float" office:value="5414.88">
                <text:p>5414.88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547">
                <text:p>547</text:p>
              </table:table-cell>
              <table:table-cell office:value-type="float" office:value="5413.97">
                <text:p>5413.97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548">
                <text:p>548</text:p>
              </table:table-cell>
              <table:table-cell office:value-type="float" office:value="5413.07">
                <text:p>5413.07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549">
                <text:p>549</text:p>
              </table:table-cell>
              <table:table-cell office:value-type="float" office:value="5412.14">
                <text:p>5412.14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550">
                <text:p>550</text:p>
              </table:table-cell>
              <table:table-cell office:value-type="float" office:value="5411.18">
                <text:p>5411.18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551">
                <text:p>551</text:p>
              </table:table-cell>
              <table:table-cell office:value-type="float" office:value="5410.23">
                <text:p>5410.23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552">
                <text:p>552</text:p>
              </table:table-cell>
              <table:table-cell office:value-type="float" office:value="5409.29">
                <text:p>5409.29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553">
                <text:p>553</text:p>
              </table:table-cell>
              <table:table-cell office:value-type="float" office:value="5408.35">
                <text:p>5408.35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554">
                <text:p>554</text:p>
              </table:table-cell>
              <table:table-cell office:value-type="float" office:value="5407.45">
                <text:p>5407.45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555">
                <text:p>555</text:p>
              </table:table-cell>
              <table:table-cell office:value-type="float" office:value="5406.48">
                <text:p>5406.48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556">
                <text:p>556</text:p>
              </table:table-cell>
              <table:table-cell office:value-type="float" office:value="5405.5">
                <text:p>5405.5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557">
                <text:p>557</text:p>
              </table:table-cell>
              <table:table-cell office:value-type="float" office:value="5404.57">
                <text:p>5404.57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558">
                <text:p>558</text:p>
              </table:table-cell>
              <table:table-cell office:value-type="float" office:value="5403.63">
                <text:p>5403.63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559">
                <text:p>559</text:p>
              </table:table-cell>
              <table:table-cell office:value-type="float" office:value="5402.76">
                <text:p>5402.76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560">
                <text:p>560</text:p>
              </table:table-cell>
              <table:table-cell office:value-type="float" office:value="5401.87">
                <text:p>5401.87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561">
                <text:p>561</text:p>
              </table:table-cell>
              <table:table-cell office:value-type="float" office:value="5401.1">
                <text:p>5401.1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562">
                <text:p>562</text:p>
              </table:table-cell>
              <table:table-cell office:value-type="float" office:value="5400.25">
                <text:p>5400.25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563">
                <text:p>563</text:p>
              </table:table-cell>
              <table:table-cell office:value-type="float" office:value="5399.37">
                <text:p>5399.37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564">
                <text:p>564</text:p>
              </table:table-cell>
              <table:table-cell office:value-type="float" office:value="5398.5">
                <text:p>5398.5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565">
                <text:p>565</text:p>
              </table:table-cell>
              <table:table-cell office:value-type="float" office:value="5397.58">
                <text:p>5397.58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566">
                <text:p>566</text:p>
              </table:table-cell>
              <table:table-cell office:value-type="float" office:value="5396.66">
                <text:p>5396.66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567">
                <text:p>567</text:p>
              </table:table-cell>
              <table:table-cell office:value-type="float" office:value="5395.74">
                <text:p>5395.74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568">
                <text:p>568</text:p>
              </table:table-cell>
              <table:table-cell office:value-type="float" office:value="5394.85">
                <text:p>5394.85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569">
                <text:p>569</text:p>
              </table:table-cell>
              <table:table-cell office:value-type="float" office:value="5393.91">
                <text:p>5393.91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570">
                <text:p>570</text:p>
              </table:table-cell>
              <table:table-cell office:value-type="float" office:value="5393.1">
                <text:p>5393.1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571">
                <text:p>571</text:p>
              </table:table-cell>
              <table:table-cell office:value-type="float" office:value="5392.23">
                <text:p>5392.23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572">
                <text:p>572</text:p>
              </table:table-cell>
              <table:table-cell office:value-type="float" office:value="5391.37">
                <text:p>5391.37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573">
                <text:p>573</text:p>
              </table:table-cell>
              <table:table-cell office:value-type="float" office:value="5390.51">
                <text:p>5390.51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574">
                <text:p>574</text:p>
              </table:table-cell>
              <table:table-cell office:value-type="float" office:value="5389.66">
                <text:p>5389.66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575">
                <text:p>575</text:p>
              </table:table-cell>
              <table:table-cell office:value-type="float" office:value="5388.83">
                <text:p>5388.83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576">
                <text:p>576</text:p>
              </table:table-cell>
              <table:table-cell office:value-type="float" office:value="5388.01">
                <text:p>5388.01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577">
                <text:p>577</text:p>
              </table:table-cell>
              <table:table-cell office:value-type="float" office:value="5387.16">
                <text:p>5387.16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578">
                <text:p>578</text:p>
              </table:table-cell>
              <table:table-cell office:value-type="float" office:value="5386.33">
                <text:p>5386.33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579">
                <text:p>579</text:p>
              </table:table-cell>
              <table:table-cell office:value-type="float" office:value="5385.6">
                <text:p>5385.6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580">
                <text:p>580</text:p>
              </table:table-cell>
              <table:table-cell office:value-type="float" office:value="5384.72">
                <text:p>5384.72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581">
                <text:p>581</text:p>
              </table:table-cell>
              <table:table-cell office:value-type="float" office:value="5383.9">
                <text:p>5383.9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582">
                <text:p>582</text:p>
              </table:table-cell>
              <table:table-cell office:value-type="float" office:value="5383.15">
                <text:p>5383.15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583">
                <text:p>583</text:p>
              </table:table-cell>
              <table:table-cell office:value-type="float" office:value="5382.29">
                <text:p>5382.29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584">
                <text:p>584</text:p>
              </table:table-cell>
              <table:table-cell office:value-type="float" office:value="5381.41">
                <text:p>5381.41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585">
                <text:p>585</text:p>
              </table:table-cell>
              <table:table-cell office:value-type="float" office:value="5380.54">
                <text:p>5380.54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586">
                <text:p>586</text:p>
              </table:table-cell>
              <table:table-cell office:value-type="float" office:value="5379.65">
                <text:p>5379.65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587">
                <text:p>587</text:p>
              </table:table-cell>
              <table:table-cell office:value-type="float" office:value="5378.76">
                <text:p>5378.76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588">
                <text:p>588</text:p>
              </table:table-cell>
              <table:table-cell office:value-type="float" office:value="5377.88">
                <text:p>5377.88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589">
                <text:p>589</text:p>
              </table:table-cell>
              <table:table-cell office:value-type="float" office:value="5376.99">
                <text:p>5376.99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590">
                <text:p>590</text:p>
              </table:table-cell>
              <table:table-cell office:value-type="float" office:value="5376.1">
                <text:p>5376.1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591">
                <text:p>591</text:p>
              </table:table-cell>
              <table:table-cell office:value-type="float" office:value="5375.31">
                <text:p>5375.31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592">
                <text:p>592</text:p>
              </table:table-cell>
              <table:table-cell office:value-type="float" office:value="5374.52">
                <text:p>5374.52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593">
                <text:p>593</text:p>
              </table:table-cell>
              <table:table-cell office:value-type="float" office:value="5373.84">
                <text:p>5373.84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594">
                <text:p>594</text:p>
              </table:table-cell>
              <table:table-cell office:value-type="float" office:value="5373.14">
                <text:p>5373.14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595">
                <text:p>595</text:p>
              </table:table-cell>
              <table:table-cell office:value-type="float" office:value="5372.35">
                <text:p>5372.35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596">
                <text:p>596</text:p>
              </table:table-cell>
              <table:table-cell office:value-type="float" office:value="5371.55">
                <text:p>5371.55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597">
                <text:p>597</text:p>
              </table:table-cell>
              <table:table-cell office:value-type="float" office:value="5370.73">
                <text:p>5370.73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598">
                <text:p>598</text:p>
              </table:table-cell>
              <table:table-cell office:value-type="float" office:value="5369.9">
                <text:p>5369.9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599">
                <text:p>599</text:p>
              </table:table-cell>
              <table:table-cell office:value-type="float" office:value="5369.06">
                <text:p>5369.06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600">
                <text:p>600</text:p>
              </table:table-cell>
              <table:table-cell office:value-type="float" office:value="5368.25">
                <text:p>5368.2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6.3$Linux_X86_64 LibreOffice_project/1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